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del1_errors2" table:style-name="ta1">
        <table:shapes>
          <draw:frame draw:z-index="0" draw:style-name="gr1" draw:text-style-name="P1" svg:width="12.7028in" svg:height="7.1449in" svg:x="2.415in" svg:y="1.3047in">
            <draw:object draw:notify-on-update-of-ranges="model1_errors2.A1:model1_errors2.A1 model1_errors2.A2:model1_errors2.A832 model1_errors2.B1:model1_errors2.B1 model1_errors2.B2:model1_errors2.B832 model1_errors2.A1:model1_errors2.A1 model1_errors2.A2:model1_errors2.A832 model1_errors2.C1:model1_errors2.C1 model1_errors2.C2:model1_errors2.C832 model1_errors2.A1:model1_errors2.A1 model1_errors2.A2:model1_errors2.A832 model1_errors2.D1:model1_errors2.D1 model1_errors2.D2:model1_errors2.D832 model1_errors2.A1:model1_errors2.A1 model1_errors2.A2:model1_errors2.A832 model1_errors2.E1:model1_errors2.E1 model1_errors2.E2:model1_errors2.E832 model1_errors2.A1:model1_errors2.A1 model1_errors2.A2:model1_errors2.A832 model1_errors2.F1:model1_errors2.F1 model1_errors2.F2:model1_errors2.F832 model1_errors2.A1:model1_errors2.A1 model1_errors2.A2:model1_errors2.A832 model1_errors2.G1:model1_errors2.G1 model1_errors2.G2:model1_errors2.G832 model1_errors2.A1:model1_errors2.A1 model1_errors2.A2:model1_errors2.A832 model1_errors2.H1:model1_errors2.H1 model1_errors2.H2:model1_errors2.H832 model1_errors2.A1:model1_errors2.A1 model1_errors2.A2:model1_errors2.A832 model1_errors2.I1:model1_errors2.I1 model1_errors2.I2:model1_errors2.I832 model1_errors2.A1:model1_errors2.A1 model1_errors2.A2:model1_errors2.A832 model1_errors2.J1:model1_errors2.J1 model1_errors2.J2:model1_errors2.J832 model1_errors2.A1:model1_errors2.A1 model1_errors2.A2:model1_errors2.A832 model1_errors2.K1:model1_errors2.K1 model1_errors2.K2:model1_errors2.K832 model1_errors2.A1:model1_errors2.A1 model1_errors2.A2:model1_errors2.A832 model1_errors2.L1:model1_errors2.L1 model1_errors2.L2:model1_errors2.L832 model1_errors2.A1:model1_errors2.A1 model1_errors2.A2:model1_errors2.A832 model1_errors2.M1:model1_errors2.M1 model1_errors2.M2:model1_errors2.M832 model1_errors2.A1:model1_errors2.A1 model1_errors2.A2:model1_errors2.A832 model1_errors2.N1:model1_errors2.N1 model1_errors2.N2:model1_errors2.N832 model1_errors2.A1:model1_errors2.A1 model1_errors2.A2:model1_errors2.A832 model1_errors2.O1:model1_errors2.O1 model1_errors2.O2:model1_errors2.O832 model1_errors2.A1:model1_errors2.A1 model1_errors2.A2:model1_errors2.A832 model1_errors2.P1:model1_errors2.P1 model1_errors2.P2:model1_errors2.P832 model1_errors2.A1:model1_errors2.A1 model1_errors2.A2:model1_errors2.A832 model1_errors2.Q1:model1_errors2.Q1 model1_errors2.Q2:model1_errors2.Q8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rcent</text:p>
          </table:table-cell>
          <table:table-cell office:value-type="float" office:value="500119" calcext:value-type="float">
            <text:p>500119</text:p>
          </table:table-cell>
          <table:table-cell office:value-type="float" office:value="500143" calcext:value-type="float">
            <text:p>500143</text:p>
          </table:table-cell>
          <table:table-cell office:value-type="float" office:value="500178" calcext:value-type="float">
            <text:p>500178</text:p>
          </table:table-cell>
          <table:table-cell office:value-type="float" office:value="500208" calcext:value-type="float">
            <text:p>500208</text:p>
          </table:table-cell>
          <table:table-cell office:value-type="float" office:value="500224" calcext:value-type="float">
            <text:p>500224</text:p>
          </table:table-cell>
          <table:table-cell office:value-type="float" office:value="500496" calcext:value-type="float">
            <text:p>500496</text:p>
          </table:table-cell>
          <table:table-cell office:value-type="float" office:value="544256" calcext:value-type="float">
            <text:p>544256</text:p>
          </table:table-cell>
          <table:table-cell office:value-type="float" office:value="546135" calcext:value-type="float">
            <text:p>546135</text:p>
          </table:table-cell>
          <table:table-cell office:value-type="float" office:value="554782" calcext:value-type="float">
            <text:p>554782</text:p>
          </table:table-cell>
          <table:table-cell office:value-type="float" office:value="554791" calcext:value-type="float">
            <text:p>554791</text:p>
          </table:table-cell>
          <table:table-cell office:value-type="float" office:value="554804" calcext:value-type="float">
            <text:p>554804</text:p>
          </table:table-cell>
          <table:table-cell office:value-type="float" office:value="554821" calcext:value-type="float">
            <text:p>554821</text:p>
          </table:table-cell>
          <table:table-cell office:value-type="float" office:value="555134" calcext:value-type="float">
            <text:p>555134</text:p>
          </table:table-cell>
          <table:table-cell office:value-type="float" office:value="563889" calcext:value-type="float">
            <text:p>563889</text:p>
          </table:table-cell>
          <table:table-cell office:value-type="float" office:value="569810" calcext:value-type="float">
            <text:p>569810</text:p>
          </table:table-cell>
          <table:table-cell office:value-type="float" office:value="582786" calcext:value-type="float">
            <text:p>582786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number-columns-repeated="8"/>
          <table:table-cell office:value-type="float" office:value="5.18640331703616" calcext:value-type="float">
            <text:p>5.18640331703616</text:p>
          </table:table-cell>
          <table:table-cell table:number-columns-repeated="7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8"/>
          <table:table-cell office:value-type="float" office:value="4.11091968683051" calcext:value-type="float">
            <text:p>4.11091968683051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8"/>
          <table:table-cell office:value-type="float" office:value="4.1044716365389" calcext:value-type="float">
            <text:p>4.1044716365389</text:p>
          </table:table-cell>
          <table:table-cell table:number-columns-repeated="7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number-columns-repeated="8"/>
          <table:table-cell office:value-type="float" office:value="1.71831622747784" calcext:value-type="float">
            <text:p>1.71831622747784</text:p>
          </table:table-cell>
          <table:table-cell table:number-columns-repeated="7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number-columns-repeated="8"/>
          <table:table-cell office:value-type="float" office:value="1.44793592839479" calcext:value-type="float">
            <text:p>1.44793592839479</text:p>
          </table:table-cell>
          <table:table-cell table:number-columns-repeated="7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number-columns-repeated="11"/>
          <table:table-cell office:value-type="float" office:value="4.14784517331794" calcext:value-type="float">
            <text:p>4.14784517331794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8"/>
          <table:table-cell office:value-type="float" office:value="0.944929175917336" calcext:value-type="float">
            <text:p>0.944929175917336</text:p>
          </table:table-cell>
          <table:table-cell table:number-columns-repeated="7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number-columns-repeated="8"/>
          <table:table-cell office:value-type="float" office:value="0.845530326723022" calcext:value-type="float">
            <text:p>0.845530326723022</text:p>
          </table:table-cell>
          <table:table-cell table:number-columns-repeated="7"/>
        </table:table-row>
        <table:table-row table:style-name="ro1">
          <table:table-cell office:value-type="float" office:value="1.17" calcext:value-type="float">
            <text:p>1.17</text:p>
          </table:table-cell>
          <table:table-cell table:number-columns-repeated="8"/>
          <table:table-cell office:value-type="float" office:value="0.685296502655861" calcext:value-type="float">
            <text:p>0.685296502655861</text:p>
          </table:table-cell>
          <table:table-cell table:number-columns-repeated="7"/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8"/>
          <table:table-cell office:value-type="float" office:value="0.695190095062742" calcext:value-type="float">
            <text:p>0.695190095062742</text:p>
          </table:table-cell>
          <table:table-cell table:number-columns-repeated="7"/>
        </table:table-row>
        <table:table-row table:style-name="ro1">
          <table:table-cell office:value-type="float" office:value="1.51" calcext:value-type="float">
            <text:p>1.51</text:p>
          </table:table-cell>
          <table:table-cell table:number-columns-repeated="11"/>
          <table:table-cell office:value-type="float" office:value="2.07229005533018" calcext:value-type="float">
            <text:p>2.07229005533018</text:p>
          </table:table-cell>
          <table:table-cell table:number-columns-repeated="4"/>
        </table:table-row>
        <table:table-row table:style-name="ro1">
          <table:table-cell office:value-type="float" office:value="1.67" calcext:value-type="float">
            <text:p>1.67</text:p>
          </table:table-cell>
          <table:table-cell table:number-columns-repeated="8"/>
          <table:table-cell office:value-type="float" office:value="0.505952804255653" calcext:value-type="float">
            <text:p>0.505952804255653</text:p>
          </table:table-cell>
          <table:table-cell table:number-columns-repeated="7"/>
        </table:table-row>
        <table:table-row table:style-name="ro1">
          <table:table-cell office:value-type="float" office:value="1.86" calcext:value-type="float">
            <text:p>1.86</text:p>
          </table:table-cell>
          <table:table-cell table:number-columns-repeated="11"/>
          <table:table-cell office:value-type="float" office:value="2.13974370689464" calcext:value-type="float">
            <text:p>2.13974370689464</text:p>
          </table:table-cell>
          <table:table-cell table:number-columns-repeated="4"/>
        </table:table-row>
        <table:table-row table:style-name="ro1">
          <table:table-cell office:value-type="float" office:value="2.08" calcext:value-type="float">
            <text:p>2.08</text:p>
          </table:table-cell>
          <table:table-cell table:number-columns-repeated="8"/>
          <table:table-cell office:value-type="float" office:value="0.512474265087665" calcext:value-type="float">
            <text:p>0.512474265087665</text:p>
          </table:table-cell>
          <table:table-cell table:number-columns-repeated="7"/>
        </table:table-row>
        <table:table-row table:style-name="ro1">
          <table:table-cell office:value-type="float" office:value="2.31" calcext:value-type="float">
            <text:p>2.31</text:p>
          </table:table-cell>
          <table:table-cell table:number-columns-repeated="11"/>
          <table:table-cell office:value-type="float" office:value="1.69110239452956" calcext:value-type="float">
            <text:p>1.69110239452956</text:p>
          </table:table-cell>
          <table:table-cell table:number-columns-repeated="4"/>
        </table:table-row>
        <table:table-row table:style-name="ro1">
          <table:table-cell office:value-type="float" office:value="2.55" calcext:value-type="float">
            <text:p>2.55</text:p>
          </table:table-cell>
          <table:table-cell table:number-columns-repeated="8"/>
          <table:table-cell office:value-type="float" office:value="0.570159626478057" calcext:value-type="float">
            <text:p>0.570159626478057</text:p>
          </table:table-cell>
          <table:table-cell table:number-columns-repeated="7"/>
        </table:table-row>
        <table:table-row table:style-name="ro1">
          <table:table-cell office:value-type="float" office:value="2.77" calcext:value-type="float">
            <text:p>2.77</text:p>
          </table:table-cell>
          <table:table-cell table:number-columns-repeated="11"/>
          <table:table-cell office:value-type="float" office:value="1.30849091318398" calcext:value-type="float">
            <text:p>1.30849091318398</text:p>
          </table:table-cell>
          <table:table-cell table:number-columns-repeated="4"/>
        </table:table-row>
        <table:table-row table:style-name="ro1">
          <table:table-cell office:value-type="float" office:value="2.94" calcext:value-type="float">
            <text:p>2.94</text:p>
          </table:table-cell>
          <table:table-cell table:number-columns-repeated="8"/>
          <table:table-cell office:value-type="float" office:value="0.429383756423203" calcext:value-type="float">
            <text:p>0.429383756423203</text:p>
          </table:table-cell>
          <table:table-cell table:number-columns-repeated="7"/>
        </table:table-row>
        <table:table-row table:style-name="ro1">
          <table:table-cell office:value-type="float" office:value="3.38" calcext:value-type="float">
            <text:p>3.38</text:p>
          </table:table-cell>
          <table:table-cell table:number-columns-repeated="8"/>
          <table:table-cell office:value-type="float" office:value="0.391909706168835" calcext:value-type="float">
            <text:p>0.391909706168835</text:p>
          </table:table-cell>
          <table:table-cell table:number-columns-repeated="2"/>
          <table:table-cell office:value-type="float" office:value="1.25754353699755" calcext:value-type="float">
            <text:p>1.25754353699755</text:p>
          </table:table-cell>
          <table:table-cell table:number-columns-repeated="4"/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11"/>
          <table:table-cell office:value-type="float" office:value="1.51050243092452" calcext:value-type="float">
            <text:p>1.51050243092452</text:p>
          </table:table-cell>
          <table:table-cell table:number-columns-repeated="4"/>
        </table:table-row>
        <table:table-row table:style-name="ro1">
          <table:table-cell office:value-type="float" office:value="4.02" calcext:value-type="float">
            <text:p>4.02</text:p>
          </table:table-cell>
          <table:table-cell table:number-columns-repeated="9"/>
          <table:table-cell office:value-type="float" office:value="1.06881384898879" calcext:value-type="float">
            <text:p>1.06881384898879</text:p>
          </table:table-cell>
          <table:table-cell table:number-columns-repeated="6"/>
        </table:table-row>
        <table:table-row table:style-name="ro1">
          <table:table-cell office:value-type="float" office:value="4.25" calcext:value-type="float">
            <text:p>4.25</text:p>
          </table:table-cell>
          <table:table-cell table:number-columns-repeated="8"/>
          <table:table-cell office:value-type="float" office:value="0.48891481799955" calcext:value-type="float">
            <text:p>0.48891481799955</text:p>
          </table:table-cell>
          <table:table-cell table:number-columns-repeated="7"/>
        </table:table-row>
        <table:table-row table:style-name="ro1">
          <table:table-cell office:value-type="float" office:value="4.33" calcext:value-type="float">
            <text:p>4.33</text:p>
          </table:table-cell>
          <table:table-cell table:number-columns-repeated="8"/>
          <table:table-cell office:value-type="float" office:value="0.506138279348583" calcext:value-type="float">
            <text:p>0.506138279348583</text:p>
          </table:table-cell>
          <table:table-cell table:number-columns-repeated="7"/>
        </table:table-row>
        <table:table-row table:style-name="ro1">
          <table:table-cell office:value-type="float" office:value="4.65" calcext:value-type="float">
            <text:p>4.65</text:p>
          </table:table-cell>
          <table:table-cell table:number-columns-repeated="9"/>
          <table:table-cell office:value-type="float" office:value="1.23316586872454" calcext:value-type="float">
            <text:p>1.23316586872454</text:p>
          </table:table-cell>
          <table:table-cell table:number-columns-repeated="6"/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8"/>
          <table:table-cell office:value-type="float" office:value="0.67443985219953" calcext:value-type="float">
            <text:p>0.67443985219953</text:p>
          </table:table-cell>
          <table:table-cell table:number-columns-repeated="7"/>
        </table:table-row>
        <table:table-row table:style-name="ro1">
          <table:table-cell office:value-type="float" office:value="5.02" calcext:value-type="float">
            <text:p>5.02</text:p>
          </table:table-cell>
          <table:table-cell table:number-columns-repeated="9"/>
          <table:table-cell office:value-type="float" office:value="0.99329876223673" calcext:value-type="float">
            <text:p>0.99329876223673</text:p>
          </table:table-cell>
          <table:table-cell table:number-columns-repeated="6"/>
        </table:table-row>
        <table:table-row table:style-name="ro1">
          <table:table-cell office:value-type="float" office:value="5.09" calcext:value-type="float">
            <text:p>5.09</text:p>
          </table:table-cell>
          <table:table-cell table:number-columns-repeated="14"/>
          <table:table-cell office:value-type="float" office:value="2.86683566664683" calcext:value-type="float">
            <text:p>2.86683566664683</text:p>
          </table:table-cell>
          <table:table-cell/>
        </table:table-row>
        <table:table-row table:style-name="ro1">
          <table:table-cell office:value-type="float" office:value="5.53" calcext:value-type="float">
            <text:p>5.53</text:p>
          </table:table-cell>
          <table:table-cell table:number-columns-repeated="8"/>
          <table:table-cell office:value-type="float" office:value="0.644783846866581" calcext:value-type="float">
            <text:p>0.644783846866581</text:p>
          </table:table-cell>
          <table:table-cell table:number-columns-repeated="7"/>
        </table:table-row>
        <table:table-row table:style-name="ro1">
          <table:table-cell office:value-type="float" office:value="5.55" calcext:value-type="float">
            <text:p>5.55</text:p>
          </table:table-cell>
          <table:table-cell table:number-columns-repeated="2"/>
          <table:table-cell office:value-type="float" office:value="1.58574407476961" calcext:value-type="float">
            <text:p>1.58574407476961</text:p>
          </table:table-cell>
          <table:table-cell table:number-columns-repeated="13"/>
        </table:table-row>
        <table:table-row table:style-name="ro1">
          <table:table-cell office:value-type="float" office:value="5.57" calcext:value-type="float">
            <text:p>5.57</text:p>
          </table:table-cell>
          <table:table-cell table:number-columns-repeated="9"/>
          <table:table-cell office:value-type="float" office:value="1.40779559387045" calcext:value-type="float">
            <text:p>1.40779559387045</text:p>
          </table:table-cell>
          <table:table-cell table:number-columns-repeated="6"/>
        </table:table-row>
        <table:table-row table:style-name="ro1">
          <table:table-cell office:value-type="float" office:value="5.66" calcext:value-type="float">
            <text:p>5.66</text:p>
          </table:table-cell>
          <table:table-cell table:number-columns-repeated="15"/>
          <table:table-cell office:value-type="float" office:value="2.14200507816681" calcext:value-type="float">
            <text:p>2.14200507816681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table:number-columns-repeated="11"/>
          <table:table-cell office:value-type="float" office:value="1.51572066029997" calcext:value-type="float">
            <text:p>1.51572066029997</text:p>
          </table:table-cell>
          <table:table-cell table:number-columns-repeated="4"/>
        </table:table-row>
        <table:table-row table:style-name="ro1">
          <table:table-cell office:value-type="float" office:value="6.03" calcext:value-type="float">
            <text:p>6.03</text:p>
          </table:table-cell>
          <table:table-cell table:number-columns-repeated="9"/>
          <table:table-cell office:value-type="float" office:value="0.924660445809708" calcext:value-type="float">
            <text:p>0.924660445809708</text:p>
          </table:table-cell>
          <table:table-cell table:number-columns-repeated="6"/>
        </table:table-row>
        <table:table-row table:style-name="ro1">
          <table:table-cell office:value-type="float" office:value="6.11" calcext:value-type="float">
            <text:p>6.11</text:p>
          </table:table-cell>
          <table:table-cell table:number-columns-repeated="11"/>
          <table:table-cell office:value-type="float" office:value="1.48168788542125" calcext:value-type="float">
            <text:p>1.48168788542125</text:p>
          </table:table-cell>
          <table:table-cell table:number-columns-repeated="4"/>
        </table:table-row>
        <table:table-row table:style-name="ro1">
          <table:table-cell office:value-type="float" office:value="6.2" calcext:value-type="float">
            <text:p>6.2</text:p>
          </table:table-cell>
          <table:table-cell table:number-columns-repeated="8"/>
          <table:table-cell office:value-type="float" office:value="0.62566207773321" calcext:value-type="float">
            <text:p>0.62566207773321</text:p>
          </table:table-cell>
          <table:table-cell table:number-columns-repeated="7"/>
        </table:table-row>
        <table:table-row table:style-name="ro1">
          <table:table-cell office:value-type="float" office:value="6.43" calcext:value-type="float">
            <text:p>6.43</text:p>
          </table:table-cell>
          <table:table-cell table:number-columns-repeated="14"/>
          <table:table-cell office:value-type="float" office:value="2.42294225609275" calcext:value-type="float">
            <text:p>2.42294225609275</text:p>
          </table:table-cell>
          <table:table-cell/>
        </table:table-row>
        <table:table-row table:style-name="ro1">
          <table:table-cell office:value-type="float" office:value="6.46" calcext:value-type="float">
            <text:p>6.46</text:p>
          </table:table-cell>
          <table:table-cell table:number-columns-repeated="2"/>
          <table:table-cell office:value-type="float" office:value="1.25244623778702" calcext:value-type="float">
            <text:p>1.25244623778702</text:p>
          </table:table-cell>
          <table:table-cell table:number-columns-repeated="13"/>
        </table:table-row>
        <table:table-row table:style-name="ro1">
          <table:table-cell office:value-type="float" office:value="6.94" calcext:value-type="float">
            <text:p>6.94</text:p>
          </table:table-cell>
          <table:table-cell table:number-columns-repeated="15"/>
          <table:table-cell office:value-type="float" office:value="1.99825780031854" calcext:value-type="float">
            <text:p>1.99825780031854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table:number-columns-repeated="11"/>
          <table:table-cell office:value-type="float" office:value="1.41151524612217" calcext:value-type="float">
            <text:p>1.41151524612217</text:p>
          </table:table-cell>
          <table:table-cell table:number-columns-repeated="4"/>
        </table:table-row>
        <table:table-row table:style-name="ro1">
          <table:table-cell office:value-type="float" office:value="7.07" calcext:value-type="float">
            <text:p>7.07</text:p>
          </table:table-cell>
          <table:table-cell table:number-columns-repeated="8"/>
          <table:table-cell office:value-type="float" office:value="0.574568736782821" calcext:value-type="float">
            <text:p>0.574568736782821</text:p>
          </table:table-cell>
          <table:table-cell table:number-columns-repeated="7"/>
        </table:table-row>
        <table:table-row table:style-name="ro1">
          <table:table-cell office:value-type="float" office:value="7.2" calcext:value-type="float">
            <text:p>7.2</text:p>
          </table:table-cell>
          <table:table-cell table:number-columns-repeated="10"/>
          <table:table-cell office:value-type="float" office:value="10.4222538120361" calcext:value-type="float">
            <text:p>10.4222538120361</text:p>
          </table:table-cell>
          <table:table-cell table:number-columns-repeated="5"/>
        </table:table-row>
        <table:table-row table:style-name="ro1">
          <table:table-cell office:value-type="float" office:value="7.21" calcext:value-type="float">
            <text:p>7.21</text:p>
          </table:table-cell>
          <table:table-cell table:number-columns-repeated="15"/>
          <table:table-cell office:value-type="float" office:value="2.01265881095703" calcext:value-type="float">
            <text:p>2.01265881095703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table:number-columns-repeated="9"/>
          <table:table-cell office:value-type="float" office:value="0.997570082808585" calcext:value-type="float">
            <text:p>0.997570082808585</text:p>
          </table:table-cell>
          <table:table-cell table:number-columns-repeated="6"/>
        </table:table-row>
        <table:table-row table:style-name="ro1">
          <table:table-cell office:value-type="float" office:value="7.54" calcext:value-type="float">
            <text:p>7.54</text:p>
          </table:table-cell>
          <table:table-cell table:number-columns-repeated="14"/>
          <table:table-cell office:value-type="float" office:value="1.55188641874396" calcext:value-type="float">
            <text:p>1.55188641874396</text:p>
          </table:table-cell>
          <table:table-cell/>
        </table:table-row>
        <table:table-row table:style-name="ro1"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1.00688047932907" calcext:value-type="float">
            <text:p>1.00688047932907</text:p>
          </table:table-cell>
          <table:table-cell table:number-columns-repeated="13"/>
        </table:table-row>
        <table:table-row table:style-name="ro1">
          <table:table-cell office:value-type="float" office:value="7.64" calcext:value-type="float">
            <text:p>7.64</text:p>
          </table:table-cell>
          <table:table-cell table:number-columns-repeated="8"/>
          <table:table-cell office:value-type="float" office:value="0.679965512228645" calcext:value-type="float">
            <text:p>0.679965512228645</text:p>
          </table:table-cell>
          <table:table-cell table:number-columns-repeated="7"/>
        </table:table-row>
        <table:table-row table:style-name="ro1">
          <table:table-cell office:value-type="float" office:value="8.15" calcext:value-type="float">
            <text:p>8.15</text:p>
          </table:table-cell>
          <table:table-cell table:number-columns-repeated="8"/>
          <table:table-cell office:value-type="float" office:value="0.628794835051979" calcext:value-type="float">
            <text:p>0.628794835051979</text:p>
          </table:table-cell>
          <table:table-cell table:number-columns-repeated="7"/>
        </table:table-row>
        <table:table-row table:style-name="ro1">
          <table:table-cell office:value-type="float" office:value="8.21" calcext:value-type="float">
            <text:p>8.21</text:p>
          </table:table-cell>
          <table:table-cell table:number-columns-repeated="15"/>
          <table:table-cell office:value-type="float" office:value="1.73159096868805" calcext:value-type="float">
            <text:p>1.73159096868805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1.91143517687293" calcext:value-type="float">
            <text:p>1.91143517687293</text:p>
          </table:table-cell>
          <table:table-cell table:number-columns-repeated="15"/>
        </table:table-row>
        <table:table-row table:style-name="ro1">
          <table:table-cell office:value-type="float" office:value="8.53" calcext:value-type="float">
            <text:p>8.53</text:p>
          </table:table-cell>
          <table:table-cell table:number-columns-repeated="11"/>
          <table:table-cell office:value-type="float" office:value="1.51017197118517" calcext:value-type="float">
            <text:p>1.51017197118517</text:p>
          </table:table-cell>
          <table:table-cell table:number-columns-repeated="4"/>
        </table:table-row>
        <table:table-row table:style-name="ro1">
          <table:table-cell office:value-type="float" office:value="8.65" calcext:value-type="float">
            <text:p>8.65</text:p>
          </table:table-cell>
          <table:table-cell table:number-columns-repeated="10"/>
          <table:table-cell office:value-type="float" office:value="3.0541541082363" calcext:value-type="float">
            <text:p>3.0541541082363</text:p>
          </table:table-cell>
          <table:table-cell table:number-columns-repeated="5"/>
        </table:table-row>
        <table:table-row table:style-name="ro1">
          <table:table-cell office:value-type="float" office:value="8.8" calcext:value-type="float">
            <text:p>8.8</text:p>
          </table:table-cell>
          <table:table-cell table:number-columns-repeated="2"/>
          <table:table-cell office:value-type="float" office:value="1.04243274524126" calcext:value-type="float">
            <text:p>1.04243274524126</text:p>
          </table:table-cell>
          <table:table-cell table:number-columns-repeated="13"/>
        </table:table-row>
        <table:table-row table:style-name="ro1">
          <table:table-cell office:value-type="float" office:value="9.04" calcext:value-type="float">
            <text:p>9.04</text:p>
          </table:table-cell>
          <table:table-cell table:number-columns-repeated="3"/>
          <table:table-cell office:value-type="float" office:value="1.97820179833966" calcext:value-type="float">
            <text:p>1.97820179833966</text:p>
          </table:table-cell>
          <table:table-cell office:value-type="float" office:value="5.40447700075096" calcext:value-type="float">
            <text:p>5.40447700075096</text:p>
          </table:table-cell>
          <table:table-cell table:number-columns-repeated="11"/>
        </table:table-row>
        <table:table-row table:style-name="ro1">
          <table:table-cell office:value-type="float" office:value="9.24" calcext:value-type="float">
            <text:p>9.24</text:p>
          </table:table-cell>
          <table:table-cell table:number-columns-repeated="8"/>
          <table:table-cell office:value-type="float" office:value="0.7144468336635" calcext:value-type="float">
            <text:p>0.7144468336635</text:p>
          </table:table-cell>
          <table:table-cell table:number-columns-repeated="7"/>
        </table:table-row>
        <table:table-row table:style-name="ro1">
          <table:table-cell office:value-type="float" office:value="9.34" calcext:value-type="float">
            <text:p>9.34</text:p>
          </table:table-cell>
          <table:table-cell table:number-columns-repeated="15"/>
          <table:table-cell office:value-type="float" office:value="1.11555415266463" calcext:value-type="float">
            <text:p>1.11555415266463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table:number-columns-repeated="12"/>
          <table:table-cell office:value-type="float" office:value="1.69402638520482" calcext:value-type="float">
            <text:p>1.69402638520482</text:p>
          </table:table-cell>
          <table:table-cell table:number-columns-repeated="3"/>
        </table:table-row>
        <table:table-row table:style-name="ro1">
          <table:table-cell office:value-type="float" office:value="9.53" calcext:value-type="float">
            <text:p>9.53</text:p>
          </table:table-cell>
          <table:table-cell table:number-columns-repeated="11"/>
          <table:table-cell office:value-type="float" office:value="1.46946165962674" calcext:value-type="float">
            <text:p>1.46946165962674</text:p>
          </table:table-cell>
          <table:table-cell table:number-columns-repeated="4"/>
        </table:table-row>
        <table:table-row table:style-name="ro1">
          <table:table-cell office:value-type="float" office:value="9.57" calcext:value-type="float">
            <text:p>9.57</text:p>
          </table:table-cell>
          <table:table-cell table:number-columns-repeated="9"/>
          <table:table-cell office:value-type="float" office:value="0.990896661749781" calcext:value-type="float">
            <text:p>0.990896661749781</text:p>
          </table:table-cell>
          <table:table-cell table:number-columns-repeated="6"/>
        </table:table-row>
        <table:table-row table:style-name="ro1">
          <table:table-cell office:value-type="float" office:value="9.65" calcext:value-type="float">
            <text:p>9.65</text:p>
          </table:table-cell>
          <table:table-cell table:number-columns-repeated="2"/>
          <table:table-cell office:value-type="float" office:value="1.6271508169967" calcext:value-type="float">
            <text:p>1.6271508169967</text:p>
          </table:table-cell>
          <table:table-cell table:number-columns-repeated="13"/>
        </table:table-row>
        <table:table-row table:style-name="ro1">
          <table:table-cell office:value-type="float" office:value="9.74" calcext:value-type="float">
            <text:p>9.74</text:p>
          </table:table-cell>
          <table:table-cell table:number-columns-repeated="4"/>
          <table:table-cell office:value-type="float" office:value="5.30781296438145" calcext:value-type="float">
            <text:p>5.30781296438145</text:p>
          </table:table-cell>
          <table:table-cell table:number-columns-repeated="11"/>
        </table:table-row>
        <table:table-row table:style-name="ro1">
          <table:table-cell office:value-type="float" office:value="9.93" calcext:value-type="float">
            <text:p>9.93</text:p>
          </table:table-cell>
          <table:table-cell table:number-columns-repeated="3"/>
          <table:table-cell office:value-type="float" office:value="1.68409092416724" calcext:value-type="float">
            <text:p>1.68409092416724</text:p>
          </table:table-cell>
          <table:table-cell table:number-columns-repeated="4"/>
          <table:table-cell office:value-type="float" office:value="0.653110919088761" calcext:value-type="float">
            <text:p>0.653110919088761</text:p>
          </table:table-cell>
          <table:table-cell table:number-columns-repeated="7"/>
        </table:table-row>
        <table:table-row table:style-name="ro1">
          <table:table-cell office:value-type="float" office:value="9.94" calcext:value-type="float">
            <text:p>9.94</text:p>
          </table:table-cell>
          <table:table-cell table:number-columns-repeated="9"/>
          <table:table-cell office:value-type="float" office:value="0.94219826444511" calcext:value-type="float">
            <text:p>0.94219826444511</text:p>
          </table:table-cell>
          <table:table-cell table:number-columns-repeated="6"/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1.64433375508972" calcext:value-type="float">
            <text:p>1.64433375508972</text:p>
          </table:table-cell>
          <table:table-cell table:number-columns-repeated="15"/>
        </table:table-row>
        <table:table-row table:style-name="ro1">
          <table:table-cell office:value-type="float" office:value="10.36" calcext:value-type="float">
            <text:p>10.36</text:p>
          </table:table-cell>
          <table:table-cell table:number-columns-repeated="7"/>
          <table:table-cell office:value-type="float" office:value="1.34745087068462" calcext:value-type="float">
            <text:p>1.34745087068462</text:p>
          </table:table-cell>
          <table:table-cell table:number-columns-repeated="8"/>
        </table:table-row>
        <table:table-row table:style-name="ro1">
          <table:table-cell office:value-type="float" office:value="10.43" calcext:value-type="float">
            <text:p>10.43</text:p>
          </table:table-cell>
          <table:table-cell table:number-columns-repeated="10"/>
          <table:table-cell office:value-type="float" office:value="2.85427360695044" calcext:value-type="float">
            <text:p>2.85427360695044</text:p>
          </table:table-cell>
          <table:table-cell table:number-columns-repeated="5"/>
        </table:table-row>
        <table:table-row table:style-name="ro1">
          <table:table-cell office:value-type="float" office:value="10.5" calcext:value-type="float">
            <text:p>10.5</text:p>
          </table:table-cell>
          <table:table-cell table:number-columns-repeated="2"/>
          <table:table-cell office:value-type="float" office:value="1.5409014596544" calcext:value-type="float">
            <text:p>1.5409014596544</text:p>
          </table:table-cell>
          <table:table-cell table:number-columns-repeated="13"/>
        </table:table-row>
        <table:table-row table:style-name="ro1">
          <table:table-cell office:value-type="float" office:value="10.52" calcext:value-type="float">
            <text:p>10.52</text:p>
          </table:table-cell>
          <table:table-cell table:number-columns-repeated="11"/>
          <table:table-cell office:value-type="float" office:value="1.41936514297501" calcext:value-type="float">
            <text:p>1.41936514297501</text:p>
          </table:table-cell>
          <table:table-cell table:number-columns-repeated="4"/>
        </table:table-row>
        <table:table-row table:style-name="ro1">
          <table:table-cell office:value-type="float" office:value="10.75" calcext:value-type="float">
            <text:p>10.75</text:p>
          </table:table-cell>
          <table:table-cell table:number-columns-repeated="14"/>
          <table:table-cell office:value-type="float" office:value="2.22263137800626" calcext:value-type="float">
            <text:p>2.22263137800626</text:p>
          </table:table-cell>
          <table:table-cell/>
        </table:table-row>
        <table:table-row table:style-name="ro1">
          <table:table-cell office:value-type="float" office:value="10.97" calcext:value-type="float">
            <text:p>10.97</text:p>
          </table:table-cell>
          <table:table-cell table:number-columns-repeated="8"/>
          <table:table-cell office:value-type="float" office:value="0.54160789623484" calcext:value-type="float">
            <text:p>0.54160789623484</text:p>
          </table:table-cell>
          <table:table-cell table:number-columns-repeated="7"/>
        </table:table-row>
        <table:table-row table:style-name="ro1">
          <table:table-cell office:value-type="float" office:value="11.04" calcext:value-type="float">
            <text:p>11.04</text:p>
          </table:table-cell>
          <table:table-cell table:number-columns-repeated="4"/>
          <table:table-cell office:value-type="float" office:value="5.23539880066495" calcext:value-type="float">
            <text:p>5.23539880066495</text:p>
          </table:table-cell>
          <table:table-cell table:number-columns-repeated="11"/>
        </table:table-row>
        <table:table-row table:style-name="ro1">
          <table:table-cell office:value-type="float" office:value="11.09" calcext:value-type="float">
            <text:p>11.09</text:p>
          </table:table-cell>
          <table:table-cell table:number-columns-repeated="12"/>
          <table:table-cell office:value-type="float" office:value="1.67682741447678" calcext:value-type="float">
            <text:p>1.67682741447678</text:p>
          </table:table-cell>
          <table:table-cell table:number-columns-repeated="3"/>
        </table:table-row>
        <table:table-row table:style-name="ro1">
          <table:table-cell office:value-type="float" office:value="11.12" calcext:value-type="float">
            <text:p>11.12</text:p>
          </table:table-cell>
          <table:table-cell/>
          <table:table-cell office:value-type="float" office:value="1.18839905780467" calcext:value-type="float">
            <text:p>1.18839905780467</text:p>
          </table:table-cell>
          <table:table-cell table:number-columns-repeated="14"/>
        </table:table-row>
        <table:table-row table:style-name="ro1">
          <table:table-cell office:value-type="float" office:value="11.3" calcext:value-type="float">
            <text:p>11.3</text:p>
          </table:table-cell>
          <table:table-cell table:number-columns-repeated="15"/>
          <table:table-cell office:value-type="float" office:value="0.776966376443751" calcext:value-type="float">
            <text:p>0.776966376443751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1.21325087349739" calcext:value-type="float">
            <text:p>1.21325087349739</text:p>
          </table:table-cell>
          <table:table-cell table:number-columns-repeated="15"/>
        </table:table-row>
        <table:table-row table:style-name="ro1">
          <table:table-cell office:value-type="float" office:value="11.44" calcext:value-type="float">
            <text:p>11.44</text:p>
          </table:table-cell>
          <table:table-cell table:number-columns-repeated="10"/>
          <table:table-cell office:value-type="float" office:value="2.90886278311499" calcext:value-type="float">
            <text:p>2.90886278311499</text:p>
          </table:table-cell>
          <table:table-cell table:number-columns-repeated="5"/>
        </table:table-row>
        <table:table-row table:style-name="ro1">
          <table:table-cell office:value-type="float" office:value="11.55" calcext:value-type="float">
            <text:p>11.55</text:p>
          </table:table-cell>
          <table:table-cell table:number-columns-repeated="3"/>
          <table:table-cell office:value-type="float" office:value="0.872285884524398" calcext:value-type="float">
            <text:p>0.872285884524398</text:p>
          </table:table-cell>
          <table:table-cell table:number-columns-repeated="12"/>
        </table:table-row>
        <table:table-row table:style-name="ro1">
          <table:table-cell office:value-type="float" office:value="11.59" calcext:value-type="float">
            <text:p>11.59</text:p>
          </table:table-cell>
          <table:table-cell table:number-columns-repeated="11"/>
          <table:table-cell office:value-type="float" office:value="1.20998172531775" calcext:value-type="float">
            <text:p>1.20998172531775</text:p>
          </table:table-cell>
          <table:table-cell table:number-columns-repeated="4"/>
        </table:table-row>
        <table:table-row table:style-name="ro1">
          <table:table-cell office:value-type="float" office:value="11.71" calcext:value-type="float">
            <text:p>11.71</text:p>
          </table:table-cell>
          <table:table-cell/>
          <table:table-cell office:value-type="float" office:value="1.0834964926307" calcext:value-type="float">
            <text:p>1.0834964926307</text:p>
          </table:table-cell>
          <table:table-cell table:number-columns-repeated="14"/>
        </table:table-row>
        <table:table-row table:style-name="ro1">
          <table:table-cell office:value-type="float" office:value="11.9" calcext:value-type="float">
            <text:p>11.9</text:p>
          </table:table-cell>
          <table:table-cell table:number-columns-repeated="9"/>
          <table:table-cell office:value-type="float" office:value="0.950366028381524" calcext:value-type="float">
            <text:p>0.950366028381524</text:p>
          </table:table-cell>
          <table:table-cell table:number-columns-repeated="6"/>
        </table:table-row>
        <table:table-row table:style-name="ro1">
          <table:table-cell office:value-type="float" office:value="11.98" calcext:value-type="float">
            <text:p>11.98</text:p>
          </table:table-cell>
          <table:table-cell table:number-columns-repeated="8"/>
          <table:table-cell office:value-type="float" office:value="0.507201641588075" calcext:value-type="float">
            <text:p>0.507201641588075</text:p>
          </table:table-cell>
          <table:table-cell table:number-columns-repeated="7"/>
        </table:table-row>
        <table:table-row table:style-name="ro1">
          <table:table-cell office:value-type="float" office:value="12.14" calcext:value-type="float">
            <text:p>12.14</text:p>
          </table:table-cell>
          <table:table-cell table:number-columns-repeated="4"/>
          <table:table-cell office:value-type="float" office:value="5.32860987454899" calcext:value-type="float">
            <text:p>5.32860987454899</text:p>
          </table:table-cell>
          <table:table-cell table:number-columns-repeated="11"/>
        </table:table-row>
        <table:table-row table:style-name="ro1">
          <table:table-cell office:value-type="float" office:value="12.25" calcext:value-type="float">
            <text:p>12.25</text:p>
          </table:table-cell>
          <table:table-cell table:number-columns-repeated="13"/>
          <table:table-cell office:value-type="float" office:value="1.15546152666349" calcext:value-type="float">
            <text:p>1.15546152666349</text:p>
          </table:table-cell>
          <table:table-cell table:number-columns-repeated="2"/>
        </table:table-row>
        <table:table-row table:style-name="ro1">
          <table:table-cell office:value-type="float" office:value="12.27" calcext:value-type="float">
            <text:p>12.27</text:p>
          </table:table-cell>
          <table:table-cell table:number-columns-repeated="12"/>
          <table:table-cell office:value-type="float" office:value="1.60690591307459" calcext:value-type="float">
            <text:p>1.60690591307459</text:p>
          </table:table-cell>
          <table:table-cell table:number-columns-repeated="3"/>
        </table:table-row>
        <table:table-row table:style-name="ro1">
          <table:table-cell office:value-type="float" office:value="12.29" calcext:value-type="float">
            <text:p>12.29</text:p>
          </table:table-cell>
          <table:table-cell table:number-columns-repeated="10"/>
          <table:table-cell office:value-type="float" office:value="2.91979264369029" calcext:value-type="float">
            <text:p>2.91979264369029</text:p>
          </table:table-cell>
          <table:table-cell table:number-columns-repeated="5"/>
        </table:table-row>
        <table:table-row table:style-name="ro1">
          <table:table-cell office:value-type="float" office:value="12.37" calcext:value-type="float">
            <text:p>12.37</text:p>
          </table:table-cell>
          <table:table-cell table:number-columns-repeated="15"/>
          <table:table-cell office:value-type="float" office:value="0.897959091729074" calcext:value-type="float">
            <text:p>0.897959091729074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table:number-columns-repeated="3"/>
          <table:table-cell office:value-type="float" office:value="0.858499845743839" calcext:value-type="float">
            <text:p>0.858499845743839</text:p>
          </table:table-cell>
          <table:table-cell table:number-columns-repeated="12"/>
        </table:table-row>
        <table:table-row table:style-name="ro1">
          <table:table-cell office:value-type="float" office:value="12.52" calcext:value-type="float">
            <text:p>12.52</text:p>
          </table:table-cell>
          <table:table-cell/>
          <table:table-cell office:value-type="float" office:value="1.06928637244394" calcext:value-type="float">
            <text:p>1.06928637244394</text:p>
          </table:table-cell>
          <table:table-cell table:number-columns-repeated="14"/>
        </table:table-row>
        <table:table-row table:style-name="ro1">
          <table:table-cell office:value-type="float" office:value="12.6" calcext:value-type="float">
            <text:p>12.6</text:p>
          </table:table-cell>
          <table:table-cell table:number-columns-repeated="6"/>
          <table:table-cell office:value-type="float" office:value="1.83291104881448" calcext:value-type="float">
            <text:p>1.83291104881448</text:p>
          </table:table-cell>
          <table:table-cell table:number-columns-repeated="9"/>
        </table:table-row>
        <table:table-row table:style-name="ro1">
          <table:table-cell office:value-type="float" office:value="12.89" calcext:value-type="float">
            <text:p>12.89</text:p>
          </table:table-cell>
          <table:table-cell office:value-type="float" office:value="1.2739347905639" calcext:value-type="float">
            <text:p>1.2739347905639</text:p>
          </table:table-cell>
          <table:table-cell table:number-columns-repeated="7"/>
          <table:table-cell office:value-type="float" office:value="0.563991346402545" calcext:value-type="float">
            <text:p>0.563991346402545</text:p>
          </table:table-cell>
          <table:table-cell table:number-columns-repeated="7"/>
        </table:table-row>
        <table:table-row table:style-name="ro1">
          <table:table-cell office:value-type="float" office:value="13.06" calcext:value-type="float">
            <text:p>13.06</text:p>
          </table:table-cell>
          <table:table-cell table:number-columns-repeated="9"/>
          <table:table-cell office:value-type="float" office:value="0.904365729667283" calcext:value-type="float">
            <text:p>0.904365729667283</text:p>
          </table:table-cell>
          <table:table-cell table:number-columns-repeated="6"/>
        </table:table-row>
        <table:table-row table:style-name="ro1">
          <table:table-cell office:value-type="float" office:value="13.23" calcext:value-type="float">
            <text:p>13.23</text:p>
          </table:table-cell>
          <table:table-cell table:number-columns-repeated="15"/>
          <table:table-cell office:value-type="float" office:value="0.507692112137208" calcext:value-type="float">
            <text:p>0.507692112137208</text:p>
          </table:table-cell>
        </table:table-row>
        <table:table-row table:style-name="ro1">
          <table:table-cell office:value-type="float" office:value="13.27" calcext:value-type="float">
            <text:p>13.27</text:p>
          </table:table-cell>
          <table:table-cell table:number-columns-repeated="7"/>
          <table:table-cell office:value-type="float" office:value="1.3193342576276" calcext:value-type="float">
            <text:p>1.3193342576276</text:p>
          </table:table-cell>
          <table:table-cell table:number-columns-repeated="8"/>
        </table:table-row>
        <table:table-row table:style-name="ro1">
          <table:table-cell office:value-type="float" office:value="13.3" calcext:value-type="float">
            <text:p>13.3</text:p>
          </table:table-cell>
          <table:table-cell table:number-columns-repeated="2"/>
          <table:table-cell office:value-type="float" office:value="1.60869292846746" calcext:value-type="float">
            <text:p>1.60869292846746</text:p>
          </table:table-cell>
          <table:table-cell table:number-columns-repeated="13"/>
        </table:table-row>
        <table:table-row table:style-name="ro1">
          <table:table-cell office:value-type="float" office:value="13.36" calcext:value-type="float">
            <text:p>13.36</text:p>
          </table:table-cell>
          <table:table-cell table:number-columns-repeated="11"/>
          <table:table-cell office:value-type="float" office:value="1.11468106266469" calcext:value-type="float">
            <text:p>1.11468106266469</text:p>
          </table:table-cell>
          <table:table-cell table:number-columns-repeated="4"/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1.29846304495317" calcext:value-type="float">
            <text:p>1.29846304495317</text:p>
          </table:table-cell>
          <table:table-cell table:number-columns-repeated="15"/>
        </table:table-row>
        <table:table-row table:style-name="ro1">
          <table:table-cell office:value-type="float" office:value="13.57" calcext:value-type="float">
            <text:p>13.57</text:p>
          </table:table-cell>
          <table:table-cell table:number-columns-repeated="4"/>
          <table:table-cell office:value-type="float" office:value="5.55798797377444" calcext:value-type="float">
            <text:p>5.55798797377444</text:p>
          </table:table-cell>
          <table:table-cell/>
          <table:table-cell office:value-type="float" office:value="1.7001838816267" calcext:value-type="float">
            <text:p>1.7001838816267</text:p>
          </table:table-cell>
          <table:table-cell table:number-columns-repeated="9"/>
        </table:table-row>
        <table:table-row table:style-name="ro1">
          <table:table-cell office:value-type="float" office:value="13.65" calcext:value-type="float">
            <text:p>13.65</text:p>
          </table:table-cell>
          <table:table-cell table:number-columns-repeated="8"/>
          <table:table-cell office:value-type="float" office:value="0.579902728817773" calcext:value-type="float">
            <text:p>0.579902728817773</text:p>
          </table:table-cell>
          <table:table-cell table:number-columns-repeated="7"/>
        </table:table-row>
        <table:table-row table:style-name="ro1">
          <table:table-cell office:value-type="float" office:value="14.02" calcext:value-type="float">
            <text:p>14.02</text:p>
          </table:table-cell>
          <table:table-cell table:number-columns-repeated="2"/>
          <table:table-cell office:value-type="float" office:value="1.72047455996389" calcext:value-type="float">
            <text:p>1.72047455996389</text:p>
          </table:table-cell>
          <table:table-cell table:number-columns-repeated="13"/>
        </table:table-row>
        <table:table-row table:style-name="ro1">
          <table:table-cell office:value-type="float" office:value="14.06" calcext:value-type="float">
            <text:p>14.06</text:p>
          </table:table-cell>
          <table:table-cell office:value-type="float" office:value="1.40811487770499" calcext:value-type="float">
            <text:p>1.40811487770499</text:p>
          </table:table-cell>
          <table:table-cell table:number-columns-repeated="15"/>
        </table:table-row>
        <table:table-row table:style-name="ro1">
          <table:table-cell office:value-type="float" office:value="14.26" calcext:value-type="float">
            <text:p>14.26</text:p>
          </table:table-cell>
          <table:table-cell table:number-columns-repeated="7"/>
          <table:table-cell office:value-type="float" office:value="1.44007965381715" calcext:value-type="float">
            <text:p>1.44007965381715</text:p>
          </table:table-cell>
          <table:table-cell table:number-columns-repeated="8"/>
        </table:table-row>
        <table:table-row table:style-name="ro1">
          <table:table-cell office:value-type="float" office:value="14.27" calcext:value-type="float">
            <text:p>14.27</text:p>
          </table:table-cell>
          <table:table-cell table:number-columns-repeated="4"/>
          <table:table-cell office:value-type="float" office:value="5.37838870228062" calcext:value-type="float">
            <text:p>5.37838870228062</text:p>
          </table:table-cell>
          <table:table-cell table:number-columns-repeated="11"/>
        </table:table-row>
        <table:table-row table:style-name="ro1">
          <table:table-cell office:value-type="float" office:value="14.29" calcext:value-type="float">
            <text:p>14.29</text:p>
          </table:table-cell>
          <table:table-cell/>
          <table:table-cell office:value-type="float" office:value="1.00616553252122" calcext:value-type="float">
            <text:p>1.00616553252122</text:p>
          </table:table-cell>
          <table:table-cell table:number-columns-repeated="14"/>
        </table:table-row>
        <table:table-row table:style-name="ro1">
          <table:table-cell office:value-type="float" office:value="14.55" calcext:value-type="float">
            <text:p>14.55</text:p>
          </table:table-cell>
          <table:table-cell table:number-columns-repeated="13"/>
          <table:table-cell office:value-type="float" office:value="0.991317804671416" calcext:value-type="float">
            <text:p>0.991317804671416</text:p>
          </table:table-cell>
          <table:table-cell table:number-columns-repeated="2"/>
        </table:table-row>
        <table:table-row table:style-name="ro1">
          <table:table-cell office:value-type="float" office:value="14.8" calcext:value-type="float">
            <text:p>14.8</text:p>
          </table:table-cell>
          <table:table-cell table:number-columns-repeated="3"/>
          <table:table-cell office:value-type="float" office:value="0.972642786677465" calcext:value-type="float">
            <text:p>0.972642786677465</text:p>
          </table:table-cell>
          <table:table-cell table:number-columns-repeated="12"/>
        </table:table-row>
        <table:table-row table:style-name="ro1">
          <table:table-cell office:value-type="float" office:value="14.83" calcext:value-type="float">
            <text:p>14.83</text:p>
          </table:table-cell>
          <table:table-cell table:number-columns-repeated="2"/>
          <table:table-cell office:value-type="float" office:value="1.88657157507951" calcext:value-type="float">
            <text:p>1.88657157507951</text:p>
          </table:table-cell>
          <table:table-cell table:number-columns-repeated="13"/>
        </table:table-row>
        <table:table-row table:style-name="ro1">
          <table:table-cell office:value-type="float" office:value="14.93" calcext:value-type="float">
            <text:p>14.93</text:p>
          </table:table-cell>
          <table:table-cell table:number-columns-repeated="14"/>
          <table:table-cell office:value-type="float" office:value="0.605193133273843" calcext:value-type="float">
            <text:p>0.60519313327384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5"/>
          <table:table-cell office:value-type="float" office:value="0.601357925375427" calcext:value-type="float">
            <text:p>0.601357925375427</text:p>
          </table:table-cell>
        </table:table-row>
        <table:table-row table:style-name="ro1">
          <table:table-cell office:value-type="float" office:value="15.01" calcext:value-type="float">
            <text:p>15.01</text:p>
          </table:table-cell>
          <table:table-cell table:number-columns-repeated="12"/>
          <table:table-cell office:value-type="float" office:value="1.57066326698734" calcext:value-type="float">
            <text:p>1.57066326698734</text:p>
          </table:table-cell>
          <table:table-cell table:number-columns-repeated="3"/>
        </table:table-row>
        <table:table-row table:style-name="ro1">
          <table:table-cell office:value-type="float" office:value="15.13" calcext:value-type="float">
            <text:p>15.13</text:p>
          </table:table-cell>
          <table:table-cell table:number-columns-repeated="4"/>
          <table:table-cell office:value-type="float" office:value="4.77656154588317" calcext:value-type="float">
            <text:p>4.77656154588317</text:p>
          </table:table-cell>
          <table:table-cell table:number-columns-repeated="11"/>
        </table:table-row>
        <table:table-row table:style-name="ro1">
          <table:table-cell office:value-type="float" office:value="15.18" calcext:value-type="float">
            <text:p>15.18</text:p>
          </table:table-cell>
          <table:table-cell table:number-columns-repeated="8"/>
          <table:table-cell office:value-type="float" office:value="0.555254763582092" calcext:value-type="float">
            <text:p>0.555254763582092</text:p>
          </table:table-cell>
          <table:table-cell table:number-columns-repeated="7"/>
        </table:table-row>
        <table:table-row table:style-name="ro1">
          <table:table-cell office:value-type="float" office:value="15.23" calcext:value-type="float">
            <text:p>15.23</text:p>
          </table:table-cell>
          <table:table-cell table:number-columns-repeated="11"/>
          <table:table-cell office:value-type="float" office:value="0.99101538875988" calcext:value-type="float">
            <text:p>0.99101538875988</text:p>
          </table:table-cell>
          <table:table-cell table:number-columns-repeated="4"/>
        </table:table-row>
        <table:table-row table:style-name="ro1">
          <table:table-cell office:value-type="float" office:value="15.26" calcext:value-type="float">
            <text:p>15.26</text:p>
          </table:table-cell>
          <table:table-cell table:number-columns-repeated="13"/>
          <table:table-cell office:value-type="float" office:value="0.994299186283188" calcext:value-type="float">
            <text:p>0.994299186283188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table:number-columns-repeated="2"/>
          <table:table-cell office:value-type="float" office:value="1.7786569502981" calcext:value-type="float">
            <text:p>1.7786569502981</text:p>
          </table:table-cell>
          <table:table-cell table:number-columns-repeated="13"/>
        </table:table-row>
        <table:table-row table:style-name="ro1">
          <table:table-cell office:value-type="float" office:value="15.7" calcext:value-type="float">
            <text:p>15.7</text:p>
          </table:table-cell>
          <table:table-cell table:number-columns-repeated="9"/>
          <table:table-cell office:value-type="float" office:value="1.03902900974571" calcext:value-type="float">
            <text:p>1.03902900974571</text:p>
          </table:table-cell>
          <table:table-cell table:number-columns-repeated="6"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.41821079599016" calcext:value-type="float">
            <text:p>1.41821079599016</text:p>
          </table:table-cell>
          <table:table-cell table:number-columns-repeated="15"/>
        </table:table-row>
        <table:table-row table:style-name="ro1">
          <table:table-cell office:value-type="float" office:value="15.87" calcext:value-type="float">
            <text:p>15.87</text:p>
          </table:table-cell>
          <table:table-cell table:number-columns-repeated="4"/>
          <table:table-cell office:value-type="float" office:value="4.7964419423864" calcext:value-type="float">
            <text:p>4.7964419423864</text:p>
          </table:table-cell>
          <table:table-cell table:number-columns-repeated="11"/>
        </table:table-row>
        <table:table-row table:style-name="ro1">
          <table:table-cell office:value-type="float" office:value="15.99" calcext:value-type="float">
            <text:p>15.99</text:p>
          </table:table-cell>
          <table:table-cell table:number-columns-repeated="8"/>
          <table:table-cell office:value-type="float" office:value="0.532921698414338" calcext:value-type="float">
            <text:p>0.532921698414338</text:p>
          </table:table-cell>
          <table:table-cell table:number-columns-repeated="7"/>
        </table:table-row>
        <table:table-row table:style-name="ro1">
          <table:table-cell office:value-type="float" office:value="16.05" calcext:value-type="float">
            <text:p>16.05</text:p>
          </table:table-cell>
          <table:table-cell table:number-columns-repeated="12"/>
          <table:table-cell office:value-type="float" office:value="1.63084671650647" calcext:value-type="float">
            <text:p>1.63084671650647</text:p>
          </table:table-cell>
          <table:table-cell table:number-columns-repeated="3"/>
        </table:table-row>
        <table:table-row table:style-name="ro1">
          <table:table-cell office:value-type="float" office:value="16.14" calcext:value-type="float">
            <text:p>16.14</text:p>
          </table:table-cell>
          <table:table-cell table:number-columns-repeated="6"/>
          <table:table-cell office:value-type="float" office:value="1.38034850314786" calcext:value-type="float">
            <text:p>1.38034850314786</text:p>
          </table:table-cell>
          <table:table-cell table:number-columns-repeated="9"/>
        </table:table-row>
        <table:table-row table:style-name="ro1">
          <table:table-cell office:value-type="float" office:value="16.3" calcext:value-type="float">
            <text:p>16.3</text:p>
          </table:table-cell>
          <table:table-cell/>
          <table:table-cell office:value-type="float" office:value="1.06218202062427" calcext:value-type="float">
            <text:p>1.06218202062427</text:p>
          </table:table-cell>
          <table:table-cell table:number-columns-repeated="14"/>
        </table:table-row>
        <table:table-row table:style-name="ro1">
          <table:table-cell office:value-type="float" office:value="16.47" calcext:value-type="float">
            <text:p>16.47</text:p>
          </table:table-cell>
          <table:table-cell table:number-columns-repeated="15"/>
          <table:table-cell office:value-type="float" office:value="0.712071179810991" calcext:value-type="float">
            <text:p>0.71207117981099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10"/>
          <table:table-cell office:value-type="float" office:value="2.89036028588343" calcext:value-type="float">
            <text:p>2.89036028588343</text:p>
          </table:table-cell>
          <table:table-cell table:number-columns-repeated="5"/>
        </table:table-row>
        <table:table-row table:style-name="ro1">
          <table:table-cell office:value-type="float" office:value="16.74" calcext:value-type="float">
            <text:p>16.74</text:p>
          </table:table-cell>
          <table:table-cell table:number-columns-repeated="7"/>
          <table:table-cell office:value-type="float" office:value="1.09388800292381" calcext:value-type="float">
            <text:p>1.09388800292381</text:p>
          </table:table-cell>
          <table:table-cell table:number-columns-repeated="8"/>
        </table:table-row>
        <table:table-row table:style-name="ro1">
          <table:table-cell office:value-type="float" office:value="16.79" calcext:value-type="float">
            <text:p>16.79</text:p>
          </table:table-cell>
          <table:table-cell table:number-columns-repeated="3"/>
          <table:table-cell office:value-type="float" office:value="0.832347702807529" calcext:value-type="float">
            <text:p>0.832347702807529</text:p>
          </table:table-cell>
          <table:table-cell table:number-columns-repeated="12"/>
        </table:table-row>
        <table:table-row table:style-name="ro1">
          <table:table-cell office:value-type="float" office:value="16.95" calcext:value-type="float">
            <text:p>16.95</text:p>
          </table:table-cell>
          <table:table-cell table:number-columns-repeated="8"/>
          <table:table-cell office:value-type="float" office:value="0.500096048893798" calcext:value-type="float">
            <text:p>0.500096048893798</text:p>
          </table:table-cell>
          <table:table-cell table:number-columns-repeated="7"/>
        </table:table-row>
        <table:table-row table:style-name="ro1">
          <table:table-cell office:value-type="float" office:value="16.98" calcext:value-type="float">
            <text:p>16.98</text:p>
          </table:table-cell>
          <table:table-cell table:number-columns-repeated="13"/>
          <table:table-cell office:value-type="float" office:value="1.04902048804023" calcext:value-type="float">
            <text:p>1.04902048804023</text:p>
          </table:table-cell>
          <table:table-cell table:number-columns-repeated="2"/>
        </table:table-row>
        <table:table-row table:style-name="ro1">
          <table:table-cell office:value-type="float" office:value="17.09" calcext:value-type="float">
            <text:p>17.09</text:p>
          </table:table-cell>
          <table:table-cell table:number-columns-repeated="11"/>
          <table:table-cell office:value-type="float" office:value="1.15905351338525" calcext:value-type="float">
            <text:p>1.15905351338525</text:p>
          </table:table-cell>
          <table:table-cell table:number-columns-repeated="4"/>
        </table:table-row>
        <table:table-row table:style-name="ro1">
          <table:table-cell office:value-type="float" office:value="17.23" calcext:value-type="float">
            <text:p>17.23</text:p>
          </table:table-cell>
          <table:table-cell office:value-type="float" office:value="1.63965915917324" calcext:value-type="float">
            <text:p>1.63965915917324</text:p>
          </table:table-cell>
          <table:table-cell table:number-columns-repeated="15"/>
        </table:table-row>
        <table:table-row table:style-name="ro1">
          <table:table-cell office:value-type="float" office:value="17.25" calcext:value-type="float">
            <text:p>17.25</text:p>
          </table:table-cell>
          <table:table-cell table:number-columns-repeated="2"/>
          <table:table-cell office:value-type="float" office:value="1.84652576203539" calcext:value-type="float">
            <text:p>1.84652576203539</text:p>
          </table:table-cell>
          <table:table-cell table:number-columns-repeated="13"/>
        </table:table-row>
        <table:table-row table:style-name="ro1">
          <table:table-cell office:value-type="float" office:value="17.3" calcext:value-type="float">
            <text:p>17.3</text:p>
          </table:table-cell>
          <table:table-cell table:number-columns-repeated="9"/>
          <table:table-cell office:value-type="float" office:value="1.13329429347254" calcext:value-type="float">
            <text:p>1.13329429347254</text:p>
          </table:table-cell>
          <table:table-cell table:number-columns-repeated="6"/>
        </table:table-row>
        <table:table-row table:style-name="ro1">
          <table:table-cell office:value-type="float" office:value="17.45" calcext:value-type="float">
            <text:p>17.45</text:p>
          </table:table-cell>
          <table:table-cell table:number-columns-repeated="14"/>
          <table:table-cell office:value-type="float" office:value="0.567588725359565" calcext:value-type="float">
            <text:p>0.567588725359565</text:p>
          </table:table-cell>
          <table:table-cell/>
        </table:table-row>
        <table:table-row table:style-name="ro1">
          <table:table-cell office:value-type="float" office:value="17.93" calcext:value-type="float">
            <text:p>17.93</text:p>
          </table:table-cell>
          <table:table-cell table:number-columns-repeated="7"/>
          <table:table-cell office:value-type="float" office:value="0.99029039984905" calcext:value-type="float">
            <text:p>0.99029039984905</text:p>
          </table:table-cell>
          <table:table-cell table:number-columns-repeated="8"/>
        </table:table-row>
        <table:table-row table:style-name="ro1">
          <table:table-cell office:value-type="float" office:value="18.01" calcext:value-type="float">
            <text:p>18.01</text:p>
          </table:table-cell>
          <table:table-cell table:number-columns-repeated="2"/>
          <table:table-cell office:value-type="float" office:value="1.79537382886174" calcext:value-type="float">
            <text:p>1.79537382886174</text:p>
          </table:table-cell>
          <table:table-cell table:number-columns-repeated="9"/>
          <table:table-cell office:value-type="float" office:value="1.80037552946204" calcext:value-type="float">
            <text:p>1.80037552946204</text:p>
          </table:table-cell>
          <table:table-cell table:number-columns-repeated="3"/>
        </table:table-row>
        <table:table-row table:style-name="ro1">
          <table:table-cell office:value-type="float" office:value="18.09" calcext:value-type="float">
            <text:p>18.09</text:p>
          </table:table-cell>
          <table:table-cell table:number-columns-repeated="3"/>
          <table:table-cell office:value-type="float" office:value="0.768274293039593" calcext:value-type="float">
            <text:p>0.768274293039593</text:p>
          </table:table-cell>
          <table:table-cell table:number-columns-repeated="12"/>
        </table:table-row>
        <table:table-row table:style-name="ro1">
          <table:table-cell office:value-type="float" office:value="18.16" calcext:value-type="float">
            <text:p>18.16</text:p>
          </table:table-cell>
          <table:table-cell table:number-columns-repeated="10"/>
          <table:table-cell office:value-type="float" office:value="2.56045958835463" calcext:value-type="float">
            <text:p>2.56045958835463</text:p>
          </table:table-cell>
          <table:table-cell table:number-columns-repeated="5"/>
        </table:table-row>
        <table:table-row table:style-name="ro1">
          <table:table-cell office:value-type="float" office:value="18.17" calcext:value-type="float">
            <text:p>18.17</text:p>
          </table:table-cell>
          <table:table-cell/>
          <table:table-cell office:value-type="float" office:value="1.20427756487856" calcext:value-type="float">
            <text:p>1.20427756487856</text:p>
          </table:table-cell>
          <table:table-cell table:number-columns-repeated="14"/>
        </table:table-row>
        <table:table-row table:style-name="ro1">
          <table:table-cell office:value-type="float" office:value="18.18" calcext:value-type="float">
            <text:p>18.18</text:p>
          </table:table-cell>
          <table:table-cell table:number-columns-repeated="8"/>
          <table:table-cell office:value-type="float" office:value="0.564603649277935" calcext:value-type="float">
            <text:p>0.564603649277935</text:p>
          </table:table-cell>
          <table:table-cell table:number-columns-repeated="7"/>
        </table:table-row>
        <table:table-row table:style-name="ro1">
          <table:table-cell office:value-type="float" office:value="18.2" calcext:value-type="float">
            <text:p>18.2</text:p>
          </table:table-cell>
          <table:table-cell table:number-columns-repeated="4"/>
          <table:table-cell office:value-type="float" office:value="4.5288920065018" calcext:value-type="float">
            <text:p>4.5288920065018</text:p>
          </table:table-cell>
          <table:table-cell/>
          <table:table-cell office:value-type="float" office:value="1.52891989517128" calcext:value-type="float">
            <text:p>1.52891989517128</text:p>
          </table:table-cell>
          <table:table-cell table:number-columns-repeated="9"/>
        </table:table-row>
        <table:table-row table:style-name="ro1">
          <table:table-cell office:value-type="float" office:value="18.52" calcext:value-type="float">
            <text:p>18.52</text:p>
          </table:table-cell>
          <table:table-cell table:number-columns-repeated="11"/>
          <table:table-cell office:value-type="float" office:value="1.14144424456427" calcext:value-type="float">
            <text:p>1.14144424456427</text:p>
          </table:table-cell>
          <table:table-cell table:number-columns-repeated="4"/>
        </table:table-row>
        <table:table-row table:style-name="ro1">
          <table:table-cell office:value-type="float" office:value="18.59" calcext:value-type="float">
            <text:p>18.59</text:p>
          </table:table-cell>
          <table:table-cell table:number-columns-repeated="9"/>
          <table:table-cell office:value-type="float" office:value="1.19267096682846" calcext:value-type="float">
            <text:p>1.19267096682846</text:p>
          </table:table-cell>
          <table:table-cell table:number-columns-repeated="6"/>
        </table:table-row>
        <table:table-row table:style-name="ro1">
          <table:table-cell office:value-type="float" office:value="18.62" calcext:value-type="float">
            <text:p>18.62</text:p>
          </table:table-cell>
          <table:table-cell table:number-columns-repeated="15"/>
          <table:table-cell office:value-type="float" office:value="0.943877618879434" calcext:value-type="float">
            <text:p>0.943877618879434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table:number-columns-repeated="10"/>
          <table:table-cell office:value-type="float" office:value="2.5474194135237" calcext:value-type="float">
            <text:p>2.5474194135237</text:p>
          </table:table-cell>
          <table:table-cell table:number-columns-repeated="5"/>
        </table:table-row>
        <table:table-row table:style-name="ro1">
          <table:table-cell office:value-type="float" office:value="18.85" calcext:value-type="float">
            <text:p>18.85</text:p>
          </table:table-cell>
          <table:table-cell table:number-columns-repeated="6"/>
          <table:table-cell office:value-type="float" office:value="1.45359014147375" calcext:value-type="float">
            <text:p>1.45359014147375</text:p>
          </table:table-cell>
          <table:table-cell table:number-columns-repeated="9"/>
        </table:table-row>
        <table:table-row table:style-name="ro1">
          <table:table-cell office:value-type="float" office:value="19.06" calcext:value-type="float">
            <text:p>19.06</text:p>
          </table:table-cell>
          <table:table-cell table:number-columns-repeated="7"/>
          <table:table-cell office:value-type="float" office:value="1.00285716100712" calcext:value-type="float">
            <text:p>1.00285716100712</text:p>
          </table:table-cell>
          <table:table-cell table:number-columns-repeated="8"/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float" office:value="1.38262483856542" calcext:value-type="float">
            <text:p>1.38262483856542</text:p>
          </table:table-cell>
          <table:table-cell table:number-columns-repeated="15"/>
        </table:table-row>
        <table:table-row table:style-name="ro1">
          <table:table-cell office:value-type="float" office:value="19.17" calcext:value-type="float">
            <text:p>19.17</text:p>
          </table:table-cell>
          <table:table-cell table:number-columns-repeated="8"/>
          <table:table-cell office:value-type="float" office:value="0.537005011684435" calcext:value-type="float">
            <text:p>0.537005011684435</text:p>
          </table:table-cell>
          <table:table-cell table:number-columns-repeated="7"/>
        </table:table-row>
        <table:table-row table:style-name="ro1">
          <table:table-cell office:value-type="float" office:value="19.3" calcext:value-type="float">
            <text:p>19.3</text:p>
          </table:table-cell>
          <table:table-cell table:number-columns-repeated="5"/>
          <table:table-cell office:value-type="float" office:value="1.00266574062129" calcext:value-type="float">
            <text:p>1.00266574062129</text:p>
          </table:table-cell>
          <table:table-cell table:number-columns-repeated="10"/>
        </table:table-row>
        <table:table-row table:style-name="ro1">
          <table:table-cell office:value-type="float" office:value="19.41" calcext:value-type="float">
            <text:p>19.41</text:p>
          </table:table-cell>
          <table:table-cell/>
          <table:table-cell office:value-type="float" office:value="1.15414815638909" calcext:value-type="float">
            <text:p>1.15414815638909</text:p>
          </table:table-cell>
          <table:table-cell table:number-columns-repeated="14"/>
        </table:table-row>
        <table:table-row table:style-name="ro1">
          <table:table-cell office:value-type="float" office:value="19.65" calcext:value-type="float">
            <text:p>19.65</text:p>
          </table:table-cell>
          <table:table-cell table:number-columns-repeated="13"/>
          <table:table-cell office:value-type="float" office:value="1.08314330368162" calcext:value-type="float">
            <text:p>1.08314330368162</text:p>
          </table:table-cell>
          <table:table-cell table:number-columns-repeated="2"/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1.43642740085482" calcext:value-type="float">
            <text:p>1.43642740085482</text:p>
          </table:table-cell>
          <table:table-cell table:number-columns-repeated="15"/>
        </table:table-row>
        <table:table-row table:style-name="ro1">
          <table:table-cell office:value-type="float" office:value="19.8" calcext:value-type="float">
            <text:p>19.8</text:p>
          </table:table-cell>
          <table:table-cell table:number-columns-repeated="6"/>
          <table:table-cell office:value-type="float" office:value="1.381135451304" calcext:value-type="float">
            <text:p>1.381135451304</text:p>
          </table:table-cell>
          <table:table-cell table:number-columns-repeated="9"/>
        </table:table-row>
        <table:table-row table:style-name="ro1">
          <table:table-cell office:value-type="float" office:value="19.88" calcext:value-type="float">
            <text:p>19.88</text:p>
          </table:table-cell>
          <table:table-cell table:number-columns-repeated="2"/>
          <table:table-cell office:value-type="float" office:value="1.31801585313672" calcext:value-type="float">
            <text:p>1.31801585313672</text:p>
          </table:table-cell>
          <table:table-cell table:number-columns-repeated="13"/>
        </table:table-row>
        <table:table-row table:style-name="ro1">
          <table:table-cell office:value-type="float" office:value="19.95" calcext:value-type="float">
            <text:p>19.95</text:p>
          </table:table-cell>
          <table:table-cell table:number-columns-repeated="5"/>
          <table:table-cell office:value-type="float" office:value="1.11819742297156" calcext:value-type="float">
            <text:p>1.11819742297156</text:p>
          </table:table-cell>
          <table:table-cell table:number-columns-repeated="10"/>
        </table:table-row>
        <table:table-row table:style-name="ro1">
          <table:table-cell office:value-type="float" office:value="20.31" calcext:value-type="float">
            <text:p>20.31</text:p>
          </table:table-cell>
          <table:table-cell table:number-columns-repeated="12"/>
          <table:table-cell office:value-type="float" office:value="2.01233352775676" calcext:value-type="float">
            <text:p>2.01233352775676</text:p>
          </table:table-cell>
          <table:table-cell table:number-columns-repeated="3"/>
        </table:table-row>
        <table:table-row table:style-name="ro1">
          <table:table-cell office:value-type="float" office:value="20.4" calcext:value-type="float">
            <text:p>20.4</text:p>
          </table:table-cell>
          <table:table-cell table:number-columns-repeated="8"/>
          <table:table-cell office:value-type="float" office:value="0.567817458852614" calcext:value-type="float">
            <text:p>0.567817458852614</text:p>
          </table:table-cell>
          <table:table-cell table:number-columns-repeated="7"/>
        </table:table-row>
        <table:table-row table:style-name="ro1">
          <table:table-cell office:value-type="float" office:value="20.43" calcext:value-type="float">
            <text:p>20.43</text:p>
          </table:table-cell>
          <table:table-cell table:number-columns-repeated="4"/>
          <table:table-cell office:value-type="float" office:value="4.49588497391323" calcext:value-type="float">
            <text:p>4.49588497391323</text:p>
          </table:table-cell>
          <table:table-cell table:number-columns-repeated="11"/>
        </table:table-row>
        <table:table-row table:style-name="ro1">
          <table:table-cell office:value-type="float" office:value="20.45" calcext:value-type="float">
            <text:p>20.45</text:p>
          </table:table-cell>
          <table:table-cell table:number-columns-repeated="9"/>
          <table:table-cell office:value-type="float" office:value="0.71831351286275" calcext:value-type="float">
            <text:p>0.71831351286275</text:p>
          </table:table-cell>
          <table:table-cell table:number-columns-repeated="6"/>
        </table:table-row>
        <table:table-row table:style-name="ro1">
          <table:table-cell office:value-type="float" office:value="20.54" calcext:value-type="float">
            <text:p>20.54</text:p>
          </table:table-cell>
          <table:table-cell table:number-columns-repeated="6"/>
          <table:table-cell office:value-type="float" office:value="1.14922639369899" calcext:value-type="float">
            <text:p>1.14922639369899</text:p>
          </table:table-cell>
          <table:table-cell table:number-columns-repeated="9"/>
        </table:table-row>
        <table:table-row table:style-name="ro1">
          <table:table-cell office:value-type="float" office:value="20.86" calcext:value-type="float">
            <text:p>20.86</text:p>
          </table:table-cell>
          <table:table-cell table:number-columns-repeated="10"/>
          <table:table-cell office:value-type="float" office:value="2.50419688589206" calcext:value-type="float">
            <text:p>2.50419688589206</text:p>
          </table:table-cell>
          <table:table-cell table:number-columns-repeated="5"/>
        </table:table-row>
        <table:table-row table:style-name="ro1">
          <table:table-cell office:value-type="float" office:value="21.07" calcext:value-type="float">
            <text:p>21.07</text:p>
          </table:table-cell>
          <table:table-cell/>
          <table:table-cell office:value-type="float" office:value="1.13293332577938" calcext:value-type="float">
            <text:p>1.13293332577938</text:p>
          </table:table-cell>
          <table:table-cell table:number-columns-repeated="14"/>
        </table:table-row>
        <table:table-row table:style-name="ro1">
          <table:table-cell office:value-type="float" office:value="21.14" calcext:value-type="float">
            <text:p>21.14</text:p>
          </table:table-cell>
          <table:table-cell table:number-columns-repeated="15"/>
          <table:table-cell office:value-type="float" office:value="0.76255059983291" calcext:value-type="float">
            <text:p>0.76255059983291</text:p>
          </table:table-cell>
        </table:table-row>
        <table:table-row table:style-name="ro1">
          <table:table-cell office:value-type="float" office:value="21.18" calcext:value-type="float">
            <text:p>21.18</text:p>
          </table:table-cell>
          <table:table-cell table:number-columns-repeated="3"/>
          <table:table-cell office:value-type="float" office:value="0.927014478108367" calcext:value-type="float">
            <text:p>0.927014478108367</text:p>
          </table:table-cell>
          <table:table-cell table:number-columns-repeated="3"/>
          <table:table-cell office:value-type="float" office:value="1.11610450268924" calcext:value-type="float">
            <text:p>1.11610450268924</text:p>
          </table:table-cell>
          <table:table-cell table:number-columns-repeated="8"/>
        </table:table-row>
        <table:table-row table:style-name="ro1">
          <table:table-cell office:value-type="float" office:value="21.19" calcext:value-type="float">
            <text:p>21.19</text:p>
          </table:table-cell>
          <table:table-cell table:number-columns-repeated="2"/>
          <table:table-cell office:value-type="float" office:value="0.906365010496518" calcext:value-type="float">
            <text:p>0.906365010496518</text:p>
          </table:table-cell>
          <table:table-cell table:number-columns-repeated="13"/>
        </table:table-row>
        <table:table-row table:style-name="ro1">
          <table:table-cell office:value-type="float" office:value="21.37" calcext:value-type="float">
            <text:p>21.37</text:p>
          </table:table-cell>
          <table:table-cell office:value-type="float" office:value="1.53577876539576" calcext:value-type="float">
            <text:p>1.53577876539576</text:p>
          </table:table-cell>
          <table:table-cell table:number-columns-repeated="15"/>
        </table:table-row>
        <table:table-row table:style-name="ro1">
          <table:table-cell office:value-type="float" office:value="21.42" calcext:value-type="float">
            <text:p>21.42</text:p>
          </table:table-cell>
          <table:table-cell table:number-columns-repeated="4"/>
          <table:table-cell office:value-type="float" office:value="4.45664247935688" calcext:value-type="float">
            <text:p>4.45664247935688</text:p>
          </table:table-cell>
          <table:table-cell table:number-columns-repeated="11"/>
        </table:table-row>
        <table:table-row table:style-name="ro1">
          <table:table-cell office:value-type="float" office:value="21.51" calcext:value-type="float">
            <text:p>21.51</text:p>
          </table:table-cell>
          <table:table-cell/>
          <table:table-cell office:value-type="float" office:value="1.10749931165654" calcext:value-type="float">
            <text:p>1.10749931165654</text:p>
          </table:table-cell>
          <table:table-cell table:number-columns-repeated="4"/>
          <table:table-cell office:value-type="float" office:value="1.21163733092416" calcext:value-type="float">
            <text:p>1.21163733092416</text:p>
          </table:table-cell>
          <table:table-cell table:number-columns-repeated="9"/>
        </table:table-row>
        <table:table-row table:style-name="ro1">
          <table:table-cell office:value-type="float" office:value="21.73" calcext:value-type="float">
            <text:p>21.73</text:p>
          </table:table-cell>
          <table:table-cell table:number-columns-repeated="9"/>
          <table:table-cell office:value-type="float" office:value="0.689093899128803" calcext:value-type="float">
            <text:p>0.689093899128803</text:p>
          </table:table-cell>
          <table:table-cell table:number-columns-repeated="6"/>
        </table:table-row>
        <table:table-row table:style-name="ro1">
          <table:table-cell office:value-type="float" office:value="21.78" calcext:value-type="float">
            <text:p>21.78</text:p>
          </table:table-cell>
          <table:table-cell table:number-columns-repeated="14"/>
          <table:table-cell office:value-type="float" office:value="0.885501710413113" calcext:value-type="float">
            <text:p>0.885501710413113</text:p>
          </table:table-cell>
          <table:table-cell/>
        </table:table-row>
        <table:table-row table:style-name="ro1">
          <table:table-cell office:value-type="float" office:value="21.96" calcext:value-type="float">
            <text:p>21.96</text:p>
          </table:table-cell>
          <table:table-cell table:number-columns-repeated="13"/>
          <table:table-cell office:value-type="float" office:value="1.42121884077637" calcext:value-type="float">
            <text:p>1.42121884077637</text:p>
          </table:table-cell>
          <table:table-cell table:number-columns-repeated="2"/>
        </table:table-row>
        <table:table-row table:style-name="ro1">
          <table:table-cell office:value-type="float" office:value="22.25" calcext:value-type="float">
            <text:p>22.25</text:p>
          </table:table-cell>
          <table:table-cell table:number-columns-repeated="7"/>
          <table:table-cell office:value-type="float" office:value="1.12320393052901" calcext:value-type="float">
            <text:p>1.12320393052901</text:p>
          </table:table-cell>
          <table:table-cell table:number-columns-repeated="8"/>
        </table:table-row>
        <table:table-row table:style-name="ro1">
          <table:table-cell office:value-type="float" office:value="22.31" calcext:value-type="float">
            <text:p>22.31</text:p>
          </table:table-cell>
          <table:table-cell table:number-columns-repeated="12"/>
          <table:table-cell office:value-type="float" office:value="1.76531549619244" calcext:value-type="float">
            <text:p>1.76531549619244</text:p>
          </table:table-cell>
          <table:table-cell table:number-columns-repeated="3"/>
        </table:table-row>
        <table:table-row table:style-name="ro1">
          <table:table-cell office:value-type="float" office:value="22.54" calcext:value-type="float">
            <text:p>22.54</text:p>
          </table:table-cell>
          <table:table-cell table:number-columns-repeated="8"/>
          <table:table-cell office:value-type="float" office:value="0.52098770598246" calcext:value-type="float">
            <text:p>0.52098770598246</text:p>
          </table:table-cell>
          <table:table-cell table:number-columns-repeated="2"/>
          <table:table-cell office:value-type="float" office:value="1.5510692314234" calcext:value-type="float">
            <text:p>1.5510692314234</text:p>
          </table:table-cell>
          <table:table-cell table:number-columns-repeated="4"/>
        </table:table-row>
        <table:table-row table:style-name="ro1">
          <table:table-cell office:value-type="float" office:value="22.68" calcext:value-type="float">
            <text:p>22.68</text:p>
          </table:table-cell>
          <table:table-cell table:number-columns-repeated="9"/>
          <table:table-cell office:value-type="float" office:value="0.679807630253251" calcext:value-type="float">
            <text:p>0.679807630253251</text:p>
          </table:table-cell>
          <table:table-cell table:number-columns-repeated="6"/>
        </table:table-row>
        <table:table-row table:style-name="ro1">
          <table:table-cell office:value-type="float" office:value="22.75" calcext:value-type="float">
            <text:p>22.75</text:p>
          </table:table-cell>
          <table:table-cell table:number-columns-repeated="3"/>
          <table:table-cell office:value-type="float" office:value="0.900230856160832" calcext:value-type="float">
            <text:p>0.900230856160832</text:p>
          </table:table-cell>
          <table:table-cell table:number-columns-repeated="12"/>
        </table:table-row>
        <table:table-row table:style-name="ro1">
          <table:table-cell office:value-type="float" office:value="22.85" calcext:value-type="float">
            <text:p>22.85</text:p>
          </table:table-cell>
          <table:table-cell table:number-columns-repeated="15"/>
          <table:table-cell office:value-type="float" office:value="0.792902105933663" calcext:value-type="float">
            <text:p>0.792902105933663</text:p>
          </table:table-cell>
        </table:table-row>
        <table:table-row table:style-name="ro1">
          <table:table-cell office:value-type="float" office:value="23.32" calcext:value-type="float">
            <text:p>23.32</text:p>
          </table:table-cell>
          <table:table-cell table:number-columns-repeated="2"/>
          <table:table-cell office:value-type="float" office:value="0.927765636193797" calcext:value-type="float">
            <text:p>0.927765636193797</text:p>
          </table:table-cell>
          <table:table-cell table:number-columns-repeated="13"/>
        </table:table-row>
        <table:table-row table:style-name="ro1">
          <table:table-cell office:value-type="float" office:value="23.41" calcext:value-type="float">
            <text:p>23.41</text:p>
          </table:table-cell>
          <table:table-cell table:number-columns-repeated="13"/>
          <table:table-cell office:value-type="float" office:value="1.38764626851589" calcext:value-type="float">
            <text:p>1.38764626851589</text:p>
          </table:table-cell>
          <table:table-cell table:number-columns-repeated="2"/>
        </table:table-row>
        <table:table-row table:style-name="ro1">
          <table:table-cell office:value-type="float" office:value="23.64" calcext:value-type="float">
            <text:p>23.64</text:p>
          </table:table-cell>
          <table:table-cell/>
          <table:table-cell office:value-type="float" office:value="1.05135781346862" calcext:value-type="float">
            <text:p>1.05135781346862</text:p>
          </table:table-cell>
          <table:table-cell table:number-columns-repeated="6"/>
          <table:table-cell office:value-type="float" office:value="0.54066252522551" calcext:value-type="float">
            <text:p>0.54066252522551</text:p>
          </table:table-cell>
          <table:table-cell table:number-columns-repeated="7"/>
        </table:table-row>
        <table:table-row table:style-name="ro1">
          <table:table-cell office:value-type="float" office:value="23.65" calcext:value-type="float">
            <text:p>23.65</text:p>
          </table:table-cell>
          <table:table-cell office:value-type="float" office:value="1.57929268736907" calcext:value-type="float">
            <text:p>1.57929268736907</text:p>
          </table:table-cell>
          <table:table-cell table:number-columns-repeated="15"/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9"/>
          <table:table-cell office:value-type="float" office:value="0.630943376191645" calcext:value-type="float">
            <text:p>0.630943376191645</text:p>
          </table:table-cell>
          <table:table-cell table:number-columns-repeated="6"/>
        </table:table-row>
        <table:table-row table:style-name="ro1">
          <table:table-cell office:value-type="float" office:value="23.78" calcext:value-type="float">
            <text:p>23.78</text:p>
          </table:table-cell>
          <table:table-cell table:number-columns-repeated="5"/>
          <table:table-cell office:value-type="float" office:value="0.699242971271652" calcext:value-type="float">
            <text:p>0.699242971271652</text:p>
          </table:table-cell>
          <table:table-cell table:number-columns-repeated="10"/>
        </table:table-row>
        <table:table-row table:style-name="ro1">
          <table:table-cell office:value-type="float" office:value="24.1" calcext:value-type="float">
            <text:p>24.1</text:p>
          </table:table-cell>
          <table:table-cell table:number-columns-repeated="3"/>
          <table:table-cell office:value-type="float" office:value="0.922526246173069" calcext:value-type="float">
            <text:p>0.922526246173069</text:p>
          </table:table-cell>
          <table:table-cell office:value-type="float" office:value="4.5581857698204" calcext:value-type="float">
            <text:p>4.5581857698204</text:p>
          </table:table-cell>
          <table:table-cell table:number-columns-repeated="10"/>
          <table:table-cell office:value-type="float" office:value="0.834912619342774" calcext:value-type="float">
            <text:p>0.834912619342774</text:p>
          </table:table-cell>
        </table:table-row>
        <table:table-row table:style-name="ro1">
          <table:table-cell office:value-type="float" office:value="24.11" calcext:value-type="float">
            <text:p>24.11</text:p>
          </table:table-cell>
          <table:table-cell table:number-columns-repeated="2"/>
          <table:table-cell office:value-type="float" office:value="0.89376620055419" calcext:value-type="float">
            <text:p>0.89376620055419</text:p>
          </table:table-cell>
          <table:table-cell table:number-columns-repeated="13"/>
        </table:table-row>
        <table:table-row table:style-name="ro1">
          <table:table-cell office:value-type="float" office:value="24.49" calcext:value-type="float">
            <text:p>24.49</text:p>
          </table:table-cell>
          <table:table-cell table:number-columns-repeated="10"/>
          <table:table-cell office:value-type="float" office:value="1.60160952778448" calcext:value-type="float">
            <text:p>1.60160952778448</text:p>
          </table:table-cell>
          <table:table-cell table:number-columns-repeated="5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6"/>
          <table:table-cell office:value-type="float" office:value="0.917896627861685" calcext:value-type="float">
            <text:p>0.917896627861685</text:p>
          </table:table-cell>
          <table:table-cell table:number-columns-repeated="9"/>
        </table:table-row>
        <table:table-row table:style-name="ro1">
          <table:table-cell office:value-type="float" office:value="24.58" calcext:value-type="float">
            <text:p>24.58</text:p>
          </table:table-cell>
          <table:table-cell/>
          <table:table-cell office:value-type="float" office:value="1.08484003780816" calcext:value-type="float">
            <text:p>1.08484003780816</text:p>
          </table:table-cell>
          <table:table-cell table:number-columns-repeated="14"/>
        </table:table-row>
        <table:table-row table:style-name="ro1">
          <table:table-cell office:value-type="float" office:value="24.7" calcext:value-type="float">
            <text:p>24.7</text:p>
          </table:table-cell>
          <table:table-cell table:number-columns-repeated="14"/>
          <table:table-cell office:value-type="float" office:value="0.687831253370563" calcext:value-type="float">
            <text:p>0.687831253370563</text:p>
          </table:table-cell>
          <table:table-cell/>
        </table:table-row>
        <table:table-row table:style-name="ro1">
          <table:table-cell office:value-type="float" office:value="24.74" calcext:value-type="float">
            <text:p>24.74</text:p>
          </table:table-cell>
          <table:table-cell table:number-columns-repeated="8"/>
          <table:table-cell office:value-type="float" office:value="0.459807123743854" calcext:value-type="float">
            <text:p>0.459807123743854</text:p>
          </table:table-cell>
          <table:table-cell table:number-columns-repeated="7"/>
        </table:table-row>
        <table:table-row table:style-name="ro1">
          <table:table-cell office:value-type="float" office:value="24.9" calcext:value-type="float">
            <text:p>24.9</text:p>
          </table:table-cell>
          <table:table-cell table:number-columns-repeated="4"/>
          <table:table-cell office:value-type="float" office:value="4.44975476691722" calcext:value-type="float">
            <text:p>4.44975476691722</text:p>
          </table:table-cell>
          <table:table-cell table:number-columns-repeated="11"/>
        </table:table-row>
        <table:table-row table:style-name="ro1">
          <table:table-cell office:value-type="float" office:value="24.98" calcext:value-type="float">
            <text:p>24.98</text:p>
          </table:table-cell>
          <table:table-cell table:number-columns-repeated="3"/>
          <table:table-cell office:value-type="float" office:value="0.883537068976061" calcext:value-type="float">
            <text:p>0.883537068976061</text:p>
          </table:table-cell>
          <table:table-cell table:number-columns-repeated="12"/>
        </table:table-row>
        <table:table-row table:style-name="ro1">
          <table:table-cell office:value-type="float" office:value="25.06" calcext:value-type="float">
            <text:p>25.06</text:p>
          </table:table-cell>
          <table:table-cell table:number-columns-repeated="9"/>
          <table:table-cell office:value-type="float" office:value="0.78237469556445" calcext:value-type="float">
            <text:p>0.78237469556445</text:p>
          </table:table-cell>
          <table:table-cell table:number-columns-repeated="6"/>
        </table:table-row>
        <table:table-row table:style-name="ro1">
          <table:table-cell office:value-type="float" office:value="25.1" calcext:value-type="float">
            <text:p>25.1</text:p>
          </table:table-cell>
          <table:table-cell table:number-columns-repeated="11"/>
          <table:table-cell office:value-type="float" office:value="1.56339874429592" calcext:value-type="float">
            <text:p>1.56339874429592</text:p>
          </table:table-cell>
          <table:table-cell table:number-columns-repeated="4"/>
        </table:table-row>
        <table:table-row table:style-name="ro1">
          <table:table-cell office:value-type="float" office:value="25.34" calcext:value-type="float">
            <text:p>25.34</text:p>
          </table:table-cell>
          <table:table-cell table:number-columns-repeated="15"/>
          <table:table-cell office:value-type="float" office:value="0.788494832808297" calcext:value-type="float">
            <text:p>0.788494832808297</text:p>
          </table:table-cell>
        </table:table-row>
        <table:table-row table:style-name="ro1">
          <table:table-cell office:value-type="float" office:value="25.55" calcext:value-type="float">
            <text:p>25.55</text:p>
          </table:table-cell>
          <table:table-cell/>
          <table:table-cell office:value-type="float" office:value="1.06838642174025" calcext:value-type="float">
            <text:p>1.06838642174025</text:p>
          </table:table-cell>
          <table:table-cell table:number-columns-repeated="14"/>
        </table:table-row>
        <table:table-row table:style-name="ro1">
          <table:table-cell office:value-type="float" office:value="25.59" calcext:value-type="float">
            <text:p>25.59</text:p>
          </table:table-cell>
          <table:table-cell table:number-columns-repeated="5"/>
          <table:table-cell office:value-type="float" office:value="0.673631290112061" calcext:value-type="float">
            <text:p>0.673631290112061</text:p>
          </table:table-cell>
          <table:table-cell table:number-columns-repeated="10"/>
        </table:table-row>
        <table:table-row table:style-name="ro1">
          <table:table-cell office:value-type="float" office:value="25.61" calcext:value-type="float">
            <text:p>25.61</text:p>
          </table:table-cell>
          <table:table-cell table:number-columns-repeated="3"/>
          <table:table-cell office:value-type="float" office:value="0.772539627046491" calcext:value-type="float">
            <text:p>0.772539627046491</text:p>
          </table:table-cell>
          <table:table-cell table:number-columns-repeated="12"/>
        </table:table-row>
        <table:table-row table:style-name="ro1">
          <table:table-cell office:value-type="float" office:value="26.16" calcext:value-type="float">
            <text:p>26.16</text:p>
          </table:table-cell>
          <table:table-cell table:number-columns-repeated="2"/>
          <table:table-cell office:value-type="float" office:value="0.949648470568583" calcext:value-type="float">
            <text:p>0.949648470568583</text:p>
          </table:table-cell>
          <table:table-cell table:number-columns-repeated="13"/>
        </table:table-row>
        <table:table-row table:style-name="ro1">
          <table:table-cell office:value-type="float" office:value="26.43" calcext:value-type="float">
            <text:p>26.43</text:p>
          </table:table-cell>
          <table:table-cell table:number-columns-repeated="15"/>
          <table:table-cell office:value-type="float" office:value="0.857119521882151" calcext:value-type="float">
            <text:p>0.857119521882151</text:p>
          </table:table-cell>
        </table:table-row>
        <table:table-row table:style-name="ro1">
          <table:table-cell office:value-type="float" office:value="26.55" calcext:value-type="float">
            <text:p>26.55</text:p>
          </table:table-cell>
          <table:table-cell table:number-columns-repeated="13"/>
          <table:table-cell office:value-type="float" office:value="1.28588948116547" calcext:value-type="float">
            <text:p>1.28588948116547</text:p>
          </table:table-cell>
          <table:table-cell table:number-columns-repeated="2"/>
        </table:table-row>
        <table:table-row table:style-name="ro1">
          <table:table-cell office:value-type="float" office:value="26.74" calcext:value-type="float">
            <text:p>26.74</text:p>
          </table:table-cell>
          <table:table-cell table:number-columns-repeated="8"/>
          <table:table-cell office:value-type="float" office:value="0.513258135148064" calcext:value-type="float">
            <text:p>0.513258135148064</text:p>
          </table:table-cell>
          <table:table-cell table:number-columns-repeated="7"/>
        </table:table-row>
        <table:table-row table:style-name="ro1">
          <table:table-cell office:value-type="float" office:value="26.78" calcext:value-type="float">
            <text:p>26.78</text:p>
          </table:table-cell>
          <table:table-cell table:number-columns-repeated="9"/>
          <table:table-cell office:value-type="float" office:value="0.700382546143846" calcext:value-type="float">
            <text:p>0.700382546143846</text:p>
          </table:table-cell>
          <table:table-cell table:number-columns-repeated="6"/>
        </table:table-row>
        <table:table-row table:style-name="ro1">
          <table:table-cell office:value-type="float" office:value="26.93" calcext:value-type="float">
            <text:p>26.93</text:p>
          </table:table-cell>
          <table:table-cell table:number-columns-repeated="10"/>
          <table:table-cell office:value-type="float" office:value="1.3566427955709" calcext:value-type="float">
            <text:p>1.3566427955709</text:p>
          </table:table-cell>
          <table:table-cell table:number-columns-repeated="5"/>
        </table:table-row>
        <table:table-row table:style-name="ro1">
          <table:table-cell office:value-type="float" office:value="27.17" calcext:value-type="float">
            <text:p>27.17</text:p>
          </table:table-cell>
          <table:table-cell table:number-columns-repeated="12"/>
          <table:table-cell office:value-type="float" office:value="1.48437436193927" calcext:value-type="float">
            <text:p>1.48437436193927</text:p>
          </table:table-cell>
          <table:table-cell table:number-columns-repeated="3"/>
        </table:table-row>
        <table:table-row table:style-name="ro1">
          <table:table-cell office:value-type="float" office:value="27.19" calcext:value-type="float">
            <text:p>27.19</text:p>
          </table:table-cell>
          <table:table-cell table:number-columns-repeated="14"/>
          <table:table-cell office:value-type="float" office:value="0.804641319045475" calcext:value-type="float">
            <text:p>0.804641319045475</text:p>
          </table:table-cell>
          <table:table-cell/>
        </table:table-row>
        <table:table-row table:style-name="ro1">
          <table:table-cell office:value-type="float" office:value="27.2" calcext:value-type="float">
            <text:p>27.2</text:p>
          </table:table-cell>
          <table:table-cell table:number-columns-repeated="7"/>
          <table:table-cell office:value-type="float" office:value="1.08485868661935" calcext:value-type="float">
            <text:p>1.08485868661935</text:p>
          </table:table-cell>
          <table:table-cell table:number-columns-repeated="8"/>
        </table:table-row>
        <table:table-row table:style-name="ro1">
          <table:table-cell office:value-type="float" office:value="27.28" calcext:value-type="float">
            <text:p>27.28</text:p>
          </table:table-cell>
          <table:table-cell table:number-columns-repeated="4"/>
          <table:table-cell office:value-type="float" office:value="1.02964268177324" calcext:value-type="float">
            <text:p>1.02964268177324</text:p>
          </table:table-cell>
          <table:table-cell table:number-columns-repeated="11"/>
        </table:table-row>
        <table:table-row table:style-name="ro1">
          <table:table-cell office:value-type="float" office:value="27.44" calcext:value-type="float">
            <text:p>27.44</text:p>
          </table:table-cell>
          <table:table-cell table:number-columns-repeated="11"/>
          <table:table-cell office:value-type="float" office:value="1.57096861518245" calcext:value-type="float">
            <text:p>1.57096861518245</text:p>
          </table:table-cell>
          <table:table-cell table:number-columns-repeated="4"/>
        </table:table-row>
        <table:table-row table:style-name="ro1">
          <table:table-cell office:value-type="float" office:value="27.51" calcext:value-type="float">
            <text:p>27.51</text:p>
          </table:table-cell>
          <table:table-cell office:value-type="float" office:value="1.11067550268585" calcext:value-type="float">
            <text:p>1.11067550268585</text:p>
          </table:table-cell>
          <table:table-cell table:number-columns-repeated="15"/>
        </table:table-row>
        <table:table-row table:style-name="ro1">
          <table:table-cell office:value-type="float" office:value="27.86" calcext:value-type="float">
            <text:p>27.86</text:p>
          </table:table-cell>
          <table:table-cell table:number-columns-repeated="3"/>
          <table:table-cell office:value-type="float" office:value="0.797953656177189" calcext:value-type="float">
            <text:p>0.797953656177189</text:p>
          </table:table-cell>
          <table:table-cell table:number-columns-repeated="12"/>
        </table:table-row>
        <table:table-row table:style-name="ro1">
          <table:table-cell office:value-type="float" office:value="28.14" calcext:value-type="float">
            <text:p>28.14</text:p>
          </table:table-cell>
          <table:table-cell table:number-columns-repeated="8"/>
          <table:table-cell office:value-type="float" office:value="0.508269941151333" calcext:value-type="float">
            <text:p>0.508269941151333</text:p>
          </table:table-cell>
          <table:table-cell table:number-columns-repeated="7"/>
        </table:table-row>
        <table:table-row table:style-name="ro1">
          <table:table-cell office:value-type="float" office:value="28.46" calcext:value-type="float">
            <text:p>28.46</text:p>
          </table:table-cell>
          <table:table-cell table:number-columns-repeated="2"/>
          <table:table-cell office:value-type="float" office:value="0.717565629243463" calcext:value-type="float">
            <text:p>0.717565629243463</text:p>
          </table:table-cell>
          <table:table-cell table:number-columns-repeated="13"/>
        </table:table-row>
        <table:table-row table:style-name="ro1">
          <table:table-cell office:value-type="float" office:value="28.87" calcext:value-type="float">
            <text:p>28.87</text:p>
          </table:table-cell>
          <table:table-cell office:value-type="float" office:value="1.12937555732708" calcext:value-type="float">
            <text:p>1.12937555732708</text:p>
          </table:table-cell>
          <table:table-cell table:number-columns-repeated="15"/>
        </table:table-row>
        <table:table-row table:style-name="ro1">
          <table:table-cell office:value-type="float" office:value="28.99" calcext:value-type="float">
            <text:p>28.99</text:p>
          </table:table-cell>
          <table:table-cell table:number-columns-repeated="3"/>
          <table:table-cell office:value-type="float" office:value="0.830242041243341" calcext:value-type="float">
            <text:p>0.830242041243341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3"/>
          <table:table-cell office:value-type="float" office:value="1.03668503486629" calcext:value-type="float">
            <text:p>1.03668503486629</text:p>
          </table:table-cell>
          <table:table-cell table:number-columns-repeated="2"/>
        </table:table-row>
        <table:table-row table:style-name="ro1">
          <table:table-cell office:value-type="float" office:value="29.49" calcext:value-type="float">
            <text:p>29.49</text:p>
          </table:table-cell>
          <table:table-cell table:number-columns-repeated="15"/>
          <table:table-cell office:value-type="float" office:value="0.815908766016676" calcext:value-type="float">
            <text:p>0.815908766016676</text:p>
          </table:table-cell>
        </table:table-row>
        <table:table-row table:style-name="ro1">
          <table:table-cell office:value-type="float" office:value="29.66" calcext:value-type="float">
            <text:p>29.66</text:p>
          </table:table-cell>
          <table:table-cell table:number-columns-repeated="8"/>
          <table:table-cell office:value-type="float" office:value="0.472867722704404" calcext:value-type="float">
            <text:p>0.472867722704404</text:p>
          </table:table-cell>
          <table:table-cell table:number-columns-repeated="7"/>
        </table:table-row>
        <table:table-row table:style-name="ro1">
          <table:table-cell office:value-type="float" office:value="29.87" calcext:value-type="float">
            <text:p>29.87</text:p>
          </table:table-cell>
          <table:table-cell table:number-columns-repeated="5"/>
          <table:table-cell office:value-type="float" office:value="1.07601746786999" calcext:value-type="float">
            <text:p>1.07601746786999</text:p>
          </table:table-cell>
          <table:table-cell table:number-columns-repeated="10"/>
        </table:table-row>
        <table:table-row table:style-name="ro1">
          <table:table-cell office:value-type="float" office:value="29.93" calcext:value-type="float">
            <text:p>29.93</text:p>
          </table:table-cell>
          <table:table-cell table:number-columns-repeated="3"/>
          <table:table-cell office:value-type="float" office:value="0.762549134095872" calcext:value-type="float">
            <text:p>0.762549134095872</text:p>
          </table:table-cell>
          <table:table-cell table:number-columns-repeated="12"/>
        </table:table-row>
        <table:table-row table:style-name="ro1">
          <table:table-cell office:value-type="float" office:value="30.2" calcext:value-type="float">
            <text:p>30.2</text:p>
          </table:table-cell>
          <table:table-cell table:number-columns-repeated="4"/>
          <table:table-cell office:value-type="float" office:value="0.817826829821627" calcext:value-type="float">
            <text:p>0.817826829821627</text:p>
          </table:table-cell>
          <table:table-cell table:number-columns-repeated="11"/>
        </table:table-row>
        <table:table-row table:style-name="ro1">
          <table:table-cell office:value-type="float" office:value="30.47" calcext:value-type="float">
            <text:p>30.47</text:p>
          </table:table-cell>
          <table:table-cell office:value-type="float" office:value="1.10030922544709" calcext:value-type="float">
            <text:p>1.10030922544709</text:p>
          </table:table-cell>
          <table:table-cell table:number-columns-repeated="15"/>
        </table:table-row>
        <table:table-row table:style-name="ro1">
          <table:table-cell office:value-type="float" office:value="30.52" calcext:value-type="float">
            <text:p>30.52</text:p>
          </table:table-cell>
          <table:table-cell table:number-columns-repeated="8"/>
          <table:table-cell office:value-type="float" office:value="0.433666945319722" calcext:value-type="float">
            <text:p>0.433666945319722</text:p>
          </table:table-cell>
          <table:table-cell table:number-columns-repeated="7"/>
        </table:table-row>
        <table:table-row table:style-name="ro1">
          <table:table-cell office:value-type="float" office:value="30.53" calcext:value-type="float">
            <text:p>30.53</text:p>
          </table:table-cell>
          <table:table-cell table:number-columns-repeated="6"/>
          <table:table-cell office:value-type="float" office:value="0.64890083928587" calcext:value-type="float">
            <text:p>0.64890083928587</text:p>
          </table:table-cell>
          <table:table-cell table:number-columns-repeated="8"/>
          <table:table-cell office:value-type="float" office:value="0.776622974864541" calcext:value-type="float">
            <text:p>0.776622974864541</text:p>
          </table:table-cell>
        </table:table-row>
        <table:table-row table:style-name="ro1">
          <table:table-cell office:value-type="float" office:value="30.69" calcext:value-type="float">
            <text:p>30.69</text:p>
          </table:table-cell>
          <table:table-cell table:number-columns-repeated="2"/>
          <table:table-cell office:value-type="float" office:value="0.723545364343078" calcext:value-type="float">
            <text:p>0.723545364343078</text:p>
          </table:table-cell>
          <table:table-cell table:number-columns-repeated="13"/>
        </table:table-row>
        <table:table-row table:style-name="ro1">
          <table:table-cell office:value-type="float" office:value="30.77" calcext:value-type="float">
            <text:p>30.77</text:p>
          </table:table-cell>
          <table:table-cell table:number-columns-repeated="13"/>
          <table:table-cell office:value-type="float" office:value="0.748185339966586" calcext:value-type="float">
            <text:p>0.748185339966586</text:p>
          </table:table-cell>
          <table:table-cell table:number-columns-repeated="2"/>
        </table:table-row>
        <table:table-row table:style-name="ro1">
          <table:table-cell office:value-type="float" office:value="30.9" calcext:value-type="float">
            <text:p>30.9</text:p>
          </table:table-cell>
          <table:table-cell/>
          <table:table-cell office:value-type="float" office:value="0.846195142315389" calcext:value-type="float">
            <text:p>0.846195142315389</text:p>
          </table:table-cell>
          <table:table-cell table:number-columns-repeated="14"/>
        </table:table-row>
        <table:table-row table:style-name="ro1">
          <table:table-cell office:value-type="float" office:value="30.99" calcext:value-type="float">
            <text:p>30.99</text:p>
          </table:table-cell>
          <table:table-cell table:number-columns-repeated="9"/>
          <table:table-cell office:value-type="float" office:value="0.550547429288635" calcext:value-type="float">
            <text:p>0.550547429288635</text:p>
          </table:table-cell>
          <table:table-cell table:number-columns-repeated="6"/>
        </table:table-row>
        <table:table-row table:style-name="ro1">
          <table:table-cell office:value-type="float" office:value="31.07" calcext:value-type="float">
            <text:p>31.07</text:p>
          </table:table-cell>
          <table:table-cell table:number-columns-repeated="11"/>
          <table:table-cell office:value-type="float" office:value="1.05909387235408" calcext:value-type="float">
            <text:p>1.05909387235408</text:p>
          </table:table-cell>
          <table:table-cell table:number-columns-repeated="4"/>
        </table:table-row>
        <table:table-row table:style-name="ro1">
          <table:table-cell office:value-type="float" office:value="31.2" calcext:value-type="float">
            <text:p>31.2</text:p>
          </table:table-cell>
          <table:table-cell table:number-columns-repeated="7"/>
          <table:table-cell office:value-type="float" office:value="0.958261897349722" calcext:value-type="float">
            <text:p>0.958261897349722</text:p>
          </table:table-cell>
          <table:table-cell table:number-columns-repeated="8"/>
        </table:table-row>
        <table:table-row table:style-name="ro1">
          <table:table-cell office:value-type="float" office:value="31.26" calcext:value-type="float">
            <text:p>31.26</text:p>
          </table:table-cell>
          <table:table-cell office:value-type="float" office:value="0.894420797776249" calcext:value-type="float">
            <text:p>0.894420797776249</text:p>
          </table:table-cell>
          <table:table-cell table:number-columns-repeated="15"/>
        </table:table-row>
        <table:table-row table:style-name="ro1">
          <table:table-cell office:value-type="float" office:value="32.08" calcext:value-type="float">
            <text:p>32.08</text:p>
          </table:table-cell>
          <table:table-cell table:number-columns-repeated="8"/>
          <table:table-cell office:value-type="float" office:value="0.415603375427533" calcext:value-type="float">
            <text:p>0.415603375427533</text:p>
          </table:table-cell>
          <table:table-cell table:number-columns-repeated="3"/>
          <table:table-cell office:value-type="float" office:value="1.52452332138667" calcext:value-type="float">
            <text:p>1.52452332138667</text:p>
          </table:table-cell>
          <table:table-cell table:number-columns-repeated="3"/>
        </table:table-row>
        <table:table-row table:style-name="ro1">
          <table:table-cell office:value-type="float" office:value="32.21" calcext:value-type="float">
            <text:p>32.21</text:p>
          </table:table-cell>
          <table:table-cell table:number-columns-repeated="10"/>
          <table:table-cell office:value-type="float" office:value="1.30131784152075" calcext:value-type="float">
            <text:p>1.30131784152075</text:p>
          </table:table-cell>
          <table:table-cell table:number-columns-repeated="5"/>
        </table:table-row>
        <table:table-row table:style-name="ro1">
          <table:table-cell office:value-type="float" office:value="32.48" calcext:value-type="float">
            <text:p>32.48</text:p>
          </table:table-cell>
          <table:table-cell table:number-columns-repeated="14"/>
          <table:table-cell office:value-type="float" office:value="0.607551392902161" calcext:value-type="float">
            <text:p>0.607551392902161</text:p>
          </table:table-cell>
          <table:table-cell/>
        </table:table-row>
        <table:table-row table:style-name="ro1">
          <table:table-cell office:value-type="float" office:value="32.69" calcext:value-type="float">
            <text:p>32.69</text:p>
          </table:table-cell>
          <table:table-cell table:number-columns-repeated="9"/>
          <table:table-cell office:value-type="float" office:value="0.628301838797018" calcext:value-type="float">
            <text:p>0.628301838797018</text:p>
          </table:table-cell>
          <table:table-cell table:number-columns-repeated="6"/>
        </table:table-row>
        <table:table-row table:style-name="ro1">
          <table:table-cell office:value-type="float" office:value="32.78" calcext:value-type="float">
            <text:p>32.78</text:p>
          </table:table-cell>
          <table:table-cell table:number-columns-repeated="5"/>
          <table:table-cell office:value-type="float" office:value="0.746966060611579" calcext:value-type="float">
            <text:p>0.746966060611579</text:p>
          </table:table-cell>
          <table:table-cell table:number-columns-repeated="10"/>
        </table:table-row>
        <table:table-row table:style-name="ro1">
          <table:table-cell office:value-type="float" office:value="32.83" calcext:value-type="float">
            <text:p>32.83</text:p>
          </table:table-cell>
          <table:table-cell office:value-type="float" office:value="1.01839101368962" calcext:value-type="float">
            <text:p>1.01839101368962</text:p>
          </table:table-cell>
          <table:table-cell table:number-columns-repeated="15"/>
        </table:table-row>
        <table:table-row table:style-name="ro1">
          <table:table-cell office:value-type="float" office:value="32.93" calcext:value-type="float">
            <text:p>32.93</text:p>
          </table:table-cell>
          <table:table-cell table:number-columns-repeated="4"/>
          <table:table-cell office:value-type="float" office:value="0.900469229191103" calcext:value-type="float">
            <text:p>0.900469229191103</text:p>
          </table:table-cell>
          <table:table-cell table:number-columns-repeated="11"/>
        </table:table-row>
        <table:table-row table:style-name="ro1">
          <table:table-cell office:value-type="float" office:value="32.94" calcext:value-type="float">
            <text:p>32.94</text:p>
          </table:table-cell>
          <table:table-cell table:number-columns-repeated="11"/>
          <table:table-cell office:value-type="float" office:value="0.883551449171435" calcext:value-type="float">
            <text:p>0.883551449171435</text:p>
          </table:table-cell>
          <table:table-cell table:number-columns-repeated="4"/>
        </table:table-row>
        <table:table-row table:style-name="ro1">
          <table:table-cell office:value-type="float" office:value="33.07" calcext:value-type="float">
            <text:p>33.07</text:p>
          </table:table-cell>
          <table:table-cell table:number-columns-repeated="10"/>
          <table:table-cell office:value-type="float" office:value="1.37801209409447" calcext:value-type="float">
            <text:p>1.37801209409447</text:p>
          </table:table-cell>
          <table:table-cell table:number-columns-repeated="5"/>
        </table:table-row>
        <table:table-row table:style-name="ro1">
          <table:table-cell office:value-type="float" office:value="33.46" calcext:value-type="float">
            <text:p>33.46</text:p>
          </table:table-cell>
          <table:table-cell table:number-columns-repeated="9"/>
          <table:table-cell office:value-type="float" office:value="0.620202970241454" calcext:value-type="float">
            <text:p>0.620202970241454</text:p>
          </table:table-cell>
          <table:table-cell table:number-columns-repeated="6"/>
        </table:table-row>
        <table:table-row table:style-name="ro1">
          <table:table-cell office:value-type="float" office:value="33.52" calcext:value-type="float">
            <text:p>33.52</text:p>
          </table:table-cell>
          <table:table-cell table:number-columns-repeated="14"/>
          <table:table-cell office:value-type="float" office:value="0.633915324284114" calcext:value-type="float">
            <text:p>0.633915324284114</text:p>
          </table:table-cell>
          <table:table-cell/>
        </table:table-row>
        <table:table-row table:style-name="ro1">
          <table:table-cell office:value-type="float" office:value="33.55" calcext:value-type="float">
            <text:p>33.55</text:p>
          </table:table-cell>
          <table:table-cell/>
          <table:table-cell office:value-type="float" office:value="0.911380230302929" calcext:value-type="float">
            <text:p>0.911380230302929</text:p>
          </table:table-cell>
          <table:table-cell table:number-columns-repeated="14"/>
        </table:table-row>
        <table:table-row table:style-name="ro1">
          <table:table-cell office:value-type="float" office:value="33.72" calcext:value-type="float">
            <text:p>33.72</text:p>
          </table:table-cell>
          <table:table-cell table:number-columns-repeated="2"/>
          <table:table-cell office:value-type="float" office:value="0.809696328011878" calcext:value-type="float">
            <text:p>0.809696328011878</text:p>
          </table:table-cell>
          <table:table-cell table:number-columns-repeated="13"/>
        </table:table-row>
        <table:table-row table:style-name="ro1">
          <table:table-cell office:value-type="float" office:value="33.96" calcext:value-type="float">
            <text:p>33.96</text:p>
          </table:table-cell>
          <table:table-cell table:number-columns-repeated="3"/>
          <table:table-cell office:value-type="float" office:value="1.07576316231722" calcext:value-type="float">
            <text:p>1.07576316231722</text:p>
          </table:table-cell>
          <table:table-cell table:number-columns-repeated="12"/>
        </table:table-row>
        <table:table-row table:style-name="ro1">
          <table:table-cell office:value-type="float" office:value="33.98" calcext:value-type="float">
            <text:p>33.98</text:p>
          </table:table-cell>
          <table:table-cell table:number-columns-repeated="5"/>
          <table:table-cell office:value-type="float" office:value="0.651989847984996" calcext:value-type="float">
            <text:p>0.651989847984996</text:p>
          </table:table-cell>
          <table:table-cell table:number-columns-repeated="9"/>
          <table:table-cell office:value-type="float" office:value="0.658680637652783" calcext:value-type="float">
            <text:p>0.658680637652783</text:p>
          </table:table-cell>
        </table:table-row>
        <table:table-row table:style-name="ro1">
          <table:table-cell office:value-type="float" office:value="34.12" calcext:value-type="float">
            <text:p>34.12</text:p>
          </table:table-cell>
          <table:table-cell table:number-columns-repeated="8"/>
          <table:table-cell office:value-type="float" office:value="0.436448450270508" calcext:value-type="float">
            <text:p>0.436448450270508</text:p>
          </table:table-cell>
          <table:table-cell table:number-columns-repeated="7"/>
        </table:table-row>
        <table:table-row table:style-name="ro1">
          <table:table-cell office:value-type="float" office:value="34.14" calcext:value-type="float">
            <text:p>34.14</text:p>
          </table:table-cell>
          <table:table-cell table:number-columns-repeated="6"/>
          <table:table-cell office:value-type="float" office:value="0.49620724835998" calcext:value-type="float">
            <text:p>0.49620724835998</text:p>
          </table:table-cell>
          <table:table-cell table:number-columns-repeated="9"/>
        </table:table-row>
        <table:table-row table:style-name="ro1">
          <table:table-cell office:value-type="float" office:value="34.16" calcext:value-type="float">
            <text:p>34.16</text:p>
          </table:table-cell>
          <table:table-cell table:number-columns-repeated="7"/>
          <table:table-cell office:value-type="float" office:value="0.875980591878616" calcext:value-type="float">
            <text:p>0.875980591878616</text:p>
          </table:table-cell>
          <table:table-cell table:number-columns-repeated="8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.01141145495827" calcext:value-type="float">
            <text:p>1.01141145495827</text:p>
          </table:table-cell>
          <table:table-cell table:number-columns-repeated="15"/>
        </table:table-row>
        <table:table-row table:style-name="ro1">
          <table:table-cell office:value-type="float" office:value="34.38" calcext:value-type="float">
            <text:p>34.38</text:p>
          </table:table-cell>
          <table:table-cell table:number-columns-repeated="11"/>
          <table:table-cell office:value-type="float" office:value="0.885216740732005" calcext:value-type="float">
            <text:p>0.885216740732005</text:p>
          </table:table-cell>
          <table:table-cell table:number-columns-repeated="4"/>
        </table:table-row>
        <table:table-row table:style-name="ro1">
          <table:table-cell office:value-type="float" office:value="34.62" calcext:value-type="float">
            <text:p>34.62</text:p>
          </table:table-cell>
          <table:table-cell table:number-columns-repeated="4"/>
          <table:table-cell office:value-type="float" office:value="0.582841784902602" calcext:value-type="float">
            <text:p>0.582841784902602</text:p>
          </table:table-cell>
          <table:table-cell table:number-columns-repeated="11"/>
        </table:table-row>
        <table:table-row table:style-name="ro1">
          <table:table-cell office:value-type="float" office:value="34.85" calcext:value-type="float">
            <text:p>34.85</text:p>
          </table:table-cell>
          <table:table-cell table:number-columns-repeated="3"/>
          <table:table-cell office:value-type="float" office:value="1.13644745368879" calcext:value-type="float">
            <text:p>1.13644745368879</text:p>
          </table:table-cell>
          <table:table-cell table:number-columns-repeated="12"/>
        </table:table-row>
        <table:table-row table:style-name="ro1">
          <table:table-cell office:value-type="float" office:value="34.86" calcext:value-type="float">
            <text:p>34.86</text:p>
          </table:table-cell>
          <table:table-cell table:number-columns-repeated="12"/>
          <table:table-cell office:value-type="float" office:value="1.50420590828362" calcext:value-type="float">
            <text:p>1.50420590828362</text:p>
          </table:table-cell>
          <table:table-cell table:number-columns-repeated="3"/>
        </table:table-row>
        <table:table-row table:style-name="ro1">
          <table:table-cell office:value-type="float" office:value="35.05" calcext:value-type="float">
            <text:p>35.05</text:p>
          </table:table-cell>
          <table:table-cell table:number-columns-repeated="9"/>
          <table:table-cell office:value-type="float" office:value="0.460200554983718" calcext:value-type="float">
            <text:p>0.460200554983718</text:p>
          </table:table-cell>
          <table:table-cell table:number-columns-repeated="6"/>
        </table:table-row>
        <table:table-row table:style-name="ro1">
          <table:table-cell office:value-type="float" office:value="35.16" calcext:value-type="float">
            <text:p>35.16</text:p>
          </table:table-cell>
          <table:table-cell table:number-columns-repeated="5"/>
          <table:table-cell office:value-type="float" office:value="0.670213474186366" calcext:value-type="float">
            <text:p>0.670213474186366</text:p>
          </table:table-cell>
          <table:table-cell table:number-columns-repeated="10"/>
        </table:table-row>
        <table:table-row table:style-name="ro1">
          <table:table-cell office:value-type="float" office:value="35.2" calcext:value-type="float">
            <text:p>35.2</text:p>
          </table:table-cell>
          <table:table-cell table:number-columns-repeated="15"/>
          <table:table-cell office:value-type="float" office:value="0.594126722194488" calcext:value-type="float">
            <text:p>0.594126722194488</text:p>
          </table:table-cell>
        </table:table-row>
        <table:table-row table:style-name="ro1">
          <table:table-cell office:value-type="float" office:value="35.65" calcext:value-type="float">
            <text:p>35.65</text:p>
          </table:table-cell>
          <table:table-cell table:number-columns-repeated="3"/>
          <table:table-cell office:value-type="float" office:value="1.12572573121798" calcext:value-type="float">
            <text:p>1.12572573121798</text:p>
          </table:table-cell>
          <table:table-cell table:number-columns-repeated="12"/>
        </table:table-row>
        <table:table-row table:style-name="ro1">
          <table:table-cell office:value-type="float" office:value="35.68" calcext:value-type="float">
            <text:p>35.68</text:p>
          </table:table-cell>
          <table:table-cell table:number-columns-repeated="13"/>
          <table:table-cell office:value-type="float" office:value="0.552575641400069" calcext:value-type="float">
            <text:p>0.552575641400069</text:p>
          </table:table-cell>
          <table:table-cell table:number-columns-repeated="2"/>
        </table:table-row>
        <table:table-row table:style-name="ro1">
          <table:table-cell office:value-type="float" office:value="35.92" calcext:value-type="float">
            <text:p>35.92</text:p>
          </table:table-cell>
          <table:table-cell table:number-columns-repeated="2"/>
          <table:table-cell office:value-type="float" office:value="0.732605620232683" calcext:value-type="float">
            <text:p>0.732605620232683</text:p>
          </table:table-cell>
          <table:table-cell table:number-columns-repeated="13"/>
        </table:table-row>
        <table:table-row table:style-name="ro1">
          <table:table-cell office:value-type="float" office:value="36.17" calcext:value-type="float">
            <text:p>36.17</text:p>
          </table:table-cell>
          <table:table-cell table:number-columns-repeated="8"/>
          <table:table-cell office:value-type="float" office:value="0.44228292238412" calcext:value-type="float">
            <text:p>0.44228292238412</text:p>
          </table:table-cell>
          <table:table-cell table:number-columns-repeated="7"/>
        </table:table-row>
        <table:table-row table:style-name="ro1">
          <table:table-cell office:value-type="float" office:value="36.49" calcext:value-type="float">
            <text:p>36.49</text:p>
          </table:table-cell>
          <table:table-cell table:number-columns-repeated="11"/>
          <table:table-cell office:value-type="float" office:value="0.905852587471356" calcext:value-type="float">
            <text:p>0.905852587471356</text:p>
          </table:table-cell>
          <table:table-cell table:number-columns-repeated="4"/>
        </table:table-row>
        <table:table-row table:style-name="ro1">
          <table:table-cell office:value-type="float" office:value="36.6" calcext:value-type="float">
            <text:p>36.6</text:p>
          </table:table-cell>
          <table:table-cell table:number-columns-repeated="4"/>
          <table:table-cell office:value-type="float" office:value="0.610026050848418" calcext:value-type="float">
            <text:p>0.610026050848418</text:p>
          </table:table-cell>
          <table:table-cell table:number-columns-repeated="11"/>
        </table:table-row>
        <table:table-row table:style-name="ro1">
          <table:table-cell office:value-type="float" office:value="37.02" calcext:value-type="float">
            <text:p>37.02</text:p>
          </table:table-cell>
          <table:table-cell table:number-columns-repeated="5"/>
          <table:table-cell office:value-type="float" office:value="0.553114046899426" calcext:value-type="float">
            <text:p>0.553114046899426</text:p>
          </table:table-cell>
          <table:table-cell table:number-columns-repeated="10"/>
        </table:table-row>
        <table:table-row table:style-name="ro1">
          <table:table-cell office:value-type="float" office:value="37.31" calcext:value-type="float">
            <text:p>37.31</text:p>
          </table:table-cell>
          <table:table-cell office:value-type="float" office:value="0.722677413234269" calcext:value-type="float">
            <text:p>0.722677413234269</text:p>
          </table:table-cell>
          <table:table-cell table:number-columns-repeated="15"/>
        </table:table-row>
        <table:table-row table:style-name="ro1">
          <table:table-cell office:value-type="float" office:value="37.43" calcext:value-type="float">
            <text:p>37.43</text:p>
          </table:table-cell>
          <table:table-cell/>
          <table:table-cell office:value-type="float" office:value="0.817190959667448" calcext:value-type="float">
            <text:p>0.817190959667448</text:p>
          </table:table-cell>
          <table:table-cell table:number-columns-repeated="14"/>
        </table:table-row>
        <table:table-row table:style-name="ro1">
          <table:table-cell office:value-type="float" office:value="37.53" calcext:value-type="float">
            <text:p>37.53</text:p>
          </table:table-cell>
          <table:table-cell table:number-columns-repeated="2"/>
          <table:table-cell office:value-type="float" office:value="0.661524582626992" calcext:value-type="float">
            <text:p>0.661524582626992</text:p>
          </table:table-cell>
          <table:table-cell table:number-columns-repeated="13"/>
        </table:table-row>
        <table:table-row table:style-name="ro1">
          <table:table-cell office:value-type="float" office:value="37.63" calcext:value-type="float">
            <text:p>37.63</text:p>
          </table:table-cell>
          <table:table-cell table:number-columns-repeated="4"/>
          <table:table-cell office:value-type="float" office:value="0.590309267023502" calcext:value-type="float">
            <text:p>0.590309267023502</text:p>
          </table:table-cell>
          <table:table-cell table:number-columns-repeated="7"/>
          <table:table-cell office:value-type="float" office:value="1.46988182350263" calcext:value-type="float">
            <text:p>1.46988182350263</text:p>
          </table:table-cell>
          <table:table-cell table:number-columns-repeated="3"/>
        </table:table-row>
        <table:table-row table:style-name="ro1">
          <table:table-cell office:value-type="float" office:value="37.76" calcext:value-type="float">
            <text:p>37.76</text:p>
          </table:table-cell>
          <table:table-cell table:number-columns-repeated="11"/>
          <table:table-cell office:value-type="float" office:value="0.928690924675024" calcext:value-type="float">
            <text:p>0.928690924675024</text:p>
          </table:table-cell>
          <table:table-cell table:number-columns-repeated="4"/>
        </table:table-row>
        <table:table-row table:style-name="ro1">
          <table:table-cell office:value-type="float" office:value="37.85" calcext:value-type="float">
            <text:p>37.85</text:p>
          </table:table-cell>
          <table:table-cell table:number-columns-repeated="9"/>
          <table:table-cell office:value-type="float" office:value="0.353398970684955" calcext:value-type="float">
            <text:p>0.353398970684955</text:p>
          </table:table-cell>
          <table:table-cell table:number-columns-repeated="6"/>
        </table:table-row>
        <table:table-row table:style-name="ro1">
          <table:table-cell office:value-type="float" office:value="37.88" calcext:value-type="float">
            <text:p>37.88</text:p>
          </table:table-cell>
          <table:table-cell table:number-columns-repeated="15"/>
          <table:table-cell office:value-type="float" office:value="0.583487232389075" calcext:value-type="float">
            <text:p>0.583487232389075</text:p>
          </table:table-cell>
        </table:table-row>
        <table:table-row table:style-name="ro1">
          <table:table-cell office:value-type="float" office:value="37.96" calcext:value-type="float">
            <text:p>37.96</text:p>
          </table:table-cell>
          <table:table-cell office:value-type="float" office:value="0.657880134811219" calcext:value-type="float">
            <text:p>0.657880134811219</text:p>
          </table:table-cell>
          <table:table-cell table:number-columns-repeated="15"/>
        </table:table-row>
        <table:table-row table:style-name="ro1">
          <table:table-cell office:value-type="float" office:value="38.04" calcext:value-type="float">
            <text:p>38.04</text:p>
          </table:table-cell>
          <table:table-cell table:number-columns-repeated="3"/>
          <table:table-cell office:value-type="float" office:value="1.13326252508231" calcext:value-type="float">
            <text:p>1.13326252508231</text:p>
          </table:table-cell>
          <table:table-cell table:number-columns-repeated="12"/>
        </table:table-row>
        <table:table-row table:style-name="ro1">
          <table:table-cell office:value-type="float" office:value="38.37" calcext:value-type="float">
            <text:p>38.37</text:p>
          </table:table-cell>
          <table:table-cell table:number-columns-repeated="12"/>
          <table:table-cell office:value-type="float" office:value="1.50315963498387" calcext:value-type="float">
            <text:p>1.50315963498387</text:p>
          </table:table-cell>
          <table:table-cell table:number-columns-repeated="3"/>
        </table:table-row>
        <table:table-row table:style-name="ro1">
          <table:table-cell office:value-type="float" office:value="38.43" calcext:value-type="float">
            <text:p>38.43</text:p>
          </table:table-cell>
          <table:table-cell table:number-columns-repeated="4"/>
          <table:table-cell office:value-type="float" office:value="0.542808387874764" calcext:value-type="float">
            <text:p>0.542808387874764</text:p>
          </table:table-cell>
          <table:table-cell table:number-columns-repeated="11"/>
        </table:table-row>
        <table:table-row table:style-name="ro1">
          <table:table-cell office:value-type="float" office:value="38.48" calcext:value-type="float">
            <text:p>38.48</text:p>
          </table:table-cell>
          <table:table-cell table:number-columns-repeated="14"/>
          <table:table-cell office:value-type="float" office:value="0.665371313582231" calcext:value-type="float">
            <text:p>0.665371313582231</text:p>
          </table:table-cell>
          <table:table-cell/>
        </table:table-row>
        <table:table-row table:style-name="ro1">
          <table:table-cell office:value-type="float" office:value="38.49" calcext:value-type="float">
            <text:p>38.49</text:p>
          </table:table-cell>
          <table:table-cell table:number-columns-repeated="8"/>
          <table:table-cell office:value-type="float" office:value="0.446927361185256" calcext:value-type="float">
            <text:p>0.446927361185256</text:p>
          </table:table-cell>
          <table:table-cell table:number-columns-repeated="7"/>
        </table:table-row>
        <table:table-row table:style-name="ro1">
          <table:table-cell office:value-type="float" office:value="38.64" calcext:value-type="float">
            <text:p>38.64</text:p>
          </table:table-cell>
          <table:table-cell/>
          <table:table-cell office:value-type="float" office:value="0.817082965961949" calcext:value-type="float">
            <text:p>0.817082965961949</text:p>
          </table:table-cell>
          <table:table-cell table:number-columns-repeated="14"/>
        </table:table-row>
        <table:table-row table:style-name="ro1">
          <table:table-cell office:value-type="float" office:value="38.85" calcext:value-type="float">
            <text:p>38.85</text:p>
          </table:table-cell>
          <table:table-cell table:number-columns-repeated="6"/>
          <table:table-cell office:value-type="float" office:value="0.525786492952278" calcext:value-type="float">
            <text:p>0.525786492952278</text:p>
          </table:table-cell>
          <table:table-cell table:number-columns-repeated="9"/>
        </table:table-row>
        <table:table-row table:style-name="ro1">
          <table:table-cell office:value-type="float" office:value="38.92" calcext:value-type="float">
            <text:p>38.92</text:p>
          </table:table-cell>
          <table:table-cell table:number-columns-repeated="3"/>
          <table:table-cell office:value-type="float" office:value="0.950900360553979" calcext:value-type="float">
            <text:p>0.950900360553979</text:p>
          </table:table-cell>
          <table:table-cell table:number-columns-repeated="12"/>
        </table:table-row>
        <table:table-row table:style-name="ro1">
          <table:table-cell office:value-type="float" office:value="39.01" calcext:value-type="float">
            <text:p>39.01</text:p>
          </table:table-cell>
          <table:table-cell table:number-columns-repeated="8"/>
          <table:table-cell office:value-type="float" office:value="0.458622656508261" calcext:value-type="float">
            <text:p>0.458622656508261</text:p>
          </table:table-cell>
          <table:table-cell table:number-columns-repeated="7"/>
        </table:table-row>
        <table:table-row table:style-name="ro1">
          <table:table-cell office:value-type="float" office:value="39.29" calcext:value-type="float">
            <text:p>39.29</text:p>
          </table:table-cell>
          <table:table-cell table:number-columns-repeated="15"/>
          <table:table-cell office:value-type="float" office:value="0.574808754526806" calcext:value-type="float">
            <text:p>0.574808754526806</text:p>
          </table:table-cell>
        </table:table-row>
        <table:table-row table:style-name="ro1">
          <table:table-cell office:value-type="float" office:value="39.45" calcext:value-type="float">
            <text:p>39.45</text:p>
          </table:table-cell>
          <table:table-cell table:number-columns-repeated="6"/>
          <table:table-cell office:value-type="float" office:value="0.568154131657201" calcext:value-type="float">
            <text:p>0.568154131657201</text:p>
          </table:table-cell>
          <table:table-cell table:number-columns-repeated="9"/>
        </table:table-row>
        <table:table-row table:style-name="ro1">
          <table:table-cell office:value-type="float" office:value="39.96" calcext:value-type="float">
            <text:p>39.96</text:p>
          </table:table-cell>
          <table:table-cell table:number-columns-repeated="2"/>
          <table:table-cell office:value-type="float" office:value="0.593162045358437" calcext:value-type="float">
            <text:p>0.593162045358437</text:p>
          </table:table-cell>
          <table:table-cell table:number-columns-repeated="13"/>
        </table:table-row>
        <table:table-row table:style-name="ro1">
          <table:table-cell office:value-type="float" office:value="39.99" calcext:value-type="float">
            <text:p>39.99</text:p>
          </table:table-cell>
          <table:table-cell table:number-columns-repeated="11"/>
          <table:table-cell office:value-type="float" office:value="1.00800894490187" calcext:value-type="float">
            <text:p>1.00800894490187</text:p>
          </table:table-cell>
          <table:table-cell table:number-columns-repeated="4"/>
        </table:table-row>
        <table:table-row table:style-name="ro1">
          <table:table-cell office:value-type="float" office:value="40.12" calcext:value-type="float">
            <text:p>40.12</text:p>
          </table:table-cell>
          <table:table-cell table:number-columns-repeated="9"/>
          <table:table-cell office:value-type="float" office:value="0.439001481791511" calcext:value-type="float">
            <text:p>0.439001481791511</text:p>
          </table:table-cell>
          <table:table-cell table:number-columns-repeated="6"/>
        </table:table-row>
        <table:table-row table:style-name="ro1">
          <table:table-cell office:value-type="float" office:value="40.16" calcext:value-type="float">
            <text:p>40.16</text:p>
          </table:table-cell>
          <table:table-cell table:number-columns-repeated="4"/>
          <table:table-cell office:value-type="float" office:value="0.547391045891013" calcext:value-type="float">
            <text:p>0.547391045891013</text:p>
          </table:table-cell>
          <table:table-cell table:number-columns-repeated="11"/>
        </table:table-row>
        <table:table-row table:style-name="ro1">
          <table:table-cell office:value-type="float" office:value="40.25" calcext:value-type="float">
            <text:p>40.25</text:p>
          </table:table-cell>
          <table:table-cell table:number-columns-repeated="12"/>
          <table:table-cell office:value-type="float" office:value="1.58214793078109" calcext:value-type="float">
            <text:p>1.58214793078109</text:p>
          </table:table-cell>
          <table:table-cell table:number-columns-repeated="3"/>
        </table:table-row>
        <table:table-row table:style-name="ro1">
          <table:table-cell office:value-type="float" office:value="40.31" calcext:value-type="float">
            <text:p>40.31</text:p>
          </table:table-cell>
          <table:table-cell table:number-columns-repeated="13"/>
          <table:table-cell office:value-type="float" office:value="0.472214532293162" calcext:value-type="float">
            <text:p>0.472214532293162</text:p>
          </table:table-cell>
          <table:table-cell table:number-columns-repeated="2"/>
        </table:table-row>
        <table:table-row table:style-name="ro1">
          <table:table-cell office:value-type="float" office:value="40.38" calcext:value-type="float">
            <text:p>40.38</text:p>
          </table:table-cell>
          <table:table-cell table:number-columns-repeated="7"/>
          <table:table-cell office:value-type="float" office:value="0.804614118629138" calcext:value-type="float">
            <text:p>0.804614118629138</text:p>
          </table:table-cell>
          <table:table-cell table:number-columns-repeated="8"/>
        </table:table-row>
        <table:table-row table:style-name="ro1">
          <table:table-cell office:value-type="float" office:value="40.47" calcext:value-type="float">
            <text:p>40.47</text:p>
          </table:table-cell>
          <table:table-cell office:value-type="float" office:value="0.599865825600233" calcext:value-type="float">
            <text:p>0.599865825600233</text:p>
          </table:table-cell>
          <table:table-cell table:number-columns-repeated="15"/>
        </table:table-row>
        <table:table-row table:style-name="ro1">
          <table:table-cell office:value-type="float" office:value="40.62" calcext:value-type="float">
            <text:p>40.62</text:p>
          </table:table-cell>
          <table:table-cell table:number-columns-repeated="5"/>
          <table:table-cell office:value-type="float" office:value="0.562984877151069" calcext:value-type="float">
            <text:p>0.562984877151069</text:p>
          </table:table-cell>
          <table:table-cell table:number-columns-repeated="10"/>
        </table:table-row>
        <table:table-row table:style-name="ro1">
          <table:table-cell office:value-type="float" office:value="40.7" calcext:value-type="float">
            <text:p>40.7</text:p>
          </table:table-cell>
          <table:table-cell table:number-columns-repeated="8"/>
          <table:table-cell office:value-type="float" office:value="0.461452526322098" calcext:value-type="float">
            <text:p>0.461452526322098</text:p>
          </table:table-cell>
          <table:table-cell table:number-columns-repeated="7"/>
        </table:table-row>
        <table:table-row table:style-name="ro1">
          <table:table-cell office:value-type="float" office:value="40.78" calcext:value-type="float">
            <text:p>40.78</text:p>
          </table:table-cell>
          <table:table-cell table:number-columns-repeated="10"/>
          <table:table-cell office:value-type="float" office:value="0.956978728618912" calcext:value-type="float">
            <text:p>0.956978728618912</text:p>
          </table:table-cell>
          <table:table-cell table:number-columns-repeated="5"/>
        </table:table-row>
        <table:table-row table:style-name="ro1">
          <table:table-cell office:value-type="float" office:value="41.04" calcext:value-type="float">
            <text:p>41.04</text:p>
          </table:table-cell>
          <table:table-cell/>
          <table:table-cell office:value-type="float" office:value="0.783045270901492" calcext:value-type="float">
            <text:p>0.783045270901492</text:p>
          </table:table-cell>
          <table:table-cell table:number-columns-repeated="14"/>
        </table:table-row>
        <table:table-row table:style-name="ro1">
          <table:table-cell office:value-type="float" office:value="41.05" calcext:value-type="float">
            <text:p>41.05</text:p>
          </table:table-cell>
          <table:table-cell table:number-columns-repeated="3"/>
          <table:table-cell office:value-type="float" office:value="0.924728621702357" calcext:value-type="float">
            <text:p>0.924728621702357</text:p>
          </table:table-cell>
          <table:table-cell table:number-columns-repeated="12"/>
        </table:table-row>
        <table:table-row table:style-name="ro1">
          <table:table-cell office:value-type="float" office:value="41.39" calcext:value-type="float">
            <text:p>41.39</text:p>
          </table:table-cell>
          <table:table-cell table:number-columns-repeated="7"/>
          <table:table-cell office:value-type="float" office:value="0.837064716589767" calcext:value-type="float">
            <text:p>0.837064716589767</text:p>
          </table:table-cell>
          <table:table-cell table:number-columns-repeated="8"/>
        </table:table-row>
        <table:table-row table:style-name="ro1">
          <table:table-cell office:value-type="float" office:value="41.53" calcext:value-type="float">
            <text:p>41.53</text:p>
          </table:table-cell>
          <table:table-cell table:number-columns-repeated="11"/>
          <table:table-cell office:value-type="float" office:value="1.06333130500821" calcext:value-type="float">
            <text:p>1.06333130500821</text:p>
          </table:table-cell>
          <table:table-cell table:number-columns-repeated="4"/>
        </table:table-row>
        <table:table-row table:style-name="ro1">
          <table:table-cell office:value-type="float" office:value="41.55" calcext:value-type="float">
            <text:p>41.55</text:p>
          </table:table-cell>
          <table:table-cell table:number-columns-repeated="4"/>
          <table:table-cell office:value-type="float" office:value="0.59958767255387" calcext:value-type="float">
            <text:p>0.59958767255387</text:p>
          </table:table-cell>
          <table:table-cell table:number-columns-repeated="11"/>
        </table:table-row>
        <table:table-row table:style-name="ro1">
          <table:table-cell office:value-type="float" office:value="41.62" calcext:value-type="float">
            <text:p>41.62</text:p>
          </table:table-cell>
          <table:table-cell table:number-columns-repeated="15"/>
          <table:table-cell office:value-type="float" office:value="0.604955356219371" calcext:value-type="float">
            <text:p>0.604955356219371</text:p>
          </table:table-cell>
        </table:table-row>
        <table:table-row table:style-name="ro1">
          <table:table-cell office:value-type="float" office:value="41.65" calcext:value-type="float">
            <text:p>41.65</text:p>
          </table:table-cell>
          <table:table-cell table:number-columns-repeated="5"/>
          <table:table-cell office:value-type="float" office:value="0.523167420914872" calcext:value-type="float">
            <text:p>0.523167420914872</text:p>
          </table:table-cell>
          <table:table-cell table:number-columns-repeated="10"/>
        </table:table-row>
        <table:table-row table:style-name="ro1">
          <table:table-cell office:value-type="float" office:value="41.97" calcext:value-type="float">
            <text:p>41.97</text:p>
          </table:table-cell>
          <table:table-cell table:number-columns-repeated="2"/>
          <table:table-cell office:value-type="float" office:value="0.462346446980707" calcext:value-type="float">
            <text:p>0.462346446980707</text:p>
          </table:table-cell>
          <table:table-cell table:number-columns-repeated="13"/>
        </table:table-row>
        <table:table-row table:style-name="ro1">
          <table:table-cell office:value-type="float" office:value="42.07" calcext:value-type="float">
            <text:p>42.07</text:p>
          </table:table-cell>
          <table:table-cell table:number-columns-repeated="8"/>
          <table:table-cell office:value-type="float" office:value="0.404490963621594" calcext:value-type="float">
            <text:p>0.404490963621594</text:p>
          </table:table-cell>
          <table:table-cell table:number-columns-repeated="7"/>
        </table:table-row>
        <table:table-row table:style-name="ro1">
          <table:table-cell office:value-type="float" office:value="42.14" calcext:value-type="float">
            <text:p>42.14</text:p>
          </table:table-cell>
          <table:table-cell/>
          <table:table-cell office:value-type="float" office:value="0.716266585212467" calcext:value-type="float">
            <text:p>0.716266585212467</text:p>
          </table:table-cell>
          <table:table-cell table:number-columns-repeated="14"/>
        </table:table-row>
        <table:table-row table:style-name="ro1">
          <table:table-cell office:value-type="float" office:value="42.47" calcext:value-type="float">
            <text:p>42.47</text:p>
          </table:table-cell>
          <table:table-cell table:number-columns-repeated="15"/>
          <table:table-cell office:value-type="float" office:value="0.591657829812931" calcext:value-type="float">
            <text:p>0.591657829812931</text:p>
          </table:table-cell>
        </table:table-row>
        <table:table-row table:style-name="ro1">
          <table:table-cell office:value-type="float" office:value="42.55" calcext:value-type="float">
            <text:p>42.55</text:p>
          </table:table-cell>
          <table:table-cell table:number-columns-repeated="5"/>
          <table:table-cell office:value-type="float" office:value="0.490231487866692" calcext:value-type="float">
            <text:p>0.490231487866692</text:p>
          </table:table-cell>
          <table:table-cell table:number-columns-repeated="10"/>
        </table:table-row>
        <table:table-row table:style-name="ro1">
          <table:table-cell office:value-type="float" office:value="42.56" calcext:value-type="float">
            <text:p>42.56</text:p>
          </table:table-cell>
          <table:table-cell table:number-columns-repeated="6"/>
          <table:table-cell office:value-type="float" office:value="0.535489522864464" calcext:value-type="float">
            <text:p>0.535489522864464</text:p>
          </table:table-cell>
          <table:table-cell table:number-columns-repeated="9"/>
        </table:table-row>
        <table:table-row table:style-name="ro1">
          <table:table-cell office:value-type="float" office:value="43.13" calcext:value-type="float">
            <text:p>43.13</text:p>
          </table:table-cell>
          <table:table-cell table:number-columns-repeated="13"/>
          <table:table-cell office:value-type="float" office:value="0.598950325404209" calcext:value-type="float">
            <text:p>0.598950325404209</text:p>
          </table:table-cell>
          <table:table-cell table:number-columns-repeated="2"/>
        </table:table-row>
        <table:table-row table:style-name="ro1">
          <table:table-cell office:value-type="float" office:value="43.3" calcext:value-type="float">
            <text:p>43.3</text:p>
          </table:table-cell>
          <table:table-cell table:number-columns-repeated="7"/>
          <table:table-cell office:value-type="float" office:value="0.883493494894056" calcext:value-type="float">
            <text:p>0.883493494894056</text:p>
          </table:table-cell>
          <table:table-cell table:number-columns-repeated="8"/>
        </table:table-row>
        <table:table-row table:style-name="ro1">
          <table:table-cell office:value-type="float" office:value="43.37" calcext:value-type="float">
            <text:p>43.37</text:p>
          </table:table-cell>
          <table:table-cell table:number-columns-repeated="11"/>
          <table:table-cell office:value-type="float" office:value="1.06709457500442" calcext:value-type="float">
            <text:p>1.06709457500442</text:p>
          </table:table-cell>
          <table:table-cell table:number-columns-repeated="4"/>
        </table:table-row>
        <table:table-row table:style-name="ro1">
          <table:table-cell office:value-type="float" office:value="43.4" calcext:value-type="float">
            <text:p>43.4</text:p>
          </table:table-cell>
          <table:table-cell table:number-columns-repeated="3"/>
          <table:table-cell office:value-type="float" office:value="1.0907498485816" calcext:value-type="float">
            <text:p>1.0907498485816</text:p>
          </table:table-cell>
          <table:table-cell table:number-columns-repeated="12"/>
        </table:table-row>
        <table:table-row table:style-name="ro1">
          <table:table-cell office:value-type="float" office:value="43.46" calcext:value-type="float">
            <text:p>43.46</text:p>
          </table:table-cell>
          <table:table-cell table:number-columns-repeated="6"/>
          <table:table-cell office:value-type="float" office:value="0.494592846118741" calcext:value-type="float">
            <text:p>0.494592846118741</text:p>
          </table:table-cell>
          <table:table-cell table:number-columns-repeated="9"/>
        </table:table-row>
        <table:table-row table:style-name="ro1">
          <table:table-cell office:value-type="float" office:value="43.49" calcext:value-type="float">
            <text:p>43.49</text:p>
          </table:table-cell>
          <table:table-cell office:value-type="float" office:value="0.413649571812595" calcext:value-type="float">
            <text:p>0.413649571812595</text:p>
          </table:table-cell>
          <table:table-cell table:number-columns-repeated="15"/>
        </table:table-row>
        <table:table-row table:style-name="ro1">
          <table:table-cell office:value-type="float" office:value="43.5" calcext:value-type="float">
            <text:p>43.5</text:p>
          </table:table-cell>
          <table:table-cell table:number-columns-repeated="12"/>
          <table:table-cell office:value-type="float" office:value="0.469410806838837" calcext:value-type="float">
            <text:p>0.469410806838837</text:p>
          </table:table-cell>
          <table:table-cell table:number-columns-repeated="3"/>
        </table:table-row>
        <table:table-row table:style-name="ro1">
          <table:table-cell office:value-type="float" office:value="43.63" calcext:value-type="float">
            <text:p>43.63</text:p>
          </table:table-cell>
          <table:table-cell table:number-columns-repeated="14"/>
          <table:table-cell office:value-type="float" office:value="0.535828905329311" calcext:value-type="float">
            <text:p>0.535828905329311</text:p>
          </table:table-cell>
          <table:table-cell/>
        </table:table-row>
        <table:table-row table:style-name="ro1">
          <table:table-cell office:value-type="float" office:value="43.75" calcext:value-type="float">
            <text:p>43.75</text:p>
          </table:table-cell>
          <table:table-cell table:number-columns-repeated="8"/>
          <table:table-cell office:value-type="float" office:value="0.355451259253655" calcext:value-type="float">
            <text:p>0.355451259253655</text:p>
          </table:table-cell>
          <table:table-cell table:number-columns-repeated="7"/>
        </table:table-row>
        <table:table-row table:style-name="ro1">
          <table:table-cell office:value-type="float" office:value="43.78" calcext:value-type="float">
            <text:p>43.78</text:p>
          </table:table-cell>
          <table:table-cell table:number-columns-repeated="9"/>
          <table:table-cell office:value-type="float" office:value="0.538828221664687" calcext:value-type="float">
            <text:p>0.538828221664687</text:p>
          </table:table-cell>
          <table:table-cell table:number-columns-repeated="6"/>
        </table:table-row>
        <table:table-row table:style-name="ro1">
          <table:table-cell office:value-type="float" office:value="44.12" calcext:value-type="float">
            <text:p>44.12</text:p>
          </table:table-cell>
          <table:table-cell table:number-columns-repeated="10"/>
          <table:table-cell office:value-type="float" office:value="0.979301508761728" calcext:value-type="float">
            <text:p>0.979301508761728</text:p>
          </table:table-cell>
          <table:table-cell table:number-columns-repeated="5"/>
        </table:table-row>
        <table:table-row table:style-name="ro1">
          <table:table-cell office:value-type="float" office:value="44.34" calcext:value-type="float">
            <text:p>44.34</text:p>
          </table:table-cell>
          <table:table-cell table:number-columns-repeated="2"/>
          <table:table-cell office:value-type="float" office:value="0.404273529389346" calcext:value-type="float">
            <text:p>0.404273529389346</text:p>
          </table:table-cell>
          <table:table-cell table:number-columns-repeated="13"/>
        </table:table-row>
        <table:table-row table:style-name="ro1">
          <table:table-cell office:value-type="float" office:value="44.39" calcext:value-type="float">
            <text:p>44.39</text:p>
          </table:table-cell>
          <table:table-cell table:number-columns-repeated="12"/>
          <table:table-cell office:value-type="float" office:value="0.522809723876563" calcext:value-type="float">
            <text:p>0.522809723876563</text:p>
          </table:table-cell>
          <table:table-cell table:number-columns-repeated="3"/>
        </table:table-row>
        <table:table-row table:style-name="ro1">
          <table:table-cell office:value-type="float" office:value="44.4" calcext:value-type="float">
            <text:p>44.4</text:p>
          </table:table-cell>
          <table:table-cell table:number-columns-repeated="9"/>
          <table:table-cell office:value-type="float" office:value="0.539199610043504" calcext:value-type="float">
            <text:p>0.539199610043504</text:p>
          </table:table-cell>
          <table:table-cell table:number-columns-repeated="6"/>
        </table:table-row>
        <table:table-row table:style-name="ro1">
          <table:table-cell office:value-type="float" office:value="44.78" calcext:value-type="float">
            <text:p>44.78</text:p>
          </table:table-cell>
          <table:table-cell office:value-type="float" office:value="0.454091012608071" calcext:value-type="float">
            <text:p>0.454091012608071</text:p>
          </table:table-cell>
          <table:table-cell table:number-columns-repeated="10"/>
          <table:table-cell office:value-type="float" office:value="1.08003341065673" calcext:value-type="float">
            <text:p>1.08003341065673</text:p>
          </table:table-cell>
          <table:table-cell table:number-columns-repeated="4"/>
        </table:table-row>
        <table:table-row table:style-name="ro1">
          <table:table-cell office:value-type="float" office:value="44.84" calcext:value-type="float">
            <text:p>44.84</text:p>
          </table:table-cell>
          <table:table-cell/>
          <table:table-cell office:value-type="float" office:value="0.701025169551091" calcext:value-type="float">
            <text:p>0.701025169551091</text:p>
          </table:table-cell>
          <table:table-cell table:number-columns-repeated="14"/>
        </table:table-row>
        <table:table-row table:style-name="ro1">
          <table:table-cell office:value-type="float" office:value="45.23" calcext:value-type="float">
            <text:p>45.23</text:p>
          </table:table-cell>
          <table:table-cell table:number-columns-repeated="15"/>
          <table:table-cell office:value-type="float" office:value="0.588924235020162" calcext:value-type="float">
            <text:p>0.588924235020162</text:p>
          </table:table-cell>
        </table:table-row>
        <table:table-row table:style-name="ro1">
          <table:table-cell office:value-type="float" office:value="45.38" calcext:value-type="float">
            <text:p>45.38</text:p>
          </table:table-cell>
          <table:table-cell table:number-columns-repeated="8"/>
          <table:table-cell office:value-type="float" office:value="0.320882507481116" calcext:value-type="float">
            <text:p>0.320882507481116</text:p>
          </table:table-cell>
          <table:table-cell table:number-columns-repeated="7"/>
        </table:table-row>
        <table:table-row table:style-name="ro1">
          <table:table-cell office:value-type="float" office:value="45.5" calcext:value-type="float">
            <text:p>45.5</text:p>
          </table:table-cell>
          <table:table-cell table:number-columns-repeated="3"/>
          <table:table-cell office:value-type="float" office:value="0.765303434300716" calcext:value-type="float">
            <text:p>0.765303434300716</text:p>
          </table:table-cell>
          <table:table-cell table:number-columns-repeated="12"/>
        </table:table-row>
        <table:table-row table:style-name="ro1">
          <table:table-cell office:value-type="float" office:value="45.65" calcext:value-type="float">
            <text:p>45.65</text:p>
          </table:table-cell>
          <table:table-cell table:number-columns-repeated="6"/>
          <table:table-cell office:value-type="float" office:value="0.360372143002394" calcext:value-type="float">
            <text:p>0.360372143002394</text:p>
          </table:table-cell>
          <table:table-cell table:number-columns-repeated="9"/>
        </table:table-row>
        <table:table-row table:style-name="ro1">
          <table:table-cell office:value-type="float" office:value="45.68" calcext:value-type="float">
            <text:p>45.68</text:p>
          </table:table-cell>
          <table:table-cell table:number-columns-repeated="7"/>
          <table:table-cell office:value-type="float" office:value="0.736070690271612" calcext:value-type="float">
            <text:p>0.736070690271612</text:p>
          </table:table-cell>
          <table:table-cell table:number-columns-repeated="8"/>
        </table:table-row>
        <table:table-row table:style-name="ro1">
          <table:table-cell office:value-type="float" office:value="46.07" calcext:value-type="float">
            <text:p>46.07</text:p>
          </table:table-cell>
          <table:table-cell table:number-columns-repeated="15"/>
          <table:table-cell office:value-type="float" office:value="0.588209816617933" calcext:value-type="float">
            <text:p>0.588209816617933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table:number-columns-repeated="3"/>
          <table:table-cell office:value-type="float" office:value="0.802718748034243" calcext:value-type="float">
            <text:p>0.802718748034243</text:p>
          </table:table-cell>
          <table:table-cell table:number-columns-repeated="12"/>
        </table:table-row>
        <table:table-row table:style-name="ro1">
          <table:table-cell office:value-type="float" office:value="46.39" calcext:value-type="float">
            <text:p>46.39</text:p>
          </table:table-cell>
          <table:table-cell table:number-columns-repeated="8"/>
          <table:table-cell office:value-type="float" office:value="0.374956207723681" calcext:value-type="float">
            <text:p>0.374956207723681</text:p>
          </table:table-cell>
          <table:table-cell table:number-columns-repeated="7"/>
        </table:table-row>
        <table:table-row table:style-name="ro1">
          <table:table-cell office:value-type="float" office:value="46.46" calcext:value-type="float">
            <text:p>46.46</text:p>
          </table:table-cell>
          <table:table-cell office:value-type="float" office:value="0.533862582048627" calcext:value-type="float">
            <text:p>0.533862582048627</text:p>
          </table:table-cell>
          <table:table-cell table:number-columns-repeated="15"/>
        </table:table-row>
        <table:table-row table:style-name="ro1">
          <table:table-cell office:value-type="float" office:value="46.85" calcext:value-type="float">
            <text:p>46.85</text:p>
          </table:table-cell>
          <table:table-cell table:number-columns-repeated="4"/>
          <table:table-cell office:value-type="float" office:value="0.519238910601459" calcext:value-type="float">
            <text:p>0.519238910601459</text:p>
          </table:table-cell>
          <table:table-cell table:number-columns-repeated="11"/>
        </table:table-row>
        <table:table-row table:style-name="ro1">
          <table:table-cell office:value-type="float" office:value="47.01" calcext:value-type="float">
            <text:p>47.01</text:p>
          </table:table-cell>
          <table:table-cell table:number-columns-repeated="2"/>
          <table:table-cell office:value-type="float" office:value="0.354906823115147" calcext:value-type="float">
            <text:p>0.354906823115147</text:p>
          </table:table-cell>
          <table:table-cell table:number-columns-repeated="13"/>
        </table:table-row>
        <table:table-row table:style-name="ro1">
          <table:table-cell office:value-type="float" office:value="47.07" calcext:value-type="float">
            <text:p>47.07</text:p>
          </table:table-cell>
          <table:table-cell table:number-columns-repeated="13"/>
          <table:table-cell office:value-type="float" office:value="0.502090347980664" calcext:value-type="float">
            <text:p>0.502090347980664</text:p>
          </table:table-cell>
          <table:table-cell table:number-columns-repeated="2"/>
        </table:table-row>
        <table:table-row table:style-name="ro1">
          <table:table-cell office:value-type="float" office:value="47.13" calcext:value-type="float">
            <text:p>47.13</text:p>
          </table:table-cell>
          <table:table-cell table:number-columns-repeated="11"/>
          <table:table-cell office:value-type="float" office:value="1.06996122595278" calcext:value-type="float">
            <text:p>1.06996122595278</text:p>
          </table:table-cell>
          <table:table-cell table:number-columns-repeated="4"/>
        </table:table-row>
        <table:table-row table:style-name="ro1">
          <table:table-cell office:value-type="float" office:value="47.22" calcext:value-type="float">
            <text:p>47.22</text:p>
          </table:table-cell>
          <table:table-cell office:value-type="float" office:value="0.499062448939903" calcext:value-type="float">
            <text:p>0.499062448939903</text:p>
          </table:table-cell>
          <table:table-cell table:number-columns-repeated="15"/>
        </table:table-row>
        <table:table-row table:style-name="ro1">
          <table:table-cell office:value-type="float" office:value="47.53" calcext:value-type="float">
            <text:p>47.53</text:p>
          </table:table-cell>
          <table:table-cell table:number-columns-repeated="10"/>
          <table:table-cell office:value-type="float" office:value="0.641095418139648" calcext:value-type="float">
            <text:p>0.641095418139648</text:p>
          </table:table-cell>
          <table:table-cell table:number-columns-repeated="5"/>
        </table:table-row>
        <table:table-row table:style-name="ro1">
          <table:table-cell office:value-type="float" office:value="47.62" calcext:value-type="float">
            <text:p>47.62</text:p>
          </table:table-cell>
          <table:table-cell table:number-columns-repeated="9"/>
          <table:table-cell office:value-type="float" office:value="0.620957511846417" calcext:value-type="float">
            <text:p>0.620957511846417</text:p>
          </table:table-cell>
          <table:table-cell table:number-columns-repeated="6"/>
        </table:table-row>
        <table:table-row table:style-name="ro1">
          <table:table-cell office:value-type="float" office:value="47.71" calcext:value-type="float">
            <text:p>47.71</text:p>
          </table:table-cell>
          <table:table-cell table:number-columns-repeated="15"/>
          <table:table-cell office:value-type="float" office:value="0.52932086885474" calcext:value-type="float">
            <text:p>0.52932086885474</text:p>
          </table:table-cell>
        </table:table-row>
        <table:table-row table:style-name="ro1">
          <table:table-cell office:value-type="float" office:value="47.73" calcext:value-type="float">
            <text:p>47.73</text:p>
          </table:table-cell>
          <table:table-cell table:number-columns-repeated="5"/>
          <table:table-cell office:value-type="float" office:value="0.652597525996715" calcext:value-type="float">
            <text:p>0.652597525996715</text:p>
          </table:table-cell>
          <table:table-cell table:number-columns-repeated="10"/>
        </table:table-row>
        <table:table-row table:style-name="ro1">
          <table:table-cell office:value-type="float" office:value="47.92" calcext:value-type="float">
            <text:p>47.92</text:p>
          </table:table-cell>
          <table:table-cell table:number-columns-repeated="8"/>
          <table:table-cell office:value-type="float" office:value="0.352614147485877" calcext:value-type="float">
            <text:p>0.352614147485877</text:p>
          </table:table-cell>
          <table:table-cell table:number-columns-repeated="7"/>
        </table:table-row>
        <table:table-row table:style-name="ro1">
          <table:table-cell office:value-type="float" office:value="48.07" calcext:value-type="float">
            <text:p>48.07</text:p>
          </table:table-cell>
          <table:table-cell table:number-columns-repeated="3"/>
          <table:table-cell office:value-type="float" office:value="0.858641716642097" calcext:value-type="float">
            <text:p>0.858641716642097</text:p>
          </table:table-cell>
          <table:table-cell table:number-columns-repeated="12"/>
        </table:table-row>
        <table:table-row table:style-name="ro1">
          <table:table-cell office:value-type="float" office:value="48.39" calcext:value-type="float">
            <text:p>48.39</text:p>
          </table:table-cell>
          <table:table-cell/>
          <table:table-cell office:value-type="float" office:value="0.71584423064955" calcext:value-type="float">
            <text:p>0.71584423064955</text:p>
          </table:table-cell>
          <table:table-cell table:number-columns-repeated="14"/>
        </table:table-row>
        <table:table-row table:style-name="ro1">
          <table:table-cell office:value-type="float" office:value="48.44" calcext:value-type="float">
            <text:p>48.44</text:p>
          </table:table-cell>
          <table:table-cell table:number-columns-repeated="7"/>
          <table:table-cell office:value-type="float" office:value="0.639393484846028" calcext:value-type="float">
            <text:p>0.639393484846028</text:p>
          </table:table-cell>
          <table:table-cell table:number-columns-repeated="8"/>
        </table:table-row>
        <table:table-row table:style-name="ro1">
          <table:table-cell office:value-type="float" office:value="48.57" calcext:value-type="float">
            <text:p>48.57</text:p>
          </table:table-cell>
          <table:table-cell office:value-type="float" office:value="0.411504122151207" calcext:value-type="float">
            <text:p>0.411504122151207</text:p>
          </table:table-cell>
          <table:table-cell table:number-columns-repeated="15"/>
        </table:table-row>
        <table:table-row table:style-name="ro1">
          <table:table-cell office:value-type="float" office:value="48.58" calcext:value-type="float">
            <text:p>48.58</text:p>
          </table:table-cell>
          <table:table-cell table:number-columns-repeated="6"/>
          <table:table-cell office:value-type="float" office:value="0.409277694035929" calcext:value-type="float">
            <text:p>0.409277694035929</text:p>
          </table:table-cell>
          <table:table-cell table:number-columns-repeated="9"/>
        </table:table-row>
        <table:table-row table:style-name="ro1">
          <table:table-cell office:value-type="float" office:value="48.81" calcext:value-type="float">
            <text:p>48.81</text:p>
          </table:table-cell>
          <table:table-cell table:number-columns-repeated="11"/>
          <table:table-cell office:value-type="float" office:value="0.999240966114407" calcext:value-type="float">
            <text:p>0.999240966114407</text:p>
          </table:table-cell>
          <table:table-cell table:number-columns-repeated="4"/>
        </table:table-row>
        <table:table-row table:style-name="ro1">
          <table:table-cell office:value-type="float" office:value="48.97" calcext:value-type="float">
            <text:p>48.97</text:p>
          </table:table-cell>
          <table:table-cell table:number-columns-repeated="9"/>
          <table:table-cell office:value-type="float" office:value="0.615510424346454" calcext:value-type="float">
            <text:p>0.615510424346454</text:p>
          </table:table-cell>
          <table:table-cell table:number-columns-repeated="6"/>
        </table:table-row>
        <table:table-row table:style-name="ro1">
          <table:table-cell office:value-type="float" office:value="49.14" calcext:value-type="float">
            <text:p>49.14</text:p>
          </table:table-cell>
          <table:table-cell table:number-columns-repeated="2"/>
          <table:table-cell office:value-type="float" office:value="0.364254069221529" calcext:value-type="float">
            <text:p>0.364254069221529</text:p>
          </table:table-cell>
          <table:table-cell table:number-columns-repeated="13"/>
        </table:table-row>
        <table:table-row table:style-name="ro1">
          <table:table-cell office:value-type="float" office:value="49.19" calcext:value-type="float">
            <text:p>49.19</text:p>
          </table:table-cell>
          <table:table-cell table:number-columns-repeated="8"/>
          <table:table-cell office:value-type="float" office:value="0.338465517832482" calcext:value-type="float">
            <text:p>0.338465517832482</text:p>
          </table:table-cell>
          <table:table-cell table:number-columns-repeated="7"/>
        </table:table-row>
        <table:table-row table:style-name="ro1">
          <table:table-cell office:value-type="float" office:value="49.32" calcext:value-type="float">
            <text:p>49.32</text:p>
          </table:table-cell>
          <table:table-cell table:number-columns-repeated="4"/>
          <table:table-cell office:value-type="float" office:value="0.548786808024978" calcext:value-type="float">
            <text:p>0.548786808024978</text:p>
          </table:table-cell>
          <table:table-cell table:number-columns-repeated="11"/>
        </table:table-row>
        <table:table-row table:style-name="ro1">
          <table:table-cell office:value-type="float" office:value="49.42" calcext:value-type="float">
            <text:p>49.42</text:p>
          </table:table-cell>
          <table:table-cell/>
          <table:table-cell office:value-type="float" office:value="0.790425781941427" calcext:value-type="float">
            <text:p>0.790425781941427</text:p>
          </table:table-cell>
          <table:table-cell table:number-columns-repeated="14"/>
        </table:table-row>
        <table:table-row table:style-name="ro1">
          <table:table-cell office:value-type="float" office:value="49.45" calcext:value-type="float">
            <text:p>49.45</text:p>
          </table:table-cell>
          <table:table-cell table:number-columns-repeated="3"/>
          <table:table-cell office:value-type="float" office:value="0.642036638249639" calcext:value-type="float">
            <text:p>0.642036638249639</text:p>
          </table:table-cell>
          <table:table-cell table:number-columns-repeated="12"/>
        </table:table-row>
        <table:table-row table:style-name="ro1">
          <table:table-cell office:value-type="float" office:value="49.69" calcext:value-type="float">
            <text:p>49.69</text:p>
          </table:table-cell>
          <table:table-cell table:number-columns-repeated="12"/>
          <table:table-cell office:value-type="float" office:value="0.574620199490456" calcext:value-type="float">
            <text:p>0.574620199490456</text:p>
          </table:table-cell>
          <table:table-cell table:number-columns-repeated="3"/>
        </table:table-row>
        <table:table-row table:style-name="ro1">
          <table:table-cell office:value-type="float" office:value="49.82" calcext:value-type="float">
            <text:p>49.82</text:p>
          </table:table-cell>
          <table:table-cell table:number-columns-repeated="15"/>
          <table:table-cell office:value-type="float" office:value="0.473392755698772" calcext:value-type="float">
            <text:p>0.473392755698772</text:p>
          </table:table-cell>
        </table:table-row>
        <table:table-row table:style-name="ro1">
          <table:table-cell office:value-type="float" office:value="49.84" calcext:value-type="float">
            <text:p>49.84</text:p>
          </table:table-cell>
          <table:table-cell table:number-columns-repeated="2"/>
          <table:table-cell office:value-type="float" office:value="0.341702502594508" calcext:value-type="float">
            <text:p>0.341702502594508</text:p>
          </table:table-cell>
          <table:table-cell table:number-columns-repeated="13"/>
        </table:table-row>
        <table:table-row table:style-name="ro1">
          <table:table-cell office:value-type="float" office:value="49.95" calcext:value-type="float">
            <text:p>49.95</text:p>
          </table:table-cell>
          <table:table-cell office:value-type="float" office:value="0.446343881937512" calcext:value-type="float">
            <text:p>0.446343881937512</text:p>
          </table:table-cell>
          <table:table-cell table:number-columns-repeated="15"/>
        </table:table-row>
        <table:table-row table:style-name="ro1">
          <table:table-cell office:value-type="float" office:value="49.97" calcext:value-type="float">
            <text:p>49.97</text:p>
          </table:table-cell>
          <table:table-cell table:number-columns-repeated="10"/>
          <table:table-cell office:value-type="float" office:value="0.689404291812652" calcext:value-type="float">
            <text:p>0.689404291812652</text:p>
          </table:table-cell>
          <table:table-cell table:number-columns-repeated="5"/>
        </table:table-row>
        <table:table-row table:style-name="ro1">
          <table:table-cell office:value-type="float" office:value="50.24" calcext:value-type="float">
            <text:p>50.24</text:p>
          </table:table-cell>
          <table:table-cell table:number-columns-repeated="8"/>
          <table:table-cell office:value-type="float" office:value="0.326630502419956" calcext:value-type="float">
            <text:p>0.326630502419956</text:p>
          </table:table-cell>
          <table:table-cell table:number-columns-repeated="7"/>
        </table:table-row>
        <table:table-row table:style-name="ro1">
          <table:table-cell office:value-type="float" office:value="50.4" calcext:value-type="float">
            <text:p>50.4</text:p>
          </table:table-cell>
          <table:table-cell/>
          <table:table-cell office:value-type="float" office:value="0.715820039383845" calcext:value-type="float">
            <text:p>0.715820039383845</text:p>
          </table:table-cell>
          <table:table-cell table:number-columns-repeated="14"/>
        </table:table-row>
        <table:table-row table:style-name="ro1">
          <table:table-cell office:value-type="float" office:value="50.68" calcext:value-type="float">
            <text:p>50.68</text:p>
          </table:table-cell>
          <table:table-cell table:number-columns-repeated="2"/>
          <table:table-cell office:value-type="float" office:value="0.295333647774534" calcext:value-type="float">
            <text:p>0.295333647774534</text:p>
          </table:table-cell>
          <table:table-cell table:number-columns-repeated="13"/>
        </table:table-row>
        <table:table-row table:style-name="ro1">
          <table:table-cell office:value-type="float" office:value="51.01" calcext:value-type="float">
            <text:p>51.01</text:p>
          </table:table-cell>
          <table:table-cell table:number-columns-repeated="14"/>
          <table:table-cell office:value-type="float" office:value="0.393100472431356" calcext:value-type="float">
            <text:p>0.393100472431356</text:p>
          </table:table-cell>
          <table:table-cell/>
        </table:table-row>
        <table:table-row table:style-name="ro1">
          <table:table-cell office:value-type="float" office:value="51.16" calcext:value-type="float">
            <text:p>51.16</text:p>
          </table:table-cell>
          <table:table-cell table:number-columns-repeated="4"/>
          <table:table-cell office:value-type="float" office:value="0.631979078602846" calcext:value-type="float">
            <text:p>0.631979078602846</text:p>
          </table:table-cell>
          <table:table-cell office:value-type="float" office:value="0.666109107277608" calcext:value-type="float">
            <text:p>0.666109107277608</text:p>
          </table:table-cell>
          <table:table-cell table:number-columns-repeated="10"/>
        </table:table-row>
        <table:table-row table:style-name="ro1">
          <table:table-cell office:value-type="float" office:value="51.4" calcext:value-type="float">
            <text:p>51.4</text:p>
          </table:table-cell>
          <table:table-cell table:number-columns-repeated="11"/>
          <table:table-cell office:value-type="float" office:value="1.01968715572951" calcext:value-type="float">
            <text:p>1.01968715572951</text:p>
          </table:table-cell>
          <table:table-cell table:number-columns-repeated="4"/>
        </table:table-row>
        <table:table-row table:style-name="ro1">
          <table:table-cell office:value-type="float" office:value="51.44" calcext:value-type="float">
            <text:p>51.44</text:p>
          </table:table-cell>
          <table:table-cell table:number-columns-repeated="3"/>
          <table:table-cell office:value-type="float" office:value="0.625030612629521" calcext:value-type="float">
            <text:p>0.625030612629521</text:p>
          </table:table-cell>
          <table:table-cell table:number-columns-repeated="12"/>
        </table:table-row>
        <table:table-row table:style-name="ro1">
          <table:table-cell office:value-type="float" office:value="51.72" calcext:value-type="float">
            <text:p>51.72</text:p>
          </table:table-cell>
          <table:table-cell office:value-type="float" office:value="0.505502980280731" calcext:value-type="float">
            <text:p>0.505502980280731</text:p>
          </table:table-cell>
          <table:table-cell table:number-columns-repeated="15"/>
        </table:table-row>
        <table:table-row table:style-name="ro1">
          <table:table-cell office:value-type="float" office:value="51.78" calcext:value-type="float">
            <text:p>51.78</text:p>
          </table:table-cell>
          <table:table-cell table:number-columns-repeated="7"/>
          <table:table-cell office:value-type="float" office:value="0.686859263439429" calcext:value-type="float">
            <text:p>0.686859263439429</text:p>
          </table:table-cell>
          <table:table-cell table:number-columns-repeated="8"/>
        </table:table-row>
        <table:table-row table:style-name="ro1">
          <table:table-cell office:value-type="float" office:value="51.92" calcext:value-type="float">
            <text:p>51.92</text:p>
          </table:table-cell>
          <table:table-cell/>
          <table:table-cell office:value-type="float" office:value="0.733331220606321" calcext:value-type="float">
            <text:p>0.733331220606321</text:p>
          </table:table-cell>
          <table:table-cell table:number-columns-repeated="14"/>
        </table:table-row>
        <table:table-row table:style-name="ro1">
          <table:table-cell office:value-type="float" office:value="51.96" calcext:value-type="float">
            <text:p>51.96</text:p>
          </table:table-cell>
          <table:table-cell table:number-columns-repeated="5"/>
          <table:table-cell office:value-type="float" office:value="0.615947869583939" calcext:value-type="float">
            <text:p>0.615947869583939</text:p>
          </table:table-cell>
          <table:table-cell table:number-columns-repeated="10"/>
        </table:table-row>
        <table:table-row table:style-name="ro1">
          <table:table-cell office:value-type="float" office:value="51.97" calcext:value-type="float">
            <text:p>51.97</text:p>
          </table:table-cell>
          <table:table-cell table:number-columns-repeated="12"/>
          <table:table-cell office:value-type="float" office:value="0.605288092677402" calcext:value-type="float">
            <text:p>0.605288092677402</text:p>
          </table:table-cell>
          <table:table-cell table:number-columns-repeated="3"/>
        </table:table-row>
        <table:table-row table:style-name="ro1">
          <table:table-cell office:value-type="float" office:value="52.2" calcext:value-type="float">
            <text:p>52.2</text:p>
          </table:table-cell>
          <table:table-cell table:number-columns-repeated="15"/>
          <table:table-cell office:value-type="float" office:value="0.458807669091215" calcext:value-type="float">
            <text:p>0.458807669091215</text:p>
          </table:table-cell>
        </table:table-row>
        <table:table-row table:style-name="ro1">
          <table:table-cell office:value-type="float" office:value="52.29" calcext:value-type="float">
            <text:p>52.29</text:p>
          </table:table-cell>
          <table:table-cell table:number-columns-repeated="3"/>
          <table:table-cell office:value-type="float" office:value="0.577086131728391" calcext:value-type="float">
            <text:p>0.577086131728391</text:p>
          </table:table-cell>
          <table:table-cell table:number-columns-repeated="12"/>
        </table:table-row>
        <table:table-row table:style-name="ro1">
          <table:table-cell office:value-type="float" office:value="52.37" calcext:value-type="float">
            <text:p>52.37</text:p>
          </table:table-cell>
          <table:table-cell table:number-columns-repeated="13"/>
          <table:table-cell office:value-type="float" office:value="0.487502381802208" calcext:value-type="float">
            <text:p>0.487502381802208</text:p>
          </table:table-cell>
          <table:table-cell table:number-columns-repeated="2"/>
        </table:table-row>
        <table:table-row table:style-name="ro1">
          <table:table-cell office:value-type="float" office:value="52.44" calcext:value-type="float">
            <text:p>52.44</text:p>
          </table:table-cell>
          <table:table-cell table:number-columns-repeated="8"/>
          <table:table-cell office:value-type="float" office:value="0.316863626470862" calcext:value-type="float">
            <text:p>0.316863626470862</text:p>
          </table:table-cell>
          <table:table-cell table:number-columns-repeated="7"/>
        </table:table-row>
        <table:table-row table:style-name="ro1">
          <table:table-cell office:value-type="float" office:value="52.51" calcext:value-type="float">
            <text:p>52.51</text:p>
          </table:table-cell>
          <table:table-cell office:value-type="float" office:value="0.537406867718321" calcext:value-type="float">
            <text:p>0.537406867718321</text:p>
          </table:table-cell>
          <table:table-cell table:number-columns-repeated="15"/>
        </table:table-row>
        <table:table-row table:style-name="ro1">
          <table:table-cell office:value-type="float" office:value="52.65" calcext:value-type="float">
            <text:p>52.65</text:p>
          </table:table-cell>
          <table:table-cell table:number-columns-repeated="6"/>
          <table:table-cell office:value-type="float" office:value="0.33239492205314" calcext:value-type="float">
            <text:p>0.33239492205314</text:p>
          </table:table-cell>
          <table:table-cell table:number-columns-repeated="9"/>
        </table:table-row>
        <table:table-row table:style-name="ro1">
          <table:table-cell office:value-type="float" office:value="52.8" calcext:value-type="float">
            <text:p>52.8</text:p>
          </table:table-cell>
          <table:table-cell table:number-columns-repeated="4"/>
          <table:table-cell office:value-type="float" office:value="0.565625510661562" calcext:value-type="float">
            <text:p>0.565625510661562</text:p>
          </table:table-cell>
          <table:table-cell table:number-columns-repeated="11"/>
        </table:table-row>
        <table:table-row table:style-name="ro1">
          <table:table-cell office:value-type="float" office:value="52.85" calcext:value-type="float">
            <text:p>52.85</text:p>
          </table:table-cell>
          <table:table-cell table:number-columns-repeated="7"/>
          <table:table-cell office:value-type="float" office:value="0.653932177774619" calcext:value-type="float">
            <text:p>0.653932177774619</text:p>
          </table:table-cell>
          <table:table-cell table:number-columns-repeated="8"/>
        </table:table-row>
        <table:table-row table:style-name="ro1">
          <table:table-cell office:value-type="float" office:value="53.23" calcext:value-type="float">
            <text:p>53.23</text:p>
          </table:table-cell>
          <table:table-cell table:number-columns-repeated="10"/>
          <table:table-cell office:value-type="float" office:value="0.568256005587264" calcext:value-type="float">
            <text:p>0.568256005587264</text:p>
          </table:table-cell>
          <table:table-cell table:number-columns-repeated="5"/>
        </table:table-row>
        <table:table-row table:style-name="ro1">
          <table:table-cell office:value-type="float" office:value="53.25" calcext:value-type="float">
            <text:p>53.25</text:p>
          </table:table-cell>
          <table:table-cell table:number-columns-repeated="14"/>
          <table:table-cell office:value-type="float" office:value="0.394706917931263" calcext:value-type="float">
            <text:p>0.394706917931263</text:p>
          </table:table-cell>
          <table:table-cell/>
        </table:table-row>
        <table:table-row table:style-name="ro1">
          <table:table-cell office:value-type="float" office:value="53.59" calcext:value-type="float">
            <text:p>53.59</text:p>
          </table:table-cell>
          <table:table-cell office:value-type="float" office:value="0.597708283502239" calcext:value-type="float">
            <text:p>0.597708283502239</text:p>
          </table:table-cell>
          <table:table-cell table:number-columns-repeated="15"/>
        </table:table-row>
        <table:table-row table:style-name="ro1">
          <table:table-cell office:value-type="float" office:value="53.6" calcext:value-type="float">
            <text:p>53.6</text:p>
          </table:table-cell>
          <table:table-cell table:number-columns-repeated="9"/>
          <table:table-cell office:value-type="float" office:value="0.548781082014802" calcext:value-type="float">
            <text:p>0.548781082014802</text:p>
          </table:table-cell>
          <table:table-cell table:number-columns-repeated="6"/>
        </table:table-row>
        <table:table-row table:style-name="ro1">
          <table:table-cell office:value-type="float" office:value="53.72" calcext:value-type="float">
            <text:p>53.72</text:p>
          </table:table-cell>
          <table:table-cell table:number-columns-repeated="8"/>
          <table:table-cell office:value-type="float" office:value="0.318424725086437" calcext:value-type="float">
            <text:p>0.318424725086437</text:p>
          </table:table-cell>
          <table:table-cell table:number-columns-repeated="7"/>
        </table:table-row>
        <table:table-row table:style-name="ro1">
          <table:table-cell office:value-type="float" office:value="54.14" calcext:value-type="float">
            <text:p>54.14</text:p>
          </table:table-cell>
          <table:table-cell table:number-columns-repeated="15"/>
          <table:table-cell office:value-type="float" office:value="0.434815593565943" calcext:value-type="float">
            <text:p>0.434815593565943</text:p>
          </table:table-cell>
        </table:table-row>
        <table:table-row table:style-name="ro1">
          <table:table-cell office:value-type="float" office:value="54.44" calcext:value-type="float">
            <text:p>54.44</text:p>
          </table:table-cell>
          <table:table-cell table:number-columns-repeated="2"/>
          <table:table-cell office:value-type="float" office:value="0.315882760669616" calcext:value-type="float">
            <text:p>0.315882760669616</text:p>
          </table:table-cell>
          <table:table-cell table:number-columns-repeated="13"/>
        </table:table-row>
        <table:table-row table:style-name="ro1">
          <table:table-cell office:value-type="float" office:value="54.78" calcext:value-type="float">
            <text:p>54.78</text:p>
          </table:table-cell>
          <table:table-cell/>
          <table:table-cell office:value-type="float" office:value="0.675586924564659" calcext:value-type="float">
            <text:p>0.675586924564659</text:p>
          </table:table-cell>
          <table:table-cell table:number-columns-repeated="14"/>
        </table:table-row>
        <table:table-row table:style-name="ro1">
          <table:table-cell office:value-type="float" office:value="54.93" calcext:value-type="float">
            <text:p>54.93</text:p>
          </table:table-cell>
          <table:table-cell table:number-columns-repeated="7"/>
          <table:table-cell office:value-type="float" office:value="0.609778061322317" calcext:value-type="float">
            <text:p>0.609778061322317</text:p>
          </table:table-cell>
          <table:table-cell table:number-columns-repeated="8"/>
        </table:table-row>
        <table:table-row table:style-name="ro1">
          <table:table-cell office:value-type="float" office:value="55.03" calcext:value-type="float">
            <text:p>55.03</text:p>
          </table:table-cell>
          <table:table-cell table:number-columns-repeated="8"/>
          <table:table-cell office:value-type="float" office:value="0.315038363458054" calcext:value-type="float">
            <text:p>0.315038363458054</text:p>
          </table:table-cell>
          <table:table-cell table:number-columns-repeated="7"/>
        </table:table-row>
        <table:table-row table:style-name="ro1">
          <table:table-cell office:value-type="float" office:value="55.16" calcext:value-type="float">
            <text:p>55.16</text:p>
          </table:table-cell>
          <table:table-cell table:number-columns-repeated="12"/>
          <table:table-cell office:value-type="float" office:value="0.626540025352275" calcext:value-type="float">
            <text:p>0.626540025352275</text:p>
          </table:table-cell>
          <table:table-cell table:number-columns-repeated="3"/>
        </table:table-row>
        <table:table-row table:style-name="ro1">
          <table:table-cell office:value-type="float" office:value="55.19" calcext:value-type="float">
            <text:p>55.19</text:p>
          </table:table-cell>
          <table:table-cell table:number-columns-repeated="2"/>
          <table:table-cell office:value-type="float" office:value="0.320162496386491" calcext:value-type="float">
            <text:p>0.320162496386491</text:p>
          </table:table-cell>
          <table:table-cell table:number-columns-repeated="13"/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0.489157552635767" calcext:value-type="float">
            <text:p>0.489157552635767</text:p>
          </table:table-cell>
          <table:table-cell table:number-columns-repeated="15"/>
        </table:table-row>
        <table:table-row table:style-name="ro1">
          <table:table-cell office:value-type="float" office:value="55.36" calcext:value-type="float">
            <text:p>55.36</text:p>
          </table:table-cell>
          <table:table-cell table:number-columns-repeated="11"/>
          <table:table-cell office:value-type="float" office:value="0.951619094019124" calcext:value-type="float">
            <text:p>0.951619094019124</text:p>
          </table:table-cell>
          <table:table-cell table:number-columns-repeated="4"/>
        </table:table-row>
        <table:table-row table:style-name="ro1">
          <table:table-cell office:value-type="float" office:value="55.43" calcext:value-type="float">
            <text:p>55.43</text:p>
          </table:table-cell>
          <table:table-cell table:number-columns-repeated="3"/>
          <table:table-cell office:value-type="float" office:value="0.487029502499412" calcext:value-type="float">
            <text:p>0.487029502499412</text:p>
          </table:table-cell>
          <table:table-cell table:number-columns-repeated="12"/>
        </table:table-row>
        <table:table-row table:style-name="ro1">
          <table:table-cell office:value-type="float" office:value="55.55" calcext:value-type="float">
            <text:p>55.55</text:p>
          </table:table-cell>
          <table:table-cell table:number-columns-repeated="9"/>
          <table:table-cell office:value-type="float" office:value="0.631378345239362" calcext:value-type="float">
            <text:p>0.631378345239362</text:p>
          </table:table-cell>
          <table:table-cell table:number-columns-repeated="6"/>
        </table:table-row>
        <table:table-row table:style-name="ro1">
          <table:table-cell office:value-type="float" office:value="55.95" calcext:value-type="float">
            <text:p>55.95</text:p>
          </table:table-cell>
          <table:table-cell/>
          <table:table-cell office:value-type="float" office:value="0.550762155754244" calcext:value-type="float">
            <text:p>0.550762155754244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9"/>
          <table:table-cell office:value-type="float" office:value="0.622108976130679" calcext:value-type="float">
            <text:p>0.622108976130679</text:p>
          </table:table-cell>
          <table:table-cell table:number-columns-repeated="6"/>
        </table:table-row>
        <table:table-row table:style-name="ro1">
          <table:table-cell office:value-type="float" office:value="56.27" calcext:value-type="float">
            <text:p>56.27</text:p>
          </table:table-cell>
          <table:table-cell table:number-columns-repeated="13"/>
          <table:table-cell office:value-type="float" office:value="0.46450620998097" calcext:value-type="float">
            <text:p>0.46450620998097</text:p>
          </table:table-cell>
          <table:table-cell table:number-columns-repeated="2"/>
        </table:table-row>
        <table:table-row table:style-name="ro1">
          <table:table-cell office:value-type="float" office:value="56.64" calcext:value-type="float">
            <text:p>56.64</text:p>
          </table:table-cell>
          <table:table-cell table:number-columns-repeated="2"/>
          <table:table-cell office:value-type="float" office:value="0.356771657982231" calcext:value-type="float">
            <text:p>0.356771657982231</text:p>
          </table:table-cell>
          <table:table-cell table:number-columns-repeated="12"/>
          <table:table-cell office:value-type="float" office:value="0.361291722286013" calcext:value-type="float">
            <text:p>0.361291722286013</text:p>
          </table:table-cell>
        </table:table-row>
        <table:table-row table:style-name="ro1">
          <table:table-cell office:value-type="float" office:value="56.66" calcext:value-type="float">
            <text:p>56.66</text:p>
          </table:table-cell>
          <table:table-cell table:number-columns-repeated="7"/>
          <table:table-cell office:value-type="float" office:value="0.601019273658626" calcext:value-type="float">
            <text:p>0.601019273658626</text:p>
          </table:table-cell>
          <table:table-cell table:number-columns-repeated="8"/>
        </table:table-row>
        <table:table-row table:style-name="ro1">
          <table:table-cell office:value-type="float" office:value="56.76" calcext:value-type="float">
            <text:p>56.76</text:p>
          </table:table-cell>
          <table:table-cell table:number-columns-repeated="3"/>
          <table:table-cell office:value-type="float" office:value="0.473062185157508" calcext:value-type="float">
            <text:p>0.473062185157508</text:p>
          </table:table-cell>
          <table:table-cell table:number-columns-repeated="12"/>
        </table:table-row>
        <table:table-row table:style-name="ro1">
          <table:table-cell office:value-type="float" office:value="56.86" calcext:value-type="float">
            <text:p>56.86</text:p>
          </table:table-cell>
          <table:table-cell table:number-columns-repeated="5"/>
          <table:table-cell office:value-type="float" office:value="0.490091227254718" calcext:value-type="float">
            <text:p>0.490091227254718</text:p>
          </table:table-cell>
          <table:table-cell table:number-columns-repeated="10"/>
        </table:table-row>
        <table:table-row table:style-name="ro1">
          <table:table-cell office:value-type="float" office:value="57.12" calcext:value-type="float">
            <text:p>57.12</text:p>
          </table:table-cell>
          <table:table-cell table:number-columns-repeated="4"/>
          <table:table-cell office:value-type="float" office:value="0.676941852754439" calcext:value-type="float">
            <text:p>0.676941852754439</text:p>
          </table:table-cell>
          <table:table-cell table:number-columns-repeated="11"/>
        </table:table-row>
        <table:table-row table:style-name="ro1">
          <table:table-cell office:value-type="float" office:value="57.17" calcext:value-type="float">
            <text:p>57.17</text:p>
          </table:table-cell>
          <table:table-cell table:number-columns-repeated="11"/>
          <table:table-cell office:value-type="float" office:value="0.913531083799532" calcext:value-type="float">
            <text:p>0.913531083799532</text:p>
          </table:table-cell>
          <table:table-cell table:number-columns-repeated="4"/>
        </table:table-row>
        <table:table-row table:style-name="ro1">
          <table:table-cell office:value-type="float" office:value="57.36" calcext:value-type="float">
            <text:p>57.36</text:p>
          </table:table-cell>
          <table:table-cell table:number-columns-repeated="2"/>
          <table:table-cell office:value-type="float" office:value="0.336679169015575" calcext:value-type="float">
            <text:p>0.336679169015575</text:p>
          </table:table-cell>
          <table:table-cell table:number-columns-repeated="13"/>
        </table:table-row>
        <table:table-row table:style-name="ro1">
          <table:table-cell office:value-type="float" office:value="57.48" calcext:value-type="float">
            <text:p>57.48</text:p>
          </table:table-cell>
          <table:table-cell table:number-columns-repeated="8"/>
          <table:table-cell office:value-type="float" office:value="0.315304325563918" calcext:value-type="float">
            <text:p>0.315304325563918</text:p>
          </table:table-cell>
          <table:table-cell table:number-columns-repeated="7"/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529322950163493" calcext:value-type="float">
            <text:p>0.529322950163493</text:p>
          </table:table-cell>
          <table:table-cell table:number-columns-repeated="15"/>
        </table:table-row>
        <table:table-row table:style-name="ro1">
          <table:table-cell office:value-type="float" office:value="57.71" calcext:value-type="float">
            <text:p>57.71</text:p>
          </table:table-cell>
          <table:table-cell table:number-columns-repeated="4"/>
          <table:table-cell office:value-type="float" office:value="0.67635178075113" calcext:value-type="float">
            <text:p>0.67635178075113</text:p>
          </table:table-cell>
          <table:table-cell table:number-columns-repeated="11"/>
        </table:table-row>
        <table:table-row table:style-name="ro1">
          <table:table-cell office:value-type="float" office:value="57.99" calcext:value-type="float">
            <text:p>57.99</text:p>
          </table:table-cell>
          <table:table-cell table:number-columns-repeated="7"/>
          <table:table-cell office:value-type="float" office:value="0.497009219470094" calcext:value-type="float">
            <text:p>0.497009219470094</text:p>
          </table:table-cell>
          <table:table-cell table:number-columns-repeated="8"/>
        </table:table-row>
        <table:table-row table:style-name="ro1">
          <table:table-cell office:value-type="float" office:value="58.06" calcext:value-type="float">
            <text:p>58.06</text:p>
          </table:table-cell>
          <table:table-cell table:number-columns-repeated="3"/>
          <table:table-cell office:value-type="float" office:value="0.523530892799998" calcext:value-type="float">
            <text:p>0.523530892799998</text:p>
          </table:table-cell>
          <table:table-cell table:number-columns-repeated="12"/>
        </table:table-row>
        <table:table-row table:style-name="ro1">
          <table:table-cell office:value-type="float" office:value="58.09" calcext:value-type="float">
            <text:p>58.09</text:p>
          </table:table-cell>
          <table:table-cell table:number-columns-repeated="14"/>
          <table:table-cell office:value-type="float" office:value="0.353364388567192" calcext:value-type="float">
            <text:p>0.353364388567192</text:p>
          </table:table-cell>
          <table:table-cell/>
        </table:table-row>
        <table:table-row table:style-name="ro1">
          <table:table-cell office:value-type="float" office:value="58.11" calcext:value-type="float">
            <text:p>58.11</text:p>
          </table:table-cell>
          <table:table-cell table:number-columns-repeated="10"/>
          <table:table-cell office:value-type="float" office:value="0.308030575557279" calcext:value-type="float">
            <text:p>0.308030575557279</text:p>
          </table:table-cell>
          <table:table-cell table:number-columns-repeated="5"/>
        </table:table-row>
        <table:table-row table:style-name="ro1">
          <table:table-cell office:value-type="float" office:value="58.21" calcext:value-type="float">
            <text:p>58.21</text:p>
          </table:table-cell>
          <table:table-cell office:value-type="float" office:value="0.501354406416237" calcext:value-type="float">
            <text:p>0.501354406416237</text:p>
          </table:table-cell>
          <table:table-cell table:number-columns-repeated="15"/>
        </table:table-row>
        <table:table-row table:style-name="ro1">
          <table:table-cell office:value-type="float" office:value="58.23" calcext:value-type="float">
            <text:p>58.23</text:p>
          </table:table-cell>
          <table:table-cell table:number-columns-repeated="6"/>
          <table:table-cell office:value-type="float" office:value="0.357275366447521" calcext:value-type="float">
            <text:p>0.357275366447521</text:p>
          </table:table-cell>
          <table:table-cell table:number-columns-repeated="9"/>
        </table:table-row>
        <table:table-row table:style-name="ro1">
          <table:table-cell office:value-type="float" office:value="58.29" calcext:value-type="float">
            <text:p>58.29</text:p>
          </table:table-cell>
          <table:table-cell table:number-columns-repeated="12"/>
          <table:table-cell office:value-type="float" office:value="0.666116796394508" calcext:value-type="float">
            <text:p>0.666116796394508</text:p>
          </table:table-cell>
          <table:table-cell table:number-columns-repeated="3"/>
        </table:table-row>
        <table:table-row table:style-name="ro1">
          <table:table-cell office:value-type="float" office:value="58.78" calcext:value-type="float">
            <text:p>58.78</text:p>
          </table:table-cell>
          <table:table-cell table:number-columns-repeated="13"/>
          <table:table-cell office:value-type="float" office:value="0.384039071930662" calcext:value-type="float">
            <text:p>0.384039071930662</text:p>
          </table:table-cell>
          <table:table-cell table:number-columns-repeated="2"/>
        </table:table-row>
        <table:table-row table:style-name="ro1">
          <table:table-cell office:value-type="float" office:value="58.82" calcext:value-type="float">
            <text:p>58.82</text:p>
          </table:table-cell>
          <table:table-cell table:number-columns-repeated="15"/>
          <table:table-cell office:value-type="float" office:value="0.407826207340976" calcext:value-type="float">
            <text:p>0.407826207340976</text:p>
          </table:table-cell>
        </table:table-row>
        <table:table-row table:style-name="ro1">
          <table:table-cell office:value-type="float" office:value="58.86" calcext:value-type="float">
            <text:p>58.86</text:p>
          </table:table-cell>
          <table:table-cell table:number-columns-repeated="9"/>
          <table:table-cell office:value-type="float" office:value="0.581194662338152" calcext:value-type="float">
            <text:p>0.581194662338152</text:p>
          </table:table-cell>
          <table:table-cell table:number-columns-repeated="6"/>
        </table:table-row>
        <table:table-row table:style-name="ro1">
          <table:table-cell office:value-type="float" office:value="58.93" calcext:value-type="float">
            <text:p>58.93</text:p>
          </table:table-cell>
          <table:table-cell table:number-columns-repeated="8"/>
          <table:table-cell office:value-type="float" office:value="0.313045106506237" calcext:value-type="float">
            <text:p>0.313045106506237</text:p>
          </table:table-cell>
          <table:table-cell table:number-columns-repeated="7"/>
        </table:table-row>
        <table:table-row table:style-name="ro1">
          <table:table-cell office:value-type="float" office:value="58.94" calcext:value-type="float">
            <text:p>58.94</text:p>
          </table:table-cell>
          <table:table-cell office:value-type="float" office:value="0.46070282555673" calcext:value-type="float">
            <text:p>0.46070282555673</text:p>
          </table:table-cell>
          <table:table-cell table:number-columns-repeated="15"/>
        </table:table-row>
        <table:table-row table:style-name="ro1">
          <table:table-cell office:value-type="float" office:value="59.08" calcext:value-type="float">
            <text:p>59.08</text:p>
          </table:table-cell>
          <table:table-cell table:number-columns-repeated="5"/>
          <table:table-cell office:value-type="float" office:value="0.517452834060441" calcext:value-type="float">
            <text:p>0.517452834060441</text:p>
          </table:table-cell>
          <table:table-cell table:number-columns-repeated="10"/>
        </table:table-row>
        <table:table-row table:style-name="ro1">
          <table:table-cell office:value-type="float" office:value="59.38" calcext:value-type="float">
            <text:p>59.38</text:p>
          </table:table-cell>
          <table:table-cell table:number-columns-repeated="4"/>
          <table:table-cell office:value-type="float" office:value="0.658793925672558" calcext:value-type="float">
            <text:p>0.658793925672558</text:p>
          </table:table-cell>
          <table:table-cell table:number-columns-repeated="11"/>
        </table:table-row>
        <table:table-row table:style-name="ro1">
          <table:table-cell office:value-type="float" office:value="59.5" calcext:value-type="float">
            <text:p>59.5</text:p>
          </table:table-cell>
          <table:table-cell table:number-columns-repeated="11"/>
          <table:table-cell office:value-type="float" office:value="0.836813920916971" calcext:value-type="float">
            <text:p>0.836813920916971</text:p>
          </table:table-cell>
          <table:table-cell table:number-columns-repeated="4"/>
        </table:table-row>
        <table:table-row table:style-name="ro1">
          <table:table-cell office:value-type="float" office:value="59.73" calcext:value-type="float">
            <text:p>59.73</text:p>
          </table:table-cell>
          <table:table-cell table:number-columns-repeated="15"/>
          <table:table-cell office:value-type="float" office:value="0.373222088245721" calcext:value-type="float">
            <text:p>0.373222088245721</text:p>
          </table:table-cell>
        </table:table-row>
        <table:table-row table:style-name="ro1">
          <table:table-cell office:value-type="float" office:value="59.76" calcext:value-type="float">
            <text:p>59.76</text:p>
          </table:table-cell>
          <table:table-cell office:value-type="float" office:value="0.440079772161788" calcext:value-type="float">
            <text:p>0.440079772161788</text:p>
          </table:table-cell>
          <table:table-cell table:number-columns-repeated="15"/>
        </table:table-row>
        <table:table-row table:style-name="ro1">
          <table:table-cell office:value-type="float" office:value="60.32" calcext:value-type="float">
            <text:p>60.32</text:p>
          </table:table-cell>
          <table:table-cell table:number-columns-repeated="3"/>
          <table:table-cell office:value-type="float" office:value="0.610158767759081" calcext:value-type="float">
            <text:p>0.610158767759081</text:p>
          </table:table-cell>
          <table:table-cell table:number-columns-repeated="12"/>
        </table:table-row>
        <table:table-row table:style-name="ro1">
          <table:table-cell office:value-type="float" office:value="60.41" calcext:value-type="float">
            <text:p>60.41</text:p>
          </table:table-cell>
          <table:table-cell table:number-columns-repeated="14"/>
          <table:table-cell office:value-type="float" office:value="0.393861295446824" calcext:value-type="float">
            <text:p>0.393861295446824</text:p>
          </table:table-cell>
          <table:table-cell/>
        </table:table-row>
        <table:table-row table:style-name="ro1">
          <table:table-cell office:value-type="float" office:value="60.42" calcext:value-type="float">
            <text:p>60.42</text:p>
          </table:table-cell>
          <table:table-cell table:number-columns-repeated="10"/>
          <table:table-cell office:value-type="float" office:value="0.242749962064744" calcext:value-type="float">
            <text:p>0.242749962064744</text:p>
          </table:table-cell>
          <table:table-cell table:number-columns-repeated="5"/>
        </table:table-row>
        <table:table-row table:style-name="ro1">
          <table:table-cell office:value-type="float" office:value="60.52" calcext:value-type="float">
            <text:p>60.52</text:p>
          </table:table-cell>
          <table:table-cell/>
          <table:table-cell office:value-type="float" office:value="0.604501648581748" calcext:value-type="float">
            <text:p>0.604501648581748</text:p>
          </table:table-cell>
          <table:table-cell table:number-columns-repeated="14"/>
        </table:table-row>
        <table:table-row table:style-name="ro1">
          <table:table-cell office:value-type="float" office:value="60.58" calcext:value-type="float">
            <text:p>60.58</text:p>
          </table:table-cell>
          <table:table-cell table:number-columns-repeated="8"/>
          <table:table-cell office:value-type="float" office:value="0.279723565437997" calcext:value-type="float">
            <text:p>0.279723565437997</text:p>
          </table:table-cell>
          <table:table-cell table:number-columns-repeated="7"/>
        </table:table-row>
        <table:table-row table:style-name="ro1">
          <table:table-cell office:value-type="float" office:value="61.05" calcext:value-type="float">
            <text:p>61.05</text:p>
          </table:table-cell>
          <table:table-cell office:value-type="float" office:value="0.408888657257961" calcext:value-type="float">
            <text:p>0.408888657257961</text:p>
          </table:table-cell>
          <table:table-cell table:number-columns-repeated="15"/>
        </table:table-row>
        <table:table-row table:style-name="ro1">
          <table:table-cell office:value-type="float" office:value="61.11" calcext:value-type="float">
            <text:p>61.11</text:p>
          </table:table-cell>
          <table:table-cell table:number-columns-repeated="9"/>
          <table:table-cell office:value-type="float" office:value="0.442878309039411" calcext:value-type="float">
            <text:p>0.442878309039411</text:p>
          </table:table-cell>
          <table:table-cell table:number-columns-repeated="6"/>
        </table:table-row>
        <table:table-row table:style-name="ro1">
          <table:table-cell office:value-type="float" office:value="61.39" calcext:value-type="float">
            <text:p>61.39</text:p>
          </table:table-cell>
          <table:table-cell table:number-columns-repeated="12"/>
          <table:table-cell office:value-type="float" office:value="0.618691756902978" calcext:value-type="float">
            <text:p>0.618691756902978</text:p>
          </table:table-cell>
          <table:table-cell table:number-columns-repeated="3"/>
        </table:table-row>
        <table:table-row table:style-name="ro1">
          <table:table-cell office:value-type="float" office:value="61.55" calcext:value-type="float">
            <text:p>61.55</text:p>
          </table:table-cell>
          <table:table-cell table:number-columns-repeated="11"/>
          <table:table-cell office:value-type="float" office:value="0.78324731524409" calcext:value-type="float">
            <text:p>0.78324731524409</text:p>
          </table:table-cell>
          <table:table-cell table:number-columns-repeated="4"/>
        </table:table-row>
        <table:table-row table:style-name="ro1">
          <table:table-cell office:value-type="float" office:value="61.65" calcext:value-type="float">
            <text:p>61.65</text:p>
          </table:table-cell>
          <table:table-cell table:number-columns-repeated="8"/>
          <table:table-cell office:value-type="float" office:value="0.276745629918082" calcext:value-type="float">
            <text:p>0.276745629918082</text:p>
          </table:table-cell>
          <table:table-cell table:number-columns-repeated="7"/>
        </table:table-row>
        <table:table-row table:style-name="ro1">
          <table:table-cell office:value-type="float" office:value="61.68" calcext:value-type="float">
            <text:p>61.68</text:p>
          </table:table-cell>
          <table:table-cell table:number-columns-repeated="14"/>
          <table:table-cell office:value-type="float" office:value="0.287552268861453" calcext:value-type="float">
            <text:p>0.287552268861453</text:p>
          </table:table-cell>
          <table:table-cell/>
        </table:table-row>
        <table:table-row table:style-name="ro1">
          <table:table-cell office:value-type="float" office:value="61.81" calcext:value-type="float">
            <text:p>61.81</text:p>
          </table:table-cell>
          <table:table-cell/>
          <table:table-cell office:value-type="float" office:value="0.509017925475582" calcext:value-type="float">
            <text:p>0.509017925475582</text:p>
          </table:table-cell>
          <table:table-cell table:number-columns-repeated="14"/>
        </table:table-row>
        <table:table-row table:style-name="ro1">
          <table:table-cell office:value-type="float" office:value="61.94" calcext:value-type="float">
            <text:p>61.94</text:p>
          </table:table-cell>
          <table:table-cell table:number-columns-repeated="15"/>
          <table:table-cell office:value-type="float" office:value="0.349889484974848" calcext:value-type="float">
            <text:p>0.349889484974848</text:p>
          </table:table-cell>
        </table:table-row>
        <table:table-row table:style-name="ro1">
          <table:table-cell office:value-type="float" office:value="62.17" calcext:value-type="float">
            <text:p>62.17</text:p>
          </table:table-cell>
          <table:table-cell table:number-columns-repeated="2"/>
          <table:table-cell office:value-type="float" office:value="0.381990864447385" calcext:value-type="float">
            <text:p>0.381990864447385</text:p>
          </table:table-cell>
          <table:table-cell table:number-columns-repeated="13"/>
        </table:table-row>
        <table:table-row table:style-name="ro1">
          <table:table-cell office:value-type="float" office:value="62.29" calcext:value-type="float">
            <text:p>62.29</text:p>
          </table:table-cell>
          <table:table-cell table:number-columns-repeated="10"/>
          <table:table-cell office:value-type="float" office:value="0.36636454827177" calcext:value-type="float">
            <text:p>0.36636454827177</text:p>
          </table:table-cell>
          <table:table-cell table:number-columns-repeated="5"/>
        </table:table-row>
        <table:table-row table:style-name="ro1">
          <table:table-cell office:value-type="float" office:value="62.3" calcext:value-type="float">
            <text:p>62.3</text:p>
          </table:table-cell>
          <table:table-cell table:number-columns-repeated="13"/>
          <table:table-cell office:value-type="float" office:value="0.462267066277074" calcext:value-type="float">
            <text:p>0.462267066277074</text:p>
          </table:table-cell>
          <table:table-cell table:number-columns-repeated="2"/>
        </table:table-row>
        <table:table-row table:style-name="ro1">
          <table:table-cell office:value-type="float" office:value="62.46" calcext:value-type="float">
            <text:p>62.46</text:p>
          </table:table-cell>
          <table:table-cell table:number-columns-repeated="3"/>
          <table:table-cell office:value-type="float" office:value="0.445490703236699" calcext:value-type="float">
            <text:p>0.445490703236699</text:p>
          </table:table-cell>
          <table:table-cell table:number-columns-repeated="12"/>
        </table:table-row>
        <table:table-row table:style-name="ro1">
          <table:table-cell office:value-type="float" office:value="62.55" calcext:value-type="float">
            <text:p>62.55</text:p>
          </table:table-cell>
          <table:table-cell table:number-columns-repeated="11"/>
          <table:table-cell office:value-type="float" office:value="0.787473397888013" calcext:value-type="float">
            <text:p>0.787473397888013</text:p>
          </table:table-cell>
          <table:table-cell table:number-columns-repeated="4"/>
        </table:table-row>
        <table:table-row table:style-name="ro1">
          <table:table-cell office:value-type="float" office:value="62.85" calcext:value-type="float">
            <text:p>62.85</text:p>
          </table:table-cell>
          <table:table-cell table:number-columns-repeated="4"/>
          <table:table-cell office:value-type="float" office:value="0.614789154597936" calcext:value-type="float">
            <text:p>0.614789154597936</text:p>
          </table:table-cell>
          <table:table-cell table:number-columns-repeated="11"/>
        </table:table-row>
        <table:table-row table:style-name="ro1">
          <table:table-cell office:value-type="float" office:value="62.93" calcext:value-type="float">
            <text:p>62.93</text:p>
          </table:table-cell>
          <table:table-cell table:number-columns-repeated="7"/>
          <table:table-cell office:value-type="float" office:value="0.441829461418081" calcext:value-type="float">
            <text:p>0.441829461418081</text:p>
          </table:table-cell>
          <table:table-cell table:number-columns-repeated="8"/>
        </table:table-row>
        <table:table-row table:style-name="ro1">
          <table:table-cell office:value-type="float" office:value="63.05" calcext:value-type="float">
            <text:p>63.05</text:p>
          </table:table-cell>
          <table:table-cell table:number-columns-repeated="2"/>
          <table:table-cell office:value-type="float" office:value="0.379805365314596" calcext:value-type="float">
            <text:p>0.379805365314596</text:p>
          </table:table-cell>
          <table:table-cell table:number-columns-repeated="2"/>
          <table:table-cell office:value-type="float" office:value="0.346287898640337" calcext:value-type="float">
            <text:p>0.346287898640337</text:p>
          </table:table-cell>
          <table:table-cell table:number-columns-repeated="10"/>
        </table:table-row>
        <table:table-row table:style-name="ro1">
          <table:table-cell office:value-type="float" office:value="63.09" calcext:value-type="float">
            <text:p>63.09</text:p>
          </table:table-cell>
          <table:table-cell table:number-columns-repeated="8"/>
          <table:table-cell office:value-type="float" office:value="0.245905412734846" calcext:value-type="float">
            <text:p>0.245905412734846</text:p>
          </table:table-cell>
          <table:table-cell table:number-columns-repeated="7"/>
        </table:table-row>
        <table:table-row table:style-name="ro1">
          <table:table-cell office:value-type="float" office:value="63.62" calcext:value-type="float">
            <text:p>63.62</text:p>
          </table:table-cell>
          <table:table-cell table:number-columns-repeated="10"/>
          <table:table-cell office:value-type="float" office:value="0.31404968704892" calcext:value-type="float">
            <text:p>0.31404968704892</text:p>
          </table:table-cell>
          <table:table-cell table:number-columns-repeated="5"/>
        </table:table-row>
        <table:table-row table:style-name="ro1">
          <table:table-cell office:value-type="float" office:value="63.72" calcext:value-type="float">
            <text:p>63.72</text:p>
          </table:table-cell>
          <table:table-cell table:number-columns-repeated="11"/>
          <table:table-cell office:value-type="float" office:value="0.749228493997169" calcext:value-type="float">
            <text:p>0.749228493997169</text:p>
          </table:table-cell>
          <table:table-cell table:number-columns-repeated="4"/>
        </table:table-row>
        <table:table-row table:style-name="ro1">
          <table:table-cell office:value-type="float" office:value="63.73" calcext:value-type="float">
            <text:p>63.73</text:p>
          </table:table-cell>
          <table:table-cell table:number-columns-repeated="4"/>
          <table:table-cell office:value-type="float" office:value="0.552141064962129" calcext:value-type="float">
            <text:p>0.552141064962129</text:p>
          </table:table-cell>
          <table:table-cell table:number-columns-repeated="11"/>
        </table:table-row>
        <table:table-row table:style-name="ro1">
          <table:table-cell office:value-type="float" office:value="63.74" calcext:value-type="float">
            <text:p>63.74</text:p>
          </table:table-cell>
          <table:table-cell table:number-columns-repeated="13"/>
          <table:table-cell office:value-type="float" office:value="0.426957336208404" calcext:value-type="float">
            <text:p>0.426957336208404</text:p>
          </table:table-cell>
          <table:table-cell table:number-columns-repeated="2"/>
        </table:table-row>
        <table:table-row table:style-name="ro1">
          <table:table-cell office:value-type="float" office:value="64.01" calcext:value-type="float">
            <text:p>64.01</text:p>
          </table:table-cell>
          <table:table-cell table:number-columns-repeated="15"/>
          <table:table-cell office:value-type="float" office:value="0.35472303112383" calcext:value-type="float">
            <text:p>0.35472303112383</text:p>
          </table:table-cell>
        </table:table-row>
        <table:table-row table:style-name="ro1">
          <table:table-cell office:value-type="float" office:value="64.08" calcext:value-type="float">
            <text:p>64.08</text:p>
          </table:table-cell>
          <table:table-cell office:value-type="float" office:value="0.520277278433284" calcext:value-type="float">
            <text:p>0.520277278433284</text:p>
          </table:table-cell>
          <table:table-cell table:number-columns-repeated="15"/>
        </table:table-row>
        <table:table-row table:style-name="ro1">
          <table:table-cell office:value-type="float" office:value="64.18" calcext:value-type="float">
            <text:p>64.18</text:p>
          </table:table-cell>
          <table:table-cell table:number-columns-repeated="9"/>
          <table:table-cell office:value-type="float" office:value="0.3845067286207" calcext:value-type="float">
            <text:p>0.3845067286207</text:p>
          </table:table-cell>
          <table:table-cell table:number-columns-repeated="6"/>
        </table:table-row>
        <table:table-row table:style-name="ro1">
          <table:table-cell office:value-type="float" office:value="64.31" calcext:value-type="float">
            <text:p>64.31</text:p>
          </table:table-cell>
          <table:table-cell table:number-columns-repeated="8"/>
          <table:table-cell office:value-type="float" office:value="0.252010266509998" calcext:value-type="float">
            <text:p>0.252010266509998</text:p>
          </table:table-cell>
          <table:table-cell table:number-columns-repeated="7"/>
        </table:table-row>
        <table:table-row table:style-name="ro1">
          <table:table-cell office:value-type="float" office:value="64.33" calcext:value-type="float">
            <text:p>64.33</text:p>
          </table:table-cell>
          <table:table-cell table:number-columns-repeated="6"/>
          <table:table-cell office:value-type="float" office:value="0.331182366652492" calcext:value-type="float">
            <text:p>0.331182366652492</text:p>
          </table:table-cell>
          <table:table-cell table:number-columns-repeated="9"/>
        </table:table-row>
        <table:table-row table:style-name="ro1">
          <table:table-cell office:value-type="float" office:value="64.54" calcext:value-type="float">
            <text:p>64.54</text:p>
          </table:table-cell>
          <table:table-cell table:number-columns-repeated="11"/>
          <table:table-cell office:value-type="float" office:value="0.792354615380603" calcext:value-type="float">
            <text:p>0.792354615380603</text:p>
          </table:table-cell>
          <table:table-cell table:number-columns-repeated="4"/>
        </table:table-row>
        <table:table-row table:style-name="ro1">
          <table:table-cell office:value-type="float" office:value="64.75" calcext:value-type="float">
            <text:p>64.75</text:p>
          </table:table-cell>
          <table:table-cell table:number-columns-repeated="2"/>
          <table:table-cell office:value-type="float" office:value="0.273486910126461" calcext:value-type="float">
            <text:p>0.273486910126461</text:p>
          </table:table-cell>
          <table:table-cell table:number-columns-repeated="13"/>
        </table:table-row>
        <table:table-row table:style-name="ro1">
          <table:table-cell office:value-type="float" office:value="64.92" calcext:value-type="float">
            <text:p>64.92</text:p>
          </table:table-cell>
          <table:table-cell table:number-columns-repeated="10"/>
          <table:table-cell office:value-type="float" office:value="0.353589991195795" calcext:value-type="float">
            <text:p>0.353589991195795</text:p>
          </table:table-cell>
          <table:table-cell table:number-columns-repeated="5"/>
        </table:table-row>
        <table:table-row table:style-name="ro1">
          <table:table-cell office:value-type="float" office:value="65.19" calcext:value-type="float">
            <text:p>65.19</text:p>
          </table:table-cell>
          <table:table-cell table:number-columns-repeated="13"/>
          <table:table-cell office:value-type="float" office:value="0.36551869146848" calcext:value-type="float">
            <text:p>0.36551869146848</text:p>
          </table:table-cell>
          <table:table-cell table:number-columns-repeated="2"/>
        </table:table-row>
        <table:table-row table:style-name="ro1">
          <table:table-cell office:value-type="float" office:value="65.38" calcext:value-type="float">
            <text:p>65.38</text:p>
          </table:table-cell>
          <table:table-cell table:number-columns-repeated="14"/>
          <table:table-cell office:value-type="float" office:value="0.344719641874614" calcext:value-type="float">
            <text:p>0.344719641874614</text:p>
          </table:table-cell>
          <table:table-cell/>
        </table:table-row>
        <table:table-row table:style-name="ro1">
          <table:table-cell office:value-type="float" office:value="65.53" calcext:value-type="float">
            <text:p>65.53</text:p>
          </table:table-cell>
          <table:table-cell table:number-columns-repeated="12"/>
          <table:table-cell office:value-type="float" office:value="0.518138643417496" calcext:value-type="float">
            <text:p>0.518138643417496</text:p>
          </table:table-cell>
          <table:table-cell table:number-columns-repeated="3"/>
        </table:table-row>
        <table:table-row table:style-name="ro1">
          <table:table-cell office:value-type="float" office:value="65.55" calcext:value-type="float">
            <text:p>65.55</text:p>
          </table:table-cell>
          <table:table-cell office:value-type="float" office:value="0.484095639520543" calcext:value-type="float">
            <text:p>0.484095639520543</text:p>
          </table:table-cell>
          <table:table-cell table:number-columns-repeated="15"/>
        </table:table-row>
        <table:table-row table:style-name="ro1">
          <table:table-cell office:value-type="float" office:value="65.74" calcext:value-type="float">
            <text:p>65.74</text:p>
          </table:table-cell>
          <table:table-cell table:number-columns-repeated="8"/>
          <table:table-cell office:value-type="float" office:value="0.244433622101056" calcext:value-type="float">
            <text:p>0.244433622101056</text:p>
          </table:table-cell>
          <table:table-cell table:number-columns-repeated="7"/>
        </table:table-row>
        <table:table-row table:style-name="ro1">
          <table:table-cell office:value-type="float" office:value="65.79" calcext:value-type="float">
            <text:p>65.79</text:p>
          </table:table-cell>
          <table:table-cell table:number-columns-repeated="3"/>
          <table:table-cell office:value-type="float" office:value="0.654000152863159" calcext:value-type="float">
            <text:p>0.654000152863159</text:p>
          </table:table-cell>
          <table:table-cell table:number-columns-repeated="12"/>
        </table:table-row>
        <table:table-row table:style-name="ro1">
          <table:table-cell office:value-type="float" office:value="65.82" calcext:value-type="float">
            <text:p>65.82</text:p>
          </table:table-cell>
          <table:table-cell table:number-columns-repeated="15"/>
          <table:table-cell office:value-type="float" office:value="0.330072477402204" calcext:value-type="float">
            <text:p>0.330072477402204</text:p>
          </table:table-cell>
        </table:table-row>
        <table:table-row table:style-name="ro1">
          <table:table-cell office:value-type="float" office:value="65.9" calcext:value-type="float">
            <text:p>65.9</text:p>
          </table:table-cell>
          <table:table-cell table:number-columns-repeated="4"/>
          <table:table-cell office:value-type="float" office:value="0.32114919860679" calcext:value-type="float">
            <text:p>0.32114919860679</text:p>
          </table:table-cell>
          <table:table-cell table:number-columns-repeated="11"/>
        </table:table-row>
        <table:table-row table:style-name="ro1">
          <table:table-cell office:value-type="float" office:value="65.97" calcext:value-type="float">
            <text:p>65.97</text:p>
          </table:table-cell>
          <table:table-cell table:number-columns-repeated="6"/>
          <table:table-cell office:value-type="float" office:value="0.289917548558151" calcext:value-type="float">
            <text:p>0.289917548558151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  <table:table-cell office:value-type="float" office:value="0.343938802699622" calcext:value-type="float">
            <text:p>0.343938802699622</text:p>
          </table:table-cell>
          <table:table-cell table:number-columns-repeated="5"/>
        </table:table-row>
        <table:table-row table:style-name="ro1">
          <table:table-cell office:value-type="float" office:value="66.14" calcext:value-type="float">
            <text:p>66.14</text:p>
          </table:table-cell>
          <table:table-cell table:number-columns-repeated="13"/>
          <table:table-cell office:value-type="float" office:value="0.345595233881249" calcext:value-type="float">
            <text:p>0.345595233881249</text:p>
          </table:table-cell>
          <table:table-cell table:number-columns-repeated="2"/>
        </table:table-row>
        <table:table-row table:style-name="ro1">
          <table:table-cell office:value-type="float" office:value="66.61" calcext:value-type="float">
            <text:p>66.61</text:p>
          </table:table-cell>
          <table:table-cell table:number-columns-repeated="2"/>
          <table:table-cell office:value-type="float" office:value="0.329409958778427" calcext:value-type="float">
            <text:p>0.329409958778427</text:p>
          </table:table-cell>
          <table:table-cell table:number-columns-repeated="13"/>
        </table:table-row>
        <table:table-row table:style-name="ro1">
          <table:table-cell office:value-type="float" office:value="66.85" calcext:value-type="float">
            <text:p>66.85</text:p>
          </table:table-cell>
          <table:table-cell table:number-columns-repeated="9"/>
          <table:table-cell office:value-type="float" office:value="0.309187831484692" calcext:value-type="float">
            <text:p>0.309187831484692</text:p>
          </table:table-cell>
          <table:table-cell table:number-columns-repeated="6"/>
        </table:table-row>
        <table:table-row table:style-name="ro1">
          <table:table-cell office:value-type="float" office:value="67.05" calcext:value-type="float">
            <text:p>67.05</text:p>
          </table:table-cell>
          <table:table-cell table:number-columns-repeated="8"/>
          <table:table-cell office:value-type="float" office:value="0.240550633757273" calcext:value-type="float">
            <text:p>0.240550633757273</text:p>
          </table:table-cell>
          <table:table-cell table:number-columns-repeated="7"/>
        </table:table-row>
        <table:table-row table:style-name="ro1">
          <table:table-cell office:value-type="float" office:value="67.06" calcext:value-type="float">
            <text:p>67.06</text:p>
          </table:table-cell>
          <table:table-cell table:number-columns-repeated="11"/>
          <table:table-cell office:value-type="float" office:value="0.659464300026359" calcext:value-type="float">
            <text:p>0.659464300026359</text:p>
          </table:table-cell>
          <table:table-cell table:number-columns-repeated="4"/>
        </table:table-row>
        <table:table-row table:style-name="ro1">
          <table:table-cell office:value-type="float" office:value="67.23" calcext:value-type="float">
            <text:p>67.23</text:p>
          </table:table-cell>
          <table:table-cell table:number-columns-repeated="3"/>
          <table:table-cell office:value-type="float" office:value="0.484156228453461" calcext:value-type="float">
            <text:p>0.484156228453461</text:p>
          </table:table-cell>
          <table:table-cell table:number-columns-repeated="12"/>
        </table:table-row>
        <table:table-row table:style-name="ro1">
          <table:table-cell office:value-type="float" office:value="67.33" calcext:value-type="float">
            <text:p>67.33</text:p>
          </table:table-cell>
          <table:table-cell/>
          <table:table-cell office:value-type="float" office:value="0.589188386449171" calcext:value-type="float">
            <text:p>0.589188386449171</text:p>
          </table:table-cell>
          <table:table-cell table:number-columns-repeated="14"/>
        </table:table-row>
        <table:table-row table:style-name="ro1">
          <table:table-cell office:value-type="float" office:value="67.41" calcext:value-type="float">
            <text:p>67.41</text:p>
          </table:table-cell>
          <table:table-cell table:number-columns-repeated="13"/>
          <table:table-cell office:value-type="float" office:value="0.367108868864028" calcext:value-type="float">
            <text:p>0.367108868864028</text:p>
          </table:table-cell>
          <table:table-cell table:number-columns-repeated="2"/>
        </table:table-row>
        <table:table-row table:style-name="ro1">
          <table:table-cell office:value-type="float" office:value="67.51" calcext:value-type="float">
            <text:p>67.51</text:p>
          </table:table-cell>
          <table:table-cell office:value-type="float" office:value="0.406503912204908" calcext:value-type="float">
            <text:p>0.406503912204908</text:p>
          </table:table-cell>
          <table:table-cell table:number-columns-repeated="15"/>
        </table:table-row>
        <table:table-row table:style-name="ro1">
          <table:table-cell office:value-type="float" office:value="67.52" calcext:value-type="float">
            <text:p>67.52</text:p>
          </table:table-cell>
          <table:table-cell table:number-columns-repeated="14"/>
          <table:table-cell office:value-type="float" office:value="0.354047891948809" calcext:value-type="float">
            <text:p>0.354047891948809</text:p>
          </table:table-cell>
          <table:table-cell/>
        </table:table-row>
        <table:table-row table:style-name="ro1">
          <table:table-cell office:value-type="float" office:value="67.91" calcext:value-type="float">
            <text:p>67.91</text:p>
          </table:table-cell>
          <table:table-cell table:number-columns-repeated="8"/>
          <table:table-cell office:value-type="float" office:value="0.246018478101742" calcext:value-type="float">
            <text:p>0.246018478101742</text:p>
          </table:table-cell>
          <table:table-cell table:number-columns-repeated="7"/>
        </table:table-row>
        <table:table-row table:style-name="ro1">
          <table:table-cell office:value-type="float" office:value="67.95" calcext:value-type="float">
            <text:p>67.95</text:p>
          </table:table-cell>
          <table:table-cell table:number-columns-repeated="9"/>
          <table:table-cell office:value-type="float" office:value="0.361382393979213" calcext:value-type="float">
            <text:p>0.361382393979213</text:p>
          </table:table-cell>
          <table:table-cell table:number-columns-repeated="6"/>
        </table:table-row>
        <table:table-row table:style-name="ro1">
          <table:table-cell office:value-type="float" office:value="67.99" calcext:value-type="float">
            <text:p>67.99</text:p>
          </table:table-cell>
          <table:table-cell table:number-columns-repeated="3"/>
          <table:table-cell office:value-type="float" office:value="0.514616526778637" calcext:value-type="float">
            <text:p>0.514616526778637</text:p>
          </table:table-cell>
          <table:table-cell table:number-columns-repeated="12"/>
        </table:table-row>
        <table:table-row table:style-name="ro1">
          <table:table-cell office:value-type="float" office:value="68.38" calcext:value-type="float">
            <text:p>68.38</text:p>
          </table:table-cell>
          <table:table-cell office:value-type="float" office:value="0.350512462952015" calcext:value-type="float">
            <text:p>0.350512462952015</text:p>
          </table:table-cell>
          <table:table-cell table:number-columns-repeated="15"/>
        </table:table-row>
        <table:table-row table:style-name="ro1">
          <table:table-cell office:value-type="float" office:value="68.44" calcext:value-type="float">
            <text:p>68.44</text:p>
          </table:table-cell>
          <table:table-cell table:number-columns-repeated="10"/>
          <table:table-cell office:value-type="float" office:value="0.401566959711364" calcext:value-type="float">
            <text:p>0.401566959711364</text:p>
          </table:table-cell>
          <table:table-cell table:number-columns-repeated="5"/>
        </table:table-row>
        <table:table-row table:style-name="ro1">
          <table:table-cell office:value-type="float" office:value="68.88" calcext:value-type="float">
            <text:p>68.88</text:p>
          </table:table-cell>
          <table:table-cell table:number-columns-repeated="8"/>
          <table:table-cell office:value-type="float" office:value="0.198595721783452" calcext:value-type="float">
            <text:p>0.198595721783452</text:p>
          </table:table-cell>
          <table:table-cell table:number-columns-repeated="7"/>
        </table:table-row>
        <table:table-row table:style-name="ro1">
          <table:table-cell office:value-type="float" office:value="68.91" calcext:value-type="float">
            <text:p>68.91</text:p>
          </table:table-cell>
          <table:table-cell table:number-columns-repeated="15"/>
          <table:table-cell office:value-type="float" office:value="0.328301394005304" calcext:value-type="float">
            <text:p>0.328301394005304</text:p>
          </table:table-cell>
        </table:table-row>
        <table:table-row table:style-name="ro1">
          <table:table-cell office:value-type="float" office:value="68.92" calcext:value-type="float">
            <text:p>68.92</text:p>
          </table:table-cell>
          <table:table-cell table:number-columns-repeated="6"/>
          <table:table-cell office:value-type="float" office:value="0.229036344974523" calcext:value-type="float">
            <text:p>0.229036344974523</text:p>
          </table:table-cell>
          <table:table-cell table:number-columns-repeated="9"/>
        </table:table-row>
        <table:table-row table:style-name="ro1">
          <table:table-cell office:value-type="float" office:value="69.01" calcext:value-type="float">
            <text:p>69.01</text:p>
          </table:table-cell>
          <table:table-cell/>
          <table:table-cell office:value-type="float" office:value="0.579522073673792" calcext:value-type="float">
            <text:p>0.579522073673792</text:p>
          </table:table-cell>
          <table:table-cell table:number-columns-repeated="14"/>
        </table:table-row>
        <table:table-row table:style-name="ro1">
          <table:table-cell office:value-type="float" office:value="69.07" calcext:value-type="float">
            <text:p>69.07</text:p>
          </table:table-cell>
          <table:table-cell office:value-type="float" office:value="0.358563001786749" calcext:value-type="float">
            <text:p>0.358563001786749</text:p>
          </table:table-cell>
          <table:table-cell table:number-columns-repeated="15"/>
        </table:table-row>
        <table:table-row table:style-name="ro1">
          <table:table-cell office:value-type="float" office:value="69.15" calcext:value-type="float">
            <text:p>69.15</text:p>
          </table:table-cell>
          <table:table-cell table:number-columns-repeated="11"/>
          <table:table-cell office:value-type="float" office:value="0.671338016880473" calcext:value-type="float">
            <text:p>0.671338016880473</text:p>
          </table:table-cell>
          <table:table-cell table:number-columns-repeated="4"/>
        </table:table-row>
        <table:table-row table:style-name="ro1">
          <table:table-cell office:value-type="float" office:value="69.39" calcext:value-type="float">
            <text:p>69.39</text:p>
          </table:table-cell>
          <table:table-cell table:number-columns-repeated="7"/>
          <table:table-cell office:value-type="float" office:value="0.472869221626965" calcext:value-type="float">
            <text:p>0.472869221626965</text:p>
          </table:table-cell>
          <table:table-cell table:number-columns-repeated="8"/>
        </table:table-row>
        <table:table-row table:style-name="ro1">
          <table:table-cell office:value-type="float" office:value="69.45" calcext:value-type="float">
            <text:p>69.45</text:p>
          </table:table-cell>
          <table:table-cell table:number-columns-repeated="9"/>
          <table:table-cell office:value-type="float" office:value="0.375200092974154" calcext:value-type="float">
            <text:p>0.375200092974154</text:p>
          </table:table-cell>
          <table:table-cell table:number-columns-repeated="6"/>
        </table:table-row>
        <table:table-row table:style-name="ro1">
          <table:table-cell office:value-type="float" office:value="69.47" calcext:value-type="float">
            <text:p>69.47</text:p>
          </table:table-cell>
          <table:table-cell table:number-columns-repeated="5"/>
          <table:table-cell office:value-type="float" office:value="0.376393456893711" calcext:value-type="float">
            <text:p>0.376393456893711</text:p>
          </table:table-cell>
          <table:table-cell table:number-columns-repeated="10"/>
        </table:table-row>
        <table:table-row table:style-name="ro1">
          <table:table-cell office:value-type="float" office:value="69.67" calcext:value-type="float">
            <text:p>69.67</text:p>
          </table:table-cell>
          <table:table-cell table:number-columns-repeated="12"/>
          <table:table-cell office:value-type="float" office:value="0.554457545828729" calcext:value-type="float">
            <text:p>0.554457545828729</text:p>
          </table:table-cell>
          <table:table-cell table:number-columns-repeated="3"/>
        </table:table-row>
        <table:table-row table:style-name="ro1">
          <table:table-cell office:value-type="float" office:value="69.9" calcext:value-type="float">
            <text:p>69.9</text:p>
          </table:table-cell>
          <table:table-cell table:number-columns-repeated="3"/>
          <table:table-cell office:value-type="float" office:value="0.505819783376664" calcext:value-type="float">
            <text:p>0.505819783376664</text:p>
          </table:table-cell>
          <table:table-cell table:number-columns-repeated="12"/>
        </table:table-row>
        <table:table-row table:style-name="ro1">
          <table:table-cell office:value-type="float" office:value="69.94" calcext:value-type="float">
            <text:p>69.94</text:p>
          </table:table-cell>
          <table:table-cell table:number-columns-repeated="4"/>
          <table:table-cell office:value-type="float" office:value="0.32088776648941" calcext:value-type="float">
            <text:p>0.32088776648941</text:p>
          </table:table-cell>
          <table:table-cell table:number-columns-repeated="11"/>
        </table:table-row>
        <table:table-row table:style-name="ro1">
          <table:table-cell office:value-type="float" office:value="70.04" calcext:value-type="float">
            <text:p>70.04</text:p>
          </table:table-cell>
          <table:table-cell table:number-columns-repeated="8"/>
          <table:table-cell office:value-type="float" office:value="0.195043333145573" calcext:value-type="float">
            <text:p>0.195043333145573</text:p>
          </table:table-cell>
          <table:table-cell table:number-columns-repeated="7"/>
        </table:table-row>
        <table:table-row table:style-name="ro1">
          <table:table-cell office:value-type="float" office:value="70.06" calcext:value-type="float">
            <text:p>70.06</text:p>
          </table:table-cell>
          <table:table-cell table:number-columns-repeated="13"/>
          <table:table-cell office:value-type="float" office:value="0.331628792743849" calcext:value-type="float">
            <text:p>0.331628792743849</text:p>
          </table:table-cell>
          <table:table-cell table:number-columns-repeated="2"/>
        </table:table-row>
        <table:table-row table:style-name="ro1">
          <table:table-cell office:value-type="float" office:value="70.27" calcext:value-type="float">
            <text:p>70.27</text:p>
          </table:table-cell>
          <table:table-cell office:value-type="float" office:value="0.309976329139278" calcext:value-type="float">
            <text:p>0.309976329139278</text:p>
          </table:table-cell>
          <table:table-cell table:number-columns-repeated="15"/>
        </table:table-row>
        <table:table-row table:style-name="ro1">
          <table:table-cell office:value-type="float" office:value="70.37" calcext:value-type="float">
            <text:p>70.37</text:p>
          </table:table-cell>
          <table:table-cell table:number-columns-repeated="2"/>
          <table:table-cell office:value-type="float" office:value="0.337719267342482" calcext:value-type="float">
            <text:p>0.337719267342482</text:p>
          </table:table-cell>
          <table:table-cell table:number-columns-repeated="13"/>
        </table:table-row>
        <table:table-row table:style-name="ro1">
          <table:table-cell office:value-type="float" office:value="70.72" calcext:value-type="float">
            <text:p>70.72</text:p>
          </table:table-cell>
          <table:table-cell table:number-columns-repeated="5"/>
          <table:table-cell office:value-type="float" office:value="0.289260121338588" calcext:value-type="float">
            <text:p>0.289260121338588</text:p>
          </table:table-cell>
          <table:table-cell table:number-columns-repeated="10"/>
        </table:table-row>
        <table:table-row table:style-name="ro1">
          <table:table-cell office:value-type="float" office:value="70.91" calcext:value-type="float">
            <text:p>70.91</text:p>
          </table:table-cell>
          <table:table-cell table:number-columns-repeated="7"/>
          <table:table-cell office:value-type="float" office:value="0.416829158373178" calcext:value-type="float">
            <text:p>0.416829158373178</text:p>
          </table:table-cell>
          <table:table-cell table:number-columns-repeated="8"/>
        </table:table-row>
        <table:table-row table:style-name="ro1">
          <table:table-cell office:value-type="float" office:value="70.97" calcext:value-type="float">
            <text:p>70.97</text:p>
          </table:table-cell>
          <table:table-cell table:number-columns-repeated="3"/>
          <table:table-cell office:value-type="float" office:value="0.438946069572829" calcext:value-type="float">
            <text:p>0.438946069572829</text:p>
          </table:table-cell>
          <table:table-cell table:number-columns-repeated="12"/>
        </table:table-row>
        <table:table-row table:style-name="ro1">
          <table:table-cell office:value-type="float" office:value="71.1" calcext:value-type="float">
            <text:p>71.1</text:p>
          </table:table-cell>
          <table:table-cell table:number-columns-repeated="12"/>
          <table:table-cell office:value-type="float" office:value="0.551377177704811" calcext:value-type="float">
            <text:p>0.551377177704811</text:p>
          </table:table-cell>
          <table:table-cell table:number-columns-repeated="3"/>
        </table:table-row>
        <table:table-row table:style-name="ro1">
          <table:table-cell office:value-type="float" office:value="71.3" calcext:value-type="float">
            <text:p>71.3</text:p>
          </table:table-cell>
          <table:table-cell table:number-columns-repeated="9"/>
          <table:table-cell office:value-type="float" office:value="0.398667786624625" calcext:value-type="float">
            <text:p>0.398667786624625</text:p>
          </table:table-cell>
          <table:table-cell table:number-columns-repeated="6"/>
        </table:table-row>
        <table:table-row table:style-name="ro1">
          <table:table-cell office:value-type="float" office:value="71.42" calcext:value-type="float">
            <text:p>71.42</text:p>
          </table:table-cell>
          <table:table-cell table:number-columns-repeated="2"/>
          <table:table-cell office:value-type="float" office:value="0.332695854793849" calcext:value-type="float">
            <text:p>0.332695854793849</text:p>
          </table:table-cell>
          <table:table-cell table:number-columns-repeated="13"/>
        </table:table-row>
        <table:table-row table:style-name="ro1">
          <table:table-cell office:value-type="float" office:value="71.45" calcext:value-type="float">
            <text:p>71.45</text:p>
          </table:table-cell>
          <table:table-cell office:value-type="float" office:value="0.286335002260252" calcext:value-type="float">
            <text:p>0.286335002260252</text:p>
          </table:table-cell>
          <table:table-cell table:number-columns-repeated="15"/>
        </table:table-row>
        <table:table-row table:style-name="ro1">
          <table:table-cell office:value-type="float" office:value="71.46" calcext:value-type="float">
            <text:p>71.46</text:p>
          </table:table-cell>
          <table:table-cell table:number-columns-repeated="15"/>
          <table:table-cell office:value-type="float" office:value="0.280546235257141" calcext:value-type="float">
            <text:p>0.280546235257141</text:p>
          </table:table-cell>
        </table:table-row>
        <table:table-row table:style-name="ro1">
          <table:table-cell office:value-type="float" office:value="71.59" calcext:value-type="float">
            <text:p>71.59</text:p>
          </table:table-cell>
          <table:table-cell table:number-columns-repeated="14"/>
          <table:table-cell office:value-type="float" office:value="0.326924588073778" calcext:value-type="float">
            <text:p>0.326924588073778</text:p>
          </table:table-cell>
          <table:table-cell/>
        </table:table-row>
        <table:table-row table:style-name="ro1">
          <table:table-cell office:value-type="float" office:value="71.66" calcext:value-type="float">
            <text:p>71.66</text:p>
          </table:table-cell>
          <table:table-cell table:number-columns-repeated="8"/>
          <table:table-cell office:value-type="float" office:value="0.188340361015932" calcext:value-type="float">
            <text:p>0.188340361015932</text:p>
          </table:table-cell>
          <table:table-cell table:number-columns-repeated="7"/>
        </table:table-row>
        <table:table-row table:style-name="ro1">
          <table:table-cell office:value-type="float" office:value="71.72" calcext:value-type="float">
            <text:p>71.72</text:p>
          </table:table-cell>
          <table:table-cell table:number-columns-repeated="6"/>
          <table:table-cell office:value-type="float" office:value="0.303229921209301" calcext:value-type="float">
            <text:p>0.303229921209301</text:p>
          </table:table-cell>
          <table:table-cell table:number-columns-repeated="9"/>
        </table:table-row>
        <table:table-row table:style-name="ro1">
          <table:table-cell office:value-type="float" office:value="71.83" calcext:value-type="float">
            <text:p>71.83</text:p>
          </table:table-cell>
          <table:table-cell table:number-columns-repeated="5"/>
          <table:table-cell office:value-type="float" office:value="0.302860895904077" calcext:value-type="float">
            <text:p>0.302860895904077</text:p>
          </table:table-cell>
          <table:table-cell table:number-columns-repeated="10"/>
        </table:table-row>
        <table:table-row table:style-name="ro1">
          <table:table-cell office:value-type="float" office:value="71.99" calcext:value-type="float">
            <text:p>71.99</text:p>
          </table:table-cell>
          <table:table-cell table:number-columns-repeated="9"/>
          <table:table-cell office:value-type="float" office:value="0.388362885819589" calcext:value-type="float">
            <text:p>0.388362885819589</text:p>
          </table:table-cell>
          <table:table-cell table:number-columns-repeated="6"/>
        </table:table-row>
        <table:table-row table:style-name="ro1">
          <table:table-cell office:value-type="float" office:value="72.03" calcext:value-type="float">
            <text:p>72.03</text:p>
          </table:table-cell>
          <table:table-cell table:number-columns-repeated="11"/>
          <table:table-cell office:value-type="float" office:value="0.56255128652087" calcext:value-type="float">
            <text:p>0.56255128652087</text:p>
          </table:table-cell>
          <table:table-cell table:number-columns-repeated="4"/>
        </table:table-row>
        <table:table-row table:style-name="ro1">
          <table:table-cell office:value-type="float" office:value="72.07" calcext:value-type="float">
            <text:p>72.07</text:p>
          </table:table-cell>
          <table:table-cell table:number-columns-repeated="7"/>
          <table:table-cell office:value-type="float" office:value="0.425258177551223" calcext:value-type="float">
            <text:p>0.425258177551223</text:p>
          </table:table-cell>
          <table:table-cell table:number-columns-repeated="8"/>
        </table:table-row>
        <table:table-row table:style-name="ro1">
          <table:table-cell office:value-type="float" office:value="72.34" calcext:value-type="float">
            <text:p>72.34</text:p>
          </table:table-cell>
          <table:table-cell table:number-columns-repeated="3"/>
          <table:table-cell office:value-type="float" office:value="0.320187401595355" calcext:value-type="float">
            <text:p>0.320187401595355</text:p>
          </table:table-cell>
          <table:table-cell table:number-columns-repeated="12"/>
        </table:table-row>
        <table:table-row table:style-name="ro1">
          <table:table-cell office:value-type="float" office:value="72.74" calcext:value-type="float">
            <text:p>72.74</text:p>
          </table:table-cell>
          <table:table-cell table:number-columns-repeated="8"/>
          <table:table-cell office:value-type="float" office:value="0.190647358017525" calcext:value-type="float">
            <text:p>0.190647358017525</text:p>
          </table:table-cell>
          <table:table-cell table:number-columns-repeated="7"/>
        </table:table-row>
        <table:table-row table:style-name="ro1">
          <table:table-cell office:value-type="float" office:value="72.78" calcext:value-type="float">
            <text:p>72.78</text:p>
          </table:table-cell>
          <table:table-cell/>
          <table:table-cell office:value-type="float" office:value="0.590290571440317" calcext:value-type="float">
            <text:p>0.590290571440317</text:p>
          </table:table-cell>
          <table:table-cell office:value-type="float" office:value="0.429331716240043" calcext:value-type="float">
            <text:p>0.429331716240043</text:p>
          </table:table-cell>
          <table:table-cell table:number-columns-repeated="13"/>
        </table:table-row>
        <table:table-row table:style-name="ro1">
          <table:table-cell office:value-type="float" office:value="72.88" calcext:value-type="float">
            <text:p>72.88</text:p>
          </table:table-cell>
          <table:table-cell table:number-columns-repeated="9"/>
          <table:table-cell office:value-type="float" office:value="0.359130058285384" calcext:value-type="float">
            <text:p>0.359130058285384</text:p>
          </table:table-cell>
          <table:table-cell table:number-columns-repeated="6"/>
        </table:table-row>
        <table:table-row table:style-name="ro1">
          <table:table-cell office:value-type="float" office:value="72.96" calcext:value-type="float">
            <text:p>72.96</text:p>
          </table:table-cell>
          <table:table-cell table:number-columns-repeated="3"/>
          <table:table-cell office:value-type="float" office:value="0.315969916141776" calcext:value-type="float">
            <text:p>0.315969916141776</text:p>
          </table:table-cell>
          <table:table-cell table:number-columns-repeated="12"/>
        </table:table-row>
        <table:table-row table:style-name="ro1">
          <table:table-cell office:value-type="float" office:value="73.04" calcext:value-type="float">
            <text:p>73.04</text:p>
          </table:table-cell>
          <table:table-cell table:number-columns-repeated="13"/>
          <table:table-cell office:value-type="float" office:value="0.322166101767005" calcext:value-type="float">
            <text:p>0.322166101767005</text:p>
          </table:table-cell>
          <table:table-cell table:number-columns-repeated="2"/>
        </table:table-row>
        <table:table-row table:style-name="ro1">
          <table:table-cell office:value-type="float" office:value="73.05" calcext:value-type="float">
            <text:p>73.05</text:p>
          </table:table-cell>
          <table:table-cell table:number-columns-repeated="4"/>
          <table:table-cell office:value-type="float" office:value="0.250426511529632" calcext:value-type="float">
            <text:p>0.250426511529632</text:p>
          </table:table-cell>
          <table:table-cell table:number-columns-repeated="11"/>
        </table:table-row>
        <table:table-row table:style-name="ro1">
          <table:table-cell office:value-type="float" office:value="73.09" calcext:value-type="float">
            <text:p>73.09</text:p>
          </table:table-cell>
          <table:table-cell table:number-columns-repeated="15"/>
          <table:table-cell office:value-type="float" office:value="0.276334294729554" calcext:value-type="float">
            <text:p>0.276334294729554</text:p>
          </table:table-cell>
        </table:table-row>
        <table:table-row table:style-name="ro1">
          <table:table-cell office:value-type="float" office:value="73.16" calcext:value-type="float">
            <text:p>73.16</text:p>
          </table:table-cell>
          <table:table-cell table:number-columns-repeated="11"/>
          <table:table-cell office:value-type="float" office:value="0.59418853710919" calcext:value-type="float">
            <text:p>0.59418853710919</text:p>
          </table:table-cell>
          <table:table-cell table:number-columns-repeated="4"/>
        </table:table-row>
        <table:table-row table:style-name="ro1">
          <table:table-cell office:value-type="float" office:value="73.51" calcext:value-type="float">
            <text:p>73.51</text:p>
          </table:table-cell>
          <table:table-cell table:number-columns-repeated="11"/>
          <table:table-cell office:value-type="float" office:value="0.612555576943626" calcext:value-type="float">
            <text:p>0.612555576943626</text:p>
          </table:table-cell>
          <table:table-cell table:number-columns-repeated="4"/>
        </table:table-row>
        <table:table-row table:style-name="ro1">
          <table:table-cell office:value-type="float" office:value="73.52" calcext:value-type="float">
            <text:p>73.52</text:p>
          </table:table-cell>
          <table:table-cell table:number-columns-repeated="10"/>
          <table:table-cell office:value-type="float" office:value="0.672513429151927" calcext:value-type="float">
            <text:p>0.672513429151927</text:p>
          </table:table-cell>
          <table:table-cell table:number-columns-repeated="5"/>
        </table:table-row>
        <table:table-row table:style-name="ro1">
          <table:table-cell office:value-type="float" office:value="73.7" calcext:value-type="float">
            <text:p>73.7</text:p>
          </table:table-cell>
          <table:table-cell table:number-columns-repeated="12"/>
          <table:table-cell office:value-type="float" office:value="0.61186694567431" calcext:value-type="float">
            <text:p>0.61186694567431</text:p>
          </table:table-cell>
          <table:table-cell table:number-columns-repeated="3"/>
        </table:table-row>
        <table:table-row table:style-name="ro1">
          <table:table-cell office:value-type="float" office:value="73.9" calcext:value-type="float">
            <text:p>73.9</text:p>
          </table:table-cell>
          <table:table-cell table:number-columns-repeated="7"/>
          <table:table-cell office:value-type="float" office:value="0.456420009089564" calcext:value-type="float">
            <text:p>0.456420009089564</text:p>
          </table:table-cell>
          <table:table-cell table:number-columns-repeated="8"/>
        </table:table-row>
        <table:table-row table:style-name="ro1">
          <table:table-cell office:value-type="float" office:value="74.04" calcext:value-type="float">
            <text:p>74.04</text:p>
          </table:table-cell>
          <table:table-cell table:number-columns-repeated="9"/>
          <table:table-cell office:value-type="float" office:value="0.308347863316407" calcext:value-type="float">
            <text:p>0.308347863316407</text:p>
          </table:table-cell>
          <table:table-cell table:number-columns-repeated="6"/>
        </table:table-row>
        <table:table-row table:style-name="ro1">
          <table:table-cell office:value-type="float" office:value="74.08" calcext:value-type="float">
            <text:p>74.08</text:p>
          </table:table-cell>
          <table:table-cell table:number-columns-repeated="3"/>
          <table:table-cell office:value-type="float" office:value="0.297638363960681" calcext:value-type="float">
            <text:p>0.297638363960681</text:p>
          </table:table-cell>
          <table:table-cell table:number-columns-repeated="12"/>
        </table:table-row>
        <table:table-row table:style-name="ro1">
          <table:table-cell office:value-type="float" office:value="74.09" calcext:value-type="float">
            <text:p>74.09</text:p>
          </table:table-cell>
          <table:table-cell office:value-type="float" office:value="0.294268640262207" calcext:value-type="float">
            <text:p>0.294268640262207</text:p>
          </table:table-cell>
          <table:table-cell table:number-columns-repeated="15"/>
        </table:table-row>
        <table:table-row table:style-name="ro1">
          <table:table-cell office:value-type="float" office:value="74.19" calcext:value-type="float">
            <text:p>74.19</text:p>
          </table:table-cell>
          <table:table-cell table:number-columns-repeated="2"/>
          <table:table-cell office:value-type="float" office:value="0.456546651876286" calcext:value-type="float">
            <text:p>0.456546651876286</text:p>
          </table:table-cell>
          <table:table-cell table:number-columns-repeated="13"/>
        </table:table-row>
        <table:table-row table:style-name="ro1">
          <table:table-cell office:value-type="float" office:value="74.23" calcext:value-type="float">
            <text:p>74.23</text:p>
          </table:table-cell>
          <table:table-cell/>
          <table:table-cell office:value-type="float" office:value="0.545328996141342" calcext:value-type="float">
            <text:p>0.545328996141342</text:p>
          </table:table-cell>
          <table:table-cell table:number-columns-repeated="14"/>
        </table:table-row>
        <table:table-row table:style-name="ro1">
          <table:table-cell office:value-type="float" office:value="74.25" calcext:value-type="float">
            <text:p>74.25</text:p>
          </table:table-cell>
          <table:table-cell table:number-columns-repeated="5"/>
          <table:table-cell office:value-type="float" office:value="0.28786582118645" calcext:value-type="float">
            <text:p>0.28786582118645</text:p>
          </table:table-cell>
          <table:table-cell office:value-type="float" office:value="0.254962212513323" calcext:value-type="float">
            <text:p>0.254962212513323</text:p>
          </table:table-cell>
          <table:table-cell table:number-columns-repeated="9"/>
        </table:table-row>
        <table:table-row table:style-name="ro1">
          <table:table-cell office:value-type="float" office:value="74.28" calcext:value-type="float">
            <text:p>74.28</text:p>
          </table:table-cell>
          <table:table-cell table:number-columns-repeated="8"/>
          <table:table-cell office:value-type="float" office:value="0.181669042944705" calcext:value-type="float">
            <text:p>0.181669042944705</text:p>
          </table:table-cell>
          <table:table-cell table:number-columns-repeated="7"/>
        </table:table-row>
        <table:table-row table:style-name="ro1">
          <table:table-cell office:value-type="float" office:value="74.42" calcext:value-type="float">
            <text:p>74.42</text:p>
          </table:table-cell>
          <table:table-cell table:number-columns-repeated="15"/>
          <table:table-cell office:value-type="float" office:value="0.260095785907119" calcext:value-type="float">
            <text:p>0.260095785907119</text:p>
          </table:table-cell>
        </table:table-row>
        <table:table-row table:style-name="ro1">
          <table:table-cell office:value-type="float" office:value="74.9" calcext:value-type="float">
            <text:p>74.9</text:p>
          </table:table-cell>
          <table:table-cell table:number-columns-repeated="11"/>
          <table:table-cell office:value-type="float" office:value="0.642344037255839" calcext:value-type="float">
            <text:p>0.642344037255839</text:p>
          </table:table-cell>
          <table:table-cell table:number-columns-repeated="4"/>
        </table:table-row>
        <table:table-row table:style-name="ro1">
          <table:table-cell office:value-type="float" office:value="74.91" calcext:value-type="float">
            <text:p>74.91</text:p>
          </table:table-cell>
          <table:table-cell office:value-type="float" office:value="0.303803013639929" calcext:value-type="float">
            <text:p>0.303803013639929</text:p>
          </table:table-cell>
          <table:table-cell table:number-columns-repeated="15"/>
        </table:table-row>
        <table:table-row table:style-name="ro1">
          <table:table-cell office:value-type="float" office:value="74.93" calcext:value-type="float">
            <text:p>74.93</text:p>
          </table:table-cell>
          <table:table-cell table:number-columns-repeated="7"/>
          <table:table-cell office:value-type="float" office:value="0.504154944756748" calcext:value-type="float">
            <text:p>0.504154944756748</text:p>
          </table:table-cell>
          <table:table-cell table:number-columns-repeated="8"/>
        </table:table-row>
        <table:table-row table:style-name="ro1">
          <table:table-cell office:value-type="float" office:value="75.11" calcext:value-type="float">
            <text:p>75.11</text:p>
          </table:table-cell>
          <table:table-cell table:number-columns-repeated="3"/>
          <table:table-cell office:value-type="float" office:value="0.255352803191215" calcext:value-type="float">
            <text:p>0.255352803191215</text:p>
          </table:table-cell>
          <table:table-cell table:number-columns-repeated="12"/>
        </table:table-row>
        <table:table-row table:style-name="ro1">
          <table:table-cell office:value-type="float" office:value="75.24" calcext:value-type="float">
            <text:p>75.24</text:p>
          </table:table-cell>
          <table:table-cell table:number-columns-repeated="13"/>
          <table:table-cell office:value-type="float" office:value="0.375754933863362" calcext:value-type="float">
            <text:p>0.375754933863362</text:p>
          </table:table-cell>
          <table:table-cell table:number-columns-repeated="2"/>
        </table:table-row>
        <table:table-row table:style-name="ro1">
          <table:table-cell office:value-type="float" office:value="75.35" calcext:value-type="float">
            <text:p>75.35</text:p>
          </table:table-cell>
          <table:table-cell table:number-columns-repeated="11"/>
          <table:table-cell office:value-type="float" office:value="0.648302223689642" calcext:value-type="float">
            <text:p>0.648302223689642</text:p>
          </table:table-cell>
          <table:table-cell table:number-columns-repeated="4"/>
        </table:table-row>
        <table:table-row table:style-name="ro1">
          <table:table-cell office:value-type="float" office:value="75.41" calcext:value-type="float">
            <text:p>75.41</text:p>
          </table:table-cell>
          <table:table-cell table:number-columns-repeated="2"/>
          <table:table-cell office:value-type="float" office:value="0.51276657744083" calcext:value-type="float">
            <text:p>0.51276657744083</text:p>
          </table:table-cell>
          <table:table-cell table:number-columns-repeated="13"/>
        </table:table-row>
        <table:table-row table:style-name="ro1">
          <table:table-cell office:value-type="float" office:value="75.46" calcext:value-type="float">
            <text:p>75.46</text:p>
          </table:table-cell>
          <table:table-cell table:number-columns-repeated="15"/>
          <table:table-cell office:value-type="float" office:value="0.252018844025853" calcext:value-type="float">
            <text:p>0.252018844025853</text:p>
          </table:table-cell>
        </table:table-row>
        <table:table-row table:style-name="ro1">
          <table:table-cell office:value-type="float" office:value="75.51" calcext:value-type="float">
            <text:p>75.51</text:p>
          </table:table-cell>
          <table:table-cell office:value-type="float" office:value="0.265138804446458" calcext:value-type="float">
            <text:p>0.265138804446458</text:p>
          </table:table-cell>
          <table:table-cell table:number-columns-repeated="15"/>
        </table:table-row>
        <table:table-row table:style-name="ro1">
          <table:table-cell office:value-type="float" office:value="75.58" calcext:value-type="float">
            <text:p>75.58</text:p>
          </table:table-cell>
          <table:table-cell table:number-columns-repeated="14"/>
          <table:table-cell office:value-type="float" office:value="0.264938418969345" calcext:value-type="float">
            <text:p>0.264938418969345</text:p>
          </table:table-cell>
          <table:table-cell/>
        </table:table-row>
        <table:table-row table:style-name="ro1">
          <table:table-cell office:value-type="float" office:value="75.66" calcext:value-type="float">
            <text:p>75.66</text:p>
          </table:table-cell>
          <table:table-cell table:number-columns-repeated="9"/>
          <table:table-cell office:value-type="float" office:value="0.316529351250523" calcext:value-type="float">
            <text:p>0.316529351250523</text:p>
          </table:table-cell>
          <table:table-cell table:number-columns-repeated="6"/>
        </table:table-row>
        <table:table-row table:style-name="ro1">
          <table:table-cell office:value-type="float" office:value="75.67" calcext:value-type="float">
            <text:p>75.67</text:p>
          </table:table-cell>
          <table:table-cell/>
          <table:table-cell office:value-type="float" office:value="0.528283063175123" calcext:value-type="float">
            <text:p>0.528283063175123</text:p>
          </table:table-cell>
          <table:table-cell table:number-columns-repeated="14"/>
        </table:table-row>
        <table:table-row table:style-name="ro1">
          <table:table-cell office:value-type="float" office:value="75.73" calcext:value-type="float">
            <text:p>75.73</text:p>
          </table:table-cell>
          <table:table-cell table:number-columns-repeated="6"/>
          <table:table-cell office:value-type="float" office:value="0.256000737227147" calcext:value-type="float">
            <text:p>0.256000737227147</text:p>
          </table:table-cell>
          <table:table-cell table:number-columns-repeated="9"/>
        </table:table-row>
        <table:table-row table:style-name="ro1">
          <table:table-cell office:value-type="float" office:value="75.78" calcext:value-type="float">
            <text:p>75.78</text:p>
          </table:table-cell>
          <table:table-cell table:number-columns-repeated="8"/>
          <table:table-cell office:value-type="float" office:value="0.183027226970896" calcext:value-type="float">
            <text:p>0.183027226970896</text:p>
          </table:table-cell>
          <table:table-cell table:number-columns-repeated="7"/>
        </table:table-row>
        <table:table-row table:style-name="ro1">
          <table:table-cell office:value-type="float" office:value="76.08" calcext:value-type="float">
            <text:p>76.08</text:p>
          </table:table-cell>
          <table:table-cell table:number-columns-repeated="9"/>
          <table:table-cell office:value-type="float" office:value="0.313541431597184" calcext:value-type="float">
            <text:p>0.313541431597184</text:p>
          </table:table-cell>
          <table:table-cell table:number-columns-repeated="6"/>
        </table:table-row>
        <table:table-row table:style-name="ro1">
          <table:table-cell office:value-type="float" office:value="76.23" calcext:value-type="float">
            <text:p>76.23</text:p>
          </table:table-cell>
          <table:table-cell office:value-type="float" office:value="0.264044778420065" calcext:value-type="float">
            <text:p>0.264044778420065</text:p>
          </table:table-cell>
          <table:table-cell table:number-columns-repeated="15"/>
        </table:table-row>
        <table:table-row table:style-name="ro1">
          <table:table-cell office:value-type="float" office:value="76.35" calcext:value-type="float">
            <text:p>76.35</text:p>
          </table:table-cell>
          <table:table-cell table:number-columns-repeated="3"/>
          <table:table-cell office:value-type="float" office:value="0.213186630535521" calcext:value-type="float">
            <text:p>0.213186630535521</text:p>
          </table:table-cell>
          <table:table-cell table:number-columns-repeated="12"/>
        </table:table-row>
        <table:table-row table:style-name="ro1">
          <table:table-cell office:value-type="float" office:value="76.44" calcext:value-type="float">
            <text:p>76.44</text:p>
          </table:table-cell>
          <table:table-cell table:number-columns-repeated="5"/>
          <table:table-cell office:value-type="float" office:value="0.288156683609966" calcext:value-type="float">
            <text:p>0.288156683609966</text:p>
          </table:table-cell>
          <table:table-cell table:number-columns-repeated="10"/>
        </table:table-row>
        <table:table-row table:style-name="ro1">
          <table:table-cell office:value-type="float" office:value="76.56" calcext:value-type="float">
            <text:p>76.56</text:p>
          </table:table-cell>
          <table:table-cell table:number-columns-repeated="15"/>
          <table:table-cell office:value-type="float" office:value="0.242240823162056" calcext:value-type="float">
            <text:p>0.242240823162056</text:p>
          </table:table-cell>
        </table:table-row>
        <table:table-row table:style-name="ro1">
          <table:table-cell office:value-type="float" office:value="76.6" calcext:value-type="float">
            <text:p>76.6</text:p>
          </table:table-cell>
          <table:table-cell table:number-columns-repeated="12"/>
          <table:table-cell office:value-type="float" office:value="0.45626008887519" calcext:value-type="float">
            <text:p>0.45626008887519</text:p>
          </table:table-cell>
          <table:table-cell table:number-columns-repeated="3"/>
        </table:table-row>
        <table:table-row table:style-name="ro1">
          <table:table-cell office:value-type="float" office:value="76.64" calcext:value-type="float">
            <text:p>76.64</text:p>
          </table:table-cell>
          <table:table-cell table:number-columns-repeated="11"/>
          <table:table-cell office:value-type="float" office:value="0.589553111765708" calcext:value-type="float">
            <text:p>0.589553111765708</text:p>
          </table:table-cell>
          <table:table-cell table:number-columns-repeated="4"/>
        </table:table-row>
        <table:table-row table:style-name="ro1">
          <table:table-cell office:value-type="float" office:value="76.67" calcext:value-type="float">
            <text:p>76.67</text:p>
          </table:table-cell>
          <table:table-cell table:number-columns-repeated="14"/>
          <table:table-cell office:value-type="float" office:value="0.220748603303248" calcext:value-type="float">
            <text:p>0.220748603303248</text:p>
          </table:table-cell>
          <table:table-cell/>
        </table:table-row>
        <table:table-row table:style-name="ro1">
          <table:table-cell office:value-type="float" office:value="76.91" calcext:value-type="float">
            <text:p>76.91</text:p>
          </table:table-cell>
          <table:table-cell table:number-columns-repeated="8"/>
          <table:table-cell office:value-type="float" office:value="0.173423058149496" calcext:value-type="float">
            <text:p>0.173423058149496</text:p>
          </table:table-cell>
          <table:table-cell table:number-columns-repeated="7"/>
        </table:table-row>
        <table:table-row table:style-name="ro1">
          <table:table-cell office:value-type="float" office:value="76.97" calcext:value-type="float">
            <text:p>76.97</text:p>
          </table:table-cell>
          <table:table-cell table:number-columns-repeated="10"/>
          <table:table-cell office:value-type="float" office:value="0.628689068166885" calcext:value-type="float">
            <text:p>0.628689068166885</text:p>
          </table:table-cell>
          <table:table-cell table:number-columns-repeated="5"/>
        </table:table-row>
        <table:table-row table:style-name="ro1">
          <table:table-cell office:value-type="float" office:value="77.04" calcext:value-type="float">
            <text:p>77.04</text:p>
          </table:table-cell>
          <table:table-cell table:number-columns-repeated="9"/>
          <table:table-cell office:value-type="float" office:value="0.363308496646216" calcext:value-type="float">
            <text:p>0.363308496646216</text:p>
          </table:table-cell>
          <table:table-cell table:number-columns-repeated="6"/>
        </table:table-row>
        <table:table-row table:style-name="ro1">
          <table:table-cell office:value-type="float" office:value="77.25" calcext:value-type="float">
            <text:p>77.25</text:p>
          </table:table-cell>
          <table:table-cell table:number-columns-repeated="7"/>
          <table:table-cell office:value-type="float" office:value="0.472226857204154" calcext:value-type="float">
            <text:p>0.472226857204154</text:p>
          </table:table-cell>
          <table:table-cell table:number-columns-repeated="8"/>
        </table:table-row>
        <table:table-row table:style-name="ro1">
          <table:table-cell office:value-type="float" office:value="77.55" calcext:value-type="float">
            <text:p>77.55</text:p>
          </table:table-cell>
          <table:table-cell table:number-columns-repeated="8"/>
          <table:table-cell office:value-type="float" office:value="0.161080097210711" calcext:value-type="float">
            <text:p>0.161080097210711</text:p>
          </table:table-cell>
          <table:table-cell table:number-columns-repeated="7"/>
        </table:table-row>
        <table:table-row table:style-name="ro1">
          <table:table-cell office:value-type="float" office:value="77.57" calcext:value-type="float">
            <text:p>77.57</text:p>
          </table:table-cell>
          <table:table-cell table:number-columns-repeated="12"/>
          <table:table-cell office:value-type="float" office:value="0.450782767109409" calcext:value-type="float">
            <text:p>0.450782767109409</text:p>
          </table:table-cell>
          <table:table-cell table:number-columns-repeated="3"/>
        </table:table-row>
        <table:table-row table:style-name="ro1">
          <table:table-cell office:value-type="float" office:value="77.66" calcext:value-type="float">
            <text:p>77.66</text:p>
          </table:table-cell>
          <table:table-cell table:number-columns-repeated="3"/>
          <table:table-cell office:value-type="float" office:value="0.23515650826101" calcext:value-type="float">
            <text:p>0.23515650826101</text:p>
          </table:table-cell>
          <table:table-cell table:number-columns-repeated="12"/>
        </table:table-row>
        <table:table-row table:style-name="ro1">
          <table:table-cell office:value-type="float" office:value="77.77" calcext:value-type="float">
            <text:p>77.77</text:p>
          </table:table-cell>
          <table:table-cell table:number-columns-repeated="9"/>
          <table:table-cell office:value-type="float" office:value="0.37770197977013" calcext:value-type="float">
            <text:p>0.37770197977013</text:p>
          </table:table-cell>
          <table:table-cell table:number-columns-repeated="6"/>
        </table:table-row>
        <table:table-row table:style-name="ro1">
          <table:table-cell office:value-type="float" office:value="77.91" calcext:value-type="float">
            <text:p>77.91</text:p>
          </table:table-cell>
          <table:table-cell/>
          <table:table-cell office:value-type="float" office:value="0.472183714968853" calcext:value-type="float">
            <text:p>0.472183714968853</text:p>
          </table:table-cell>
          <table:table-cell table:number-columns-repeated="14"/>
        </table:table-row>
        <table:table-row table:style-name="ro1">
          <table:table-cell office:value-type="float" office:value="78.23" calcext:value-type="float">
            <text:p>78.23</text:p>
          </table:table-cell>
          <table:table-cell table:number-columns-repeated="4"/>
          <table:table-cell office:value-type="float" office:value="0.288255483561262" calcext:value-type="float">
            <text:p>0.288255483561262</text:p>
          </table:table-cell>
          <table:table-cell table:number-columns-repeated="10"/>
          <table:table-cell office:value-type="float" office:value="0.201292821187733" calcext:value-type="float">
            <text:p>0.201292821187733</text:p>
          </table:table-cell>
        </table:table-row>
        <table:table-row table:style-name="ro1">
          <table:table-cell office:value-type="float" office:value="78.25" calcext:value-type="float">
            <text:p>78.25</text:p>
          </table:table-cell>
          <table:table-cell table:number-columns-repeated="8"/>
          <table:table-cell office:value-type="float" office:value="0.165407405798423" calcext:value-type="float">
            <text:p>0.165407405798423</text:p>
          </table:table-cell>
          <table:table-cell table:number-columns-repeated="7"/>
        </table:table-row>
        <table:table-row table:style-name="ro1">
          <table:table-cell office:value-type="float" office:value="78.39" calcext:value-type="float">
            <text:p>78.39</text:p>
          </table:table-cell>
          <table:table-cell table:number-columns-repeated="10"/>
          <table:table-cell office:value-type="float" office:value="0.638753372018645" calcext:value-type="float">
            <text:p>0.638753372018645</text:p>
          </table:table-cell>
          <table:table-cell table:number-columns-repeated="5"/>
        </table:table-row>
        <table:table-row table:style-name="ro1">
          <table:table-cell office:value-type="float" office:value="78.56" calcext:value-type="float">
            <text:p>78.56</text:p>
          </table:table-cell>
          <table:table-cell table:number-columns-repeated="5"/>
          <table:table-cell office:value-type="float" office:value="0.281195333846824" calcext:value-type="float">
            <text:p>0.281195333846824</text:p>
          </table:table-cell>
          <table:table-cell table:number-columns-repeated="10"/>
        </table:table-row>
        <table:table-row table:style-name="ro1">
          <table:table-cell office:value-type="float" office:value="78.73" calcext:value-type="float">
            <text:p>78.73</text:p>
          </table:table-cell>
          <table:table-cell table:number-columns-repeated="2"/>
          <table:table-cell office:value-type="float" office:value="0.279159807348703" calcext:value-type="float">
            <text:p>0.279159807348703</text:p>
          </table:table-cell>
          <table:table-cell table:number-columns-repeated="13"/>
        </table:table-row>
        <table:table-row table:style-name="ro1">
          <table:table-cell office:value-type="float" office:value="78.75" calcext:value-type="float">
            <text:p>78.75</text:p>
          </table:table-cell>
          <table:table-cell office:value-type="float" office:value="0.322121441041507" calcext:value-type="float">
            <text:p>0.322121441041507</text:p>
          </table:table-cell>
          <table:table-cell table:number-columns-repeated="15"/>
        </table:table-row>
        <table:table-row table:style-name="ro1">
          <table:table-cell office:value-type="float" office:value="78.77" calcext:value-type="float">
            <text:p>78.77</text:p>
          </table:table-cell>
          <table:table-cell table:number-columns-repeated="12"/>
          <table:table-cell office:value-type="float" office:value="0.461723534489902" calcext:value-type="float">
            <text:p>0.461723534489902</text:p>
          </table:table-cell>
          <table:table-cell table:number-columns-repeated="3"/>
        </table:table-row>
        <table:table-row table:style-name="ro1">
          <table:table-cell office:value-type="float" office:value="78.84" calcext:value-type="float">
            <text:p>78.84</text:p>
          </table:table-cell>
          <table:table-cell table:number-columns-repeated="8"/>
          <table:table-cell office:value-type="float" office:value="0.149818736373742" calcext:value-type="float">
            <text:p>0.149818736373742</text:p>
          </table:table-cell>
          <table:table-cell table:number-columns-repeated="7"/>
        </table:table-row>
        <table:table-row table:style-name="ro1">
          <table:table-cell office:value-type="float" office:value="78.97" calcext:value-type="float">
            <text:p>78.97</text:p>
          </table:table-cell>
          <table:table-cell table:number-columns-repeated="11"/>
          <table:table-cell office:value-type="float" office:value="0.580072373017801" calcext:value-type="float">
            <text:p>0.580072373017801</text:p>
          </table:table-cell>
          <table:table-cell table:number-columns-repeated="4"/>
        </table:table-row>
        <table:table-row table:style-name="ro1">
          <table:table-cell office:value-type="float" office:value="79.04" calcext:value-type="float">
            <text:p>79.04</text:p>
          </table:table-cell>
          <table:table-cell table:number-columns-repeated="3"/>
          <table:table-cell office:value-type="float" office:value="0.186380751632631" calcext:value-type="float">
            <text:p>0.186380751632631</text:p>
          </table:table-cell>
          <table:table-cell table:number-columns-repeated="12"/>
        </table:table-row>
        <table:table-row table:style-name="ro1">
          <table:table-cell office:value-type="float" office:value="79.14" calcext:value-type="float">
            <text:p>79.14</text:p>
          </table:table-cell>
          <table:table-cell table:number-columns-repeated="14"/>
          <table:table-cell office:value-type="float" office:value="0.178190317491464" calcext:value-type="float">
            <text:p>0.178190317491464</text:p>
          </table:table-cell>
          <table:table-cell/>
        </table:table-row>
        <table:table-row table:style-name="ro1">
          <table:table-cell office:value-type="float" office:value="79.23" calcext:value-type="float">
            <text:p>79.23</text:p>
          </table:table-cell>
          <table:table-cell table:number-columns-repeated="11"/>
          <table:table-cell office:value-type="float" office:value="0.566751152793188" calcext:value-type="float">
            <text:p>0.566751152793188</text:p>
          </table:table-cell>
          <table:table-cell table:number-columns-repeated="4"/>
        </table:table-row>
        <table:table-row table:style-name="ro1">
          <table:table-cell office:value-type="float" office:value="79.24" calcext:value-type="float">
            <text:p>79.24</text:p>
          </table:table-cell>
          <table:table-cell table:number-columns-repeated="10"/>
          <table:table-cell office:value-type="float" office:value="0.532278666277886" calcext:value-type="float">
            <text:p>0.532278666277886</text:p>
          </table:table-cell>
          <table:table-cell table:number-columns-repeated="5"/>
        </table:table-row>
        <table:table-row table:style-name="ro1">
          <table:table-cell office:value-type="float" office:value="79.25" calcext:value-type="float">
            <text:p>79.25</text:p>
          </table:table-cell>
          <table:table-cell table:number-columns-repeated="7"/>
          <table:table-cell office:value-type="float" office:value="0.407027941455675" calcext:value-type="float">
            <text:p>0.407027941455675</text:p>
          </table:table-cell>
          <table:table-cell table:number-columns-repeated="8"/>
        </table:table-row>
        <table:table-row table:style-name="ro1">
          <table:table-cell office:value-type="float" office:value="79.3" calcext:value-type="float">
            <text:p>79.3</text:p>
          </table:table-cell>
          <table:table-cell/>
          <table:table-cell office:value-type="float" office:value="0.478924317084443" calcext:value-type="float">
            <text:p>0.478924317084443</text:p>
          </table:table-cell>
          <table:table-cell table:number-columns-repeated="14"/>
        </table:table-row>
        <table:table-row table:style-name="ro1">
          <table:table-cell office:value-type="float" office:value="79.34" calcext:value-type="float">
            <text:p>79.34</text:p>
          </table:table-cell>
          <table:table-cell table:number-columns-repeated="4"/>
          <table:table-cell office:value-type="float" office:value="0.31671014043788" calcext:value-type="float">
            <text:p>0.31671014043788</text:p>
          </table:table-cell>
          <table:table-cell table:number-columns-repeated="11"/>
        </table:table-row>
        <table:table-row table:style-name="ro1">
          <table:table-cell office:value-type="float" office:value="79.36" calcext:value-type="float">
            <text:p>79.36</text:p>
          </table:table-cell>
          <table:table-cell table:number-columns-repeated="9"/>
          <table:table-cell office:value-type="float" office:value="0.314948343119454" calcext:value-type="float">
            <text:p>0.314948343119454</text:p>
          </table:table-cell>
          <table:table-cell table:number-columns-repeated="6"/>
        </table:table-row>
        <table:table-row table:style-name="ro1">
          <table:table-cell office:value-type="float" office:value="79.56" calcext:value-type="float">
            <text:p>79.56</text:p>
          </table:table-cell>
          <table:table-cell table:number-columns-repeated="11"/>
          <table:table-cell office:value-type="float" office:value="0.596949520265639" calcext:value-type="float">
            <text:p>0.596949520265639</text:p>
          </table:table-cell>
          <table:table-cell table:number-columns-repeated="4"/>
        </table:table-row>
        <table:table-row table:style-name="ro1">
          <table:table-cell office:value-type="float" office:value="79.82" calcext:value-type="float">
            <text:p>79.82</text:p>
          </table:table-cell>
          <table:table-cell table:number-columns-repeated="9"/>
          <table:table-cell office:value-type="float" office:value="0.316401893083036" calcext:value-type="float">
            <text:p>0.316401893083036</text:p>
          </table:table-cell>
          <table:table-cell table:number-columns-repeated="6"/>
        </table:table-row>
        <table:table-row table:style-name="ro1">
          <table:table-cell office:value-type="float" office:value="79.9" calcext:value-type="float">
            <text:p>79.9</text:p>
          </table:table-cell>
          <table:table-cell table:number-columns-repeated="8"/>
          <table:table-cell office:value-type="float" office:value="0.133481804295027" calcext:value-type="float">
            <text:p>0.133481804295027</text:p>
          </table:table-cell>
          <table:table-cell table:number-columns-repeated="7"/>
        </table:table-row>
        <table:table-row table:style-name="ro1">
          <table:table-cell office:value-type="float" office:value="80.07" calcext:value-type="float">
            <text:p>80.07</text:p>
          </table:table-cell>
          <table:table-cell table:number-columns-repeated="11"/>
          <table:table-cell office:value-type="float" office:value="0.583188982198896" calcext:value-type="float">
            <text:p>0.583188982198896</text:p>
          </table:table-cell>
          <table:table-cell table:number-columns-repeated="4"/>
        </table:table-row>
        <table:table-row table:style-name="ro1">
          <table:table-cell office:value-type="float" office:value="80.19" calcext:value-type="float">
            <text:p>80.19</text:p>
          </table:table-cell>
          <table:table-cell table:number-columns-repeated="14"/>
          <table:table-cell office:value-type="float" office:value="0.219059166789938" calcext:value-type="float">
            <text:p>0.219059166789938</text:p>
          </table:table-cell>
          <table:table-cell office:value-type="float" office:value="0.200394104697788" calcext:value-type="float">
            <text:p>0.200394104697788</text:p>
          </table:table-cell>
        </table:table-row>
        <table:table-row table:style-name="ro1">
          <table:table-cell office:value-type="float" office:value="80.28" calcext:value-type="float">
            <text:p>80.28</text:p>
          </table:table-cell>
          <table:table-cell table:number-columns-repeated="13"/>
          <table:table-cell office:value-type="float" office:value="0.298833956412794" calcext:value-type="float">
            <text:p>0.298833956412794</text:p>
          </table:table-cell>
          <table:table-cell table:number-columns-repeated="2"/>
        </table:table-row>
        <table:table-row table:style-name="ro1">
          <table:table-cell office:value-type="float" office:value="80.51" calcext:value-type="float">
            <text:p>80.51</text:p>
          </table:table-cell>
          <table:table-cell table:number-columns-repeated="9"/>
          <table:table-cell office:value-type="float" office:value="0.371290593551628" calcext:value-type="float">
            <text:p>0.371290593551628</text:p>
          </table:table-cell>
          <table:table-cell table:number-columns-repeated="6"/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0.410589179492749" calcext:value-type="float">
            <text:p>0.410589179492749</text:p>
          </table:table-cell>
          <table:table-cell table:number-columns-repeated="15"/>
        </table:table-row>
        <table:table-row table:style-name="ro1">
          <table:table-cell office:value-type="float" office:value="80.85" calcext:value-type="float">
            <text:p>80.85</text:p>
          </table:table-cell>
          <table:table-cell table:number-columns-repeated="2"/>
          <table:table-cell office:value-type="float" office:value="0.241799381351418" calcext:value-type="float">
            <text:p>0.241799381351418</text:p>
          </table:table-cell>
          <table:table-cell table:number-columns-repeated="13"/>
        </table:table-row>
        <table:table-row table:style-name="ro1">
          <table:table-cell office:value-type="float" office:value="81.04" calcext:value-type="float">
            <text:p>81.04</text:p>
          </table:table-cell>
          <table:table-cell table:number-columns-repeated="8"/>
          <table:table-cell office:value-type="float" office:value="0.118528712411617" calcext:value-type="float">
            <text:p>0.118528712411617</text:p>
          </table:table-cell>
          <table:table-cell table:number-columns-repeated="7"/>
        </table:table-row>
        <table:table-row table:style-name="ro1">
          <table:table-cell office:value-type="float" office:value="81.06" calcext:value-type="float">
            <text:p>81.06</text:p>
          </table:table-cell>
          <table:table-cell table:number-columns-repeated="4"/>
          <table:table-cell office:value-type="float" office:value="0.361766324464517" calcext:value-type="float">
            <text:p>0.361766324464517</text:p>
          </table:table-cell>
          <table:table-cell table:number-columns-repeated="11"/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0.34189000704378" calcext:value-type="float">
            <text:p>0.34189000704378</text:p>
          </table:table-cell>
          <table:table-cell table:number-columns-repeated="5"/>
          <table:table-cell office:value-type="float" office:value="0.27734117355052" calcext:value-type="float">
            <text:p>0.27734117355052</text:p>
          </table:table-cell>
          <table:table-cell table:number-columns-repeated="9"/>
        </table:table-row>
        <table:table-row table:style-name="ro1">
          <table:table-cell office:value-type="float" office:value="81.73" calcext:value-type="float">
            <text:p>81.73</text:p>
          </table:table-cell>
          <table:table-cell table:number-columns-repeated="15"/>
          <table:table-cell office:value-type="float" office:value="0.181761323402724" calcext:value-type="float">
            <text:p>0.181761323402724</text:p>
          </table:table-cell>
        </table:table-row>
        <table:table-row table:style-name="ro1">
          <table:table-cell office:value-type="float" office:value="81.74" calcext:value-type="float">
            <text:p>81.74</text:p>
          </table:table-cell>
          <table:table-cell table:number-columns-repeated="14"/>
          <table:table-cell office:value-type="float" office:value="0.294935558514343" calcext:value-type="float">
            <text:p>0.294935558514343</text:p>
          </table:table-cell>
          <table:table-cell/>
        </table:table-row>
        <table:table-row table:style-name="ro1">
          <table:table-cell office:value-type="float" office:value="81.83" calcext:value-type="float">
            <text:p>81.83</text:p>
          </table:table-cell>
          <table:table-cell table:number-columns-repeated="10"/>
          <table:table-cell office:value-type="float" office:value="0.402947094347191" calcext:value-type="float">
            <text:p>0.402947094347191</text:p>
          </table:table-cell>
          <table:table-cell table:number-columns-repeated="5"/>
        </table:table-row>
        <table:table-row table:style-name="ro1">
          <table:table-cell office:value-type="float" office:value="81.85" calcext:value-type="float">
            <text:p>81.85</text:p>
          </table:table-cell>
          <table:table-cell table:number-columns-repeated="8"/>
          <table:table-cell office:value-type="float" office:value="0.0898197577333733" calcext:value-type="float">
            <text:p>0.0898197577333733</text:p>
          </table:table-cell>
          <table:table-cell table:number-columns-repeated="7"/>
        </table:table-row>
        <table:table-row table:style-name="ro1">
          <table:table-cell office:value-type="float" office:value="81.91" calcext:value-type="float">
            <text:p>81.91</text:p>
          </table:table-cell>
          <table:table-cell table:number-columns-repeated="11"/>
          <table:table-cell office:value-type="float" office:value="0.542204973235146" calcext:value-type="float">
            <text:p>0.542204973235146</text:p>
          </table:table-cell>
          <table:table-cell table:number-columns-repeated="4"/>
        </table:table-row>
        <table:table-row table:style-name="ro1">
          <table:table-cell office:value-type="float" office:value="82.13" calcext:value-type="float">
            <text:p>82.13</text:p>
          </table:table-cell>
          <table:table-cell table:number-columns-repeated="3"/>
          <table:table-cell office:value-type="float" office:value="0.154125126028909" calcext:value-type="float">
            <text:p>0.154125126028909</text:p>
          </table:table-cell>
          <table:table-cell table:number-columns-repeated="12"/>
        </table:table-row>
        <table:table-row table:style-name="ro1">
          <table:table-cell office:value-type="float" office:value="82.21" calcext:value-type="float">
            <text:p>82.21</text:p>
          </table:table-cell>
          <table:table-cell table:number-columns-repeated="9"/>
          <table:table-cell office:value-type="float" office:value="0.442033163883224" calcext:value-type="float">
            <text:p>0.442033163883224</text:p>
          </table:table-cell>
          <table:table-cell table:number-columns-repeated="6"/>
        </table:table-row>
        <table:table-row table:style-name="ro1">
          <table:table-cell office:value-type="float" office:value="82.45" calcext:value-type="float">
            <text:p>82.45</text:p>
          </table:table-cell>
          <table:table-cell office:value-type="float" office:value="0.31010989905284" calcext:value-type="float">
            <text:p>0.31010989905284</text:p>
          </table:table-cell>
          <table:table-cell table:number-columns-repeated="15"/>
        </table:table-row>
        <table:table-row table:style-name="ro1">
          <table:table-cell office:value-type="float" office:value="82.47" calcext:value-type="float">
            <text:p>82.47</text:p>
          </table:table-cell>
          <table:table-cell table:number-columns-repeated="7"/>
          <table:table-cell office:value-type="float" office:value="0.275442669576796" calcext:value-type="float">
            <text:p>0.275442669576796</text:p>
          </table:table-cell>
          <table:table-cell table:number-columns-repeated="8"/>
        </table:table-row>
        <table:table-row table:style-name="ro1">
          <table:table-cell office:value-type="float" office:value="82.5" calcext:value-type="float">
            <text:p>82.5</text:p>
          </table:table-cell>
          <table:table-cell table:number-columns-repeated="12"/>
          <table:table-cell office:value-type="float" office:value="0.331961753952255" calcext:value-type="float">
            <text:p>0.331961753952255</text:p>
          </table:table-cell>
          <table:table-cell table:number-columns-repeated="3"/>
        </table:table-row>
        <table:table-row table:style-name="ro1">
          <table:table-cell office:value-type="float" office:value="82.54" calcext:value-type="float">
            <text:p>82.54</text:p>
          </table:table-cell>
          <table:table-cell table:number-columns-repeated="4"/>
          <table:table-cell office:value-type="float" office:value="0.33998377797657" calcext:value-type="float">
            <text:p>0.33998377797657</text:p>
          </table:table-cell>
          <table:table-cell table:number-columns-repeated="11"/>
        </table:table-row>
        <table:table-row table:style-name="ro1">
          <table:table-cell office:value-type="float" office:value="82.55" calcext:value-type="float">
            <text:p>82.55</text:p>
          </table:table-cell>
          <table:table-cell/>
          <table:table-cell office:value-type="float" office:value="0.446635134815369" calcext:value-type="float">
            <text:p>0.446635134815369</text:p>
          </table:table-cell>
          <table:table-cell table:number-columns-repeated="14"/>
        </table:table-row>
        <table:table-row table:style-name="ro1">
          <table:table-cell office:value-type="float" office:value="82.6" calcext:value-type="float">
            <text:p>82.6</text:p>
          </table:table-cell>
          <table:table-cell table:number-columns-repeated="11"/>
          <table:table-cell office:value-type="float" office:value="0.522594433012593" calcext:value-type="float">
            <text:p>0.522594433012593</text:p>
          </table:table-cell>
          <table:table-cell table:number-columns-repeated="4"/>
        </table:table-row>
        <table:table-row table:style-name="ro1">
          <table:table-cell office:value-type="float" office:value="82.83" calcext:value-type="float">
            <text:p>82.83</text:p>
          </table:table-cell>
          <table:table-cell table:number-columns-repeated="13"/>
          <table:table-cell office:value-type="float" office:value="0.264748659803107" calcext:value-type="float">
            <text:p>0.264748659803107</text:p>
          </table:table-cell>
          <table:table-cell table:number-columns-repeated="2"/>
        </table:table-row>
        <table:table-row table:style-name="ro1">
          <table:table-cell office:value-type="float" office:value="82.84" calcext:value-type="float">
            <text:p>82.84</text:p>
          </table:table-cell>
          <table:table-cell table:number-columns-repeated="8"/>
          <table:table-cell office:value-type="float" office:value="0.0883721979738219" calcext:value-type="float">
            <text:p>0.0883721979738219</text:p>
          </table:table-cell>
          <table:table-cell table:number-columns-repeated="7"/>
        </table:table-row>
        <table:table-row table:style-name="ro1">
          <table:table-cell office:value-type="float" office:value="83.2" calcext:value-type="float">
            <text:p>83.2</text:p>
          </table:table-cell>
          <table:table-cell table:number-columns-repeated="15"/>
          <table:table-cell office:value-type="float" office:value="0.164689454186819" calcext:value-type="float">
            <text:p>0.164689454186819</text:p>
          </table:table-cell>
        </table:table-row>
        <table:table-row table:style-name="ro1">
          <table:table-cell office:value-type="float" office:value="83.23" calcext:value-type="float">
            <text:p>83.23</text:p>
          </table:table-cell>
          <table:table-cell office:value-type="float" office:value="0.245910617194578" calcext:value-type="float">
            <text:p>0.245910617194578</text:p>
          </table:table-cell>
          <table:table-cell table:number-columns-repeated="15"/>
        </table:table-row>
        <table:table-row table:style-name="ro1">
          <table:table-cell office:value-type="float" office:value="83.36" calcext:value-type="float">
            <text:p>83.36</text:p>
          </table:table-cell>
          <table:table-cell table:number-columns-repeated="9"/>
          <table:table-cell office:value-type="float" office:value="0.389656335573608" calcext:value-type="float">
            <text:p>0.389656335573608</text:p>
          </table:table-cell>
          <table:table-cell table:number-columns-repeated="6"/>
        </table:table-row>
        <table:table-row table:style-name="ro1">
          <table:table-cell office:value-type="float" office:value="83.67" calcext:value-type="float">
            <text:p>83.67</text:p>
          </table:table-cell>
          <table:table-cell table:number-columns-repeated="7"/>
          <table:table-cell office:value-type="float" office:value="0.261657114558059" calcext:value-type="float">
            <text:p>0.261657114558059</text:p>
          </table:table-cell>
          <table:table-cell table:number-columns-repeated="8"/>
        </table:table-row>
        <table:table-row table:style-name="ro1">
          <table:table-cell office:value-type="float" office:value="83.68" calcext:value-type="float">
            <text:p>83.68</text:p>
          </table:table-cell>
          <table:table-cell table:number-columns-repeated="8"/>
          <table:table-cell office:value-type="float" office:value="0.0910905206049328" calcext:value-type="float">
            <text:p>0.0910905206049328</text:p>
          </table:table-cell>
          <table:table-cell table:number-columns-repeated="7"/>
        </table:table-row>
        <table:table-row table:style-name="ro1">
          <table:table-cell office:value-type="float" office:value="83.72" calcext:value-type="float">
            <text:p>83.72</text:p>
          </table:table-cell>
          <table:table-cell table:number-columns-repeated="2"/>
          <table:table-cell office:value-type="float" office:value="0.239511439813043" calcext:value-type="float">
            <text:p>0.239511439813043</text:p>
          </table:table-cell>
          <table:table-cell table:number-columns-repeated="13"/>
        </table:table-row>
        <table:table-row table:style-name="ro1">
          <table:table-cell office:value-type="float" office:value="83.82" calcext:value-type="float">
            <text:p>83.82</text:p>
          </table:table-cell>
          <table:table-cell table:number-columns-repeated="15"/>
          <table:table-cell office:value-type="float" office:value="0.165179230578192" calcext:value-type="float">
            <text:p>0.165179230578192</text:p>
          </table:table-cell>
        </table:table-row>
        <table:table-row table:style-name="ro1">
          <table:table-cell office:value-type="float" office:value="83.86" calcext:value-type="float">
            <text:p>83.86</text:p>
          </table:table-cell>
          <table:table-cell table:number-columns-repeated="11"/>
          <table:table-cell office:value-type="float" office:value="0.545191492636413" calcext:value-type="float">
            <text:p>0.545191492636413</text:p>
          </table:table-cell>
          <table:table-cell table:number-columns-repeated="4"/>
        </table:table-row>
        <table:table-row table:style-name="ro1">
          <table:table-cell office:value-type="float" office:value="83.91" calcext:value-type="float">
            <text:p>83.91</text:p>
          </table:table-cell>
          <table:table-cell table:number-columns-repeated="3"/>
          <table:table-cell office:value-type="float" office:value="0.143717214793513" calcext:value-type="float">
            <text:p>0.143717214793513</text:p>
          </table:table-cell>
          <table:table-cell table:number-columns-repeated="12"/>
        </table:table-row>
        <table:table-row table:style-name="ro1">
          <table:table-cell office:value-type="float" office:value="83.99" calcext:value-type="float">
            <text:p>83.99</text:p>
          </table:table-cell>
          <table:table-cell table:number-columns-repeated="12"/>
          <table:table-cell office:value-type="float" office:value="0.229389272381491" calcext:value-type="float">
            <text:p>0.229389272381491</text:p>
          </table:table-cell>
          <table:table-cell table:number-columns-repeated="3"/>
        </table:table-row>
        <table:table-row table:style-name="ro1">
          <table:table-cell office:value-type="float" office:value="84.11" calcext:value-type="float">
            <text:p>84.11</text:p>
          </table:table-cell>
          <table:table-cell table:number-columns-repeated="10"/>
          <table:table-cell office:value-type="float" office:value="0.323315731001447" calcext:value-type="float">
            <text:p>0.323315731001447</text:p>
          </table:table-cell>
          <table:table-cell office:value-type="float" office:value="0.535383531941644" calcext:value-type="float">
            <text:p>0.535383531941644</text:p>
          </table:table-cell>
          <table:table-cell/>
          <table:table-cell office:value-type="float" office:value="0.244688865311289" calcext:value-type="float">
            <text:p>0.244688865311289</text:p>
          </table:table-cell>
          <table:table-cell table:number-columns-repeated="2"/>
        </table:table-row>
        <table:table-row table:style-name="ro1">
          <table:table-cell office:value-type="float" office:value="84.16" calcext:value-type="float">
            <text:p>84.16</text:p>
          </table:table-cell>
          <table:table-cell table:number-columns-repeated="8"/>
          <table:table-cell office:value-type="float" office:value="0.092153441077599" calcext:value-type="float">
            <text:p>0.092153441077599</text:p>
          </table:table-cell>
          <table:table-cell table:number-columns-repeated="7"/>
        </table:table-row>
        <table:table-row table:style-name="ro1">
          <table:table-cell office:value-type="float" office:value="84.26" calcext:value-type="float">
            <text:p>84.26</text:p>
          </table:table-cell>
          <table:table-cell table:number-columns-repeated="5"/>
          <table:table-cell office:value-type="float" office:value="0.203437479065419" calcext:value-type="float">
            <text:p>0.203437479065419</text:p>
          </table:table-cell>
          <table:table-cell table:number-columns-repeated="10"/>
        </table:table-row>
        <table:table-row table:style-name="ro1">
          <table:table-cell office:value-type="float" office:value="84.37" calcext:value-type="float">
            <text:p>84.37</text:p>
          </table:table-cell>
          <table:table-cell office:value-type="float" office:value="0.226271110291066" calcext:value-type="float">
            <text:p>0.226271110291066</text:p>
          </table:table-cell>
          <table:table-cell table:number-columns-repeated="15"/>
        </table:table-row>
        <table:table-row table:style-name="ro1">
          <table:table-cell office:value-type="float" office:value="84.58" calcext:value-type="float">
            <text:p>84.58</text:p>
          </table:table-cell>
          <table:table-cell table:number-columns-repeated="4"/>
          <table:table-cell office:value-type="float" office:value="0.340018312514894" calcext:value-type="float">
            <text:p>0.340018312514894</text:p>
          </table:table-cell>
          <table:table-cell table:number-columns-repeated="11"/>
        </table:table-row>
        <table:table-row table:style-name="ro1">
          <table:table-cell office:value-type="float" office:value="84.64" calcext:value-type="float">
            <text:p>84.64</text:p>
          </table:table-cell>
          <table:table-cell table:number-columns-repeated="3"/>
          <table:table-cell office:value-type="float" office:value="0.125293077425482" calcext:value-type="float">
            <text:p>0.125293077425482</text:p>
          </table:table-cell>
          <table:table-cell table:number-columns-repeated="12"/>
        </table:table-row>
        <table:table-row table:style-name="ro1">
          <table:table-cell office:value-type="float" office:value="84.7" calcext:value-type="float">
            <text:p>84.7</text:p>
          </table:table-cell>
          <table:table-cell table:number-columns-repeated="6"/>
          <table:table-cell office:value-type="float" office:value="0.203552364401485" calcext:value-type="float">
            <text:p>0.203552364401485</text:p>
          </table:table-cell>
          <table:table-cell table:number-columns-repeated="9"/>
        </table:table-row>
        <table:table-row table:style-name="ro1">
          <table:table-cell office:value-type="float" office:value="85.02" calcext:value-type="float">
            <text:p>85.02</text:p>
          </table:table-cell>
          <table:table-cell table:number-columns-repeated="13"/>
          <table:table-cell office:value-type="float" office:value="0.221661287190525" calcext:value-type="float">
            <text:p>0.221661287190525</text:p>
          </table:table-cell>
          <table:table-cell table:number-columns-repeated="2"/>
        </table:table-row>
        <table:table-row table:style-name="ro1">
          <table:table-cell office:value-type="float" office:value="85.05" calcext:value-type="float">
            <text:p>85.05</text:p>
          </table:table-cell>
          <table:table-cell table:number-columns-repeated="7"/>
          <table:table-cell office:value-type="float" office:value="0.243517479440155" calcext:value-type="float">
            <text:p>0.243517479440155</text:p>
          </table:table-cell>
          <table:table-cell table:number-columns-repeated="8"/>
        </table:table-row>
        <table:table-row table:style-name="ro1">
          <table:table-cell office:value-type="float" office:value="85.13" calcext:value-type="float">
            <text:p>85.13</text:p>
          </table:table-cell>
          <table:table-cell table:number-columns-repeated="12"/>
          <table:table-cell office:value-type="float" office:value="0.120916823830935" calcext:value-type="float">
            <text:p>0.120916823830935</text:p>
          </table:table-cell>
          <table:table-cell table:number-columns-repeated="3"/>
        </table:table-row>
        <table:table-row table:style-name="ro1">
          <table:table-cell office:value-type="float" office:value="85.14" calcext:value-type="float">
            <text:p>85.14</text:p>
          </table:table-cell>
          <table:table-cell table:number-columns-repeated="8"/>
          <table:table-cell office:value-type="float" office:value="0.0773761264452446" calcext:value-type="float">
            <text:p>0.0773761264452446</text:p>
          </table:table-cell>
          <table:table-cell table:number-columns-repeated="7"/>
        </table:table-row>
        <table:table-row table:style-name="ro1">
          <table:table-cell office:value-type="float" office:value="85.38" calcext:value-type="float">
            <text:p>85.38</text:p>
          </table:table-cell>
          <table:table-cell table:number-columns-repeated="15"/>
          <table:table-cell office:value-type="float" office:value="0.155208588215597" calcext:value-type="float">
            <text:p>0.155208588215597</text:p>
          </table:table-cell>
        </table:table-row>
        <table:table-row table:style-name="ro1">
          <table:table-cell office:value-type="float" office:value="85.4" calcext:value-type="float">
            <text:p>85.4</text:p>
          </table:table-cell>
          <table:table-cell table:number-columns-repeated="2"/>
          <table:table-cell office:value-type="float" office:value="0.224355332184977" calcext:value-type="float">
            <text:p>0.224355332184977</text:p>
          </table:table-cell>
          <table:table-cell table:number-columns-repeated="13"/>
        </table:table-row>
        <table:table-row table:style-name="ro1">
          <table:table-cell office:value-type="float" office:value="85.46" calcext:value-type="float">
            <text:p>85.46</text:p>
          </table:table-cell>
          <table:table-cell table:number-columns-repeated="9"/>
          <table:table-cell office:value-type="float" office:value="0.349879671170822" calcext:value-type="float">
            <text:p>0.349879671170822</text:p>
          </table:table-cell>
          <table:table-cell table:number-columns-repeated="6"/>
        </table:table-row>
        <table:table-row table:style-name="ro1">
          <table:table-cell office:value-type="float" office:value="85.47" calcext:value-type="float">
            <text:p>85.47</text:p>
          </table:table-cell>
          <table:table-cell table:number-columns-repeated="14"/>
          <table:table-cell office:value-type="float" office:value="0.279865536200703" calcext:value-type="float">
            <text:p>0.279865536200703</text:p>
          </table:table-cell>
          <table:table-cell/>
        </table:table-row>
        <table:table-row table:style-name="ro1">
          <table:table-cell office:value-type="float" office:value="85.48" calcext:value-type="float">
            <text:p>85.48</text:p>
          </table:table-cell>
          <table:table-cell table:number-columns-repeated="8"/>
          <table:table-cell office:value-type="float" office:value="0.0781120875705241" calcext:value-type="float">
            <text:p>0.0781120875705241</text:p>
          </table:table-cell>
          <table:table-cell table:number-columns-repeated="7"/>
        </table:table-row>
        <table:table-row table:style-name="ro1">
          <table:table-cell office:value-type="float" office:value="85.65" calcext:value-type="float">
            <text:p>85.65</text:p>
          </table:table-cell>
          <table:table-cell office:value-type="float" office:value="0.225125189540464" calcext:value-type="float">
            <text:p>0.225125189540464</text:p>
          </table:table-cell>
          <table:table-cell table:number-columns-repeated="15"/>
        </table:table-row>
        <table:table-row table:style-name="ro1">
          <table:table-cell office:value-type="float" office:value="85.69" calcext:value-type="float">
            <text:p>85.69</text:p>
          </table:table-cell>
          <table:table-cell table:number-columns-repeated="15"/>
          <table:table-cell office:value-type="float" office:value="0.14761688590913" calcext:value-type="float">
            <text:p>0.14761688590913</text:p>
          </table:table-cell>
        </table:table-row>
        <table:table-row table:style-name="ro1">
          <table:table-cell office:value-type="float" office:value="85.77" calcext:value-type="float">
            <text:p>85.77</text:p>
          </table:table-cell>
          <table:table-cell/>
          <table:table-cell office:value-type="float" office:value="0.394398549640457" calcext:value-type="float">
            <text:p>0.394398549640457</text:p>
          </table:table-cell>
          <table:table-cell table:number-columns-repeated="14"/>
        </table:table-row>
        <table:table-row table:style-name="ro1">
          <table:table-cell office:value-type="float" office:value="85.94" calcext:value-type="float">
            <text:p>85.94</text:p>
          </table:table-cell>
          <table:table-cell table:number-columns-repeated="6"/>
          <table:table-cell office:value-type="float" office:value="0.24037083268812" calcext:value-type="float">
            <text:p>0.24037083268812</text:p>
          </table:table-cell>
          <table:table-cell table:number-columns-repeated="9"/>
        </table:table-row>
        <table:table-row table:style-name="ro1">
          <table:table-cell office:value-type="float" office:value="85.95" calcext:value-type="float">
            <text:p>85.95</text:p>
          </table:table-cell>
          <table:table-cell table:number-columns-repeated="5"/>
          <table:table-cell office:value-type="float" office:value="0.203112217455576" calcext:value-type="float">
            <text:p>0.203112217455576</text:p>
          </table:table-cell>
          <table:table-cell table:number-columns-repeated="10"/>
        </table:table-row>
        <table:table-row table:style-name="ro1">
          <table:table-cell office:value-type="float" office:value="86.02" calcext:value-type="float">
            <text:p>86.02</text:p>
          </table:table-cell>
          <table:table-cell table:number-columns-repeated="11"/>
          <table:table-cell office:value-type="float" office:value="0.548472908563001" calcext:value-type="float">
            <text:p>0.548472908563001</text:p>
          </table:table-cell>
          <table:table-cell table:number-columns-repeated="4"/>
        </table:table-row>
        <table:table-row table:style-name="ro1">
          <table:table-cell office:value-type="float" office:value="86.18" calcext:value-type="float">
            <text:p>86.18</text:p>
          </table:table-cell>
          <table:table-cell table:number-columns-repeated="3"/>
          <table:table-cell office:value-type="float" office:value="0.150926479052613" calcext:value-type="float">
            <text:p>0.150926479052613</text:p>
          </table:table-cell>
          <table:table-cell table:number-columns-repeated="12"/>
        </table:table-row>
        <table:table-row table:style-name="ro1">
          <table:table-cell office:value-type="float" office:value="86.22" calcext:value-type="float">
            <text:p>86.22</text:p>
          </table:table-cell>
          <table:table-cell table:number-columns-repeated="13"/>
          <table:table-cell office:value-type="float" office:value="0.197834461838053" calcext:value-type="float">
            <text:p>0.197834461838053</text:p>
          </table:table-cell>
          <table:table-cell table:number-columns-repeated="2"/>
        </table:table-row>
        <table:table-row table:style-name="ro1">
          <table:table-cell office:value-type="float" office:value="86.37" calcext:value-type="float">
            <text:p>86.37</text:p>
          </table:table-cell>
          <table:table-cell table:number-columns-repeated="8"/>
          <table:table-cell office:value-type="float" office:value="0.0875050317603083" calcext:value-type="float">
            <text:p>0.0875050317603083</text:p>
          </table:table-cell>
          <table:table-cell table:number-columns-repeated="7"/>
        </table:table-row>
        <table:table-row table:style-name="ro1">
          <table:table-cell office:value-type="float" office:value="86.65" calcext:value-type="float">
            <text:p>86.65</text:p>
          </table:table-cell>
          <table:table-cell table:number-columns-repeated="9"/>
          <table:table-cell office:value-type="float" office:value="0.324404615891577" calcext:value-type="float">
            <text:p>0.324404615891577</text:p>
          </table:table-cell>
          <table:table-cell table:number-columns-repeated="6"/>
        </table:table-row>
        <table:table-row table:style-name="ro1">
          <table:table-cell office:value-type="float" office:value="86.8" calcext:value-type="float">
            <text:p>86.8</text:p>
          </table:table-cell>
          <table:table-cell table:number-columns-repeated="8"/>
          <table:table-cell office:value-type="float" office:value="0.0759292210603988" calcext:value-type="float">
            <text:p>0.0759292210603988</text:p>
          </table:table-cell>
          <table:table-cell table:number-columns-repeated="7"/>
        </table:table-row>
        <table:table-row table:style-name="ro1">
          <table:table-cell office:value-type="float" office:value="86.84" calcext:value-type="float">
            <text:p>86.84</text:p>
          </table:table-cell>
          <table:table-cell table:number-columns-repeated="14"/>
          <table:table-cell office:value-type="float" office:value="0.237854611496575" calcext:value-type="float">
            <text:p>0.237854611496575</text:p>
          </table:table-cell>
          <table:table-cell/>
        </table:table-row>
        <table:table-row table:style-name="ro1">
          <table:table-cell office:value-type="float" office:value="86.86" calcext:value-type="float">
            <text:p>86.86</text:p>
          </table:table-cell>
          <table:table-cell office:value-type="float" office:value="0.2098171071911" calcext:value-type="float">
            <text:p>0.2098171071911</text:p>
          </table:table-cell>
          <table:table-cell table:number-columns-repeated="15"/>
        </table:table-row>
        <table:table-row table:style-name="ro1">
          <table:table-cell office:value-type="float" office:value="86.92" calcext:value-type="float">
            <text:p>86.92</text:p>
          </table:table-cell>
          <table:table-cell table:number-columns-repeated="2"/>
          <table:table-cell office:value-type="float" office:value="0.175051911777548" calcext:value-type="float">
            <text:p>0.175051911777548</text:p>
          </table:table-cell>
          <table:table-cell table:number-columns-repeated="13"/>
        </table:table-row>
        <table:table-row table:style-name="ro1">
          <table:table-cell office:value-type="float" office:value="86.96" calcext:value-type="float">
            <text:p>86.96</text:p>
          </table:table-cell>
          <table:table-cell table:number-columns-repeated="15"/>
          <table:table-cell office:value-type="float" office:value="0.115785635518358" calcext:value-type="float">
            <text:p>0.115785635518358</text:p>
          </table:table-cell>
        </table:table-row>
        <table:table-row table:style-name="ro1">
          <table:table-cell office:value-type="float" office:value="86.99" calcext:value-type="float">
            <text:p>86.99</text:p>
          </table:table-cell>
          <table:table-cell table:number-columns-repeated="7"/>
          <table:table-cell office:value-type="float" office:value="0.217658585435067" calcext:value-type="float">
            <text:p>0.217658585435067</text:p>
          </table:table-cell>
          <table:table-cell table:number-columns-repeated="8"/>
        </table:table-row>
        <table:table-row table:style-name="ro1">
          <table:table-cell office:value-type="float" office:value="87.2" calcext:value-type="float">
            <text:p>87.2</text:p>
          </table:table-cell>
          <table:table-cell table:number-columns-repeated="13"/>
          <table:table-cell office:value-type="float" office:value="0.142289910423349" calcext:value-type="float">
            <text:p>0.142289910423349</text:p>
          </table:table-cell>
          <table:table-cell table:number-columns-repeated="2"/>
        </table:table-row>
        <table:table-row table:style-name="ro1">
          <table:table-cell office:value-type="float" office:value="87.21" calcext:value-type="float">
            <text:p>87.21</text:p>
          </table:table-cell>
          <table:table-cell table:number-columns-repeated="5"/>
          <table:table-cell office:value-type="float" office:value="0.135169647153903" calcext:value-type="float">
            <text:p>0.135169647153903</text:p>
          </table:table-cell>
          <table:table-cell table:number-columns-repeated="10"/>
        </table:table-row>
        <table:table-row table:style-name="ro1">
          <table:table-cell office:value-type="float" office:value="87.27" calcext:value-type="float">
            <text:p>87.27</text:p>
          </table:table-cell>
          <table:table-cell table:number-columns-repeated="10"/>
          <table:table-cell office:value-type="float" office:value="0.371222869589314" calcext:value-type="float">
            <text:p>0.371222869589314</text:p>
          </table:table-cell>
          <table:table-cell table:number-columns-repeated="5"/>
        </table:table-row>
        <table:table-row table:style-name="ro1">
          <table:table-cell office:value-type="float" office:value="87.34" calcext:value-type="float">
            <text:p>87.34</text:p>
          </table:table-cell>
          <table:table-cell table:number-columns-repeated="8"/>
          <table:table-cell office:value-type="float" office:value="0.0959533358854436" calcext:value-type="float">
            <text:p>0.0959533358854436</text:p>
          </table:table-cell>
          <table:table-cell table:number-columns-repeated="7"/>
        </table:table-row>
        <table:table-row table:style-name="ro1">
          <table:table-cell office:value-type="float" office:value="87.43" calcext:value-type="float">
            <text:p>87.43</text:p>
          </table:table-cell>
          <table:table-cell table:number-columns-repeated="12"/>
          <table:table-cell office:value-type="float" office:value="0.133437862310112" calcext:value-type="float">
            <text:p>0.133437862310112</text:p>
          </table:table-cell>
          <table:table-cell table:number-columns-repeated="3"/>
        </table:table-row>
        <table:table-row table:style-name="ro1">
          <table:table-cell office:value-type="float" office:value="87.45" calcext:value-type="float">
            <text:p>87.45</text:p>
          </table:table-cell>
          <table:table-cell table:number-columns-repeated="3"/>
          <table:table-cell office:value-type="float" office:value="0.143032027670486" calcext:value-type="float">
            <text:p>0.143032027670486</text:p>
          </table:table-cell>
          <table:table-cell table:number-columns-repeated="12"/>
        </table:table-row>
        <table:table-row table:style-name="ro1">
          <table:table-cell office:value-type="float" office:value="87.48" calcext:value-type="float">
            <text:p>87.48</text:p>
          </table:table-cell>
          <table:table-cell table:number-columns-repeated="6"/>
          <table:table-cell office:value-type="float" office:value="0.147342673536624" calcext:value-type="float">
            <text:p>0.147342673536624</text:p>
          </table:table-cell>
          <table:table-cell table:number-columns-repeated="9"/>
        </table:table-row>
        <table:table-row table:style-name="ro1">
          <table:table-cell office:value-type="float" office:value="87.51" calcext:value-type="float">
            <text:p>87.51</text:p>
          </table:table-cell>
          <table:table-cell table:number-columns-repeated="15"/>
          <table:table-cell office:value-type="float" office:value="0.101726924643625" calcext:value-type="float">
            <text:p>0.101726924643625</text:p>
          </table:table-cell>
        </table:table-row>
        <table:table-row table:style-name="ro1">
          <table:table-cell office:value-type="float" office:value="87.67" calcext:value-type="float">
            <text:p>87.67</text:p>
          </table:table-cell>
          <table:table-cell/>
          <table:table-cell office:value-type="float" office:value="0.336658321568425" calcext:value-type="float">
            <text:p>0.336658321568425</text:p>
          </table:table-cell>
          <table:table-cell table:number-columns-repeated="14"/>
        </table:table-row>
        <table:table-row table:style-name="ro1">
          <table:table-cell office:value-type="float" office:value="87.71" calcext:value-type="float">
            <text:p>87.71</text:p>
          </table:table-cell>
          <table:table-cell office:value-type="float" office:value="0.173920553006219" calcext:value-type="float">
            <text:p>0.173920553006219</text:p>
          </table:table-cell>
          <table:table-cell table:number-columns-repeated="15"/>
        </table:table-row>
        <table:table-row table:style-name="ro1">
          <table:table-cell office:value-type="float" office:value="88.04" calcext:value-type="float">
            <text:p>88.04</text:p>
          </table:table-cell>
          <table:table-cell table:number-columns-repeated="14"/>
          <table:table-cell office:value-type="float" office:value="0.227160798773339" calcext:value-type="float">
            <text:p>0.227160798773339</text:p>
          </table:table-cell>
          <table:table-cell/>
        </table:table-row>
        <table:table-row table:style-name="ro1">
          <table:table-cell office:value-type="float" office:value="88.05" calcext:value-type="float">
            <text:p>88.05</text:p>
          </table:table-cell>
          <table:table-cell table:number-columns-repeated="8"/>
          <table:table-cell office:value-type="float" office:value="0.0945633412120337" calcext:value-type="float">
            <text:p>0.0945633412120337</text:p>
          </table:table-cell>
          <table:table-cell table:number-columns-repeated="7"/>
        </table:table-row>
        <table:table-row table:style-name="ro1">
          <table:table-cell office:value-type="float" office:value="88.27" calcext:value-type="float">
            <text:p>88.27</text:p>
          </table:table-cell>
          <table:table-cell table:number-columns-repeated="13"/>
          <table:table-cell office:value-type="float" office:value="0.187040366915184" calcext:value-type="float">
            <text:p>0.187040366915184</text:p>
          </table:table-cell>
          <table:table-cell table:number-columns-repeated="2"/>
        </table:table-row>
        <table:table-row table:style-name="ro1">
          <table:table-cell office:value-type="float" office:value="88.36" calcext:value-type="float">
            <text:p>88.36</text:p>
          </table:table-cell>
          <table:table-cell table:number-columns-repeated="11"/>
          <table:table-cell office:value-type="float" office:value="0.528236611238828" calcext:value-type="float">
            <text:p>0.528236611238828</text:p>
          </table:table-cell>
          <table:table-cell table:number-columns-repeated="4"/>
        </table:table-row>
        <table:table-row table:style-name="ro1">
          <table:table-cell office:value-type="float" office:value="88.38" calcext:value-type="float">
            <text:p>88.38</text:p>
          </table:table-cell>
          <table:table-cell table:number-columns-repeated="3"/>
          <table:table-cell office:value-type="float" office:value="0.14755731202972" calcext:value-type="float">
            <text:p>0.14755731202972</text:p>
          </table:table-cell>
          <table:table-cell table:number-columns-repeated="12"/>
        </table:table-row>
        <table:table-row table:style-name="ro1">
          <table:table-cell office:value-type="float" office:value="88.48" calcext:value-type="float">
            <text:p>88.48</text:p>
          </table:table-cell>
          <table:table-cell table:number-columns-repeated="8"/>
          <table:table-cell office:value-type="float" office:value="0.0976228773248913" calcext:value-type="float">
            <text:p>0.0976228773248913</text:p>
          </table:table-cell>
          <table:table-cell table:number-columns-repeated="7"/>
        </table:table-row>
        <table:table-row table:style-name="ro1">
          <table:table-cell office:value-type="float" office:value="88.49" calcext:value-type="float">
            <text:p>88.49</text:p>
          </table:table-cell>
          <table:table-cell table:number-columns-repeated="15"/>
          <table:table-cell office:value-type="float" office:value="0.103420836851729" calcext:value-type="float">
            <text:p>0.103420836851729</text:p>
          </table:table-cell>
        </table:table-row>
        <table:table-row table:style-name="ro1">
          <table:table-cell office:value-type="float" office:value="88.52" calcext:value-type="float">
            <text:p>88.52</text:p>
          </table:table-cell>
          <table:table-cell table:number-columns-repeated="4"/>
          <table:table-cell office:value-type="float" office:value="0.300847910414697" calcext:value-type="float">
            <text:p>0.300847910414697</text:p>
          </table:table-cell>
          <table:table-cell table:number-columns-repeated="11"/>
        </table:table-row>
        <table:table-row table:style-name="ro1">
          <table:table-cell office:value-type="float" office:value="88.53" calcext:value-type="float">
            <text:p>88.53</text:p>
          </table:table-cell>
          <table:table-cell table:number-columns-repeated="7"/>
          <table:table-cell office:value-type="float" office:value="0.196225369757052" calcext:value-type="float">
            <text:p>0.196225369757052</text:p>
          </table:table-cell>
          <table:table-cell table:number-columns-repeated="8"/>
        </table:table-row>
        <table:table-row table:style-name="ro1">
          <table:table-cell office:value-type="float" office:value="88.78" calcext:value-type="float">
            <text:p>88.78</text:p>
          </table:table-cell>
          <table:table-cell table:number-columns-repeated="11"/>
          <table:table-cell office:value-type="float" office:value="0.524088618814119" calcext:value-type="float">
            <text:p>0.524088618814119</text:p>
          </table:table-cell>
          <table:table-cell table:number-columns-repeated="4"/>
        </table:table-row>
        <table:table-row table:style-name="ro1">
          <table:table-cell office:value-type="float" office:value="88.79" calcext:value-type="float">
            <text:p>88.79</text:p>
          </table:table-cell>
          <table:table-cell table:number-columns-repeated="2"/>
          <table:table-cell office:value-type="float" office:value="0.185718960698157" calcext:value-type="float">
            <text:p>0.185718960698157</text:p>
          </table:table-cell>
          <table:table-cell table:number-columns-repeated="13"/>
        </table:table-row>
        <table:table-row table:style-name="ro1">
          <table:table-cell office:value-type="float" office:value="88.85" calcext:value-type="float">
            <text:p>88.85</text:p>
          </table:table-cell>
          <table:table-cell table:number-columns-repeated="6"/>
          <table:table-cell office:value-type="float" office:value="0.143083126678318" calcext:value-type="float">
            <text:p>0.143083126678318</text:p>
          </table:table-cell>
          <table:table-cell table:number-columns-repeated="9"/>
        </table:table-row>
        <table:table-row table:style-name="ro1">
          <table:table-cell office:value-type="float" office:value="88.86" calcext:value-type="float">
            <text:p>88.86</text:p>
          </table:table-cell>
          <table:table-cell office:value-type="float" office:value="0.168626318366108" calcext:value-type="float">
            <text:p>0.168626318366108</text:p>
          </table:table-cell>
          <table:table-cell table:number-columns-repeated="8"/>
          <table:table-cell office:value-type="float" office:value="0.232579485919558" calcext:value-type="float">
            <text:p>0.232579485919558</text:p>
          </table:table-cell>
          <table:table-cell table:number-columns-repeated="6"/>
        </table:table-row>
        <table:table-row table:style-name="ro1">
          <table:table-cell office:value-type="float" office:value="89.14" calcext:value-type="float">
            <text:p>89.14</text:p>
          </table:table-cell>
          <table:table-cell table:number-columns-repeated="10"/>
          <table:table-cell office:value-type="float" office:value="0.247723648570538" calcext:value-type="float">
            <text:p>0.247723648570538</text:p>
          </table:table-cell>
          <table:table-cell table:number-columns-repeated="5"/>
        </table:table-row>
        <table:table-row table:style-name="ro1">
          <table:table-cell office:value-type="float" office:value="89.16" calcext:value-type="float">
            <text:p>89.16</text:p>
          </table:table-cell>
          <table:table-cell table:number-columns-repeated="15"/>
          <table:table-cell office:value-type="float" office:value="0.107797427523114" calcext:value-type="float">
            <text:p>0.107797427523114</text:p>
          </table:table-cell>
        </table:table-row>
        <table:table-row table:style-name="ro1">
          <table:table-cell office:value-type="float" office:value="89.34" calcext:value-type="float">
            <text:p>89.34</text:p>
          </table:table-cell>
          <table:table-cell/>
          <table:table-cell office:value-type="float" office:value="0.334091145330806" calcext:value-type="float">
            <text:p>0.334091145330806</text:p>
          </table:table-cell>
          <table:table-cell/>
          <table:table-cell office:value-type="float" office:value="0.127183458171487" calcext:value-type="float">
            <text:p>0.127183458171487</text:p>
          </table:table-cell>
          <table:table-cell table:number-columns-repeated="12"/>
        </table:table-row>
        <table:table-row table:style-name="ro1">
          <table:table-cell office:value-type="float" office:value="89.4" calcext:value-type="float">
            <text:p>89.4</text:p>
          </table:table-cell>
          <table:table-cell table:number-columns-repeated="14"/>
          <table:table-cell office:value-type="float" office:value="0.151345414642197" calcext:value-type="float">
            <text:p>0.151345414642197</text:p>
          </table:table-cell>
          <table:table-cell/>
        </table:table-row>
        <table:table-row table:style-name="ro1">
          <table:table-cell office:value-type="float" office:value="89.47" calcext:value-type="float">
            <text:p>89.47</text:p>
          </table:table-cell>
          <table:table-cell table:number-columns-repeated="4"/>
          <table:table-cell office:value-type="float" office:value="0.274377569034703" calcext:value-type="float">
            <text:p>0.274377569034703</text:p>
          </table:table-cell>
          <table:table-cell table:number-columns-repeated="3"/>
          <table:table-cell office:value-type="float" office:value="0.081997275260413" calcext:value-type="float">
            <text:p>0.081997275260413</text:p>
          </table:table-cell>
          <table:table-cell table:number-columns-repeated="7"/>
        </table:table-row>
        <table:table-row table:style-name="ro1">
          <table:table-cell office:value-type="float" office:value="89.78" calcext:value-type="float">
            <text:p>89.78</text:p>
          </table:table-cell>
          <table:table-cell table:number-columns-repeated="15"/>
          <table:table-cell office:value-type="float" office:value="0.104425642931364" calcext:value-type="float">
            <text:p>0.104425642931364</text:p>
          </table:table-cell>
        </table:table-row>
        <table:table-row table:style-name="ro1">
          <table:table-cell office:value-type="float" office:value="89.89" calcext:value-type="float">
            <text:p>89.89</text:p>
          </table:table-cell>
          <table:table-cell table:number-columns-repeated="11"/>
          <table:table-cell office:value-type="float" office:value="0.530722866662808" calcext:value-type="float">
            <text:p>0.530722866662808</text:p>
          </table:table-cell>
          <table:table-cell table:number-columns-repeated="4"/>
        </table:table-row>
        <table:table-row table:style-name="ro1">
          <table:table-cell office:value-type="float" office:value="89.95" calcext:value-type="float">
            <text:p>89.95</text:p>
          </table:table-cell>
          <table:table-cell table:number-columns-repeated="6"/>
          <table:table-cell office:value-type="float" office:value="0.1163192701685" calcext:value-type="float">
            <text:p>0.1163192701685</text:p>
          </table:table-cell>
          <table:table-cell table:number-columns-repeated="9"/>
        </table:table-row>
        <table:table-row table:style-name="ro1">
          <table:table-cell office:value-type="float" office:value="90.09" calcext:value-type="float">
            <text:p>90.09</text:p>
          </table:table-cell>
          <table:table-cell table:number-columns-repeated="9"/>
          <table:table-cell office:value-type="float" office:value="0.184667611960538" calcext:value-type="float">
            <text:p>0.184667611960538</text:p>
          </table:table-cell>
          <table:table-cell table:number-columns-repeated="6"/>
        </table:table-row>
        <table:table-row table:style-name="ro1">
          <table:table-cell office:value-type="float" office:value="90.11" calcext:value-type="float">
            <text:p>90.11</text:p>
          </table:table-cell>
          <table:table-cell table:number-columns-repeated="13"/>
          <table:table-cell office:value-type="float" office:value="0.192239329732921" calcext:value-type="float">
            <text:p>0.192239329732921</text:p>
          </table:table-cell>
          <table:table-cell table:number-columns-repeated="2"/>
        </table:table-row>
        <table:table-row table:style-name="ro1">
          <table:table-cell office:value-type="float" office:value="90.15" calcext:value-type="float">
            <text:p>90.15</text:p>
          </table:table-cell>
          <table:table-cell table:number-columns-repeated="8"/>
          <table:table-cell office:value-type="float" office:value="0.076278707850495" calcext:value-type="float">
            <text:p>0.076278707850495</text:p>
          </table:table-cell>
          <table:table-cell table:number-columns-repeated="7"/>
        </table:table-row>
        <table:table-row table:style-name="ro1">
          <table:table-cell office:value-type="float" office:value="90.21" calcext:value-type="float">
            <text:p>90.21</text:p>
          </table:table-cell>
          <table:table-cell table:number-columns-repeated="4"/>
          <table:table-cell office:value-type="float" office:value="0.267455849232018" calcext:value-type="float">
            <text:p>0.267455849232018</text:p>
          </table:table-cell>
          <table:table-cell table:number-columns-repeated="11"/>
        </table:table-row>
        <table:table-row table:style-name="ro1">
          <table:table-cell office:value-type="float" office:value="90.22" calcext:value-type="float">
            <text:p>90.22</text:p>
          </table:table-cell>
          <table:table-cell table:number-columns-repeated="12"/>
          <table:table-cell office:value-type="float" office:value="0.0986455585423212" calcext:value-type="float">
            <text:p>0.0986455585423212</text:p>
          </table:table-cell>
          <table:table-cell table:number-columns-repeated="3"/>
        </table:table-row>
        <table:table-row table:style-name="ro1">
          <table:table-cell office:value-type="float" office:value="90.35" calcext:value-type="float">
            <text:p>90.35</text:p>
          </table:table-cell>
          <table:table-cell table:number-columns-repeated="15"/>
          <table:table-cell office:value-type="float" office:value="0.111367726435851" calcext:value-type="float">
            <text:p>0.111367726435851</text:p>
          </table:table-cell>
        </table:table-row>
        <table:table-row table:style-name="ro1">
          <table:table-cell office:value-type="float" office:value="90.51" calcext:value-type="float">
            <text:p>90.51</text:p>
          </table:table-cell>
          <table:table-cell table:number-columns-repeated="3"/>
          <table:table-cell office:value-type="float" office:value="0.124789694881938" calcext:value-type="float">
            <text:p>0.124789694881938</text:p>
          </table:table-cell>
          <table:table-cell table:number-columns-repeated="12"/>
        </table:table-row>
        <table:table-row table:style-name="ro1">
          <table:table-cell office:value-type="float" office:value="90.65" calcext:value-type="float">
            <text:p>90.65</text:p>
          </table:table-cell>
          <table:table-cell table:number-columns-repeated="8"/>
          <table:table-cell office:value-type="float" office:value="0.0612762458907454" calcext:value-type="float">
            <text:p>0.0612762458907454</text:p>
          </table:table-cell>
          <table:table-cell table:number-columns-repeated="7"/>
        </table:table-row>
        <table:table-row table:style-name="ro1">
          <table:table-cell office:value-type="float" office:value="90.69" calcext:value-type="float">
            <text:p>90.69</text:p>
          </table:table-cell>
          <table:table-cell/>
          <table:table-cell office:value-type="float" office:value="0.313457595058963" calcext:value-type="float">
            <text:p>0.313457595058963</text:p>
          </table:table-cell>
          <table:table-cell table:number-columns-repeated="9"/>
          <table:table-cell office:value-type="float" office:value="0.531778589491776" calcext:value-type="float">
            <text:p>0.531778589491776</text:p>
          </table:table-cell>
          <table:table-cell table:number-columns-repeated="4"/>
        </table:table-row>
        <table:table-row table:style-name="ro1">
          <table:table-cell office:value-type="float" office:value="90.73" calcext:value-type="float">
            <text:p>90.73</text:p>
          </table:table-cell>
          <table:table-cell office:value-type="float" office:value="0.183500975669183" calcext:value-type="float">
            <text:p>0.183500975669183</text:p>
          </table:table-cell>
          <table:table-cell table:number-columns-repeated="15"/>
        </table:table-row>
        <table:table-row table:style-name="ro1">
          <table:table-cell office:value-type="float" office:value="90.93" calcext:value-type="float">
            <text:p>90.93</text:p>
          </table:table-cell>
          <table:table-cell table:number-columns-repeated="14"/>
          <table:table-cell office:value-type="float" office:value="0.164636604072335" calcext:value-type="float">
            <text:p>0.164636604072335</text:p>
          </table:table-cell>
          <table:table-cell/>
        </table:table-row>
        <table:table-row table:style-name="ro1">
          <table:table-cell office:value-type="float" office:value="90.94" calcext:value-type="float">
            <text:p>90.94</text:p>
          </table:table-cell>
          <table:table-cell table:number-columns-repeated="6"/>
          <table:table-cell office:value-type="float" office:value="0.120432540402672" calcext:value-type="float">
            <text:p>0.120432540402672</text:p>
          </table:table-cell>
          <table:table-cell table:number-columns-repeated="9"/>
        </table:table-row>
        <table:table-row table:style-name="ro1">
          <table:table-cell office:value-type="float" office:value="90.96" calcext:value-type="float">
            <text:p>90.96</text:p>
          </table:table-cell>
          <table:table-cell table:number-columns-repeated="8"/>
          <table:table-cell office:value-type="float" office:value="0.0644317411923545" calcext:value-type="float">
            <text:p>0.0644317411923545</text:p>
          </table:table-cell>
          <table:table-cell table:number-columns-repeated="7"/>
        </table:table-row>
        <table:table-row table:style-name="ro1">
          <table:table-cell office:value-type="float" office:value="91.04" calcext:value-type="float">
            <text:p>91.04</text:p>
          </table:table-cell>
          <table:table-cell table:number-columns-repeated="10"/>
          <table:table-cell office:value-type="float" office:value="0.259764269254998" calcext:value-type="float">
            <text:p>0.259764269254998</text:p>
          </table:table-cell>
          <table:table-cell table:number-columns-repeated="4"/>
          <table:table-cell office:value-type="float" office:value="0.113144090906346" calcext:value-type="float">
            <text:p>0.113144090906346</text:p>
          </table:table-cell>
        </table:table-row>
        <table:table-row table:style-name="ro1">
          <table:table-cell office:value-type="float" office:value="91.15" calcext:value-type="float">
            <text:p>91.15</text:p>
          </table:table-cell>
          <table:table-cell table:number-columns-repeated="11"/>
          <table:table-cell office:value-type="float" office:value="0.520919980635795" calcext:value-type="float">
            <text:p>0.520919980635795</text:p>
          </table:table-cell>
          <table:table-cell table:number-columns-repeated="4"/>
        </table:table-row>
        <table:table-row table:style-name="ro1">
          <table:table-cell office:value-type="float" office:value="91.17" calcext:value-type="float">
            <text:p>91.17</text:p>
          </table:table-cell>
          <table:table-cell table:number-columns-repeated="4"/>
          <table:table-cell office:value-type="float" office:value="0.239264547869753" calcext:value-type="float">
            <text:p>0.239264547869753</text:p>
          </table:table-cell>
          <table:table-cell table:number-columns-repeated="11"/>
        </table:table-row>
        <table:table-row table:style-name="ro1">
          <table:table-cell office:value-type="float" office:value="91.38" calcext:value-type="float">
            <text:p>91.38</text:p>
          </table:table-cell>
          <table:table-cell table:number-columns-repeated="12"/>
          <table:table-cell office:value-type="float" office:value="0.13047190478224" calcext:value-type="float">
            <text:p>0.13047190478224</text:p>
          </table:table-cell>
          <table:table-cell table:number-columns-repeated="3"/>
        </table:table-row>
        <table:table-row table:style-name="ro1">
          <table:table-cell office:value-type="float" office:value="91.42" calcext:value-type="float">
            <text:p>91.42</text:p>
          </table:table-cell>
          <table:table-cell table:number-columns-repeated="2"/>
          <table:table-cell office:value-type="float" office:value="0.146422126408236" calcext:value-type="float">
            <text:p>0.146422126408236</text:p>
          </table:table-cell>
          <table:table-cell table:number-columns-repeated="13"/>
        </table:table-row>
        <table:table-row table:style-name="ro1">
          <table:table-cell office:value-type="float" office:value="91.43" calcext:value-type="float">
            <text:p>91.43</text:p>
          </table:table-cell>
          <table:table-cell table:number-columns-repeated="9"/>
          <table:table-cell office:value-type="float" office:value="0.169228531785066" calcext:value-type="float">
            <text:p>0.169228531785066</text:p>
          </table:table-cell>
          <table:table-cell table:number-columns-repeated="6"/>
        </table:table-row>
        <table:table-row table:style-name="ro1">
          <table:table-cell office:value-type="float" office:value="91.45" calcext:value-type="float">
            <text:p>91.45</text:p>
          </table:table-cell>
          <table:table-cell table:number-columns-repeated="8"/>
          <table:table-cell office:value-type="float" office:value="0.0524508689085543" calcext:value-type="float">
            <text:p>0.0524508689085543</text:p>
          </table:table-cell>
          <table:table-cell table:number-columns-repeated="7"/>
        </table:table-row>
        <table:table-row table:style-name="ro1">
          <table:table-cell office:value-type="float" office:value="91.48" calcext:value-type="float">
            <text:p>91.48</text:p>
          </table:table-cell>
          <table:table-cell office:value-type="float" office:value="0.163326154186151" calcext:value-type="float">
            <text:p>0.163326154186151</text:p>
          </table:table-cell>
          <table:table-cell table:number-columns-repeated="15"/>
        </table:table-row>
        <table:table-row table:style-name="ro1">
          <table:table-cell office:value-type="float" office:value="91.59" calcext:value-type="float">
            <text:p>91.59</text:p>
          </table:table-cell>
          <table:table-cell table:number-columns-repeated="11"/>
          <table:table-cell office:value-type="float" office:value="0.516279474223539" calcext:value-type="float">
            <text:p>0.516279474223539</text:p>
          </table:table-cell>
          <table:table-cell table:number-columns-repeated="4"/>
        </table:table-row>
        <table:table-row table:style-name="ro1">
          <table:table-cell office:value-type="float" office:value="91.84" calcext:value-type="float">
            <text:p>91.84</text:p>
          </table:table-cell>
          <table:table-cell table:number-columns-repeated="15"/>
          <table:table-cell office:value-type="float" office:value="0.089553654685643" calcext:value-type="float">
            <text:p>0.089553654685643</text:p>
          </table:table-cell>
        </table:table-row>
        <table:table-row table:style-name="ro1">
          <table:table-cell office:value-type="float" office:value="91.93" calcext:value-type="float">
            <text:p>91.93</text:p>
          </table:table-cell>
          <table:table-cell table:number-columns-repeated="6"/>
          <table:table-cell office:value-type="float" office:value="0.0970348442416444" calcext:value-type="float">
            <text:p>0.0970348442416444</text:p>
          </table:table-cell>
          <table:table-cell table:number-columns-repeated="9"/>
        </table:table-row>
        <table:table-row table:style-name="ro1">
          <table:table-cell office:value-type="float" office:value="92.02" calcext:value-type="float">
            <text:p>92.02</text:p>
          </table:table-cell>
          <table:table-cell table:number-columns-repeated="8"/>
          <table:table-cell office:value-type="float" office:value="0.0547240607015524" calcext:value-type="float">
            <text:p>0.0547240607015524</text:p>
          </table:table-cell>
          <table:table-cell table:number-columns-repeated="7"/>
        </table:table-row>
        <table:table-row table:style-name="ro1">
          <table:table-cell office:value-type="float" office:value="92.05" calcext:value-type="float">
            <text:p>92.05</text:p>
          </table:table-cell>
          <table:table-cell table:number-columns-repeated="13"/>
          <table:table-cell office:value-type="float" office:value="0.25205684206399" calcext:value-type="float">
            <text:p>0.25205684206399</text:p>
          </table:table-cell>
          <table:table-cell table:number-columns-repeated="2"/>
        </table:table-row>
        <table:table-row table:style-name="ro1">
          <table:table-cell office:value-type="float" office:value="92.19" calcext:value-type="float">
            <text:p>92.19</text:p>
          </table:table-cell>
          <table:table-cell table:number-columns-repeated="9"/>
          <table:table-cell office:value-type="float" office:value="0.172528575900433" calcext:value-type="float">
            <text:p>0.172528575900433</text:p>
          </table:table-cell>
          <table:table-cell table:number-columns-repeated="6"/>
        </table:table-row>
        <table:table-row table:style-name="ro1">
          <table:table-cell office:value-type="float" office:value="92.22" calcext:value-type="float">
            <text:p>92.22</text:p>
          </table:table-cell>
          <table:table-cell table:number-columns-repeated="4"/>
          <table:table-cell office:value-type="float" office:value="0.222350577504011" calcext:value-type="float">
            <text:p>0.222350577504011</text:p>
          </table:table-cell>
          <table:table-cell table:number-columns-repeated="11"/>
        </table:table-row>
        <table:table-row table:style-name="ro1">
          <table:table-cell office:value-type="float" office:value="92.44" calcext:value-type="float">
            <text:p>92.44</text:p>
          </table:table-cell>
          <table:table-cell table:number-columns-repeated="15"/>
          <table:table-cell office:value-type="float" office:value="0.108442485000223" calcext:value-type="float">
            <text:p>0.108442485000223</text:p>
          </table:table-cell>
        </table:table-row>
        <table:table-row table:style-name="ro1">
          <table:table-cell office:value-type="float" office:value="92.46" calcext:value-type="float">
            <text:p>92.46</text:p>
          </table:table-cell>
          <table:table-cell table:number-columns-repeated="7"/>
          <table:table-cell office:value-type="float" office:value="0.0694120317197671" calcext:value-type="float">
            <text:p>0.0694120317197671</text:p>
          </table:table-cell>
          <table:table-cell table:number-columns-repeated="6"/>
          <table:table-cell office:value-type="float" office:value="0.107226750096135" calcext:value-type="float">
            <text:p>0.107226750096135</text:p>
          </table:table-cell>
          <table:table-cell/>
        </table:table-row>
        <table:table-row table:style-name="ro1">
          <table:table-cell office:value-type="float" office:value="92.49" calcext:value-type="float">
            <text:p>92.49</text:p>
          </table:table-cell>
          <table:table-cell table:number-columns-repeated="5"/>
          <table:table-cell office:value-type="float" office:value="0.0765707167903953" calcext:value-type="float">
            <text:p>0.0765707167903953</text:p>
          </table:table-cell>
          <table:table-cell table:number-columns-repeated="10"/>
        </table:table-row>
        <table:table-row table:style-name="ro1">
          <table:table-cell office:value-type="float" office:value="92.54" calcext:value-type="float">
            <text:p>92.54</text:p>
          </table:table-cell>
          <table:table-cell office:value-type="float" office:value="0.153501761702564" calcext:value-type="float">
            <text:p>0.153501761702564</text:p>
          </table:table-cell>
          <table:table-cell table:number-columns-repeated="15"/>
        </table:table-row>
        <table:table-row table:style-name="ro1">
          <table:table-cell office:value-type="float" office:value="92.68" calcext:value-type="float">
            <text:p>92.68</text:p>
          </table:table-cell>
          <table:table-cell table:number-columns-repeated="10"/>
          <table:table-cell office:value-type="float" office:value="0.203704190532218" calcext:value-type="float">
            <text:p>0.203704190532218</text:p>
          </table:table-cell>
          <table:table-cell table:number-columns-repeated="5"/>
        </table:table-row>
        <table:table-row table:style-name="ro1">
          <table:table-cell office:value-type="float" office:value="92.71" calcext:value-type="float">
            <text:p>92.71</text:p>
          </table:table-cell>
          <table:table-cell table:number-columns-repeated="8"/>
          <table:table-cell office:value-type="float" office:value="0.0558599487668445" calcext:value-type="float">
            <text:p>0.0558599487668445</text:p>
          </table:table-cell>
          <table:table-cell table:number-columns-repeated="7"/>
        </table:table-row>
        <table:table-row table:style-name="ro1">
          <table:table-cell office:value-type="float" office:value="92.92" calcext:value-type="float">
            <text:p>92.92</text:p>
          </table:table-cell>
          <table:table-cell table:number-columns-repeated="2"/>
          <table:table-cell office:value-type="float" office:value="0.134216159835216" calcext:value-type="float">
            <text:p>0.134216159835216</text:p>
          </table:table-cell>
          <table:table-cell table:number-columns-repeated="13"/>
        </table:table-row>
        <table:table-row table:style-name="ro1">
          <table:table-cell office:value-type="float" office:value="92.94" calcext:value-type="float">
            <text:p>92.94</text:p>
          </table:table-cell>
          <table:table-cell table:number-columns-repeated="6"/>
          <table:table-cell office:value-type="float" office:value="0.114285518379909" calcext:value-type="float">
            <text:p>0.114285518379909</text:p>
          </table:table-cell>
          <table:table-cell table:number-columns-repeated="9"/>
        </table:table-row>
        <table:table-row table:style-name="ro1">
          <table:table-cell office:value-type="float" office:value="93.14" calcext:value-type="float">
            <text:p>93.14</text:p>
          </table:table-cell>
          <table:table-cell table:number-columns-repeated="13"/>
          <table:table-cell office:value-type="float" office:value="0.263148519243447" calcext:value-type="float">
            <text:p>0.263148519243447</text:p>
          </table:table-cell>
          <table:table-cell table:number-columns-repeated="2"/>
        </table:table-row>
        <table:table-row table:style-name="ro1">
          <table:table-cell office:value-type="float" office:value="93.15" calcext:value-type="float">
            <text:p>93.15</text:p>
          </table:table-cell>
          <table:table-cell table:number-columns-repeated="8"/>
          <table:table-cell office:value-type="float" office:value="0.0492639783378124" calcext:value-type="float">
            <text:p>0.0492639783378124</text:p>
          </table:table-cell>
          <table:table-cell table:number-columns-repeated="7"/>
        </table:table-row>
        <table:table-row table:style-name="ro1">
          <table:table-cell office:value-type="float" office:value="93.32" calcext:value-type="float">
            <text:p>93.32</text:p>
          </table:table-cell>
          <table:table-cell table:number-columns-repeated="12"/>
          <table:table-cell office:value-type="float" office:value="0.0784089700952437" calcext:value-type="float">
            <text:p>0.0784089700952437</text:p>
          </table:table-cell>
          <table:table-cell table:number-columns-repeated="3"/>
        </table:table-row>
        <table:table-row table:style-name="ro1">
          <table:table-cell office:value-type="float" office:value="93.36" calcext:value-type="float">
            <text:p>93.36</text:p>
          </table:table-cell>
          <table:table-cell office:value-type="float" office:value="0.141068954047398" calcext:value-type="float">
            <text:p>0.141068954047398</text:p>
          </table:table-cell>
          <table:table-cell table:number-columns-repeated="15"/>
        </table:table-row>
        <table:table-row table:style-name="ro1">
          <table:table-cell office:value-type="float" office:value="93.43" calcext:value-type="float">
            <text:p>93.43</text:p>
          </table:table-cell>
          <table:table-cell table:number-columns-repeated="9"/>
          <table:table-cell office:value-type="float" office:value="0.221029569502779" calcext:value-type="float">
            <text:p>0.221029569502779</text:p>
          </table:table-cell>
          <table:table-cell table:number-columns-repeated="6"/>
        </table:table-row>
        <table:table-row table:style-name="ro1">
          <table:table-cell office:value-type="float" office:value="93.5" calcext:value-type="float">
            <text:p>93.5</text:p>
          </table:table-cell>
          <table:table-cell table:number-columns-repeated="4"/>
          <table:table-cell office:value-type="float" office:value="0.216793743983465" calcext:value-type="float">
            <text:p>0.216793743983465</text:p>
          </table:table-cell>
          <table:table-cell table:number-columns-repeated="11"/>
        </table:table-row>
        <table:table-row table:style-name="ro1">
          <table:table-cell office:value-type="float" office:value="93.54" calcext:value-type="float">
            <text:p>93.54</text:p>
          </table:table-cell>
          <table:table-cell table:number-columns-repeated="15"/>
          <table:table-cell office:value-type="float" office:value="0.116347761560549" calcext:value-type="float">
            <text:p>0.116347761560549</text:p>
          </table:table-cell>
        </table:table-row>
        <table:table-row table:style-name="ro1">
          <table:table-cell office:value-type="float" office:value="93.58" calcext:value-type="float">
            <text:p>93.58</text:p>
          </table:table-cell>
          <table:table-cell table:number-columns-repeated="3"/>
          <table:table-cell office:value-type="float" office:value="0.101391475955545" calcext:value-type="float">
            <text:p>0.101391475955545</text:p>
          </table:table-cell>
          <table:table-cell table:number-columns-repeated="12"/>
        </table:table-row>
        <table:table-row table:style-name="ro1">
          <table:table-cell office:value-type="float" office:value="93.62" calcext:value-type="float">
            <text:p>93.62</text:p>
          </table:table-cell>
          <table:table-cell table:number-columns-repeated="8"/>
          <table:table-cell office:value-type="float" office:value="0.0520336753245623" calcext:value-type="float">
            <text:p>0.0520336753245623</text:p>
          </table:table-cell>
          <table:table-cell table:number-columns-repeated="7"/>
        </table:table-row>
        <table:table-row table:style-name="ro1">
          <table:table-cell office:value-type="float" office:value="93.64" calcext:value-type="float">
            <text:p>93.64</text:p>
          </table:table-cell>
          <table:table-cell table:number-columns-repeated="14"/>
          <table:table-cell office:value-type="float" office:value="0.136795049352267" calcext:value-type="float">
            <text:p>0.136795049352267</text:p>
          </table:table-cell>
          <table:table-cell/>
        </table:table-row>
        <table:table-row table:style-name="ro1">
          <table:table-cell office:value-type="float" office:value="93.69" calcext:value-type="float">
            <text:p>93.69</text:p>
          </table:table-cell>
          <table:table-cell table:number-columns-repeated="11"/>
          <table:table-cell office:value-type="float" office:value="0.552115371204954" calcext:value-type="float">
            <text:p>0.552115371204954</text:p>
          </table:table-cell>
          <table:table-cell table:number-columns-repeated="4"/>
        </table:table-row>
        <table:table-row table:style-name="ro1">
          <table:table-cell office:value-type="float" office:value="93.78" calcext:value-type="float">
            <text:p>93.78</text:p>
          </table:table-cell>
          <table:table-cell table:number-columns-repeated="2"/>
          <table:table-cell office:value-type="float" office:value="0.0976896132500293" calcext:value-type="float">
            <text:p>0.0976896132500293</text:p>
          </table:table-cell>
          <table:table-cell table:number-columns-repeated="2"/>
          <table:table-cell office:value-type="float" office:value="0.117378876937464" calcext:value-type="float">
            <text:p>0.117378876937464</text:p>
          </table:table-cell>
          <table:table-cell table:number-columns-repeated="10"/>
        </table:table-row>
        <table:table-row table:style-name="ro1">
          <table:table-cell office:value-type="float" office:value="93.79" calcext:value-type="float">
            <text:p>93.79</text:p>
          </table:table-cell>
          <table:table-cell table:number-columns-repeated="10"/>
          <table:table-cell office:value-type="float" office:value="0.199159977452557" calcext:value-type="float">
            <text:p>0.199159977452557</text:p>
          </table:table-cell>
          <table:table-cell table:number-columns-repeated="5"/>
        </table:table-row>
        <table:table-row table:style-name="ro1">
          <table:table-cell office:value-type="float" office:value="93.8" calcext:value-type="float">
            <text:p>93.8</text:p>
          </table:table-cell>
          <table:table-cell table:number-columns-repeated="15"/>
          <table:table-cell office:value-type="float" office:value="0.114833854676236" calcext:value-type="float">
            <text:p>0.114833854676236</text:p>
          </table:table-cell>
        </table:table-row>
        <table:table-row table:style-name="ro1">
          <table:table-cell office:value-type="float" office:value="93.82" calcext:value-type="float">
            <text:p>93.82</text:p>
          </table:table-cell>
          <table:table-cell table:number-columns-repeated="6"/>
          <table:table-cell office:value-type="float" office:value="0.0992369210844188" calcext:value-type="float">
            <text:p>0.0992369210844188</text:p>
          </table:table-cell>
          <table:table-cell table:number-columns-repeated="9"/>
        </table:table-row>
        <table:table-row table:style-name="ro1">
          <table:table-cell office:value-type="float" office:value="93.9" calcext:value-type="float">
            <text:p>93.9</text:p>
          </table:table-cell>
          <table:table-cell table:number-columns-repeated="7"/>
          <table:table-cell office:value-type="float" office:value="0.109593366215806" calcext:value-type="float">
            <text:p>0.109593366215806</text:p>
          </table:table-cell>
          <table:table-cell table:number-columns-repeated="8"/>
        </table:table-row>
        <table:table-row table:style-name="ro1">
          <table:table-cell office:value-type="float" office:value="93.92" calcext:value-type="float">
            <text:p>93.92</text:p>
          </table:table-cell>
          <table:table-cell table:number-columns-repeated="9"/>
          <table:table-cell office:value-type="float" office:value="0.221226315108279" calcext:value-type="float">
            <text:p>0.221226315108279</text:p>
          </table:table-cell>
          <table:table-cell table:number-columns-repeated="6"/>
        </table:table-row>
        <table:table-row table:style-name="ro1">
          <table:table-cell office:value-type="float" office:value="93.97" calcext:value-type="float">
            <text:p>93.97</text:p>
          </table:table-cell>
          <table:table-cell table:number-columns-repeated="8"/>
          <table:table-cell office:value-type="float" office:value="0.0499316848751761" calcext:value-type="float">
            <text:p>0.0499316848751761</text:p>
          </table:table-cell>
          <table:table-cell table:number-columns-repeated="7"/>
        </table:table-row>
        <table:table-row table:style-name="ro1">
          <table:table-cell office:value-type="float" office:value="94.18" calcext:value-type="float">
            <text:p>94.18</text:p>
          </table:table-cell>
          <table:table-cell table:number-columns-repeated="11"/>
          <table:table-cell office:value-type="float" office:value="0.553405856170018" calcext:value-type="float">
            <text:p>0.553405856170018</text:p>
          </table:table-cell>
          <table:table-cell table:number-columns-repeated="4"/>
        </table:table-row>
        <table:table-row table:style-name="ro1">
          <table:table-cell office:value-type="float" office:value="94.23" calcext:value-type="float">
            <text:p>94.23</text:p>
          </table:table-cell>
          <table:table-cell table:number-columns-repeated="15"/>
          <table:table-cell office:value-type="float" office:value="0.0798981284862084" calcext:value-type="float">
            <text:p>0.0798981284862084</text:p>
          </table:table-cell>
        </table:table-row>
        <table:table-row table:style-name="ro1">
          <table:table-cell office:value-type="float" office:value="94.28" calcext:value-type="float">
            <text:p>94.28</text:p>
          </table:table-cell>
          <table:table-cell table:number-columns-repeated="3"/>
          <table:table-cell office:value-type="float" office:value="0.108295593278205" calcext:value-type="float">
            <text:p>0.108295593278205</text:p>
          </table:table-cell>
          <table:table-cell table:number-columns-repeated="12"/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0.129636141499699" calcext:value-type="float">
            <text:p>0.129636141499699</text:p>
          </table:table-cell>
          <table:table-cell table:number-columns-repeated="15"/>
        </table:table-row>
        <table:table-row table:style-name="ro1">
          <table:table-cell office:value-type="float" office:value="94.32" calcext:value-type="float">
            <text:p>94.32</text:p>
          </table:table-cell>
          <table:table-cell table:number-columns-repeated="4"/>
          <table:table-cell office:value-type="float" office:value="0.216352102085009" calcext:value-type="float">
            <text:p>0.216352102085009</text:p>
          </table:table-cell>
          <table:table-cell table:number-columns-repeated="11"/>
        </table:table-row>
        <table:table-row table:style-name="ro1">
          <table:table-cell office:value-type="float" office:value="94.43" calcext:value-type="float">
            <text:p>94.43</text:p>
          </table:table-cell>
          <table:table-cell table:number-columns-repeated="15"/>
          <table:table-cell office:value-type="float" office:value="0.0812199311661139" calcext:value-type="float">
            <text:p>0.0812199311661139</text:p>
          </table:table-cell>
        </table:table-row>
        <table:table-row table:style-name="ro1">
          <table:table-cell office:value-type="float" office:value="94.55" calcext:value-type="float">
            <text:p>94.55</text:p>
          </table:table-cell>
          <table:table-cell table:number-columns-repeated="8"/>
          <table:table-cell office:value-type="float" office:value="0.0450546006016879" calcext:value-type="float">
            <text:p>0.0450546006016879</text:p>
          </table:table-cell>
          <table:table-cell table:number-columns-repeated="7"/>
        </table:table-row>
        <table:table-row table:style-name="ro1">
          <table:table-cell office:value-type="float" office:value="94.75" calcext:value-type="float">
            <text:p>94.75</text:p>
          </table:table-cell>
          <table:table-cell table:number-columns-repeated="8"/>
          <table:table-cell office:value-type="float" office:value="0.0388357701494293" calcext:value-type="float">
            <text:p>0.0388357701494293</text:p>
          </table:table-cell>
          <table:table-cell table:number-columns-repeated="7"/>
        </table:table-row>
        <table:table-row table:style-name="ro1">
          <table:table-cell office:value-type="float" office:value="94.76" calcext:value-type="float">
            <text:p>94.76</text:p>
          </table:table-cell>
          <table:table-cell table:number-columns-repeated="9"/>
          <table:table-cell office:value-type="float" office:value="0.205986483083969" calcext:value-type="float">
            <text:p>0.205986483083969</text:p>
          </table:table-cell>
          <table:table-cell table:number-columns-repeated="2"/>
          <table:table-cell office:value-type="float" office:value="0.0874716603181218" calcext:value-type="float">
            <text:p>0.0874716603181218</text:p>
          </table:table-cell>
          <table:table-cell table:number-columns-repeated="2"/>
          <table:table-cell office:value-type="float" office:value="0.0804614558119443" calcext:value-type="float">
            <text:p>0.0804614558119443</text:p>
          </table:table-cell>
        </table:table-row>
        <table:table-row table:style-name="ro1">
          <table:table-cell office:value-type="float" office:value="94.87" calcext:value-type="float">
            <text:p>94.87</text:p>
          </table:table-cell>
          <table:table-cell table:number-columns-repeated="13"/>
          <table:table-cell office:value-type="float" office:value="0.194391919805046" calcext:value-type="float">
            <text:p>0.194391919805046</text:p>
          </table:table-cell>
          <table:table-cell table:number-columns-repeated="2"/>
        </table:table-row>
        <table:table-row table:style-name="ro1">
          <table:table-cell office:value-type="float" office:value="94.9" calcext:value-type="float">
            <text:p>94.9</text:p>
          </table:table-cell>
          <table:table-cell table:number-columns-repeated="2"/>
          <table:table-cell office:value-type="float" office:value="0.104103721658955" calcext:value-type="float">
            <text:p>0.104103721658955</text:p>
          </table:table-cell>
          <table:table-cell table:number-columns-repeated="13"/>
        </table:table-row>
        <table:table-row table:style-name="ro1">
          <table:table-cell office:value-type="float" office:value="94.95" calcext:value-type="float">
            <text:p>94.95</text:p>
          </table:table-cell>
          <table:table-cell table:number-columns-repeated="5"/>
          <table:table-cell office:value-type="float" office:value="0.114794416471659" calcext:value-type="float">
            <text:p>0.114794416471659</text:p>
          </table:table-cell>
          <table:table-cell table:number-columns-repeated="10"/>
        </table:table-row>
        <table:table-row table:style-name="ro1">
          <table:table-cell office:value-type="float" office:value="94.99" calcext:value-type="float">
            <text:p>94.99</text:p>
          </table:table-cell>
          <table:table-cell table:number-columns-repeated="8"/>
          <table:table-cell office:value-type="float" office:value="0.0541688577184161" calcext:value-type="float">
            <text:p>0.0541688577184161</text:p>
          </table:table-cell>
          <table:table-cell table:number-columns-repeated="7"/>
        </table:table-row>
        <table:table-row table:style-name="ro1">
          <table:table-cell office:value-type="float" office:value="95.03" calcext:value-type="float">
            <text:p>95.03</text:p>
          </table:table-cell>
          <table:table-cell table:number-columns-repeated="6"/>
          <table:table-cell office:value-type="float" office:value="0.0634892216409" calcext:value-type="float">
            <text:p>0.0634892216409</text:p>
          </table:table-cell>
          <table:table-cell table:number-columns-repeated="9"/>
        </table:table-row>
        <table:table-row table:style-name="ro1">
          <table:table-cell office:value-type="float" office:value="95.1" calcext:value-type="float">
            <text:p>95.1</text:p>
          </table:table-cell>
          <table:table-cell table:number-columns-repeated="3"/>
          <table:table-cell office:value-type="float" office:value="0.11531917163539" calcext:value-type="float">
            <text:p>0.11531917163539</text:p>
          </table:table-cell>
          <table:table-cell table:number-columns-repeated="12"/>
        </table:table-row>
        <table:table-row table:style-name="ro1">
          <table:table-cell office:value-type="float" office:value="95.11" calcext:value-type="float">
            <text:p>95.11</text:p>
          </table:table-cell>
          <table:table-cell table:number-columns-repeated="7"/>
          <table:table-cell office:value-type="float" office:value="0.080148375729431" calcext:value-type="float">
            <text:p>0.080148375729431</text:p>
          </table:table-cell>
          <table:table-cell table:number-columns-repeated="8"/>
        </table:table-row>
        <table:table-row table:style-name="ro1">
          <table:table-cell office:value-type="float" office:value="95.12" calcext:value-type="float">
            <text:p>95.12</text:p>
          </table:table-cell>
          <table:table-cell office:value-type="float" office:value="0.133238548251498" calcext:value-type="float">
            <text:p>0.133238548251498</text:p>
          </table:table-cell>
          <table:table-cell table:number-columns-repeated="9"/>
          <table:table-cell office:value-type="float" office:value="0.201796347423351" calcext:value-type="float">
            <text:p>0.201796347423351</text:p>
          </table:table-cell>
          <table:table-cell table:number-columns-repeated="5"/>
        </table:table-row>
        <table:table-row table:style-name="ro1">
          <table:table-cell office:value-type="float" office:value="95.2" calcext:value-type="float">
            <text:p>95.2</text:p>
          </table:table-cell>
          <table:table-cell table:number-columns-repeated="8"/>
          <table:table-cell office:value-type="float" office:value="0.0442863464322123" calcext:value-type="float">
            <text:p>0.0442863464322123</text:p>
          </table:table-cell>
          <table:table-cell table:number-columns-repeated="7"/>
        </table:table-row>
        <table:table-row table:style-name="ro1">
          <table:table-cell office:value-type="float" office:value="95.31" calcext:value-type="float">
            <text:p>95.31</text:p>
          </table:table-cell>
          <table:table-cell table:number-columns-repeated="14"/>
          <table:table-cell office:value-type="float" office:value="0.104131679431609" calcext:value-type="float">
            <text:p>0.104131679431609</text:p>
          </table:table-cell>
          <table:table-cell/>
        </table:table-row>
        <table:table-row table:style-name="ro1">
          <table:table-cell office:value-type="float" office:value="95.49" calcext:value-type="float">
            <text:p>95.49</text:p>
          </table:table-cell>
          <table:table-cell table:number-columns-repeated="4"/>
          <table:table-cell office:value-type="float" office:value="0.164149077081181" calcext:value-type="float">
            <text:p>0.164149077081181</text:p>
          </table:table-cell>
          <table:table-cell table:number-columns-repeated="11"/>
        </table:table-row>
        <table:table-row table:style-name="ro1">
          <table:table-cell office:value-type="float" office:value="95.58" calcext:value-type="float">
            <text:p>95.58</text:p>
          </table:table-cell>
          <table:table-cell table:number-columns-repeated="15"/>
          <table:table-cell office:value-type="float" office:value="0.0638515355842308" calcext:value-type="float">
            <text:p>0.0638515355842308</text:p>
          </table:table-cell>
        </table:table-row>
        <table:table-row table:style-name="ro1">
          <table:table-cell office:value-type="float" office:value="95.62" calcext:value-type="float">
            <text:p>95.62</text:p>
          </table:table-cell>
          <table:table-cell table:number-columns-repeated="9"/>
          <table:table-cell office:value-type="float" office:value="0.164815079486271" calcext:value-type="float">
            <text:p>0.164815079486271</text:p>
          </table:table-cell>
          <table:table-cell table:number-columns-repeated="6"/>
        </table:table-row>
        <table:table-row table:style-name="ro1">
          <table:table-cell office:value-type="float" office:value="95.66" calcext:value-type="float">
            <text:p>95.66</text:p>
          </table:table-cell>
          <table:table-cell table:number-columns-repeated="8"/>
          <table:table-cell office:value-type="float" office:value="0.0466965041025773" calcext:value-type="float">
            <text:p>0.0466965041025773</text:p>
          </table:table-cell>
          <table:table-cell table:number-columns-repeated="7"/>
        </table:table-row>
        <table:table-row table:style-name="ro1">
          <table:table-cell office:value-type="float" office:value="95.73" calcext:value-type="float">
            <text:p>95.73</text:p>
          </table:table-cell>
          <table:table-cell table:number-columns-repeated="12"/>
          <table:table-cell office:value-type="float" office:value="0.0818998682942524" calcext:value-type="float">
            <text:p>0.0818998682942524</text:p>
          </table:table-cell>
          <table:table-cell table:number-columns-repeated="3"/>
        </table:table-row>
        <table:table-row table:style-name="ro1">
          <table:table-cell office:value-type="float" office:value="95.77" calcext:value-type="float">
            <text:p>95.77</text:p>
          </table:table-cell>
          <table:table-cell/>
          <table:table-cell office:value-type="float" office:value="0.2356780566146" calcext:value-type="float">
            <text:p>0.2356780566146</text:p>
          </table:table-cell>
          <table:table-cell table:number-columns-repeated="14"/>
        </table:table-row>
        <table:table-row table:style-name="ro1">
          <table:table-cell office:value-type="float" office:value="95.85" calcext:value-type="float">
            <text:p>95.85</text:p>
          </table:table-cell>
          <table:table-cell table:number-columns-repeated="8"/>
          <table:table-cell office:value-type="float" office:value="0.0373898796162671" calcext:value-type="float">
            <text:p>0.0373898796162671</text:p>
          </table:table-cell>
          <table:table-cell table:number-columns-repeated="7"/>
        </table:table-row>
        <table:table-row table:style-name="ro1">
          <table:table-cell office:value-type="float" office:value="95.87" calcext:value-type="float">
            <text:p>95.87</text:p>
          </table:table-cell>
          <table:table-cell table:number-columns-repeated="11"/>
          <table:table-cell office:value-type="float" office:value="0.509354770891993" calcext:value-type="float">
            <text:p>0.509354770891993</text:p>
          </table:table-cell>
          <table:table-cell table:number-columns-repeated="4"/>
        </table:table-row>
        <table:table-row table:style-name="ro1">
          <table:table-cell office:value-type="float" office:value="95.96" calcext:value-type="float">
            <text:p>95.96</text:p>
          </table:table-cell>
          <table:table-cell table:number-columns-repeated="6"/>
          <table:table-cell office:value-type="float" office:value="0.0501413828045205" calcext:value-type="float">
            <text:p>0.0501413828045205</text:p>
          </table:table-cell>
          <table:table-cell table:number-columns-repeated="9"/>
        </table:table-row>
        <table:table-row table:style-name="ro1">
          <table:table-cell office:value-type="float" office:value="96.11" calcext:value-type="float">
            <text:p>96.11</text:p>
          </table:table-cell>
          <table:table-cell table:number-columns-repeated="5"/>
          <table:table-cell office:value-type="float" office:value="0.109313511600892" calcext:value-type="float">
            <text:p>0.109313511600892</text:p>
          </table:table-cell>
          <table:table-cell table:number-columns-repeated="10"/>
        </table:table-row>
        <table:table-row table:style-name="ro1">
          <table:table-cell office:value-type="float" office:value="96.14" calcext:value-type="float">
            <text:p>96.14</text:p>
          </table:table-cell>
          <table:table-cell table:number-columns-repeated="8"/>
          <table:table-cell office:value-type="float" office:value="0.0309783319892603" calcext:value-type="float">
            <text:p>0.0309783319892603</text:p>
          </table:table-cell>
          <table:table-cell table:number-columns-repeated="7"/>
        </table:table-row>
        <table:table-row table:style-name="ro1">
          <table:table-cell office:value-type="float" office:value="96.19" calcext:value-type="float">
            <text:p>96.19</text:p>
          </table:table-cell>
          <table:table-cell table:number-columns-repeated="3"/>
          <table:table-cell office:value-type="float" office:value="0.0772121176030467" calcext:value-type="float">
            <text:p>0.0772121176030467</text:p>
          </table:table-cell>
          <table:table-cell table:number-columns-repeated="11"/>
          <table:table-cell office:value-type="float" office:value="0.042255221035207" calcext:value-type="float">
            <text:p>0.042255221035207</text:p>
          </table:table-cell>
        </table:table-row>
        <table:table-row table:style-name="ro1">
          <table:table-cell office:value-type="float" office:value="96.23" calcext:value-type="float">
            <text:p>96.23</text:p>
          </table:table-cell>
          <table:table-cell table:number-columns-repeated="13"/>
          <table:table-cell office:value-type="float" office:value="0.110580389003619" calcext:value-type="float">
            <text:p>0.110580389003619</text:p>
          </table:table-cell>
          <table:table-cell table:number-columns-repeated="2"/>
        </table:table-row>
        <table:table-row table:style-name="ro1">
          <table:table-cell office:value-type="float" office:value="96.25" calcext:value-type="float">
            <text:p>96.25</text:p>
          </table:table-cell>
          <table:table-cell table:number-columns-repeated="11"/>
          <table:table-cell office:value-type="float" office:value="0.5050546200731" calcext:value-type="float">
            <text:p>0.5050546200731</text:p>
          </table:table-cell>
          <table:table-cell table:number-columns-repeated="4"/>
        </table:table-row>
        <table:table-row table:style-name="ro1">
          <table:table-cell office:value-type="float" office:value="96.28" calcext:value-type="float">
            <text:p>96.28</text:p>
          </table:table-cell>
          <table:table-cell table:number-columns-repeated="8"/>
          <table:table-cell office:value-type="float" office:value="0.0262751054717505" calcext:value-type="float">
            <text:p>0.0262751054717505</text:p>
          </table:table-cell>
          <table:table-cell table:number-columns-repeated="7"/>
        </table:table-row>
        <table:table-row table:style-name="ro1">
          <table:table-cell office:value-type="float" office:value="96.3" calcext:value-type="float">
            <text:p>96.3</text:p>
          </table:table-cell>
          <table:table-cell table:number-columns-repeated="7"/>
          <table:table-cell office:value-type="float" office:value="0.0519030352827983" calcext:value-type="float">
            <text:p>0.0519030352827983</text:p>
          </table:table-cell>
          <table:table-cell table:number-columns-repeated="8"/>
        </table:table-row>
        <table:table-row table:style-name="ro1">
          <table:table-cell office:value-type="float" office:value="96.44" calcext:value-type="float">
            <text:p>96.44</text:p>
          </table:table-cell>
          <table:table-cell table:number-columns-repeated="10"/>
          <table:table-cell office:value-type="float" office:value="0.156649981876356" calcext:value-type="float">
            <text:p>0.156649981876356</text:p>
          </table:table-cell>
          <table:table-cell table:number-columns-repeated="5"/>
        </table:table-row>
        <table:table-row table:style-name="ro1">
          <table:table-cell office:value-type="float" office:value="96.45" calcext:value-type="float">
            <text:p>96.45</text:p>
          </table:table-cell>
          <table:table-cell table:number-columns-repeated="2"/>
          <table:table-cell office:value-type="float" office:value="0.0834725116907471" calcext:value-type="float">
            <text:p>0.0834725116907471</text:p>
          </table:table-cell>
          <table:table-cell table:number-columns-repeated="13"/>
        </table:table-row>
        <table:table-row table:style-name="ro1">
          <table:table-cell office:value-type="float" office:value="96.49" calcext:value-type="float">
            <text:p>96.49</text:p>
          </table:table-cell>
          <table:table-cell table:number-columns-repeated="8"/>
          <table:table-cell office:value-type="float" office:value="0.0280060668835205" calcext:value-type="float">
            <text:p>0.0280060668835205</text:p>
          </table:table-cell>
          <table:table-cell table:number-columns-repeated="7"/>
        </table:table-row>
        <table:table-row table:style-name="ro1">
          <table:table-cell office:value-type="float" office:value="96.52" calcext:value-type="float">
            <text:p>96.52</text:p>
          </table:table-cell>
          <table:table-cell table:number-columns-repeated="15"/>
          <table:table-cell office:value-type="float" office:value="0.0491191290613795" calcext:value-type="float">
            <text:p>0.0491191290613795</text:p>
          </table:table-cell>
        </table:table-row>
        <table:table-row table:style-name="ro1">
          <table:table-cell office:value-type="float" office:value="96.59" calcext:value-type="float">
            <text:p>96.59</text:p>
          </table:table-cell>
          <table:table-cell table:number-columns-repeated="14"/>
          <table:table-cell office:value-type="float" office:value="0.108825247659901" calcext:value-type="float">
            <text:p>0.108825247659901</text:p>
          </table:table-cell>
          <table:table-cell/>
        </table:table-row>
        <table:table-row table:style-name="ro1">
          <table:table-cell office:value-type="float" office:value="96.61" calcext:value-type="float">
            <text:p>96.61</text:p>
          </table:table-cell>
          <table:table-cell table:number-columns-repeated="8"/>
          <table:table-cell office:value-type="float" office:value="0.0243862848560354" calcext:value-type="float">
            <text:p>0.0243862848560354</text:p>
          </table:table-cell>
          <table:table-cell table:number-columns-repeated="7"/>
        </table:table-row>
        <table:table-row table:style-name="ro1">
          <table:table-cell office:value-type="float" office:value="96.68" calcext:value-type="float">
            <text:p>96.68</text:p>
          </table:table-cell>
          <table:table-cell table:number-columns-repeated="4"/>
          <table:table-cell office:value-type="float" office:value="0.163928278371159" calcext:value-type="float">
            <text:p>0.163928278371159</text:p>
          </table:table-cell>
          <table:table-cell table:number-columns-repeated="11"/>
        </table:table-row>
        <table:table-row table:style-name="ro1">
          <table:table-cell office:value-type="float" office:value="96.8" calcext:value-type="float">
            <text:p>96.8</text:p>
          </table:table-cell>
          <table:table-cell table:number-columns-repeated="15"/>
          <table:table-cell office:value-type="float" office:value="0.0444260373574288" calcext:value-type="float">
            <text:p>0.0444260373574288</text:p>
          </table:table-cell>
        </table:table-row>
        <table:table-row table:style-name="ro1">
          <table:table-cell office:value-type="float" office:value="96.98" calcext:value-type="float">
            <text:p>96.98</text:p>
          </table:table-cell>
          <table:table-cell table:number-columns-repeated="8"/>
          <table:table-cell office:value-type="float" office:value="0.0233925160553063" calcext:value-type="float">
            <text:p>0.0233925160553063</text:p>
          </table:table-cell>
          <table:table-cell table:number-columns-repeated="7"/>
        </table:table-row>
        <table:table-row table:style-name="ro1">
          <table:table-cell office:value-type="float" office:value="96.99" calcext:value-type="float">
            <text:p>96.99</text:p>
          </table:table-cell>
          <table:table-cell table:number-columns-repeated="11"/>
          <table:table-cell office:value-type="float" office:value="0.503377092669159" calcext:value-type="float">
            <text:p>0.503377092669159</text:p>
          </table:table-cell>
          <table:table-cell table:number-columns-repeated="4"/>
        </table:table-row>
        <table:table-row table:style-name="ro1">
          <table:table-cell office:value-type="float" office:value="97.06" calcext:value-type="float">
            <text:p>97.06</text:p>
          </table:table-cell>
          <table:table-cell table:number-columns-repeated="6"/>
          <table:table-cell office:value-type="float" office:value="0.0698577192906402" calcext:value-type="float">
            <text:p>0.0698577192906402</text:p>
          </table:table-cell>
          <table:table-cell table:number-columns-repeated="9"/>
        </table:table-row>
        <table:table-row table:style-name="ro1">
          <table:table-cell office:value-type="float" office:value="97.26" calcext:value-type="float">
            <text:p>97.26</text:p>
          </table:table-cell>
          <table:table-cell office:value-type="float" office:value="0.105443989104895" calcext:value-type="float">
            <text:p>0.105443989104895</text:p>
          </table:table-cell>
          <table:table-cell table:number-columns-repeated="7"/>
          <table:table-cell office:value-type="float" office:value="0.0263522645765306" calcext:value-type="float">
            <text:p>0.0263522645765306</text:p>
          </table:table-cell>
          <table:table-cell table:number-columns-repeated="7"/>
        </table:table-row>
        <table:table-row table:style-name="ro1">
          <table:table-cell office:value-type="float" office:value="97.38" calcext:value-type="float">
            <text:p>97.38</text:p>
          </table:table-cell>
          <table:table-cell table:number-columns-repeated="11"/>
          <table:table-cell office:value-type="float" office:value="0.511298360478591" calcext:value-type="float">
            <text:p>0.511298360478591</text:p>
          </table:table-cell>
          <table:table-cell table:number-columns-repeated="4"/>
        </table:table-row>
        <table:table-row table:style-name="ro1">
          <table:table-cell office:value-type="float" office:value="97.4" calcext:value-type="float">
            <text:p>97.4</text:p>
          </table:table-cell>
          <table:table-cell table:number-columns-repeated="15"/>
          <table:table-cell office:value-type="float" office:value="0.0469648095874136" calcext:value-type="float">
            <text:p>0.0469648095874136</text:p>
          </table:table-cell>
        </table:table-row>
        <table:table-row table:style-name="ro1">
          <table:table-cell office:value-type="float" office:value="97.42" calcext:value-type="float">
            <text:p>97.42</text:p>
          </table:table-cell>
          <table:table-cell table:number-columns-repeated="13"/>
          <table:table-cell office:value-type="float" office:value="0.114272162888643" calcext:value-type="float">
            <text:p>0.114272162888643</text:p>
          </table:table-cell>
          <table:table-cell table:number-columns-repeated="2"/>
        </table:table-row>
        <table:table-row table:style-name="ro1">
          <table:table-cell office:value-type="float" office:value="97.45" calcext:value-type="float">
            <text:p>97.45</text:p>
          </table:table-cell>
          <table:table-cell table:number-columns-repeated="8"/>
          <table:table-cell office:value-type="float" office:value="0.0220838907246055" calcext:value-type="float">
            <text:p>0.0220838907246055</text:p>
          </table:table-cell>
          <table:table-cell table:number-columns-repeated="7"/>
        </table:table-row>
        <table:table-row table:style-name="ro1">
          <table:table-cell office:value-type="float" office:value="97.54" calcext:value-type="float">
            <text:p>97.54</text:p>
          </table:table-cell>
          <table:table-cell table:number-columns-repeated="8"/>
          <table:table-cell office:value-type="float" office:value="0.0204146325859504" calcext:value-type="float">
            <text:p>0.0204146325859504</text:p>
          </table:table-cell>
          <table:table-cell table:number-columns-repeated="7"/>
        </table:table-row>
        <table:table-row table:style-name="ro1">
          <table:table-cell office:value-type="float" office:value="97.57" calcext:value-type="float">
            <text:p>97.57</text:p>
          </table:table-cell>
          <table:table-cell table:number-columns-repeated="14"/>
          <table:table-cell office:value-type="float" office:value="0.0388594537815266" calcext:value-type="float">
            <text:p>0.0388594537815266</text:p>
          </table:table-cell>
          <table:table-cell/>
        </table:table-row>
        <table:table-row table:style-name="ro1">
          <table:table-cell office:value-type="float" office:value="97.59" calcext:value-type="float">
            <text:p>97.59</text:p>
          </table:table-cell>
          <table:table-cell table:number-columns-repeated="5"/>
          <table:table-cell office:value-type="float" office:value="0.0593360641862457" calcext:value-type="float">
            <text:p>0.0593360641862457</text:p>
          </table:table-cell>
          <table:table-cell table:number-columns-repeated="10"/>
        </table:table-row>
        <table:table-row table:style-name="ro1">
          <table:table-cell office:value-type="float" office:value="97.62" calcext:value-type="float">
            <text:p>97.62</text:p>
          </table:table-cell>
          <table:table-cell table:number-columns-repeated="8"/>
          <table:table-cell office:value-type="float" office:value="0.0231715198916724" calcext:value-type="float">
            <text:p>0.0231715198916724</text:p>
          </table:table-cell>
          <table:table-cell table:number-columns-repeated="7"/>
        </table:table-row>
        <table:table-row table:style-name="ro1">
          <table:table-cell office:value-type="float" office:value="97.69" calcext:value-type="float">
            <text:p>97.69</text:p>
          </table:table-cell>
          <table:table-cell table:number-columns-repeated="10"/>
          <table:table-cell office:value-type="float" office:value="0.136396381708945" calcext:value-type="float">
            <text:p>0.136396381708945</text:p>
          </table:table-cell>
          <table:table-cell table:number-columns-repeated="5"/>
        </table:table-row>
        <table:table-row table:style-name="ro1">
          <table:table-cell office:value-type="float" office:value="97.73" calcext:value-type="float">
            <text:p>97.73</text:p>
          </table:table-cell>
          <table:table-cell table:number-columns-repeated="15"/>
          <table:table-cell office:value-type="float" office:value="0.0401589997243703" calcext:value-type="float">
            <text:p>0.0401589997243703</text:p>
          </table:table-cell>
        </table:table-row>
        <table:table-row table:style-name="ro1">
          <table:table-cell office:value-type="float" office:value="97.77" calcext:value-type="float">
            <text:p>97.77</text:p>
          </table:table-cell>
          <table:table-cell table:number-columns-repeated="7"/>
          <table:table-cell office:value-type="float" office:value="0.0492556480530411" calcext:value-type="float">
            <text:p>0.0492556480530411</text:p>
          </table:table-cell>
          <table:table-cell table:number-columns-repeated="8"/>
        </table:table-row>
        <table:table-row table:style-name="ro1">
          <table:table-cell office:value-type="float" office:value="97.84" calcext:value-type="float">
            <text:p>97.84</text:p>
          </table:table-cell>
          <table:table-cell table:number-columns-repeated="3"/>
          <table:table-cell office:value-type="float" office:value="0.0829740414900968" calcext:value-type="float">
            <text:p>0.0829740414900968</text:p>
          </table:table-cell>
          <table:table-cell table:number-columns-repeated="8"/>
          <table:table-cell office:value-type="float" office:value="0.102891631578313" calcext:value-type="float">
            <text:p>0.102891631578313</text:p>
          </table:table-cell>
          <table:table-cell table:number-columns-repeated="3"/>
        </table:table-row>
        <table:table-row table:style-name="ro1">
          <table:table-cell office:value-type="float" office:value="97.86" calcext:value-type="float">
            <text:p>97.86</text:p>
          </table:table-cell>
          <table:table-cell table:number-columns-repeated="8"/>
          <table:table-cell office:value-type="float" office:value="0.0178630004203817" calcext:value-type="float">
            <text:p>0.0178630004203817</text:p>
          </table:table-cell>
          <table:table-cell table:number-columns-repeated="7"/>
        </table:table-row>
        <table:table-row table:style-name="ro1">
          <table:table-cell office:value-type="float" office:value="97.87" calcext:value-type="float">
            <text:p>97.87</text:p>
          </table:table-cell>
          <table:table-cell/>
          <table:table-cell office:value-type="float" office:value="0.170709762144951" calcext:value-type="float">
            <text:p>0.170709762144951</text:p>
          </table:table-cell>
          <table:table-cell table:number-columns-repeated="14"/>
        </table:table-row>
        <table:table-row table:style-name="ro1">
          <table:table-cell office:value-type="float" office:value="97.9" calcext:value-type="float">
            <text:p>97.9</text:p>
          </table:table-cell>
          <table:table-cell table:number-columns-repeated="2"/>
          <table:table-cell office:value-type="float" office:value="0.0391217822921268" calcext:value-type="float">
            <text:p>0.0391217822921268</text:p>
          </table:table-cell>
          <table:table-cell table:number-columns-repeated="13"/>
        </table:table-row>
        <table:table-row table:style-name="ro1">
          <table:table-cell office:value-type="float" office:value="97.92" calcext:value-type="float">
            <text:p>97.92</text:p>
          </table:table-cell>
          <table:table-cell table:number-columns-repeated="8"/>
          <table:table-cell office:value-type="float" office:value="0.0175446527194527" calcext:value-type="float">
            <text:p>0.0175446527194527</text:p>
          </table:table-cell>
          <table:table-cell table:number-columns-repeated="7"/>
        </table:table-row>
        <table:table-row table:style-name="ro1">
          <table:table-cell office:value-type="float" office:value="97.97" calcext:value-type="float">
            <text:p>97.97</text:p>
          </table:table-cell>
          <table:table-cell table:number-columns-repeated="9"/>
          <table:table-cell office:value-type="float" office:value="0.0836061014632783" calcext:value-type="float">
            <text:p>0.0836061014632783</text:p>
          </table:table-cell>
          <table:table-cell table:number-columns-repeated="6"/>
        </table:table-row>
        <table:table-row table:style-name="ro1">
          <table:table-cell office:value-type="float" office:value="98.06" calcext:value-type="float">
            <text:p>98.06</text:p>
          </table:table-cell>
          <table:table-cell table:number-columns-repeated="8"/>
          <table:table-cell office:value-type="float" office:value="0.0168025631458804" calcext:value-type="float">
            <text:p>0.0168025631458804</text:p>
          </table:table-cell>
          <table:table-cell table:number-columns-repeated="7"/>
        </table:table-row>
        <table:table-row table:style-name="ro1">
          <table:table-cell office:value-type="float" office:value="98.09" calcext:value-type="float">
            <text:p>98.09</text:p>
          </table:table-cell>
          <table:table-cell table:number-columns-repeated="15"/>
          <table:table-cell office:value-type="float" office:value="0.0375125626399102" calcext:value-type="float">
            <text:p>0.0375125626399102</text:p>
          </table:table-cell>
        </table:table-row>
        <table:table-row table:style-name="ro1">
          <table:table-cell office:value-type="float" office:value="98.12" calcext:value-type="float">
            <text:p>98.12</text:p>
          </table:table-cell>
          <table:table-cell office:value-type="float" office:value="0.120651188959835" calcext:value-type="float">
            <text:p>0.120651188959835</text:p>
          </table:table-cell>
          <table:table-cell table:number-columns-repeated="15"/>
        </table:table-row>
        <table:table-row table:style-name="ro1">
          <table:table-cell office:value-type="float" office:value="98.21" calcext:value-type="float">
            <text:p>98.21</text:p>
          </table:table-cell>
          <table:table-cell table:number-columns-repeated="6"/>
          <table:table-cell office:value-type="float" office:value="0.070468010606378" calcext:value-type="float">
            <text:p>0.070468010606378</text:p>
          </table:table-cell>
          <table:table-cell table:number-columns-repeated="9"/>
        </table:table-row>
        <table:table-row table:style-name="ro1">
          <table:table-cell office:value-type="float" office:value="98.32" calcext:value-type="float">
            <text:p>98.32</text:p>
          </table:table-cell>
          <table:table-cell table:number-columns-repeated="11"/>
          <table:table-cell office:value-type="float" office:value="0.522983287267421" calcext:value-type="float">
            <text:p>0.522983287267421</text:p>
          </table:table-cell>
          <table:table-cell table:number-columns-repeated="3"/>
          <table:table-cell office:value-type="float" office:value="0.0375238953781065" calcext:value-type="float">
            <text:p>0.0375238953781065</text:p>
          </table:table-cell>
        </table:table-row>
        <table:table-row table:style-name="ro1">
          <table:table-cell office:value-type="float" office:value="98.47" calcext:value-type="float">
            <text:p>98.47</text:p>
          </table:table-cell>
          <table:table-cell table:number-columns-repeated="8"/>
          <table:table-cell office:value-type="float" office:value="0.0174380957315528" calcext:value-type="float">
            <text:p>0.0174380957315528</text:p>
          </table:table-cell>
          <table:table-cell table:number-columns-repeated="7"/>
        </table:table-row>
        <table:table-row table:style-name="ro1">
          <table:table-cell office:value-type="float" office:value="98.55" calcext:value-type="float">
            <text:p>98.55</text:p>
          </table:table-cell>
          <table:table-cell table:number-columns-repeated="8"/>
          <table:table-cell office:value-type="float" office:value="0.0179794480501236" calcext:value-type="float">
            <text:p>0.0179794480501236</text:p>
          </table:table-cell>
          <table:table-cell table:number-columns-repeated="7"/>
        </table:table-row>
        <table:table-row table:style-name="ro1">
          <table:table-cell office:value-type="float" office:value="98.58" calcext:value-type="float">
            <text:p>98.58</text:p>
          </table:table-cell>
          <table:table-cell table:number-columns-repeated="14"/>
          <table:table-cell office:value-type="float" office:value="0.0426048654667444" calcext:value-type="float">
            <text:p>0.0426048654667444</text:p>
          </table:table-cell>
          <table:table-cell/>
        </table:table-row>
        <table:table-row table:style-name="ro1">
          <table:table-cell office:value-type="float" office:value="98.63" calcext:value-type="float">
            <text:p>98.63</text:p>
          </table:table-cell>
          <table:table-cell table:number-columns-repeated="4"/>
          <table:table-cell office:value-type="float" office:value="0.0627491079244606" calcext:value-type="float">
            <text:p>0.0627491079244606</text:p>
          </table:table-cell>
          <table:table-cell table:number-columns-repeated="11"/>
        </table:table-row>
        <table:table-row table:style-name="ro1">
          <table:table-cell office:value-type="float" office:value="98.66" calcext:value-type="float">
            <text:p>98.66</text:p>
          </table:table-cell>
          <table:table-cell table:number-columns-repeated="8"/>
          <table:table-cell office:value-type="float" office:value="0.0200754526589222" calcext:value-type="float">
            <text:p>0.0200754526589222</text:p>
          </table:table-cell>
          <table:table-cell table:number-columns-repeated="7"/>
        </table:table-row>
        <table:table-row table:style-name="ro1">
          <table:table-cell office:value-type="float" office:value="98.67" calcext:value-type="float">
            <text:p>98.67</text:p>
          </table:table-cell>
          <table:table-cell table:number-columns-repeated="11"/>
          <table:table-cell office:value-type="float" office:value="0.528037843317947" calcext:value-type="float">
            <text:p>0.528037843317947</text:p>
          </table:table-cell>
          <table:table-cell table:number-columns-repeated="4"/>
        </table:table-row>
        <table:table-row table:style-name="ro1">
          <table:table-cell office:value-type="float" office:value="98.75" calcext:value-type="float">
            <text:p>98.75</text:p>
          </table:table-cell>
          <table:table-cell table:number-columns-repeated="15"/>
          <table:table-cell office:value-type="float" office:value="0.0343638725214963" calcext:value-type="float">
            <text:p>0.0343638725214963</text:p>
          </table:table-cell>
        </table:table-row>
        <table:table-row table:style-name="ro1">
          <table:table-cell office:value-type="float" office:value="98.81" calcext:value-type="float">
            <text:p>98.81</text:p>
          </table:table-cell>
          <table:table-cell table:number-columns-repeated="5"/>
          <table:table-cell office:value-type="float" office:value="0.0646663665256897" calcext:value-type="float">
            <text:p>0.0646663665256897</text:p>
          </table:table-cell>
          <table:table-cell table:number-columns-repeated="10"/>
        </table:table-row>
        <table:table-row table:style-name="ro1">
          <table:table-cell office:value-type="float" office:value="98.85" calcext:value-type="float">
            <text:p>98.85</text:p>
          </table:table-cell>
          <table:table-cell table:number-columns-repeated="8"/>
          <table:table-cell office:value-type="float" office:value="0.0174108952600029" calcext:value-type="float">
            <text:p>0.0174108952600029</text:p>
          </table:table-cell>
          <table:table-cell table:number-columns-repeated="3"/>
          <table:table-cell office:value-type="float" office:value="0.0940886049163829" calcext:value-type="float">
            <text:p>0.0940886049163829</text:p>
          </table:table-cell>
          <table:table-cell table:number-columns-repeated="3"/>
        </table:table-row>
        <table:table-row table:style-name="ro1">
          <table:table-cell office:value-type="float" office:value="98.92" calcext:value-type="float">
            <text:p>98.92</text:p>
          </table:table-cell>
          <table:table-cell table:number-columns-repeated="8"/>
          <table:table-cell office:value-type="float" office:value="0.0188347533076829" calcext:value-type="float">
            <text:p>0.0188347533076829</text:p>
          </table:table-cell>
          <table:table-cell table:number-columns-repeated="7"/>
        </table:table-row>
        <table:table-row table:style-name="ro1">
          <table:table-cell office:value-type="float" office:value="99.04" calcext:value-type="float">
            <text:p>99.04</text:p>
          </table:table-cell>
          <table:table-cell table:number-columns-repeated="8"/>
          <table:table-cell office:value-type="float" office:value="0.01735764662401" calcext:value-type="float">
            <text:p>0.01735764662401</text:p>
          </table:table-cell>
          <table:table-cell table:number-columns-repeated="7"/>
        </table:table-row>
        <table:table-row table:style-name="ro1">
          <table:table-cell office:value-type="float" office:value="99.11" calcext:value-type="float">
            <text:p>99.11</text:p>
          </table:table-cell>
          <table:table-cell table:number-columns-repeated="9"/>
          <table:table-cell office:value-type="float" office:value="0.0250427227234118" calcext:value-type="float">
            <text:p>0.0250427227234118</text:p>
          </table:table-cell>
          <table:table-cell table:number-columns-repeated="6"/>
        </table:table-row>
        <table:table-row table:style-name="ro1">
          <table:table-cell office:value-type="float" office:value="99.12" calcext:value-type="float">
            <text:p>99.12</text:p>
          </table:table-cell>
          <table:table-cell table:number-columns-repeated="7"/>
          <table:table-cell office:value-type="float" office:value="0.0206105744916538" calcext:value-type="float">
            <text:p>0.0206105744916538</text:p>
          </table:table-cell>
          <table:table-cell table:number-columns-repeated="8"/>
        </table:table-row>
        <table:table-row table:style-name="ro1">
          <table:table-cell office:value-type="float" office:value="99.14" calcext:value-type="float">
            <text:p>99.14</text:p>
          </table:table-cell>
          <table:table-cell table:number-columns-repeated="11"/>
          <table:table-cell office:value-type="float" office:value="0.535368787852462" calcext:value-type="float">
            <text:p>0.535368787852462</text:p>
          </table:table-cell>
          <table:table-cell table:number-columns-repeated="4"/>
        </table:table-row>
        <table:table-row table:style-name="ro1">
          <table:table-cell office:value-type="float" office:value="99.23" calcext:value-type="float">
            <text:p>99.23</text:p>
          </table:table-cell>
          <table:table-cell table:number-columns-repeated="13"/>
          <table:table-cell office:value-type="float" office:value="0.0276617496190052" calcext:value-type="float">
            <text:p>0.0276617496190052</text:p>
          </table:table-cell>
          <table:table-cell/>
          <table:table-cell office:value-type="float" office:value="0.0150300015325717" calcext:value-type="float">
            <text:p>0.0150300015325717</text:p>
          </table:table-cell>
        </table:table-row>
        <table:table-row table:style-name="ro1">
          <table:table-cell office:value-type="float" office:value="99.25" calcext:value-type="float">
            <text:p>99.25</text:p>
          </table:table-cell>
          <table:table-cell table:number-columns-repeated="8"/>
          <table:table-cell office:value-type="float" office:value="0.0138408476285576" calcext:value-type="float">
            <text:p>0.0138408476285576</text:p>
          </table:table-cell>
          <table:table-cell table:number-columns-repeated="7"/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.0417728417740424" calcext:value-type="float">
            <text:p>0.0417728417740424</text:p>
          </table:table-cell>
          <table:table-cell table:number-columns-repeated="15"/>
        </table:table-row>
        <table:table-row table:style-name="ro1">
          <table:table-cell office:value-type="float" office:value="99.38" calcext:value-type="float">
            <text:p>99.38</text:p>
          </table:table-cell>
          <table:table-cell table:number-columns-repeated="8"/>
          <table:table-cell office:value-type="float" office:value="0.0122473351542088" calcext:value-type="float">
            <text:p>0.0122473351542088</text:p>
          </table:table-cell>
          <table:table-cell table:number-columns-repeated="7"/>
        </table:table-row>
        <table:table-row table:style-name="ro1">
          <table:table-cell office:value-type="float" office:value="99.46" calcext:value-type="float">
            <text:p>99.46</text:p>
          </table:table-cell>
          <table:table-cell table:number-columns-repeated="8"/>
          <table:table-cell office:value-type="float" office:value="0.0113208920447807" calcext:value-type="float">
            <text:p>0.0113208920447807</text:p>
          </table:table-cell>
          <table:table-cell table:number-columns-repeated="7"/>
        </table:table-row>
        <table:table-row table:style-name="ro1">
          <table:table-cell office:value-type="float" office:value="99.49" calcext:value-type="float">
            <text:p>99.49</text:p>
          </table:table-cell>
          <table:table-cell table:number-columns-repeated="15"/>
          <table:table-cell office:value-type="float" office:value="0.0213132092832424" calcext:value-type="float">
            <text:p>0.0213132092832424</text:p>
          </table:table-cell>
        </table:table-row>
        <table:table-row table:style-name="ro1">
          <table:table-cell office:value-type="float" office:value="99.58" calcext:value-type="float">
            <text:p>99.58</text:p>
          </table:table-cell>
          <table:table-cell table:number-columns-repeated="8"/>
          <table:table-cell office:value-type="float" office:value="0.0116905179084326" calcext:value-type="float">
            <text:p>0.0116905179084326</text:p>
          </table:table-cell>
          <table:table-cell table:number-columns-repeated="7"/>
        </table:table-row>
        <table:table-row table:style-name="ro1">
          <table:table-cell office:value-type="float" office:value="99.71" calcext:value-type="float">
            <text:p>99.71</text:p>
          </table:table-cell>
          <table:table-cell table:number-columns-repeated="8"/>
          <table:table-cell office:value-type="float" office:value="0.00930620051167352" calcext:value-type="float">
            <text:p>0.00930620051167352</text:p>
          </table:table-cell>
          <table:table-cell table:number-columns-repeated="7"/>
        </table:table-row>
        <table:table-row table:style-name="ro1">
          <table:table-cell office:value-type="float" office:value="99.74" calcext:value-type="float">
            <text:p>99.74</text:p>
          </table:table-cell>
          <table:table-cell table:number-columns-repeated="11"/>
          <table:table-cell office:value-type="float" office:value="0.534305482266011" calcext:value-type="float">
            <text:p>0.534305482266011</text:p>
          </table:table-cell>
          <table:table-cell table:number-columns-repeated="4"/>
        </table:table-row>
        <table:table-row table:style-name="ro1">
          <table:table-cell office:value-type="float" office:value="99.78" calcext:value-type="float">
            <text:p>99.78</text:p>
          </table:table-cell>
          <table:table-cell table:number-columns-repeated="8"/>
          <table:table-cell office:value-type="float" office:value="0.0070781109850202" calcext:value-type="float">
            <text:p>0.0070781109850202</text:p>
          </table:table-cell>
          <table:table-cell table:number-columns-repeated="7"/>
        </table:table-row>
        <table:table-row table:style-name="ro1">
          <table:table-cell office:value-type="float" office:value="99.91" calcext:value-type="float">
            <text:p>99.91</text:p>
          </table:table-cell>
          <table:table-cell table:number-columns-repeated="8"/>
          <table:table-cell office:value-type="float" office:value="0.00549577837392601" calcext:value-type="float">
            <text:p>0.00549577837392601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3.5527136788005E-015" calcext:value-type="float">
            <text:p>3.5527136788005E-15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7.105427357601E-015" calcext:value-type="float">
            <text:p>7.105427357601E-15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.0152095726471249" calcext:value-type="float">
            <text:p>0.0152095726471249</text:p>
          </table:table-cell>
          <table:table-cell table:number-columns-repeated="2" office:value-type="float" office:value="3.5527136788005E-015" calcext:value-type="float">
            <text:p>3.5527136788005E-15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.535293710671646" calcext:value-type="float">
            <text:p>0.535293710671646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2" office:value-type="float" office:value="3.5527136788005E-015" calcext:value-type="float">
            <text:p>3.5527136788005E-15</text:p>
          </table:table-cell>
          <table:table-cell office:value-type="float" office:value="8.88178419700125E-016" calcext:value-type="float">
            <text:p>8.88178419700125E-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3T18:32:14.140747144</dc:date>
    <meta:editing-duration>PT2M45S</meta:editing-duration>
    <meta:editing-cycles>1</meta:editing-cycles>
    <meta:document-statistic meta:table-count="1" meta:cell-count="1738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2.266cm" svg:height="18.149cm" xlink:href=".." xlink:type="simple" chart:class="chart:scatter" chart:style-name="ch1">
        <chart:legend chart:legend-position="end" svg:x="29.811cm" svg:y="5.04cm" style:legend-expansion="high" chart:style-name="ch2"/>
        <chart:plot-area chart:style-name="ch3" table:cell-range-address="model1_errors2.A1:model1_errors2.Q832" chart:data-source-has-labels="row" svg:x="0.645cm" svg:y="0.362cm" svg:width="28.521cm" svg:height="17.425cm">
          <chart:coordinate-region svg:x="1.081cm" svg:y="0.561cm" svg:width="27.806cm" svg:height="16.5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odel1_errors2.B2:model1_errors2.B832" chart:label-cell-address="model1_errors2.B1:model1_errors2.B1" chart:class="chart:scatter">
            <chart:domain table:cell-range-address="model1_errors2.A2:model1_errors2.A832"/>
            <chart:data-point chart:repeated="831"/>
          </chart:series>
          <chart:series chart:style-name="ch8" chart:values-cell-range-address="model1_errors2.C2:model1_errors2.C832" chart:label-cell-address="model1_errors2.C1:model1_errors2.C1" chart:class="chart:scatter">
            <chart:data-point chart:repeated="831"/>
          </chart:series>
          <chart:series chart:style-name="ch9" chart:values-cell-range-address="model1_errors2.D2:model1_errors2.D832" chart:label-cell-address="model1_errors2.D1:model1_errors2.D1" chart:class="chart:scatter">
            <chart:data-point chart:repeated="831"/>
          </chart:series>
          <chart:series chart:style-name="ch10" chart:values-cell-range-address="model1_errors2.E2:model1_errors2.E832" chart:label-cell-address="model1_errors2.E1:model1_errors2.E1" chart:class="chart:scatter">
            <chart:data-point chart:repeated="831"/>
          </chart:series>
          <chart:series chart:style-name="ch11" chart:values-cell-range-address="model1_errors2.F2:model1_errors2.F832" chart:label-cell-address="model1_errors2.F1:model1_errors2.F1" chart:class="chart:scatter">
            <chart:data-point chart:repeated="831"/>
          </chart:series>
          <chart:series chart:style-name="ch12" chart:values-cell-range-address="model1_errors2.G2:model1_errors2.G832" chart:label-cell-address="model1_errors2.G1:model1_errors2.G1" chart:class="chart:scatter">
            <chart:data-point chart:repeated="831"/>
          </chart:series>
          <chart:series chart:style-name="ch13" chart:values-cell-range-address="model1_errors2.H2:model1_errors2.H832" chart:label-cell-address="model1_errors2.H1:model1_errors2.H1" chart:class="chart:scatter">
            <chart:data-point chart:repeated="831"/>
          </chart:series>
          <chart:series chart:style-name="ch14" chart:values-cell-range-address="model1_errors2.I2:model1_errors2.I832" chart:label-cell-address="model1_errors2.I1:model1_errors2.I1" chart:class="chart:scatter">
            <chart:data-point chart:repeated="831"/>
          </chart:series>
          <chart:series chart:style-name="ch15" chart:values-cell-range-address="model1_errors2.J2:model1_errors2.J832" chart:label-cell-address="model1_errors2.J1:model1_errors2.J1" chart:class="chart:scatter">
            <chart:data-point chart:repeated="831"/>
          </chart:series>
          <chart:series chart:style-name="ch16" chart:values-cell-range-address="model1_errors2.K2:model1_errors2.K832" chart:label-cell-address="model1_errors2.K1:model1_errors2.K1" chart:class="chart:scatter">
            <chart:data-point chart:repeated="831"/>
          </chart:series>
          <chart:series chart:style-name="ch17" chart:values-cell-range-address="model1_errors2.L2:model1_errors2.L832" chart:label-cell-address="model1_errors2.L1:model1_errors2.L1" chart:class="chart:scatter">
            <chart:data-point chart:repeated="831"/>
          </chart:series>
          <chart:series chart:style-name="ch18" chart:values-cell-range-address="model1_errors2.M2:model1_errors2.M832" chart:label-cell-address="model1_errors2.M1:model1_errors2.M1" chart:class="chart:scatter">
            <chart:data-point chart:repeated="831"/>
          </chart:series>
          <chart:series chart:style-name="ch19" chart:values-cell-range-address="model1_errors2.N2:model1_errors2.N832" chart:label-cell-address="model1_errors2.N1:model1_errors2.N1" chart:class="chart:scatter">
            <chart:data-point chart:repeated="831"/>
          </chart:series>
          <chart:series chart:style-name="ch20" chart:values-cell-range-address="model1_errors2.O2:model1_errors2.O832" chart:label-cell-address="model1_errors2.O1:model1_errors2.O1" chart:class="chart:scatter">
            <chart:data-point chart:repeated="831"/>
          </chart:series>
          <chart:series chart:style-name="ch21" chart:values-cell-range-address="model1_errors2.P2:model1_errors2.P832" chart:label-cell-address="model1_errors2.P1:model1_errors2.P1" chart:class="chart:scatter">
            <chart:data-point chart:repeated="831"/>
          </chart:series>
          <chart:series chart:style-name="ch22" chart:values-cell-range-address="model1_errors2.Q2:model1_errors2.Q832" chart:label-cell-address="model1_errors2.Q1:model1_errors2.Q1" chart:class="chart:scatter">
            <chart:data-point chart:repeated="8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00119</text:p>
                <draw:g>
                  <svg:desc>model1_errors2.B1:model1_errors2.B1</svg:desc>
                </draw:g>
              </table:table-cell>
              <table:table-cell office:value-type="string">
                <text:p>500143</text:p>
                <draw:g>
                  <svg:desc>model1_errors2.C1:model1_errors2.C1</svg:desc>
                </draw:g>
              </table:table-cell>
              <table:table-cell office:value-type="string">
                <text:p>500178</text:p>
                <draw:g>
                  <svg:desc>model1_errors2.D1:model1_errors2.D1</svg:desc>
                </draw:g>
              </table:table-cell>
              <table:table-cell office:value-type="string">
                <text:p>500208</text:p>
                <draw:g>
                  <svg:desc>model1_errors2.E1:model1_errors2.E1</svg:desc>
                </draw:g>
              </table:table-cell>
              <table:table-cell office:value-type="string">
                <text:p>500224</text:p>
                <draw:g>
                  <svg:desc>model1_errors2.F1:model1_errors2.F1</svg:desc>
                </draw:g>
              </table:table-cell>
              <table:table-cell office:value-type="string">
                <text:p>500496</text:p>
                <draw:g>
                  <svg:desc>model1_errors2.G1:model1_errors2.G1</svg:desc>
                </draw:g>
              </table:table-cell>
              <table:table-cell office:value-type="string">
                <text:p>544256</text:p>
                <draw:g>
                  <svg:desc>model1_errors2.H1:model1_errors2.H1</svg:desc>
                </draw:g>
              </table:table-cell>
              <table:table-cell office:value-type="string">
                <text:p>546135</text:p>
                <draw:g>
                  <svg:desc>model1_errors2.I1:model1_errors2.I1</svg:desc>
                </draw:g>
              </table:table-cell>
              <table:table-cell office:value-type="string">
                <text:p>554782</text:p>
                <draw:g>
                  <svg:desc>model1_errors2.J1:model1_errors2.J1</svg:desc>
                </draw:g>
              </table:table-cell>
              <table:table-cell office:value-type="string">
                <text:p>554791</text:p>
                <draw:g>
                  <svg:desc>model1_errors2.K1:model1_errors2.K1</svg:desc>
                </draw:g>
              </table:table-cell>
              <table:table-cell office:value-type="string">
                <text:p>554804</text:p>
                <draw:g>
                  <svg:desc>model1_errors2.L1:model1_errors2.L1</svg:desc>
                </draw:g>
              </table:table-cell>
              <table:table-cell office:value-type="string">
                <text:p>554821</text:p>
                <draw:g>
                  <svg:desc>model1_errors2.M1:model1_errors2.M1</svg:desc>
                </draw:g>
              </table:table-cell>
              <table:table-cell office:value-type="string">
                <text:p>555134</text:p>
                <draw:g>
                  <svg:desc>model1_errors2.N1:model1_errors2.N1</svg:desc>
                </draw:g>
              </table:table-cell>
              <table:table-cell office:value-type="string">
                <text:p>563889</text:p>
                <draw:g>
                  <svg:desc>model1_errors2.O1:model1_errors2.O1</svg:desc>
                </draw:g>
              </table:table-cell>
              <table:table-cell office:value-type="string">
                <text:p>569810</text:p>
                <draw:g>
                  <svg:desc>model1_errors2.P1:model1_errors2.P1</svg:desc>
                </draw:g>
              </table:table-cell>
              <table:table-cell office:value-type="string">
                <text:p>582786</text:p>
                <draw:g>
                  <svg:desc>model1_errors2.Q1:model1_errors2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">
                <text:p>0.22</text:p>
                <draw:g>
                  <svg:desc>model1_errors2.A2:model1_errors2.A832</svg:desc>
                </draw:g>
              </table:table-cell>
              <table:table-cell office:value-type="float" office:value="NaN">
                <text:p>NaN</text:p>
                <draw:g>
                  <svg:desc>model1_errors2.B2:model1_errors2.B832</svg:desc>
                </draw:g>
              </table:table-cell>
              <table:table-cell office:value-type="float" office:value="NaN">
                <text:p>NaN</text:p>
                <draw:g>
                  <svg:desc>model1_errors2.C2:model1_errors2.C832</svg:desc>
                </draw:g>
              </table:table-cell>
              <table:table-cell office:value-type="float" office:value="NaN">
                <text:p>NaN</text:p>
                <draw:g>
                  <svg:desc>model1_errors2.D2:model1_errors2.D832</svg:desc>
                </draw:g>
              </table:table-cell>
              <table:table-cell office:value-type="float" office:value="NaN">
                <text:p>NaN</text:p>
                <draw:g>
                  <svg:desc>model1_errors2.E2:model1_errors2.E832</svg:desc>
                </draw:g>
              </table:table-cell>
              <table:table-cell office:value-type="float" office:value="NaN">
                <text:p>NaN</text:p>
                <draw:g>
                  <svg:desc>model1_errors2.F2:model1_errors2.F832</svg:desc>
                </draw:g>
              </table:table-cell>
              <table:table-cell office:value-type="float" office:value="NaN">
                <text:p>NaN</text:p>
                <draw:g>
                  <svg:desc>model1_errors2.G2:model1_errors2.G832</svg:desc>
                </draw:g>
              </table:table-cell>
              <table:table-cell office:value-type="float" office:value="NaN">
                <text:p>NaN</text:p>
                <draw:g>
                  <svg:desc>model1_errors2.H2:model1_errors2.H832</svg:desc>
                </draw:g>
              </table:table-cell>
              <table:table-cell office:value-type="float" office:value="NaN">
                <text:p>NaN</text:p>
                <draw:g>
                  <svg:desc>model1_errors2.I2:model1_errors2.I832</svg:desc>
                </draw:g>
              </table:table-cell>
              <table:table-cell office:value-type="float" office:value="5.18640331703616">
                <text:p>5.18640331703616</text:p>
                <draw:g>
                  <svg:desc>model1_errors2.J2:model1_errors2.J832</svg:desc>
                </draw:g>
              </table:table-cell>
              <table:table-cell office:value-type="float" office:value="NaN">
                <text:p>NaN</text:p>
                <draw:g>
                  <svg:desc>model1_errors2.K2:model1_errors2.K832</svg:desc>
                </draw:g>
              </table:table-cell>
              <table:table-cell office:value-type="float" office:value="NaN">
                <text:p>NaN</text:p>
                <draw:g>
                  <svg:desc>model1_errors2.L2:model1_errors2.L832</svg:desc>
                </draw:g>
              </table:table-cell>
              <table:table-cell office:value-type="float" office:value="NaN">
                <text:p>NaN</text:p>
                <draw:g>
                  <svg:desc>model1_errors2.M2:model1_errors2.M832</svg:desc>
                </draw:g>
              </table:table-cell>
              <table:table-cell office:value-type="float" office:value="NaN">
                <text:p>NaN</text:p>
                <draw:g>
                  <svg:desc>model1_errors2.N2:model1_errors2.N832</svg:desc>
                </draw:g>
              </table:table-cell>
              <table:table-cell office:value-type="float" office:value="NaN">
                <text:p>NaN</text:p>
                <draw:g>
                  <svg:desc>model1_errors2.O2:model1_errors2.O832</svg:desc>
                </draw:g>
              </table:table-cell>
              <table:table-cell office:value-type="float" office:value="NaN">
                <text:p>NaN</text:p>
                <draw:g>
                  <svg:desc>model1_errors2.P2:model1_errors2.P832</svg:desc>
                </draw:g>
              </table:table-cell>
              <table:table-cell office:value-type="float" office:value="NaN">
                <text:p>NaN</text:p>
                <draw:g>
                  <svg:desc>model1_errors2.Q2:model1_errors2.Q8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1091968683051">
                <text:p>4.1109196868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44716365389">
                <text:p>4.1044716365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831622747784">
                <text:p>1.71831622747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793592839479">
                <text:p>1.44793592839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4784517331794">
                <text:p>4.1478451733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">
                <text:p>0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4929175917336">
                <text:p>0.944929175917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5530326723022">
                <text:p>0.845530326723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7">
                <text:p>1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5296502655861">
                <text:p>0.685296502655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5190095062742">
                <text:p>0.69519009506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7229005533018">
                <text:p>2.07229005533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7">
                <text:p>1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952804255653">
                <text:p>0.505952804255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6">
                <text:p>1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3974370689464">
                <text:p>2.13974370689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8">
                <text:p>2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474265087665">
                <text:p>0.51247426508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1">
                <text:p>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110239452956">
                <text:p>1.6911023945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5">
                <text:p>2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159626478057">
                <text:p>0.570159626478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7">
                <text:p>2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849091318398">
                <text:p>1.30849091318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4">
                <text:p>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9383756423203">
                <text:p>0.429383756423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1909706168835">
                <text:p>0.391909706168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754353699755">
                <text:p>1.25754353699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1050243092452">
                <text:p>1.5105024309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881384898879">
                <text:p>1.0688138489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5">
                <text:p>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91481799955">
                <text:p>0.48891481799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3">
                <text:p>4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138279348583">
                <text:p>0.506138279348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316586872454">
                <text:p>1.2331658687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2">
                <text:p>4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43985219953">
                <text:p>0.67443985219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2">
                <text:p>5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329876223673">
                <text:p>0.99329876223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09">
                <text:p>5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6683566664683">
                <text:p>2.86683566664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53">
                <text:p>5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4783846866581">
                <text:p>0.644783846866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5">
                <text:p>5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574407476961">
                <text:p>1.58574407476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57">
                <text:p>5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0779559387045">
                <text:p>1.4077955938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66">
                <text:p>5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200507816681">
                <text:p>2.142005078166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9">
                <text:p>5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1572066029997">
                <text:p>1.5157206602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03">
                <text:p>6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4660445809708">
                <text:p>0.924660445809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11">
                <text:p>6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168788542125">
                <text:p>1.4816878854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66207773321">
                <text:p>0.62566207773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43">
                <text:p>6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294225609275">
                <text:p>2.42294225609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6">
                <text:p>6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244623778702">
                <text:p>1.25244623778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94">
                <text:p>6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9825780031854">
                <text:p>1.998257800318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96">
                <text:p>6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151524612217">
                <text:p>1.41151524612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07">
                <text:p>7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568736782821">
                <text:p>0.57456873678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222538120361">
                <text:p>10.4222538120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21">
                <text:p>7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1265881095703">
                <text:p>2.012658810957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35">
                <text:p>7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570082808585">
                <text:p>0.997570082808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54">
                <text:p>7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188641874396">
                <text:p>1.55188641874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688047932907">
                <text:p>1.0068804793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64">
                <text:p>7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965512228645">
                <text:p>0.679965512228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15">
                <text:p>8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8794835051979">
                <text:p>0.62879483505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21">
                <text:p>8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159096868805">
                <text:p>1.731590968688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39">
                <text:p>8.39</text:p>
              </table:table-cell>
              <table:table-cell office:value-type="float" office:value="1.91143517687293">
                <text:p>1.91143517687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53">
                <text:p>8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1017197118517">
                <text:p>1.51017197118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541541082363">
                <text:p>3.054154108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243274524126">
                <text:p>1.04243274524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04">
                <text:p>9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820179833966">
                <text:p>1.97820179833966</text:p>
              </table:table-cell>
              <table:table-cell office:value-type="float" office:value="5.40447700075096">
                <text:p>5.40447700075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24">
                <text:p>9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44468336635">
                <text:p>0.714446833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34">
                <text:p>9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555415266463">
                <text:p>1.115554152664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42">
                <text:p>9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2638520482">
                <text:p>1.69402638520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53">
                <text:p>9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946165962674">
                <text:p>1.46946165962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57">
                <text:p>9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0896661749781">
                <text:p>0.99089666174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65">
                <text:p>9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71508169967">
                <text:p>1.6271508169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74">
                <text:p>9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781296438145">
                <text:p>5.30781296438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93">
                <text:p>9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409092416724">
                <text:p>1.68409092416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110919088761">
                <text:p>0.653110919088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94">
                <text:p>9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219826444511">
                <text:p>0.94219826444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27">
                <text:p>10.27</text:p>
              </table:table-cell>
              <table:table-cell office:value-type="float" office:value="1.64433375508972">
                <text:p>1.6443337550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36">
                <text:p>1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745087068462">
                <text:p>1.3474508706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43">
                <text:p>1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427360695044">
                <text:p>2.8542736069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09014596544">
                <text:p>1.540901459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52">
                <text:p>1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936514297501">
                <text:p>1.41936514297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263137800626">
                <text:p>2.22263137800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97">
                <text:p>10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60789623484">
                <text:p>0.54160789623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04">
                <text:p>11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539880066495">
                <text:p>5.2353988006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09">
                <text:p>11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682741447678">
                <text:p>1.6768274144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12">
                <text:p>11.12</text:p>
              </table:table-cell>
              <table:table-cell office:value-type="float" office:value="NaN">
                <text:p>NaN</text:p>
              </table:table-cell>
              <table:table-cell office:value-type="float" office:value="1.18839905780467">
                <text:p>1.18839905780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6966376443751">
                <text:p>0.7769663764437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35">
                <text:p>11.35</text:p>
              </table:table-cell>
              <table:table-cell office:value-type="float" office:value="1.21325087349739">
                <text:p>1.21325087349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44">
                <text:p>1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886278311499">
                <text:p>2.9088627831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55">
                <text:p>11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2285884524398">
                <text:p>0.872285884524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59">
                <text:p>11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998172531775">
                <text:p>1.2099817253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71">
                <text:p>11.71</text:p>
              </table:table-cell>
              <table:table-cell office:value-type="float" office:value="NaN">
                <text:p>NaN</text:p>
              </table:table-cell>
              <table:table-cell office:value-type="float" office:value="1.0834964926307">
                <text:p>1.0834964926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0366028381524">
                <text:p>0.95036602838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98">
                <text:p>11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201641588075">
                <text:p>0.50720164158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14">
                <text:p>12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2860987454899">
                <text:p>5.32860987454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25">
                <text:p>1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546152666349">
                <text:p>1.15546152666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27">
                <text:p>12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690591307459">
                <text:p>1.6069059130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29">
                <text:p>12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1979264369029">
                <text:p>2.91979264369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37">
                <text:p>12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7959091729074">
                <text:p>0.8979590917290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46">
                <text:p>12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8499845743839">
                <text:p>0.858499845743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52">
                <text:p>12.52</text:p>
              </table:table-cell>
              <table:table-cell office:value-type="float" office:value="NaN">
                <text:p>NaN</text:p>
              </table:table-cell>
              <table:table-cell office:value-type="float" office:value="1.06928637244394">
                <text:p>1.06928637244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291104881448">
                <text:p>1.8329110488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89">
                <text:p>12.89</text:p>
              </table:table-cell>
              <table:table-cell office:value-type="float" office:value="1.2739347905639">
                <text:p>1.2739347905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991346402545">
                <text:p>0.56399134640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06">
                <text:p>1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4365729667283">
                <text:p>0.904365729667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23">
                <text:p>1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692112137208">
                <text:p>0.5076921121372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27">
                <text:p>1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93342576276">
                <text:p>1.3193342576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869292846746">
                <text:p>1.60869292846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36">
                <text:p>13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468106266469">
                <text:p>1.11468106266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44">
                <text:p>13.44</text:p>
              </table:table-cell>
              <table:table-cell office:value-type="float" office:value="1.29846304495317">
                <text:p>1.29846304495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57">
                <text:p>1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798797377444">
                <text:p>5.55798797377444</text:p>
              </table:table-cell>
              <table:table-cell office:value-type="float" office:value="NaN">
                <text:p>NaN</text:p>
              </table:table-cell>
              <table:table-cell office:value-type="float" office:value="1.7001838816267">
                <text:p>1.7001838816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65">
                <text:p>1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902728817773">
                <text:p>0.57990272881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02">
                <text:p>1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047455996389">
                <text:p>1.72047455996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06">
                <text:p>14.06</text:p>
              </table:table-cell>
              <table:table-cell office:value-type="float" office:value="1.40811487770499">
                <text:p>1.4081148777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26">
                <text:p>14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007965381715">
                <text:p>1.4400796538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27">
                <text:p>14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7838870228062">
                <text:p>5.37838870228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29">
                <text:p>14.29</text:p>
              </table:table-cell>
              <table:table-cell office:value-type="float" office:value="NaN">
                <text:p>NaN</text:p>
              </table:table-cell>
              <table:table-cell office:value-type="float" office:value="1.00616553252122">
                <text:p>1.0061655325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55">
                <text:p>14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1317804671416">
                <text:p>0.99131780467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2642786677465">
                <text:p>0.972642786677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.83">
                <text:p>14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657157507951">
                <text:p>1.88657157507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.93">
                <text:p>14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193133273843">
                <text:p>0.605193133273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357925375427">
                <text:p>0.6013579253754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.01">
                <text:p>15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066326698734">
                <text:p>1.57066326698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.13">
                <text:p>15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656154588317">
                <text:p>4.77656154588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.18">
                <text:p>15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254763582092">
                <text:p>0.55525476358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.23">
                <text:p>15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101538875988">
                <text:p>0.99101538875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.26">
                <text:p>15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4299186283188">
                <text:p>0.99429918628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.6">
                <text:p>1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86569502981">
                <text:p>1.778656950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.7">
                <text:p>1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902900974571">
                <text:p>1.0390290097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75">
                <text:p>15.75</text:p>
              </table:table-cell>
              <table:table-cell office:value-type="float" office:value="1.41821079599016">
                <text:p>1.4182107959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.87">
                <text:p>15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964419423864">
                <text:p>4.796441942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.99">
                <text:p>15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921698414338">
                <text:p>0.532921698414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05">
                <text:p>16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3084671650647">
                <text:p>1.63084671650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.14">
                <text:p>16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034850314786">
                <text:p>1.38034850314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.3">
                <text:p>16.3</text:p>
              </table:table-cell>
              <table:table-cell office:value-type="float" office:value="NaN">
                <text:p>NaN</text:p>
              </table:table-cell>
              <table:table-cell office:value-type="float" office:value="1.06218202062427">
                <text:p>1.0621820206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.47">
                <text:p>16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2071179810991">
                <text:p>0.712071179810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9036028588343">
                <text:p>2.89036028588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74">
                <text:p>16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388800292381">
                <text:p>1.0938880029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79">
                <text:p>16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2347702807529">
                <text:p>0.832347702807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95">
                <text:p>16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0096048893798">
                <text:p>0.500096048893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98">
                <text:p>16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902048804023">
                <text:p>1.04902048804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.09">
                <text:p>17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905351338525">
                <text:p>1.1590535133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.23">
                <text:p>17.23</text:p>
              </table:table-cell>
              <table:table-cell office:value-type="float" office:value="1.63965915917324">
                <text:p>1.63965915917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.25">
                <text:p>17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652576203539">
                <text:p>1.84652576203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3">
                <text:p>1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329429347254">
                <text:p>1.13329429347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.45">
                <text:p>17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588725359565">
                <text:p>0.567588725359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.93">
                <text:p>17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029039984905">
                <text:p>0.99029039984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.01">
                <text:p>18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537382886174">
                <text:p>1.79537382886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0037552946204">
                <text:p>1.80037552946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.09">
                <text:p>18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8274293039593">
                <text:p>0.768274293039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.16">
                <text:p>18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6045958835463">
                <text:p>2.56045958835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.17">
                <text:p>18.17</text:p>
              </table:table-cell>
              <table:table-cell office:value-type="float" office:value="NaN">
                <text:p>NaN</text:p>
              </table:table-cell>
              <table:table-cell office:value-type="float" office:value="1.20427756487856">
                <text:p>1.20427756487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.18">
                <text:p>18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4603649277935">
                <text:p>0.564603649277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288920065018">
                <text:p>4.5288920065018</text:p>
              </table:table-cell>
              <table:table-cell office:value-type="float" office:value="NaN">
                <text:p>NaN</text:p>
              </table:table-cell>
              <table:table-cell office:value-type="float" office:value="1.52891989517128">
                <text:p>1.52891989517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.52">
                <text:p>18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144424456427">
                <text:p>1.14144424456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.59">
                <text:p>18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67096682846">
                <text:p>1.19267096682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.62">
                <text:p>18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3877618879434">
                <text:p>0.9438776188794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.75">
                <text:p>1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474194135237">
                <text:p>2.5474194135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.85">
                <text:p>18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359014147375">
                <text:p>1.4535901414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.06">
                <text:p>19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285716100712">
                <text:p>1.0028571610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.11">
                <text:p>19.11</text:p>
              </table:table-cell>
              <table:table-cell office:value-type="float" office:value="1.38262483856542">
                <text:p>1.38262483856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.17">
                <text:p>19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005011684435">
                <text:p>0.537005011684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266574062129">
                <text:p>1.0026657406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.41">
                <text:p>19.41</text:p>
              </table:table-cell>
              <table:table-cell office:value-type="float" office:value="NaN">
                <text:p>NaN</text:p>
              </table:table-cell>
              <table:table-cell office:value-type="float" office:value="1.15414815638909">
                <text:p>1.15414815638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.65">
                <text:p>19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314330368162">
                <text:p>1.0831433036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.76">
                <text:p>19.76</text:p>
              </table:table-cell>
              <table:table-cell office:value-type="float" office:value="1.43642740085482">
                <text:p>1.43642740085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1135451304">
                <text:p>1.38113545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.88">
                <text:p>1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801585313672">
                <text:p>1.31801585313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95">
                <text:p>1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819742297156">
                <text:p>1.11819742297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31">
                <text:p>2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1233352775676">
                <text:p>2.01233352775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817458852614">
                <text:p>0.56781745885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.43">
                <text:p>2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9588497391323">
                <text:p>4.4958849739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45">
                <text:p>2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831351286275">
                <text:p>0.7183135128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54">
                <text:p>2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922639369899">
                <text:p>1.1492263936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86">
                <text:p>20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0419688589206">
                <text:p>2.50419688589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.07">
                <text:p>21.07</text:p>
              </table:table-cell>
              <table:table-cell office:value-type="float" office:value="NaN">
                <text:p>NaN</text:p>
              </table:table-cell>
              <table:table-cell office:value-type="float" office:value="1.13293332577938">
                <text:p>1.13293332577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.14">
                <text:p>21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255059983291">
                <text:p>0.762550599832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.18">
                <text:p>21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7014478108367">
                <text:p>0.927014478108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610450268924">
                <text:p>1.11610450268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.19">
                <text:p>2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6365010496518">
                <text:p>0.90636501049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.37">
                <text:p>21.37</text:p>
              </table:table-cell>
              <table:table-cell office:value-type="float" office:value="1.53577876539576">
                <text:p>1.5357787653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.42">
                <text:p>21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664247935688">
                <text:p>4.45664247935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.51">
                <text:p>21.51</text:p>
              </table:table-cell>
              <table:table-cell office:value-type="float" office:value="NaN">
                <text:p>NaN</text:p>
              </table:table-cell>
              <table:table-cell office:value-type="float" office:value="1.10749931165654">
                <text:p>1.10749931165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163733092416">
                <text:p>1.21163733092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.73">
                <text:p>21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9093899128803">
                <text:p>0.689093899128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.78">
                <text:p>21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5501710413113">
                <text:p>0.885501710413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.96">
                <text:p>21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121884077637">
                <text:p>1.42121884077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.25">
                <text:p>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320393052901">
                <text:p>1.12320393052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.31">
                <text:p>2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6531549619244">
                <text:p>1.76531549619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.54">
                <text:p>22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98770598246">
                <text:p>0.52098770598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10692314234">
                <text:p>1.5510692314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.68">
                <text:p>22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807630253251">
                <text:p>0.679807630253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.75">
                <text:p>2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230856160832">
                <text:p>0.900230856160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.85">
                <text:p>2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2902105933663">
                <text:p>0.7929021059336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.32">
                <text:p>23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7765636193797">
                <text:p>0.92776563619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.41">
                <text:p>23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764626851589">
                <text:p>1.3876462685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.64">
                <text:p>23.64</text:p>
              </table:table-cell>
              <table:table-cell office:value-type="float" office:value="NaN">
                <text:p>NaN</text:p>
              </table:table-cell>
              <table:table-cell office:value-type="float" office:value="1.05135781346862">
                <text:p>1.0513578134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066252522551">
                <text:p>0.54066252522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.65">
                <text:p>23.65</text:p>
              </table:table-cell>
              <table:table-cell office:value-type="float" office:value="1.57929268736907">
                <text:p>1.5792926873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.76">
                <text:p>2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943376191645">
                <text:p>0.63094337619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.78">
                <text:p>2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242971271652">
                <text:p>0.69924297127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2526246173069">
                <text:p>0.922526246173069</text:p>
              </table:table-cell>
              <table:table-cell office:value-type="float" office:value="4.5581857698204">
                <text:p>4.5581857698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4912619342774">
                <text:p>0.8349126193427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.11">
                <text:p>24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376620055419">
                <text:p>0.89376620055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.49">
                <text:p>24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160952778448">
                <text:p>1.60160952778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7896627861685">
                <text:p>0.91789662786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.58">
                <text:p>24.58</text:p>
              </table:table-cell>
              <table:table-cell office:value-type="float" office:value="NaN">
                <text:p>NaN</text:p>
              </table:table-cell>
              <table:table-cell office:value-type="float" office:value="1.08484003780816">
                <text:p>1.08484003780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.7">
                <text:p>2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7831253370563">
                <text:p>0.687831253370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.74">
                <text:p>24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9807123743854">
                <text:p>0.459807123743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.9">
                <text:p>2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4975476691722">
                <text:p>4.4497547669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.98">
                <text:p>2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537068976061">
                <text:p>0.883537068976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06">
                <text:p>25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237469556445">
                <text:p>0.78237469556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339874429592">
                <text:p>1.56339874429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34">
                <text:p>25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8494832808297">
                <text:p>0.7884948328082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55">
                <text:p>25.55</text:p>
              </table:table-cell>
              <table:table-cell office:value-type="float" office:value="NaN">
                <text:p>NaN</text:p>
              </table:table-cell>
              <table:table-cell office:value-type="float" office:value="1.06838642174025">
                <text:p>1.06838642174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59">
                <text:p>25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3631290112061">
                <text:p>0.67363129011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.61">
                <text:p>25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2539627046491">
                <text:p>0.772539627046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.16">
                <text:p>26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9648470568583">
                <text:p>0.949648470568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.43">
                <text:p>26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7119521882151">
                <text:p>0.8571195218821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.55">
                <text:p>26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588948116547">
                <text:p>1.28588948116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.74">
                <text:p>26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258135148064">
                <text:p>0.51325813514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.78">
                <text:p>26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0382546143846">
                <text:p>0.70038254614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.93">
                <text:p>26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66427955709">
                <text:p>1.356642795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.17">
                <text:p>27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37436193927">
                <text:p>1.4843743619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.19">
                <text:p>27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4641319045475">
                <text:p>0.804641319045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485868661935">
                <text:p>1.0848586866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28">
                <text:p>27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964268177324">
                <text:p>1.02964268177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.44">
                <text:p>27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096861518245">
                <text:p>1.57096861518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.51">
                <text:p>27.51</text:p>
              </table:table-cell>
              <table:table-cell office:value-type="float" office:value="1.11067550268585">
                <text:p>1.11067550268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.86">
                <text:p>27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953656177189">
                <text:p>0.797953656177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.14">
                <text:p>28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8269941151333">
                <text:p>0.50826994115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.46">
                <text:p>28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565629243463">
                <text:p>0.717565629243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.87">
                <text:p>28.87</text:p>
              </table:table-cell>
              <table:table-cell office:value-type="float" office:value="1.12937555732708">
                <text:p>1.1293755573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.99">
                <text:p>28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0242041243341">
                <text:p>0.830242041243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668503486629">
                <text:p>1.03668503486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.49">
                <text:p>29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5908766016676">
                <text:p>0.8159087660166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.66">
                <text:p>29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2867722704404">
                <text:p>0.472867722704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.87">
                <text:p>29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601746786999">
                <text:p>1.07601746786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.93">
                <text:p>29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2549134095872">
                <text:p>0.762549134095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7826829821627">
                <text:p>0.81782682982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.47">
                <text:p>30.47</text:p>
              </table:table-cell>
              <table:table-cell office:value-type="float" office:value="1.10030922544709">
                <text:p>1.10030922544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.52">
                <text:p>3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3666945319722">
                <text:p>0.433666945319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53">
                <text:p>3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90083928587">
                <text:p>0.6489008392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6622974864541">
                <text:p>0.7766229748645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.69">
                <text:p>3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545364343078">
                <text:p>0.723545364343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.77">
                <text:p>3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8185339966586">
                <text:p>0.748185339966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0.846195142315389">
                <text:p>0.846195142315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.99">
                <text:p>3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0547429288635">
                <text:p>0.5505474292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.07">
                <text:p>31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09387235408">
                <text:p>1.05909387235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.2">
                <text:p>3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8261897349722">
                <text:p>0.958261897349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.26">
                <text:p>31.26</text:p>
              </table:table-cell>
              <table:table-cell office:value-type="float" office:value="0.894420797776249">
                <text:p>0.894420797776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.08">
                <text:p>32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603375427533">
                <text:p>0.41560337542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452332138667">
                <text:p>1.52452332138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.21">
                <text:p>32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131784152075">
                <text:p>1.3013178415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.48">
                <text:p>32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551392902161">
                <text:p>0.607551392902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.69">
                <text:p>3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8301838797018">
                <text:p>0.628301838797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.78">
                <text:p>32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6966060611579">
                <text:p>0.74696606061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.83">
                <text:p>32.83</text:p>
              </table:table-cell>
              <table:table-cell office:value-type="float" office:value="1.01839101368962">
                <text:p>1.01839101368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.93">
                <text:p>32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469229191103">
                <text:p>0.90046922919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2.94">
                <text:p>3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551449171435">
                <text:p>0.88355144917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.07">
                <text:p>3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801209409447">
                <text:p>1.37801209409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.46">
                <text:p>33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202970241454">
                <text:p>0.62020297024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.52">
                <text:p>3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915324284114">
                <text:p>0.633915324284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.55">
                <text:p>33.55</text:p>
              </table:table-cell>
              <table:table-cell office:value-type="float" office:value="NaN">
                <text:p>NaN</text:p>
              </table:table-cell>
              <table:table-cell office:value-type="float" office:value="0.911380230302929">
                <text:p>0.91138023030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.72">
                <text:p>3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9696328011878">
                <text:p>0.80969632801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.96">
                <text:p>3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576316231722">
                <text:p>1.0757631623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.98">
                <text:p>3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1989847984996">
                <text:p>0.651989847984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680637652783">
                <text:p>0.6586806376527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.12">
                <text:p>34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6448450270508">
                <text:p>0.43644845027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.14">
                <text:p>34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20724835998">
                <text:p>0.49620724835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.16">
                <text:p>34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980591878616">
                <text:p>0.875980591878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.2">
                <text:p>34.2</text:p>
              </table:table-cell>
              <table:table-cell office:value-type="float" office:value="1.01141145495827">
                <text:p>1.0114114549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.38">
                <text:p>34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5216740732005">
                <text:p>0.88521674073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.62">
                <text:p>34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2841784902602">
                <text:p>0.58284178490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.85">
                <text:p>34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644745368879">
                <text:p>1.1364474536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.86">
                <text:p>34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0420590828362">
                <text:p>1.50420590828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.05">
                <text:p>3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200554983718">
                <text:p>0.46020055498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.16">
                <text:p>35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213474186366">
                <text:p>0.670213474186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.2">
                <text:p>3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4126722194488">
                <text:p>0.5941267221944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.65">
                <text:p>35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72573121798">
                <text:p>1.1257257312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.68">
                <text:p>3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575641400069">
                <text:p>0.55257564140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.92">
                <text:p>3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2605620232683">
                <text:p>0.73260562023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.17">
                <text:p>36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228292238412">
                <text:p>0.44228292238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.49">
                <text:p>36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5852587471356">
                <text:p>0.90585258747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026050848418">
                <text:p>0.61002605084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.02">
                <text:p>37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114046899426">
                <text:p>0.553114046899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.31">
                <text:p>37.31</text:p>
              </table:table-cell>
              <table:table-cell office:value-type="float" office:value="0.722677413234269">
                <text:p>0.722677413234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.43">
                <text:p>37.43</text:p>
              </table:table-cell>
              <table:table-cell office:value-type="float" office:value="NaN">
                <text:p>NaN</text:p>
              </table:table-cell>
              <table:table-cell office:value-type="float" office:value="0.817190959667448">
                <text:p>0.81719095966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7.53">
                <text:p>37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524582626992">
                <text:p>0.66152458262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7.63">
                <text:p>37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0309267023502">
                <text:p>0.590309267023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988182350263">
                <text:p>1.46988182350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.76">
                <text:p>37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8690924675024">
                <text:p>0.928690924675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.85">
                <text:p>37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3398970684955">
                <text:p>0.353398970684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7.88">
                <text:p>37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487232389075">
                <text:p>0.5834872323890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.96">
                <text:p>37.96</text:p>
              </table:table-cell>
              <table:table-cell office:value-type="float" office:value="0.657880134811219">
                <text:p>0.65788013481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.04">
                <text:p>38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326252508231">
                <text:p>1.1332625250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.37">
                <text:p>38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0315963498387">
                <text:p>1.5031596349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.43">
                <text:p>38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808387874764">
                <text:p>0.542808387874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.48">
                <text:p>38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371313582231">
                <text:p>0.665371313582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.49">
                <text:p>38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6927361185256">
                <text:p>0.44692736118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.64">
                <text:p>38.64</text:p>
              </table:table-cell>
              <table:table-cell office:value-type="float" office:value="NaN">
                <text:p>NaN</text:p>
              </table:table-cell>
              <table:table-cell office:value-type="float" office:value="0.817082965961949">
                <text:p>0.81708296596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8.85">
                <text:p>38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786492952278">
                <text:p>0.52578649295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.92">
                <text:p>38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0900360553979">
                <text:p>0.950900360553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9.01">
                <text:p>39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8622656508261">
                <text:p>0.458622656508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.29">
                <text:p>39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808754526806">
                <text:p>0.5748087545268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9.45">
                <text:p>39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154131657201">
                <text:p>0.568154131657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.96">
                <text:p>39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3162045358437">
                <text:p>0.593162045358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9.99">
                <text:p>3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800894490187">
                <text:p>1.0080089449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0.12">
                <text:p>4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9001481791511">
                <text:p>0.43900148179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0.16">
                <text:p>40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391045891013">
                <text:p>0.54739104589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.25">
                <text:p>4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214793078109">
                <text:p>1.58214793078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0.31">
                <text:p>4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2214532293162">
                <text:p>0.472214532293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.38">
                <text:p>4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4614118629138">
                <text:p>0.804614118629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.47">
                <text:p>40.47</text:p>
              </table:table-cell>
              <table:table-cell office:value-type="float" office:value="0.599865825600233">
                <text:p>0.599865825600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.62">
                <text:p>4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984877151069">
                <text:p>0.56298487715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.7">
                <text:p>4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52526322098">
                <text:p>0.46145252632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.78">
                <text:p>4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6978728618912">
                <text:p>0.95697872861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.04">
                <text:p>41.04</text:p>
              </table:table-cell>
              <table:table-cell office:value-type="float" office:value="NaN">
                <text:p>NaN</text:p>
              </table:table-cell>
              <table:table-cell office:value-type="float" office:value="0.783045270901492">
                <text:p>0.78304527090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1.05">
                <text:p>41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4728621702357">
                <text:p>0.92472862170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1.39">
                <text:p>41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7064716589767">
                <text:p>0.837064716589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.53">
                <text:p>41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333130500821">
                <text:p>1.06333130500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1.55">
                <text:p>41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58767255387">
                <text:p>0.5995876725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1.62">
                <text:p>41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955356219371">
                <text:p>0.6049553562193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1.65">
                <text:p>4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167420914872">
                <text:p>0.523167420914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1.97">
                <text:p>4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346446980707">
                <text:p>0.462346446980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.07">
                <text:p>42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490963621594">
                <text:p>0.40449096362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2.14">
                <text:p>42.14</text:p>
              </table:table-cell>
              <table:table-cell office:value-type="float" office:value="NaN">
                <text:p>NaN</text:p>
              </table:table-cell>
              <table:table-cell office:value-type="float" office:value="0.716266585212467">
                <text:p>0.71626658521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.47">
                <text:p>42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657829812931">
                <text:p>0.59165782981293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.55">
                <text:p>42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231487866692">
                <text:p>0.490231487866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.56">
                <text:p>4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489522864464">
                <text:p>0.535489522864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3.13">
                <text:p>4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950325404209">
                <text:p>0.598950325404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3.3">
                <text:p>4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493494894056">
                <text:p>0.883493494894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3.37">
                <text:p>43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709457500442">
                <text:p>1.06709457500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07498485816">
                <text:p>1.0907498485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3.46">
                <text:p>43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4592846118741">
                <text:p>0.494592846118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3.49">
                <text:p>43.49</text:p>
              </table:table-cell>
              <table:table-cell office:value-type="float" office:value="0.413649571812595">
                <text:p>0.413649571812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.5">
                <text:p>4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410806838837">
                <text:p>0.469410806838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3.63">
                <text:p>4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828905329311">
                <text:p>0.535828905329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3.75">
                <text:p>4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5451259253655">
                <text:p>0.35545125925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3.78">
                <text:p>4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828221664687">
                <text:p>0.538828221664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4.12">
                <text:p>44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301508761728">
                <text:p>0.97930150876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.34">
                <text:p>44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273529389346">
                <text:p>0.404273529389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4.39">
                <text:p>44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809723876563">
                <text:p>0.52280972387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4.4">
                <text:p>4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199610043504">
                <text:p>0.539199610043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.78">
                <text:p>44.78</text:p>
              </table:table-cell>
              <table:table-cell office:value-type="float" office:value="0.454091012608071">
                <text:p>0.45409101260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003341065673">
                <text:p>1.08003341065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.84">
                <text:p>44.84</text:p>
              </table:table-cell>
              <table:table-cell office:value-type="float" office:value="NaN">
                <text:p>NaN</text:p>
              </table:table-cell>
              <table:table-cell office:value-type="float" office:value="0.701025169551091">
                <text:p>0.70102516955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.23">
                <text:p>45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924235020162">
                <text:p>0.5889242350201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5.38">
                <text:p>45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882507481116">
                <text:p>0.32088250748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.5">
                <text:p>4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5303434300716">
                <text:p>0.765303434300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.65">
                <text:p>45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372143002394">
                <text:p>0.36037214300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.68">
                <text:p>4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6070690271612">
                <text:p>0.73607069027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6.07">
                <text:p>46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209816617933">
                <text:p>0.5882098166179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6.08">
                <text:p>46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2718748034243">
                <text:p>0.802718748034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6.39">
                <text:p>46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4956207723681">
                <text:p>0.374956207723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6.46">
                <text:p>46.46</text:p>
              </table:table-cell>
              <table:table-cell office:value-type="float" office:value="0.533862582048627">
                <text:p>0.533862582048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.85">
                <text:p>46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238910601459">
                <text:p>0.51923891060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7.01">
                <text:p>47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906823115147">
                <text:p>0.354906823115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7.07">
                <text:p>47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2090347980664">
                <text:p>0.50209034798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7.13">
                <text:p>47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996122595278">
                <text:p>1.06996122595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7.22">
                <text:p>47.22</text:p>
              </table:table-cell>
              <table:table-cell office:value-type="float" office:value="0.499062448939903">
                <text:p>0.499062448939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7.53">
                <text:p>47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095418139648">
                <text:p>0.64109541813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.62">
                <text:p>47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957511846417">
                <text:p>0.62095751184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.71">
                <text:p>47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32086885474">
                <text:p>0.529320868854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7.73">
                <text:p>47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597525996715">
                <text:p>0.65259752599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7.92">
                <text:p>47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614147485877">
                <text:p>0.35261414748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8.07">
                <text:p>48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8641716642097">
                <text:p>0.85864171664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.39">
                <text:p>48.39</text:p>
              </table:table-cell>
              <table:table-cell office:value-type="float" office:value="NaN">
                <text:p>NaN</text:p>
              </table:table-cell>
              <table:table-cell office:value-type="float" office:value="0.71584423064955">
                <text:p>0.71584423064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8.44">
                <text:p>48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393484846028">
                <text:p>0.639393484846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8.57">
                <text:p>48.57</text:p>
              </table:table-cell>
              <table:table-cell office:value-type="float" office:value="0.411504122151207">
                <text:p>0.41150412215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8.58">
                <text:p>48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277694035929">
                <text:p>0.40927769403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8.81">
                <text:p>48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240966114407">
                <text:p>0.999240966114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8.97">
                <text:p>48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510424346454">
                <text:p>0.615510424346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9.14">
                <text:p>49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254069221529">
                <text:p>0.36425406922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9.19">
                <text:p>49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8465517832482">
                <text:p>0.33846551783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9.32">
                <text:p>49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786808024978">
                <text:p>0.548786808024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9.42">
                <text:p>49.42</text:p>
              </table:table-cell>
              <table:table-cell office:value-type="float" office:value="NaN">
                <text:p>NaN</text:p>
              </table:table-cell>
              <table:table-cell office:value-type="float" office:value="0.790425781941427">
                <text:p>0.79042578194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9.45">
                <text:p>49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2036638249639">
                <text:p>0.642036638249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620199490456">
                <text:p>0.574620199490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.82">
                <text:p>49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392755698772">
                <text:p>0.4733927556987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.84">
                <text:p>49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1702502594508">
                <text:p>0.34170250259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.95">
                <text:p>49.95</text:p>
              </table:table-cell>
              <table:table-cell office:value-type="float" office:value="0.446343881937512">
                <text:p>0.446343881937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9.97">
                <text:p>4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9404291812652">
                <text:p>0.68940429181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0.24">
                <text:p>5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630502419956">
                <text:p>0.326630502419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0.4">
                <text:p>50.4</text:p>
              </table:table-cell>
              <table:table-cell office:value-type="float" office:value="NaN">
                <text:p>NaN</text:p>
              </table:table-cell>
              <table:table-cell office:value-type="float" office:value="0.715820039383845">
                <text:p>0.715820039383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0.68">
                <text:p>50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5333647774534">
                <text:p>0.29533364777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1.01">
                <text:p>51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100472431356">
                <text:p>0.39310047243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1.16">
                <text:p>51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979078602846">
                <text:p>0.631979078602846</text:p>
              </table:table-cell>
              <table:table-cell office:value-type="float" office:value="0.666109107277608">
                <text:p>0.666109107277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1.4">
                <text:p>5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968715572951">
                <text:p>1.0196871557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1.44">
                <text:p>5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030612629521">
                <text:p>0.625030612629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1.72">
                <text:p>51.72</text:p>
              </table:table-cell>
              <table:table-cell office:value-type="float" office:value="0.505502980280731">
                <text:p>0.505502980280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1.78">
                <text:p>51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6859263439429">
                <text:p>0.686859263439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1.92">
                <text:p>51.92</text:p>
              </table:table-cell>
              <table:table-cell office:value-type="float" office:value="NaN">
                <text:p>NaN</text:p>
              </table:table-cell>
              <table:table-cell office:value-type="float" office:value="0.733331220606321">
                <text:p>0.733331220606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1.96">
                <text:p>51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947869583939">
                <text:p>0.61594786958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1.97">
                <text:p>5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288092677402">
                <text:p>0.605288092677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2.2">
                <text:p>5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8807669091215">
                <text:p>0.4588076690912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2.29">
                <text:p>52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7086131728391">
                <text:p>0.577086131728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2.37">
                <text:p>52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7502381802208">
                <text:p>0.48750238180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.44">
                <text:p>5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6863626470862">
                <text:p>0.31686362647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2.51">
                <text:p>52.51</text:p>
              </table:table-cell>
              <table:table-cell office:value-type="float" office:value="0.537406867718321">
                <text:p>0.537406867718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2.65">
                <text:p>52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39492205314">
                <text:p>0.33239492205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2.8">
                <text:p>5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5625510661562">
                <text:p>0.56562551066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2.85">
                <text:p>5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932177774619">
                <text:p>0.6539321777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3.23">
                <text:p>5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256005587264">
                <text:p>0.568256005587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3.25">
                <text:p>5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4706917931263">
                <text:p>0.394706917931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3.59">
                <text:p>53.59</text:p>
              </table:table-cell>
              <table:table-cell office:value-type="float" office:value="0.597708283502239">
                <text:p>0.59770828350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3.6">
                <text:p>5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781082014802">
                <text:p>0.548781082014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3.72">
                <text:p>5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8424725086437">
                <text:p>0.318424725086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4.14">
                <text:p>54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4815593565943">
                <text:p>0.4348155935659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4.44">
                <text:p>5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882760669616">
                <text:p>0.315882760669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4.78">
                <text:p>54.78</text:p>
              </table:table-cell>
              <table:table-cell office:value-type="float" office:value="NaN">
                <text:p>NaN</text:p>
              </table:table-cell>
              <table:table-cell office:value-type="float" office:value="0.675586924564659">
                <text:p>0.675586924564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4.93">
                <text:p>54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778061322317">
                <text:p>0.609778061322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5.03">
                <text:p>55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038363458054">
                <text:p>0.315038363458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5.16">
                <text:p>55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6540025352275">
                <text:p>0.62654002535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5.19">
                <text:p>55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162496386491">
                <text:p>0.320162496386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5.2">
                <text:p>55.2</text:p>
              </table:table-cell>
              <table:table-cell office:value-type="float" office:value="0.489157552635767">
                <text:p>0.489157552635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5.36">
                <text:p>55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1619094019124">
                <text:p>0.951619094019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5.43">
                <text:p>55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7029502499412">
                <text:p>0.487029502499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5.55">
                <text:p>55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378345239362">
                <text:p>0.631378345239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5.95">
                <text:p>55.95</text:p>
              </table:table-cell>
              <table:table-cell office:value-type="float" office:value="NaN">
                <text:p>NaN</text:p>
              </table:table-cell>
              <table:table-cell office:value-type="float" office:value="0.550762155754244">
                <text:p>0.550762155754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108976130679">
                <text:p>0.622108976130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6.27">
                <text:p>56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450620998097">
                <text:p>0.4645062099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6.64">
                <text:p>56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6771657982231">
                <text:p>0.35677165798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291722286013">
                <text:p>0.3612917222860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.66">
                <text:p>56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019273658626">
                <text:p>0.601019273658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6.76">
                <text:p>56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062185157508">
                <text:p>0.473062185157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6.86">
                <text:p>56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091227254718">
                <text:p>0.490091227254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7.12">
                <text:p>57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6941852754439">
                <text:p>0.67694185275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7.17">
                <text:p>57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3531083799532">
                <text:p>0.91353108379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7.36">
                <text:p>57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6679169015575">
                <text:p>0.33667916901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7.48">
                <text:p>57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304325563918">
                <text:p>0.315304325563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7.6">
                <text:p>57.6</text:p>
              </table:table-cell>
              <table:table-cell office:value-type="float" office:value="0.529322950163493">
                <text:p>0.529322950163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7.71">
                <text:p>57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635178075113">
                <text:p>0.6763517807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7.99">
                <text:p>57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009219470094">
                <text:p>0.49700921947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8.06">
                <text:p>58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530892799998">
                <text:p>0.5235308927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8.09">
                <text:p>58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3364388567192">
                <text:p>0.353364388567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8.11">
                <text:p>58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030575557279">
                <text:p>0.308030575557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8.21">
                <text:p>58.21</text:p>
              </table:table-cell>
              <table:table-cell office:value-type="float" office:value="0.501354406416237">
                <text:p>0.50135440641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8.23">
                <text:p>58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275366447521">
                <text:p>0.357275366447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8.29">
                <text:p>58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116796394508">
                <text:p>0.66611679639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8.78">
                <text:p>58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039071930662">
                <text:p>0.38403907193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8.82">
                <text:p>58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826207340976">
                <text:p>0.4078262073409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8.86">
                <text:p>58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194662338152">
                <text:p>0.581194662338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8.93">
                <text:p>58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045106506237">
                <text:p>0.31304510650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8.94">
                <text:p>58.94</text:p>
              </table:table-cell>
              <table:table-cell office:value-type="float" office:value="0.46070282555673">
                <text:p>0.46070282555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9.08">
                <text:p>59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452834060441">
                <text:p>0.517452834060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9.38">
                <text:p>59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793925672558">
                <text:p>0.65879392567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6813920916971">
                <text:p>0.836813920916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9.73">
                <text:p>59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222088245721">
                <text:p>0.3732220882457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9.76">
                <text:p>59.76</text:p>
              </table:table-cell>
              <table:table-cell office:value-type="float" office:value="0.440079772161788">
                <text:p>0.44007977216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0.32">
                <text:p>6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158767759081">
                <text:p>0.610158767759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0.41">
                <text:p>6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861295446824">
                <text:p>0.393861295446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0.42">
                <text:p>6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2749962064744">
                <text:p>0.242749962064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0.52">
                <text:p>60.52</text:p>
              </table:table-cell>
              <table:table-cell office:value-type="float" office:value="NaN">
                <text:p>NaN</text:p>
              </table:table-cell>
              <table:table-cell office:value-type="float" office:value="0.604501648581748">
                <text:p>0.60450164858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0.58">
                <text:p>6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9723565437997">
                <text:p>0.279723565437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1.05">
                <text:p>61.05</text:p>
              </table:table-cell>
              <table:table-cell office:value-type="float" office:value="0.408888657257961">
                <text:p>0.408888657257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1.11">
                <text:p>61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2878309039411">
                <text:p>0.4428783090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1.39">
                <text:p>61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91756902978">
                <text:p>0.61869175690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1.55">
                <text:p>61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324731524409">
                <text:p>0.78324731524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1.65">
                <text:p>6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745629918082">
                <text:p>0.27674562991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1.68">
                <text:p>61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552268861453">
                <text:p>0.287552268861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1.81">
                <text:p>61.81</text:p>
              </table:table-cell>
              <table:table-cell office:value-type="float" office:value="NaN">
                <text:p>NaN</text:p>
              </table:table-cell>
              <table:table-cell office:value-type="float" office:value="0.509017925475582">
                <text:p>0.50901792547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1.94">
                <text:p>6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9889484974848">
                <text:p>0.3498894849748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2.17">
                <text:p>62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990864447385">
                <text:p>0.381990864447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2.29">
                <text:p>62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36454827177">
                <text:p>0.36636454827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2.3">
                <text:p>6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267066277074">
                <text:p>0.462267066277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2.46">
                <text:p>62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5490703236699">
                <text:p>0.44549070323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2.55">
                <text:p>62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7473397888013">
                <text:p>0.787473397888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2.85">
                <text:p>6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4789154597936">
                <text:p>0.614789154597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2.93">
                <text:p>62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1829461418081">
                <text:p>0.441829461418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3.05">
                <text:p>6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9805365314596">
                <text:p>0.379805365314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287898640337">
                <text:p>0.346287898640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3.09">
                <text:p>6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905412734846">
                <text:p>0.245905412734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3.62">
                <text:p>6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04968704892">
                <text:p>0.3140496870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3.72">
                <text:p>6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9228493997169">
                <text:p>0.749228493997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3.73">
                <text:p>6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141064962129">
                <text:p>0.55214106496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3.74">
                <text:p>6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957336208404">
                <text:p>0.426957336208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4.01">
                <text:p>6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72303112383">
                <text:p>0.3547230311238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4.08">
                <text:p>64.08</text:p>
              </table:table-cell>
              <table:table-cell office:value-type="float" office:value="0.520277278433284">
                <text:p>0.520277278433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4.18">
                <text:p>6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5067286207">
                <text:p>0.384506728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4.31">
                <text:p>64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2010266509998">
                <text:p>0.25201026650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4.33">
                <text:p>64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182366652492">
                <text:p>0.33118236665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4.54">
                <text:p>64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2354615380603">
                <text:p>0.79235461538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.75">
                <text:p>6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3486910126461">
                <text:p>0.27348691012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4.92">
                <text:p>64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3589991195795">
                <text:p>0.353589991195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5.19">
                <text:p>65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51869146848">
                <text:p>0.36551869146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5.38">
                <text:p>65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4719641874614">
                <text:p>0.344719641874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5.53">
                <text:p>65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8138643417496">
                <text:p>0.518138643417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5.55">
                <text:p>65.55</text:p>
              </table:table-cell>
              <table:table-cell office:value-type="float" office:value="0.484095639520543">
                <text:p>0.484095639520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5.74">
                <text:p>65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4433622101056">
                <text:p>0.24443362210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5.79">
                <text:p>65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000152863159">
                <text:p>0.654000152863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5.82">
                <text:p>65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072477402204">
                <text:p>0.3300724774022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5.9">
                <text:p>6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114919860679">
                <text:p>0.32114919860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5.97">
                <text:p>65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9917548558151">
                <text:p>0.289917548558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3938802699622">
                <text:p>0.343938802699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6.14">
                <text:p>66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5595233881249">
                <text:p>0.34559523388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6.61">
                <text:p>66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409958778427">
                <text:p>0.32940995877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6.85">
                <text:p>66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9187831484692">
                <text:p>0.309187831484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7.05">
                <text:p>67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0550633757273">
                <text:p>0.24055063375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7.06">
                <text:p>67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9464300026359">
                <text:p>0.659464300026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7.23">
                <text:p>67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4156228453461">
                <text:p>0.484156228453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7.33">
                <text:p>67.33</text:p>
              </table:table-cell>
              <table:table-cell office:value-type="float" office:value="NaN">
                <text:p>NaN</text:p>
              </table:table-cell>
              <table:table-cell office:value-type="float" office:value="0.589188386449171">
                <text:p>0.589188386449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7.41">
                <text:p>67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7108868864028">
                <text:p>0.36710886886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7.51">
                <text:p>67.51</text:p>
              </table:table-cell>
              <table:table-cell office:value-type="float" office:value="0.406503912204908">
                <text:p>0.406503912204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7.52">
                <text:p>67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047891948809">
                <text:p>0.354047891948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7.91">
                <text:p>67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018478101742">
                <text:p>0.24601847810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7.95">
                <text:p>67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382393979213">
                <text:p>0.361382393979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7.99">
                <text:p>67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616526778637">
                <text:p>0.514616526778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8.38">
                <text:p>68.38</text:p>
              </table:table-cell>
              <table:table-cell office:value-type="float" office:value="0.350512462952015">
                <text:p>0.35051246295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8.44">
                <text:p>68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1566959711364">
                <text:p>0.40156695971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8.88">
                <text:p>68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8595721783452">
                <text:p>0.198595721783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8.91">
                <text:p>68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301394005304">
                <text:p>0.3283013940053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8.92">
                <text:p>68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9036344974523">
                <text:p>0.229036344974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9.01">
                <text:p>69.01</text:p>
              </table:table-cell>
              <table:table-cell office:value-type="float" office:value="NaN">
                <text:p>NaN</text:p>
              </table:table-cell>
              <table:table-cell office:value-type="float" office:value="0.579522073673792">
                <text:p>0.579522073673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9.07">
                <text:p>69.07</text:p>
              </table:table-cell>
              <table:table-cell office:value-type="float" office:value="0.358563001786749">
                <text:p>0.358563001786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9.15">
                <text:p>69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1338016880473">
                <text:p>0.67133801688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9.39">
                <text:p>69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2869221626965">
                <text:p>0.47286922162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9.45">
                <text:p>69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200092974154">
                <text:p>0.375200092974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9.47">
                <text:p>69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393456893711">
                <text:p>0.37639345689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9.67">
                <text:p>69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457545828729">
                <text:p>0.554457545828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9.9">
                <text:p>6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819783376664">
                <text:p>0.505819783376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9.94">
                <text:p>69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88776648941">
                <text:p>0.32088776648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0.04">
                <text:p>7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5043333145573">
                <text:p>0.19504333314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0.06">
                <text:p>7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628792743849">
                <text:p>0.33162879274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0.27">
                <text:p>70.27</text:p>
              </table:table-cell>
              <table:table-cell office:value-type="float" office:value="0.309976329139278">
                <text:p>0.30997632913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0.37">
                <text:p>7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719267342482">
                <text:p>0.33771926734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.72">
                <text:p>7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9260121338588">
                <text:p>0.289260121338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0.91">
                <text:p>70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829158373178">
                <text:p>0.416829158373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0.97">
                <text:p>70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946069572829">
                <text:p>0.43894606957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1.1">
                <text:p>7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377177704811">
                <text:p>0.551377177704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1.3">
                <text:p>7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8667786624625">
                <text:p>0.39866778662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1.42">
                <text:p>71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695854793849">
                <text:p>0.33269585479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1.45">
                <text:p>71.45</text:p>
              </table:table-cell>
              <table:table-cell office:value-type="float" office:value="0.286335002260252">
                <text:p>0.28633500226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1.46">
                <text:p>71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0546235257141">
                <text:p>0.2805462352571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1.59">
                <text:p>71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924588073778">
                <text:p>0.326924588073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1.66">
                <text:p>71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8340361015932">
                <text:p>0.188340361015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1.72">
                <text:p>71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229921209301">
                <text:p>0.303229921209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1.83">
                <text:p>71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2860895904077">
                <text:p>0.302860895904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1.99">
                <text:p>71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362885819589">
                <text:p>0.388362885819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2.03">
                <text:p>72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55128652087">
                <text:p>0.5625512865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2.07">
                <text:p>72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5258177551223">
                <text:p>0.42525817755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2.34">
                <text:p>72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187401595355">
                <text:p>0.320187401595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2.74">
                <text:p>72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647358017525">
                <text:p>0.19064735801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2.78">
                <text:p>72.78</text:p>
              </table:table-cell>
              <table:table-cell office:value-type="float" office:value="NaN">
                <text:p>NaN</text:p>
              </table:table-cell>
              <table:table-cell office:value-type="float" office:value="0.590290571440317">
                <text:p>0.590290571440317</text:p>
              </table:table-cell>
              <table:table-cell office:value-type="float" office:value="0.429331716240043">
                <text:p>0.429331716240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2.88">
                <text:p>7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130058285384">
                <text:p>0.35913005828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2.96">
                <text:p>7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969916141776">
                <text:p>0.31596991614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3.04">
                <text:p>7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166101767005">
                <text:p>0.32216610176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3.05">
                <text:p>7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0426511529632">
                <text:p>0.250426511529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3.09">
                <text:p>7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334294729554">
                <text:p>0.27633429472955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3.16">
                <text:p>7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418853710919">
                <text:p>0.59418853710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3.51">
                <text:p>7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2555576943626">
                <text:p>0.612555576943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3.52">
                <text:p>7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513429151927">
                <text:p>0.67251342915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3.7">
                <text:p>7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86694567431">
                <text:p>0.61186694567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3.9">
                <text:p>7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420009089564">
                <text:p>0.456420009089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4.04">
                <text:p>7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347863316407">
                <text:p>0.30834786331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4.08">
                <text:p>74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7638363960681">
                <text:p>0.297638363960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4.09">
                <text:p>74.09</text:p>
              </table:table-cell>
              <table:table-cell office:value-type="float" office:value="0.294268640262207">
                <text:p>0.294268640262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4.19">
                <text:p>7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546651876286">
                <text:p>0.456546651876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4.23">
                <text:p>74.23</text:p>
              </table:table-cell>
              <table:table-cell office:value-type="float" office:value="NaN">
                <text:p>NaN</text:p>
              </table:table-cell>
              <table:table-cell office:value-type="float" office:value="0.545328996141342">
                <text:p>0.54532899614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4.25">
                <text:p>7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86582118645">
                <text:p>0.28786582118645</text:p>
              </table:table-cell>
              <table:table-cell office:value-type="float" office:value="0.254962212513323">
                <text:p>0.254962212513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4.28">
                <text:p>74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669042944705">
                <text:p>0.181669042944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4.42">
                <text:p>74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0095785907119">
                <text:p>0.2600957859071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4.9">
                <text:p>7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2344037255839">
                <text:p>0.642344037255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4.91">
                <text:p>74.91</text:p>
              </table:table-cell>
              <table:table-cell office:value-type="float" office:value="0.303803013639929">
                <text:p>0.30380301363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4.93">
                <text:p>74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4154944756748">
                <text:p>0.504154944756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5.11">
                <text:p>75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5352803191215">
                <text:p>0.25535280319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5.24">
                <text:p>75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754933863362">
                <text:p>0.37575493386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5.35">
                <text:p>75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302223689642">
                <text:p>0.648302223689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5.41">
                <text:p>75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76657744083">
                <text:p>0.5127665774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5.46">
                <text:p>75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2018844025853">
                <text:p>0.2520188440258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5.51">
                <text:p>75.51</text:p>
              </table:table-cell>
              <table:table-cell office:value-type="float" office:value="0.265138804446458">
                <text:p>0.26513880444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5.58">
                <text:p>75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938418969345">
                <text:p>0.264938418969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5.66">
                <text:p>75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6529351250523">
                <text:p>0.316529351250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5.67">
                <text:p>75.67</text:p>
              </table:table-cell>
              <table:table-cell office:value-type="float" office:value="NaN">
                <text:p>NaN</text:p>
              </table:table-cell>
              <table:table-cell office:value-type="float" office:value="0.528283063175123">
                <text:p>0.528283063175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5.73">
                <text:p>75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000737227147">
                <text:p>0.256000737227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5.78">
                <text:p>75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3027226970896">
                <text:p>0.183027226970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6.08">
                <text:p>76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541431597184">
                <text:p>0.313541431597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6.23">
                <text:p>76.23</text:p>
              </table:table-cell>
              <table:table-cell office:value-type="float" office:value="0.264044778420065">
                <text:p>0.264044778420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6.35">
                <text:p>76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186630535521">
                <text:p>0.213186630535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6.44">
                <text:p>76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8156683609966">
                <text:p>0.288156683609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6.56">
                <text:p>76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2240823162056">
                <text:p>0.2422408231620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6.6">
                <text:p>7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26008887519">
                <text:p>0.45626008887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6.64">
                <text:p>76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9553111765708">
                <text:p>0.58955311176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6.67">
                <text:p>76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748603303248">
                <text:p>0.220748603303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6.91">
                <text:p>76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423058149496">
                <text:p>0.173423058149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6.97">
                <text:p>76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8689068166885">
                <text:p>0.628689068166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7.04">
                <text:p>77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308496646216">
                <text:p>0.36330849664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7.25">
                <text:p>77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2226857204154">
                <text:p>0.472226857204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7.55">
                <text:p>77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080097210711">
                <text:p>0.16108009721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7.57">
                <text:p>77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782767109409">
                <text:p>0.45078276710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7.66">
                <text:p>77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15650826101">
                <text:p>0.23515650826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7.77">
                <text:p>77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770197977013">
                <text:p>0.3777019797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7.91">
                <text:p>77.91</text:p>
              </table:table-cell>
              <table:table-cell office:value-type="float" office:value="NaN">
                <text:p>NaN</text:p>
              </table:table-cell>
              <table:table-cell office:value-type="float" office:value="0.472183714968853">
                <text:p>0.472183714968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8.23">
                <text:p>78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8255483561262">
                <text:p>0.28825548356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1292821187733">
                <text:p>0.20129282118773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8.25">
                <text:p>7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5407405798423">
                <text:p>0.165407405798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8.39">
                <text:p>78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753372018645">
                <text:p>0.638753372018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8.56">
                <text:p>78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195333846824">
                <text:p>0.28119533384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8.73">
                <text:p>78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9159807348703">
                <text:p>0.279159807348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8.75">
                <text:p>78.75</text:p>
              </table:table-cell>
              <table:table-cell office:value-type="float" office:value="0.322121441041507">
                <text:p>0.32212144104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8.77">
                <text:p>78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723534489902">
                <text:p>0.461723534489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8.84">
                <text:p>78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818736373742">
                <text:p>0.149818736373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8.97">
                <text:p>78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0072373017801">
                <text:p>0.58007237301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9.04">
                <text:p>79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380751632631">
                <text:p>0.18638075163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9.14">
                <text:p>79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8190317491464">
                <text:p>0.178190317491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9.23">
                <text:p>79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6751152793188">
                <text:p>0.56675115279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9.24">
                <text:p>79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278666277886">
                <text:p>0.532278666277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9.25">
                <text:p>7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027941455675">
                <text:p>0.407027941455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9.3">
                <text:p>79.3</text:p>
              </table:table-cell>
              <table:table-cell office:value-type="float" office:value="NaN">
                <text:p>NaN</text:p>
              </table:table-cell>
              <table:table-cell office:value-type="float" office:value="0.478924317084443">
                <text:p>0.47892431708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9.34">
                <text:p>79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671014043788">
                <text:p>0.31671014043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9.36">
                <text:p>79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948343119454">
                <text:p>0.314948343119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9.56">
                <text:p>79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949520265639">
                <text:p>0.596949520265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9.82">
                <text:p>79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6401893083036">
                <text:p>0.31640189308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9.9">
                <text:p>7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481804295027">
                <text:p>0.133481804295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0.07">
                <text:p>8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188982198896">
                <text:p>0.583188982198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0.19">
                <text:p>8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9059166789938">
                <text:p>0.219059166789938</text:p>
              </table:table-cell>
              <table:table-cell office:value-type="float" office:value="0.200394104697788">
                <text:p>0.20039410469778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0.28">
                <text:p>8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833956412794">
                <text:p>0.29883395641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0.51">
                <text:p>8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290593551628">
                <text:p>0.37129059355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0.6">
                <text:p>80.6</text:p>
              </table:table-cell>
              <table:table-cell office:value-type="float" office:value="0.410589179492749">
                <text:p>0.41058917949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0.85">
                <text:p>80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799381351418">
                <text:p>0.24179938135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1.04">
                <text:p>81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528712411617">
                <text:p>0.11852871241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1.06">
                <text:p>8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766324464517">
                <text:p>0.361766324464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1.6">
                <text:p>81.6</text:p>
              </table:table-cell>
              <table:table-cell office:value-type="float" office:value="0.34189000704378">
                <text:p>0.34189000704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734117355052">
                <text:p>0.27734117355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1.73">
                <text:p>81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761323402724">
                <text:p>0.18176132340272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1.74">
                <text:p>81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4935558514343">
                <text:p>0.294935558514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1.83">
                <text:p>81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2947094347191">
                <text:p>0.402947094347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1.85">
                <text:p>81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8197577333733">
                <text:p>0.0898197577333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1.91">
                <text:p>81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204973235146">
                <text:p>0.542204973235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2.13">
                <text:p>8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125126028909">
                <text:p>0.154125126028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2.21">
                <text:p>82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2033163883224">
                <text:p>0.442033163883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2.45">
                <text:p>82.45</text:p>
              </table:table-cell>
              <table:table-cell office:value-type="float" office:value="0.31010989905284">
                <text:p>0.3101098990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2.47">
                <text:p>82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5442669576796">
                <text:p>0.275442669576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2.5">
                <text:p>8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961753952255">
                <text:p>0.331961753952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2.54">
                <text:p>82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998377797657">
                <text:p>0.33998377797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2.55">
                <text:p>82.55</text:p>
              </table:table-cell>
              <table:table-cell office:value-type="float" office:value="NaN">
                <text:p>NaN</text:p>
              </table:table-cell>
              <table:table-cell office:value-type="float" office:value="0.446635134815369">
                <text:p>0.446635134815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2.6">
                <text:p>8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594433012593">
                <text:p>0.52259443301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2.83">
                <text:p>82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748659803107">
                <text:p>0.26474865980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2.84">
                <text:p>82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3721979738219">
                <text:p>0.0883721979738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3.2">
                <text:p>8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689454186819">
                <text:p>0.1646894541868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3.23">
                <text:p>83.23</text:p>
              </table:table-cell>
              <table:table-cell office:value-type="float" office:value="0.245910617194578">
                <text:p>0.245910617194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3.36">
                <text:p>83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9656335573608">
                <text:p>0.38965633557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3.67">
                <text:p>8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1657114558059">
                <text:p>0.26165711455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3.68">
                <text:p>8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0905206049328">
                <text:p>0.0910905206049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3.72">
                <text:p>8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9511439813043">
                <text:p>0.23951143981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3.82">
                <text:p>8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5179230578192">
                <text:p>0.1651792305781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3.86">
                <text:p>8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191492636413">
                <text:p>0.545191492636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3.91">
                <text:p>8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3717214793513">
                <text:p>0.143717214793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3.99">
                <text:p>8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9389272381491">
                <text:p>0.22938927238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4.11">
                <text:p>84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315731001447">
                <text:p>0.323315731001447</text:p>
              </table:table-cell>
              <table:table-cell office:value-type="float" office:value="0.535383531941644">
                <text:p>0.535383531941644</text:p>
              </table:table-cell>
              <table:table-cell office:value-type="float" office:value="NaN">
                <text:p>NaN</text:p>
              </table:table-cell>
              <table:table-cell office:value-type="float" office:value="0.244688865311289">
                <text:p>0.24468886531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4.16">
                <text:p>84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153441077599">
                <text:p>0.092153441077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4.26">
                <text:p>84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3437479065419">
                <text:p>0.203437479065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4.37">
                <text:p>84.37</text:p>
              </table:table-cell>
              <table:table-cell office:value-type="float" office:value="0.226271110291066">
                <text:p>0.22627111029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4.58">
                <text:p>84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0018312514894">
                <text:p>0.34001831251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4.64">
                <text:p>84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293077425482">
                <text:p>0.125293077425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4.7">
                <text:p>8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3552364401485">
                <text:p>0.20355236440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5.02">
                <text:p>85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1661287190525">
                <text:p>0.22166128719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5.05">
                <text:p>8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3517479440155">
                <text:p>0.243517479440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5.13">
                <text:p>85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0916823830935">
                <text:p>0.12091682383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5.14">
                <text:p>85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3761264452446">
                <text:p>0.0773761264452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5.38">
                <text:p>85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5208588215597">
                <text:p>0.15520858821559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5.4">
                <text:p>8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355332184977">
                <text:p>0.22435533218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5.46">
                <text:p>85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9879671170822">
                <text:p>0.349879671170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5.47">
                <text:p>85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9865536200703">
                <text:p>0.279865536200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5.48">
                <text:p>85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1120875705241">
                <text:p>0.0781120875705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5.65">
                <text:p>85.65</text:p>
              </table:table-cell>
              <table:table-cell office:value-type="float" office:value="0.225125189540464">
                <text:p>0.225125189540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5.69">
                <text:p>85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61688590913">
                <text:p>0.147616885909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5.77">
                <text:p>85.77</text:p>
              </table:table-cell>
              <table:table-cell office:value-type="float" office:value="NaN">
                <text:p>NaN</text:p>
              </table:table-cell>
              <table:table-cell office:value-type="float" office:value="0.394398549640457">
                <text:p>0.394398549640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5.94">
                <text:p>85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037083268812">
                <text:p>0.24037083268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5.95">
                <text:p>85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3112217455576">
                <text:p>0.203112217455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6.02">
                <text:p>86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472908563001">
                <text:p>0.54847290856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6.18">
                <text:p>86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926479052613">
                <text:p>0.15092647905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6.22">
                <text:p>86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7834461838053">
                <text:p>0.197834461838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6.37">
                <text:p>86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75050317603083">
                <text:p>0.0875050317603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6.65">
                <text:p>86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404615891577">
                <text:p>0.32440461589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6.8">
                <text:p>8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9292210603988">
                <text:p>0.0759292210603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6.84">
                <text:p>86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7854611496575">
                <text:p>0.237854611496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6.86">
                <text:p>86.86</text:p>
              </table:table-cell>
              <table:table-cell office:value-type="float" office:value="0.2098171071911">
                <text:p>0.209817107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6.92">
                <text:p>86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5051911777548">
                <text:p>0.175051911777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6.96">
                <text:p>86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5785635518358">
                <text:p>0.11578563551835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6.99">
                <text:p>86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658585435067">
                <text:p>0.217658585435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7.2">
                <text:p>8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289910423349">
                <text:p>0.14228991042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7.21">
                <text:p>87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5169647153903">
                <text:p>0.13516964715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7.27">
                <text:p>87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222869589314">
                <text:p>0.371222869589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7.34">
                <text:p>87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59533358854436">
                <text:p>0.0959533358854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7.43">
                <text:p>87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437862310112">
                <text:p>0.13343786231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7.45">
                <text:p>87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3032027670486">
                <text:p>0.143032027670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7.48">
                <text:p>87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342673536624">
                <text:p>0.147342673536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7.51">
                <text:p>87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726924643625">
                <text:p>0.1017269246436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7.67">
                <text:p>87.67</text:p>
              </table:table-cell>
              <table:table-cell office:value-type="float" office:value="NaN">
                <text:p>NaN</text:p>
              </table:table-cell>
              <table:table-cell office:value-type="float" office:value="0.336658321568425">
                <text:p>0.336658321568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7.71">
                <text:p>87.71</text:p>
              </table:table-cell>
              <table:table-cell office:value-type="float" office:value="0.173920553006219">
                <text:p>0.173920553006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8.04">
                <text:p>88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7160798773339">
                <text:p>0.227160798773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8.05">
                <text:p>88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5633412120337">
                <text:p>0.0945633412120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8.27">
                <text:p>88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040366915184">
                <text:p>0.187040366915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8.36">
                <text:p>88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236611238828">
                <text:p>0.528236611238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8.38">
                <text:p>88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55731202972">
                <text:p>0.1475573120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8.48">
                <text:p>88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6228773248913">
                <text:p>0.0976228773248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8.49">
                <text:p>88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420836851729">
                <text:p>0.10342083685172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8.52">
                <text:p>88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847910414697">
                <text:p>0.300847910414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8.53">
                <text:p>88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6225369757052">
                <text:p>0.196225369757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8.78">
                <text:p>88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088618814119">
                <text:p>0.52408861881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8.79">
                <text:p>88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5718960698157">
                <text:p>0.185718960698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8.85">
                <text:p>88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3083126678318">
                <text:p>0.14308312667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8.86">
                <text:p>88.86</text:p>
              </table:table-cell>
              <table:table-cell office:value-type="float" office:value="0.168626318366108">
                <text:p>0.168626318366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2579485919558">
                <text:p>0.23257948591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9.14">
                <text:p>89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7723648570538">
                <text:p>0.24772364857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9.16">
                <text:p>89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7797427523114">
                <text:p>0.1077974275231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9.34">
                <text:p>89.34</text:p>
              </table:table-cell>
              <table:table-cell office:value-type="float" office:value="NaN">
                <text:p>NaN</text:p>
              </table:table-cell>
              <table:table-cell office:value-type="float" office:value="0.334091145330806">
                <text:p>0.334091145330806</text:p>
              </table:table-cell>
              <table:table-cell office:value-type="float" office:value="NaN">
                <text:p>NaN</text:p>
              </table:table-cell>
              <table:table-cell office:value-type="float" office:value="0.127183458171487">
                <text:p>0.12718345817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9.4">
                <text:p>8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1345414642197">
                <text:p>0.151345414642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9.47">
                <text:p>89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377569034703">
                <text:p>0.274377569034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997275260413">
                <text:p>0.081997275260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9.78">
                <text:p>89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425642931364">
                <text:p>0.10442564293136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9.89">
                <text:p>89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0722866662808">
                <text:p>0.53072286666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9.95">
                <text:p>8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3192701685">
                <text:p>0.116319270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0.09">
                <text:p>9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4667611960538">
                <text:p>0.18466761196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0.11">
                <text:p>9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2239329732921">
                <text:p>0.19223932973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0.15">
                <text:p>9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6278707850495">
                <text:p>0.076278707850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0.21">
                <text:p>90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7455849232018">
                <text:p>0.26745584923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0.22">
                <text:p>9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86455585423212">
                <text:p>0.0986455585423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0.35">
                <text:p>9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367726435851">
                <text:p>0.11136772643585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0.51">
                <text:p>9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789694881938">
                <text:p>0.12478969488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0.65">
                <text:p>9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762458907454">
                <text:p>0.0612762458907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0.69">
                <text:p>90.69</text:p>
              </table:table-cell>
              <table:table-cell office:value-type="float" office:value="NaN">
                <text:p>NaN</text:p>
              </table:table-cell>
              <table:table-cell office:value-type="float" office:value="0.313457595058963">
                <text:p>0.313457595058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778589491776">
                <text:p>0.53177858949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0.73">
                <text:p>90.73</text:p>
              </table:table-cell>
              <table:table-cell office:value-type="float" office:value="0.183500975669183">
                <text:p>0.183500975669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0.93">
                <text:p>9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636604072335">
                <text:p>0.164636604072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0.94">
                <text:p>9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0432540402672">
                <text:p>0.120432540402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0.96">
                <text:p>9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4317411923545">
                <text:p>0.0644317411923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1.04">
                <text:p>91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9764269254998">
                <text:p>0.259764269254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3144090906346">
                <text:p>0.11314409090634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1.15">
                <text:p>9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919980635795">
                <text:p>0.520919980635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1.17">
                <text:p>91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9264547869753">
                <text:p>0.239264547869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1.38">
                <text:p>9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047190478224">
                <text:p>0.13047190478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1.42">
                <text:p>91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422126408236">
                <text:p>0.146422126408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1.43">
                <text:p>91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228531785066">
                <text:p>0.169228531785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1.45">
                <text:p>91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4508689085543">
                <text:p>0.0524508689085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1.48">
                <text:p>91.48</text:p>
              </table:table-cell>
              <table:table-cell office:value-type="float" office:value="0.163326154186151">
                <text:p>0.163326154186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1.59">
                <text:p>91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279474223539">
                <text:p>0.516279474223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1.84">
                <text:p>91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553654685643">
                <text:p>0.0895536546856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1.93">
                <text:p>91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0348442416444">
                <text:p>0.0970348442416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2.02">
                <text:p>92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7240607015524">
                <text:p>0.0547240607015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2.05">
                <text:p>92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205684206399">
                <text:p>0.25205684206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2.19">
                <text:p>9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2528575900433">
                <text:p>0.17252857590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2.22">
                <text:p>92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2350577504011">
                <text:p>0.22235057750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2.44">
                <text:p>9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442485000223">
                <text:p>0.10844248500022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2.46">
                <text:p>92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4120317197671">
                <text:p>0.0694120317197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7226750096135">
                <text:p>0.107226750096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2.49">
                <text:p>92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65707167903953">
                <text:p>0.0765707167903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2.54">
                <text:p>92.54</text:p>
              </table:table-cell>
              <table:table-cell office:value-type="float" office:value="0.153501761702564">
                <text:p>0.15350176170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2.68">
                <text:p>92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3704190532218">
                <text:p>0.20370419053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2.71">
                <text:p>92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8599487668445">
                <text:p>0.0558599487668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2.92">
                <text:p>92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4216159835216">
                <text:p>0.134216159835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2.94">
                <text:p>9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285518379909">
                <text:p>0.114285518379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3.14">
                <text:p>9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3148519243447">
                <text:p>0.26314851924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3.15">
                <text:p>9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2639783378124">
                <text:p>0.0492639783378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3.32">
                <text:p>93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4089700952437">
                <text:p>0.078408970095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3.36">
                <text:p>93.36</text:p>
              </table:table-cell>
              <table:table-cell office:value-type="float" office:value="0.141068954047398">
                <text:p>0.141068954047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3.43">
                <text:p>93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1029569502779">
                <text:p>0.221029569502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3.5">
                <text:p>9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6793743983465">
                <text:p>0.216793743983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3.54">
                <text:p>9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347761560549">
                <text:p>0.11634776156054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3.58">
                <text:p>9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391475955545">
                <text:p>0.101391475955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3.62">
                <text:p>9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0336753245623">
                <text:p>0.0520336753245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3.64">
                <text:p>9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795049352267">
                <text:p>0.136795049352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3.69">
                <text:p>9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115371204954">
                <text:p>0.552115371204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3.78">
                <text:p>9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6896132500293">
                <text:p>0.0976896132500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378876937464">
                <text:p>0.117378876937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3.79">
                <text:p>9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159977452557">
                <text:p>0.19915997745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3.8">
                <text:p>9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833854676236">
                <text:p>0.11483385467623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3.82">
                <text:p>9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2369210844188">
                <text:p>0.0992369210844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3.9">
                <text:p>9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9593366215806">
                <text:p>0.10959336621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3.92">
                <text:p>9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1226315108279">
                <text:p>0.221226315108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3.97">
                <text:p>9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9316848751761">
                <text:p>0.049931684875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4.18">
                <text:p>9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405856170018">
                <text:p>0.55340585617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4.23">
                <text:p>94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8981284862084">
                <text:p>0.079898128486208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4.28">
                <text:p>94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295593278205">
                <text:p>0.108295593278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4.3">
                <text:p>94.3</text:p>
              </table:table-cell>
              <table:table-cell office:value-type="float" office:value="0.129636141499699">
                <text:p>0.129636141499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4.32">
                <text:p>94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6352102085009">
                <text:p>0.216352102085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4.43">
                <text:p>94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2199311661139">
                <text:p>0.081219931166113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4.55">
                <text:p>94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0546006016879">
                <text:p>0.0450546006016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4.75">
                <text:p>9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8357701494293">
                <text:p>0.0388357701494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4.76">
                <text:p>94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5986483083969">
                <text:p>0.205986483083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74716603181218">
                <text:p>0.087471660318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4614558119443">
                <text:p>0.080461455811944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4.87">
                <text:p>94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4391919805046">
                <text:p>0.19439191980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4.9">
                <text:p>9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103721658955">
                <text:p>0.104103721658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4.95">
                <text:p>94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794416471659">
                <text:p>0.11479441647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4.99">
                <text:p>9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1688577184161">
                <text:p>0.0541688577184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5.03">
                <text:p>95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4892216409">
                <text:p>0.0634892216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5.1">
                <text:p>9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531917163539">
                <text:p>0.11531917163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5.11">
                <text:p>95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148375729431">
                <text:p>0.080148375729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5.12">
                <text:p>95.12</text:p>
              </table:table-cell>
              <table:table-cell office:value-type="float" office:value="0.133238548251498">
                <text:p>0.13323854825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1796347423351">
                <text:p>0.201796347423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5.2">
                <text:p>9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2863464322123">
                <text:p>0.044286346432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5.31">
                <text:p>95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131679431609">
                <text:p>0.104131679431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5.49">
                <text:p>95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149077081181">
                <text:p>0.16414907708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5.58">
                <text:p>95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8515355842308">
                <text:p>0.06385153558423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5.62">
                <text:p>95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815079486271">
                <text:p>0.164815079486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5.66">
                <text:p>95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6965041025773">
                <text:p>0.0466965041025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5.73">
                <text:p>95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8998682942524">
                <text:p>0.081899868294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5.77">
                <text:p>95.77</text:p>
              </table:table-cell>
              <table:table-cell office:value-type="float" office:value="NaN">
                <text:p>NaN</text:p>
              </table:table-cell>
              <table:table-cell office:value-type="float" office:value="0.2356780566146">
                <text:p>0.23567805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5.85">
                <text:p>95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3898796162671">
                <text:p>0.0373898796162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5.87">
                <text:p>95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354770891993">
                <text:p>0.50935477089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5.96">
                <text:p>95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1413828045205">
                <text:p>0.0501413828045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6.11">
                <text:p>96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9313511600892">
                <text:p>0.10931351160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6.14">
                <text:p>96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9783319892603">
                <text:p>0.030978331989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6.19">
                <text:p>96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2121176030467">
                <text:p>0.0772121176030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255221035207">
                <text:p>0.04225522103520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6.23">
                <text:p>96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580389003619">
                <text:p>0.110580389003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6.25">
                <text:p>9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0546200731">
                <text:p>0.5050546200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6.28">
                <text:p>96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2751054717505">
                <text:p>0.0262751054717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6.3">
                <text:p>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9030352827983">
                <text:p>0.0519030352827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6.44">
                <text:p>96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649981876356">
                <text:p>0.156649981876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6.45">
                <text:p>96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4725116907471">
                <text:p>0.0834725116907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6.49">
                <text:p>96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0060668835205">
                <text:p>0.0280060668835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6.52">
                <text:p>96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1191290613795">
                <text:p>0.04911912906137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6.59">
                <text:p>96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825247659901">
                <text:p>0.108825247659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6.61">
                <text:p>96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3862848560354">
                <text:p>0.0243862848560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6.68">
                <text:p>96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928278371159">
                <text:p>0.16392827837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6.8">
                <text:p>9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4260373574288">
                <text:p>0.044426037357428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6.98">
                <text:p>96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3925160553063">
                <text:p>0.0233925160553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6.99">
                <text:p>96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377092669159">
                <text:p>0.503377092669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7.06">
                <text:p>97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8577192906402">
                <text:p>0.0698577192906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7.26">
                <text:p>97.26</text:p>
              </table:table-cell>
              <table:table-cell office:value-type="float" office:value="0.105443989104895">
                <text:p>0.105443989104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3522645765306">
                <text:p>0.026352264576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7.38">
                <text:p>97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298360478591">
                <text:p>0.511298360478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7.4">
                <text:p>9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9648095874136">
                <text:p>0.046964809587413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7.42">
                <text:p>97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272162888643">
                <text:p>0.114272162888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7.45">
                <text:p>97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0838907246055">
                <text:p>0.022083890724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7.54">
                <text:p>97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4146325859504">
                <text:p>0.020414632585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7.57">
                <text:p>97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8594537815266">
                <text:p>0.0388594537815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7.59">
                <text:p>97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3360641862457">
                <text:p>0.0593360641862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7.62">
                <text:p>97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1715198916724">
                <text:p>0.0231715198916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7.69">
                <text:p>97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396381708945">
                <text:p>0.136396381708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7.73">
                <text:p>97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1589997243703">
                <text:p>0.040158999724370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7.77">
                <text:p>97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2556480530411">
                <text:p>0.0492556480530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7.84">
                <text:p>97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9740414900968">
                <text:p>0.0829740414900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2891631578313">
                <text:p>0.102891631578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7.86">
                <text:p>97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8630004203817">
                <text:p>0.0178630004203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7.87">
                <text:p>97.87</text:p>
              </table:table-cell>
              <table:table-cell office:value-type="float" office:value="NaN">
                <text:p>NaN</text:p>
              </table:table-cell>
              <table:table-cell office:value-type="float" office:value="0.170709762144951">
                <text:p>0.17070976214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7.9">
                <text:p>9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1217822921268">
                <text:p>0.039121782292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7.92">
                <text:p>97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5446527194527">
                <text:p>0.0175446527194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7.97">
                <text:p>97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6061014632783">
                <text:p>0.083606101463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8.06">
                <text:p>98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025631458804">
                <text:p>0.0168025631458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8.09">
                <text:p>98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5125626399102">
                <text:p>0.03751256263991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8.12">
                <text:p>98.12</text:p>
              </table:table-cell>
              <table:table-cell office:value-type="float" office:value="0.120651188959835">
                <text:p>0.120651188959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8.21">
                <text:p>98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468010606378">
                <text:p>0.070468010606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8.32">
                <text:p>98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983287267421">
                <text:p>0.522983287267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5238953781065">
                <text:p>0.037523895378106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8.47">
                <text:p>98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380957315528">
                <text:p>0.0174380957315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8.55">
                <text:p>98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9794480501236">
                <text:p>0.017979448050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8.58">
                <text:p>98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6048654667444">
                <text:p>0.0426048654667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8.63">
                <text:p>98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7491079244606">
                <text:p>0.0627491079244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8.66">
                <text:p>98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0754526589222">
                <text:p>0.0200754526589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8.67">
                <text:p>98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037843317947">
                <text:p>0.528037843317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8.75">
                <text:p>9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3638725214963">
                <text:p>0.034363872521496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8.81">
                <text:p>98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6663665256897">
                <text:p>0.0646663665256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8.85">
                <text:p>98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108952600029">
                <text:p>0.017410895260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0886049163829">
                <text:p>0.094088604916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8.92">
                <text:p>98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347533076829">
                <text:p>0.018834753307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9.04">
                <text:p>99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35764662401">
                <text:p>0.0173576466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9.11">
                <text:p>99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0427227234118">
                <text:p>0.025042722723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9.12">
                <text:p>99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6105744916538">
                <text:p>0.0206105744916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9.14">
                <text:p>99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368787852462">
                <text:p>0.53536878785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9.23">
                <text:p>99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617496190052">
                <text:p>0.0276617496190052</text:p>
              </table:table-cell>
              <table:table-cell office:value-type="float" office:value="NaN">
                <text:p>NaN</text:p>
              </table:table-cell>
              <table:table-cell office:value-type="float" office:value="0.0150300015325717">
                <text:p>0.015030001532571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9.25">
                <text:p>9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408476285576">
                <text:p>0.0138408476285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9.3">
                <text:p>99.3</text:p>
              </table:table-cell>
              <table:table-cell office:value-type="float" office:value="0.0417728417740424">
                <text:p>0.041772841774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9.38">
                <text:p>99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2473351542088">
                <text:p>0.012247335154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9.46">
                <text:p>99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208920447807">
                <text:p>0.0113208920447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9.49">
                <text:p>99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3132092832424">
                <text:p>0.02131320928324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9.58">
                <text:p>99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6905179084326">
                <text:p>0.0116905179084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9.71">
                <text:p>99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30620051167352">
                <text:p>0.00930620051167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9.74">
                <text:p>99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305482266011">
                <text:p>0.534305482266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9.78">
                <text:p>99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0781109850202">
                <text:p>0.0070781109850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.91">
                <text:p>99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9577837392601">
                <text:p>0.0054957783739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0">
                <text:p>10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7.105427357601E-015">
                <text:p>7.105427357601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.0152095726471249">
                <text:p>0.0152095726471249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.535293710671646">
                <text:p>0.53529371067164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8.88178419700125E-016">
                <text:p>8.8817841970012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